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ble2" style:family="table">
      <style:table-properties style:width="6.6931in" table:align="margins" fo:keep-with-next="always"/>
    </style:style>
    <style:style style:name="Table2.A" style:family="table-column">
      <style:table-column-properties style:column-width="1.1153in" style:rel-column-width="10922*"/>
    </style:style>
    <style:style style:name="Table2.F" style:family="table-column">
      <style:table-column-properties style:column-width="1.116in" style:rel-column-width="10925*"/>
    </style:style>
    <style:style style:name="Table2.A1" style:family="table-cell">
      <style:table-cell-properties fo:padding="0.0382in" fo:border-left="none" fo:border-right="none" fo:border-top="none" fo:border-bottom="0.25pt solid #000000"/>
    </style:style>
    <style:style style:name="Table2.A2" style:family="table-cell">
      <style:table-cell-properties fo:padding="0.0382in" fo:border="none"/>
    </style:style>
    <style:style style:name="Table1" style:family="table">
      <style:table-properties style:width="6.6931in" table:align="margins" fo:keep-with-next="always" style:may-break-between-rows="false"/>
    </style:style>
    <style:style style:name="Table1.A" style:family="table-column">
      <style:table-column-properties style:column-width="1.3389in" style:rel-column-width="13107*"/>
    </style:style>
    <style:style style:name="Table1.A1" style:family="table-cell">
      <style:table-cell-properties fo:padding="0.0382in" fo:border-left="none" fo:border-right="none" fo:border-top="none" fo:border-bottom="0.25pt solid #000000"/>
    </style:style>
    <style:style style:name="Table1.A2" style:family="table-cell">
      <style:table-cell-properties fo:padding="0.0382in" fo:border="none"/>
    </style:style>
    <style:style style:name="Table3" style:family="table">
      <style:table-properties style:width="6.6931in" table:align="margins" fo:keep-with-next="always"/>
    </style:style>
    <style:style style:name="Table3.A" style:family="table-column">
      <style:table-column-properties style:column-width="0.85in" style:rel-column-width="8322*"/>
    </style:style>
    <style:style style:name="Table3.G" style:family="table-column">
      <style:table-column-properties style:column-width="1.5938in" style:rel-column-width="15603*"/>
    </style:style>
    <style:style style:name="Table3.A1" style:family="table-cell">
      <style:table-cell-properties fo:padding="0.0382in" fo:border-left="none" fo:border-right="none" fo:border-top="none" fo:border-bottom="0.25pt solid #000000"/>
    </style:style>
    <style:style style:name="Table3.A2" style:family="table-cell">
      <style:table-cell-properties fo:padding="0.0382in" fo:border="none"/>
    </style:style>
    <style:style style:name="Table4" style:family="table">
      <style:table-properties style:width="6.6354in" fo:margin-left="0.0667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3431in"/>
    </style:style>
    <style:style style:name="Table4.C" style:family="table-column">
      <style:table-column-properties style:column-width="1.3021in"/>
    </style:style>
    <style:style style:name="Table4.D" style:family="table-column">
      <style:table-column-properties style:column-width="2.0528in"/>
    </style:style>
    <style:style style:name="Table4.1" style:family="table-row">
      <style:table-row-properties fo:keep-together="auto"/>
    </style:style>
    <style:style style:name="Table4.A1" style:family="table-cell">
      <style:table-cell-properties fo:background-color="#ffffff" fo:padding="0.0382in" fo:border-left="none" fo:border-right="none" fo:border-top="none" fo:border-bottom="0.25pt solid #000001">
        <style:background-image/>
      </style:table-cell-properties>
    </style:style>
    <style:style style:name="Table4.A2" style:family="table-cell">
      <style:table-cell-properties fo:background-color="#ffffff" fo:padding="0.0382in" fo:border-left="none" fo:border-right="none" fo:border-top="0.25pt solid #000001" fo:border-bottom="0.25pt solid #000001">
        <style:background-image/>
      </style:table-cell-properties>
    </style:style>
    <style:style style:name="P1" style:family="paragraph" style:parent-style-name="Standard">
      <style:text-properties officeooo:rsid="001eb38e" officeooo:paragraph-rsid="001eb38e"/>
    </style:style>
    <style:style style:name="P2" style:family="paragraph" style:parent-style-name="Standard">
      <style:text-properties officeooo:rsid="001eb38e" officeooo:paragraph-rsid="01394084"/>
    </style:style>
    <style:style style:name="P3" style:family="paragraph" style:parent-style-name="Standard">
      <style:text-properties officeooo:rsid="001eb38e" officeooo:paragraph-rsid="013bb8ea"/>
    </style:style>
    <style:style style:name="P4" style:family="paragraph" style:parent-style-name="Standard">
      <style:text-properties officeooo:rsid="001eb38e" officeooo:paragraph-rsid="013cc27f"/>
    </style:style>
    <style:style style:name="P5" style:family="paragraph" style:parent-style-name="Standard">
      <style:text-properties fo:font-size="14pt" officeooo:rsid="00287b32" officeooo:paragraph-rsid="00287b32" style:font-size-asian="14pt" style:font-size-complex="14pt"/>
    </style:style>
    <style:style style:name="P6" style:family="paragraph" style:parent-style-name="Standard">
      <style:text-properties fo:font-size="14pt" officeooo:rsid="00308ab4" officeooo:paragraph-rsid="00308ab4" style:font-size-asian="14pt" style:font-size-complex="14pt"/>
    </style:style>
    <style:style style:name="P7" style:family="paragraph" style:parent-style-name="Standard">
      <style:text-properties fo:font-size="14pt" officeooo:rsid="00df0ae9" officeooo:paragraph-rsid="00df0ae9" style:font-size-asian="14pt" style:font-size-complex="14pt"/>
    </style:style>
    <style:style style:name="P8" style:family="paragraph" style:parent-style-name="Standard">
      <style:text-properties fo:font-size="14pt" officeooo:rsid="00e05598" officeooo:paragraph-rsid="00e05598" style:font-size-asian="14pt" style:font-size-complex="14pt"/>
    </style:style>
    <style:style style:name="P9" style:family="paragraph" style:parent-style-name="Standard">
      <style:text-properties fo:font-size="14pt" officeooo:rsid="01081493" officeooo:paragraph-rsid="01081493" style:font-size-asian="14pt" style:font-size-complex="14pt"/>
    </style:style>
    <style:style style:name="P10" style:family="paragraph" style:parent-style-name="Standard">
      <style:text-properties fo:font-size="14pt" officeooo:rsid="0101d3aa" officeooo:paragraph-rsid="010dc07d" style:font-size-asian="14pt" style:font-size-complex="14pt"/>
    </style:style>
    <style:style style:name="P11" style:family="paragraph" style:parent-style-name="Standard">
      <style:text-properties fo:font-size="14pt" fo:font-weight="bold" officeooo:rsid="01081493" officeooo:paragraph-rsid="01081493" style:font-size-asian="14pt" style:font-weight-asian="bold" style:font-size-complex="14pt" style:font-weight-complex="bold"/>
    </style:style>
    <style:style style:name="P12" style:family="paragraph" style:parent-style-name="Standard">
      <style:text-properties officeooo:rsid="0021b606" officeooo:paragraph-rsid="0021b606"/>
    </style:style>
    <style:style style:name="P13" style:family="paragraph" style:parent-style-name="Standard">
      <style:text-properties fo:font-size="12pt" officeooo:rsid="00308ab4" officeooo:paragraph-rsid="00308ab4" style:font-size-asian="12pt" style:font-size-complex="12pt"/>
    </style:style>
    <style:style style:name="P14" style:family="paragraph" style:parent-style-name="Standard">
      <style:text-properties fo:font-size="12pt" officeooo:rsid="00327cca" officeooo:paragraph-rsid="00327cca" style:font-size-asian="12pt" style:font-size-complex="12pt"/>
    </style:style>
    <style:style style:name="P15" style:family="paragraph" style:parent-style-name="Standard">
      <style:text-properties fo:font-size="12pt" officeooo:rsid="0084091e" officeooo:paragraph-rsid="0084091e" style:font-size-asian="12pt" style:font-size-complex="12pt"/>
    </style:style>
    <style:style style:name="P16" style:family="paragraph" style:parent-style-name="Standard">
      <style:text-properties fo:font-size="12pt" officeooo:rsid="0084091e" officeooo:paragraph-rsid="008e361f" style:font-size-asian="12pt" style:font-size-complex="12pt"/>
    </style:style>
    <style:style style:name="P17" style:family="paragraph" style:parent-style-name="Standard">
      <style:text-properties fo:font-size="12pt" officeooo:rsid="0084091e" officeooo:paragraph-rsid="0097362e" style:font-size-asian="12pt" style:font-size-complex="12pt"/>
    </style:style>
    <style:style style:name="P18" style:family="paragraph" style:parent-style-name="Standard">
      <style:text-properties fo:font-size="12pt" officeooo:rsid="0084091e" officeooo:paragraph-rsid="0099e22d" style:font-size-asian="12pt" style:font-size-complex="12pt"/>
    </style:style>
    <style:style style:name="P19" style:family="paragraph" style:parent-style-name="Standard">
      <style:text-properties fo:font-size="12pt" officeooo:rsid="0084091e" officeooo:paragraph-rsid="00a27a0c" style:font-size-asian="12pt" style:font-size-complex="12pt"/>
    </style:style>
    <style:style style:name="P20" style:family="paragraph" style:parent-style-name="Standard">
      <style:text-properties fo:font-size="12pt" officeooo:rsid="0084091e" officeooo:paragraph-rsid="00bd8805" style:font-size-asian="12pt" style:font-size-complex="12pt"/>
    </style:style>
    <style:style style:name="P21" style:family="paragraph" style:parent-style-name="Standard">
      <style:text-properties fo:font-size="12pt" officeooo:rsid="0084091e" officeooo:paragraph-rsid="00c9c084" style:font-size-asian="12pt" style:font-size-complex="12pt"/>
    </style:style>
    <style:style style:name="P22" style:family="paragraph" style:parent-style-name="Standard">
      <style:text-properties fo:font-size="12pt" officeooo:rsid="0084091e" officeooo:paragraph-rsid="00cc2799" style:font-size-asian="12pt" style:font-size-complex="12pt"/>
    </style:style>
    <style:style style:name="P23" style:family="paragraph" style:parent-style-name="Standard">
      <style:text-properties fo:font-size="12pt" officeooo:rsid="0084091e" officeooo:paragraph-rsid="00ded81f" style:font-size-asian="12pt" style:font-size-complex="12pt"/>
    </style:style>
    <style:style style:name="P24" style:family="paragraph" style:parent-style-name="Standard">
      <style:text-properties fo:font-size="12pt" officeooo:rsid="0084091e" officeooo:paragraph-rsid="0133c1c1" style:font-size-asian="12pt" style:font-size-complex="12pt"/>
    </style:style>
    <style:style style:name="P25" style:family="paragraph" style:parent-style-name="Standard">
      <style:text-properties fo:font-size="12pt" officeooo:rsid="0098ebcd" officeooo:paragraph-rsid="0099e22d" style:font-size-asian="12pt" style:font-size-complex="12pt"/>
    </style:style>
    <style:style style:name="P26" style:family="paragraph" style:parent-style-name="Standard">
      <style:text-properties fo:font-size="12pt" officeooo:rsid="00e05598" officeooo:paragraph-rsid="00e05598" style:font-size-asian="12pt" style:font-size-complex="12pt"/>
    </style:style>
    <style:style style:name="P27" style:family="paragraph" style:parent-style-name="Standard">
      <style:text-properties fo:font-size="12pt" officeooo:rsid="00e05598" officeooo:paragraph-rsid="00e31790" style:font-size-asian="12pt" style:font-size-complex="12pt"/>
    </style:style>
    <style:style style:name="P28" style:family="paragraph" style:parent-style-name="Standard">
      <style:text-properties fo:font-size="12pt" officeooo:rsid="00e05598" officeooo:paragraph-rsid="00e47b33" style:font-size-asian="12pt" style:font-size-complex="12pt"/>
    </style:style>
    <style:style style:name="P29" style:family="paragraph" style:parent-style-name="Standard">
      <style:text-properties fo:font-size="12pt" officeooo:rsid="00e05598" officeooo:paragraph-rsid="012a0767" style:font-size-asian="12pt" style:font-size-complex="12pt"/>
    </style:style>
    <style:style style:name="P30" style:family="paragraph" style:parent-style-name="Standard">
      <style:text-properties fo:font-size="12pt" officeooo:rsid="00f4b167" officeooo:paragraph-rsid="00fc2e3e" style:font-size-asian="12pt" style:font-size-complex="12pt"/>
    </style:style>
    <style:style style:name="P31" style:family="paragraph" style:parent-style-name="Standard">
      <style:text-properties fo:font-size="12pt" officeooo:rsid="0101d3aa" officeooo:paragraph-rsid="0101d3aa" style:font-size-asian="12pt" style:font-size-complex="12pt"/>
    </style:style>
    <style:style style:name="P32" style:family="paragraph" style:parent-style-name="Standard">
      <style:text-properties fo:font-size="12pt" officeooo:rsid="0101d3aa" officeooo:paragraph-rsid="01068aa3" style:font-size-asian="12pt" style:font-size-complex="12pt"/>
    </style:style>
    <style:style style:name="P33" style:family="paragraph" style:parent-style-name="Standard">
      <style:text-properties fo:font-size="12pt" officeooo:rsid="00c9c084" officeooo:paragraph-rsid="00ded81f" style:font-size-asian="12pt" style:font-size-complex="12pt"/>
    </style:style>
    <style:style style:name="P34" style:family="paragraph" style:parent-style-name="Standard">
      <style:text-properties fo:font-size="12pt" officeooo:paragraph-rsid="01382e8a" style:font-size-asian="12pt" style:font-size-complex="12pt"/>
    </style:style>
    <style:style style:name="P35" style:family="paragraph" style:parent-style-name="Standard">
      <style:text-properties fo:font-size="12pt" fo:font-weight="bold" officeooo:rsid="0084091e" officeooo:paragraph-rsid="00c9c084" style:font-size-asian="12pt" style:font-weight-asian="bold" style:font-size-complex="12pt" style:font-weight-complex="bold"/>
    </style:style>
    <style:style style:name="P36" style:family="paragraph" style:parent-style-name="Standard">
      <style:text-properties fo:font-size="12pt" fo:font-style="normal" officeooo:rsid="00e05598" officeooo:paragraph-rsid="00e05598" style:font-size-asian="12pt" style:font-style-asian="normal" style:font-size-complex="12pt" style:font-style-complex="normal"/>
    </style:style>
    <style:style style:name="P37" style:family="paragraph" style:parent-style-name="Standard">
      <style:text-properties fo:font-size="13pt" officeooo:rsid="00308ab4" officeooo:paragraph-rsid="00308ab4" style:font-size-asian="13pt" style:font-size-complex="13pt"/>
    </style:style>
    <style:style style:name="P38" style:family="paragraph" style:parent-style-name="Standard">
      <style:text-properties fo:font-size="13pt" officeooo:rsid="00327cca" officeooo:paragraph-rsid="00327cca" style:font-size-asian="13pt" style:font-size-complex="13pt"/>
    </style:style>
    <style:style style:name="P39" style:family="paragraph" style:parent-style-name="Standard">
      <style:text-properties fo:font-size="13pt" officeooo:rsid="0084091e" officeooo:paragraph-rsid="00c9c084" style:font-size-asian="13pt" style:font-size-complex="13pt"/>
    </style:style>
    <style:style style:name="P40" style:family="paragraph" style:parent-style-name="Standard">
      <style:text-properties fo:font-size="13pt" officeooo:rsid="0101d3aa" officeooo:paragraph-rsid="0101d3aa" style:font-size-asian="13pt" style:font-size-complex="13pt"/>
    </style:style>
    <style:style style:name="P41" style:family="paragraph" style:parent-style-name="Standard">
      <style:text-properties fo:font-size="13pt" officeooo:rsid="01081493" officeooo:paragraph-rsid="01081493" style:font-size-asian="13pt" style:font-size-complex="13pt"/>
    </style:style>
    <style:style style:name="P42" style:family="paragraph" style:parent-style-name="Standard">
      <style:text-properties fo:font-size="13pt" officeooo:rsid="01081493" officeooo:paragraph-rsid="010dc07d" style:font-size-asian="13pt" style:font-size-complex="13pt"/>
    </style:style>
    <style:style style:name="P43" style:family="paragraph" style:parent-style-name="Standard">
      <style:text-properties officeooo:paragraph-rsid="0097362e"/>
    </style:style>
    <style:style style:name="P44" style:family="paragraph" style:parent-style-name="Standard">
      <style:text-properties style:font-name="Liberation Serif" fo:font-size="13pt" officeooo:paragraph-rsid="010a1639" style:font-size-asian="13pt" style:font-size-complex="13pt"/>
    </style:style>
    <style:style style:name="P45" style:family="paragraph" style:parent-style-name="Standard">
      <style:text-properties officeooo:paragraph-rsid="0147b490"/>
    </style:style>
    <style:style style:name="P46" style:family="paragraph" style:parent-style-name="Standard">
      <style:paragraph-properties fo:break-before="page"/>
      <style:text-properties officeooo:rsid="0021b606" officeooo:paragraph-rsid="0021b606"/>
    </style:style>
    <style:style style:name="P47" style:family="paragraph" style:parent-style-name="Standard">
      <style:paragraph-properties fo:break-before="page"/>
      <style:text-properties fo:font-size="14pt" officeooo:rsid="00308ab4" officeooo:paragraph-rsid="00308ab4" style:font-size-asian="14pt" style:font-size-complex="14pt"/>
    </style:style>
    <style:style style:name="P48" style:family="paragraph" style:parent-style-name="Standard">
      <style:paragraph-properties fo:break-before="page"/>
      <style:text-properties fo:font-size="14pt" officeooo:rsid="00287b32" officeooo:paragraph-rsid="00327cca" style:font-size-asian="14pt" style:font-size-complex="14pt"/>
    </style:style>
    <style:style style:name="P49" style:family="paragraph" style:parent-style-name="Standard">
      <style:paragraph-properties fo:break-before="page"/>
      <style:text-properties fo:font-size="14pt" officeooo:rsid="00e05598" officeooo:paragraph-rsid="00e05598" style:font-size-asian="14pt" style:font-size-complex="14pt"/>
    </style:style>
    <style:style style:name="P50" style:family="paragraph" style:parent-style-name="Standard">
      <style:paragraph-properties fo:break-before="page"/>
      <style:text-properties fo:font-size="14pt" officeooo:rsid="001eb38e" officeooo:paragraph-rsid="001eb38e" style:font-size-asian="14pt" style:font-size-complex="14pt"/>
    </style:style>
    <style:style style:name="P51" style:family="paragraph" style:parent-style-name="Standard">
      <style:paragraph-properties fo:break-before="page"/>
      <style:text-properties fo:font-size="14pt" officeooo:rsid="0101d3aa" officeooo:paragraph-rsid="010dc07d" style:font-size-asian="14pt" style:font-size-complex="14pt"/>
    </style:style>
    <style:style style:name="P52" style:family="paragraph" style:parent-style-name="Standard">
      <style:paragraph-properties fo:break-before="page"/>
      <style:text-properties fo:font-size="13pt" officeooo:rsid="00c9c084" officeooo:paragraph-rsid="00c9c084" style:font-size-asian="13pt" style:font-size-complex="13pt"/>
    </style:style>
    <style:style style:name="P53" style:family="paragraph" style:parent-style-name="Table_20_Contents">
      <style:text-properties fo:font-size="12pt" style:font-size-asian="12pt" style:font-size-complex="12pt"/>
    </style:style>
    <style:style style:name="P54" style:family="paragraph" style:parent-style-name="Table_20_Contents">
      <style:text-properties fo:font-size="12pt" officeooo:rsid="003988ce" officeooo:paragraph-rsid="003988ce" style:font-size-asian="12pt" style:font-size-complex="12pt"/>
    </style:style>
    <style:style style:name="P55" style:family="paragraph" style:parent-style-name="Table_20_Contents">
      <style:paragraph-properties fo:text-align="center" style:justify-single-word="false"/>
      <style:text-properties fo:font-size="12pt" officeooo:rsid="0028c6e3" officeooo:paragraph-rsid="00cc2799" style:font-size-asian="12pt" style:font-size-complex="12pt"/>
    </style:style>
    <style:style style:name="P56" style:family="paragraph" style:parent-style-name="Table_20_Contents">
      <style:paragraph-properties fo:text-align="center" style:justify-single-word="false"/>
      <style:text-properties fo:font-size="12pt" officeooo:paragraph-rsid="00cc2799" style:font-size-asian="12pt" style:font-size-complex="12pt"/>
    </style:style>
    <style:style style:name="P57" style:family="paragraph" style:parent-style-name="Table_20_Contents">
      <style:paragraph-properties fo:text-align="center" style:justify-single-word="false"/>
      <style:text-properties fo:font-size="12pt" officeooo:rsid="002952f4" officeooo:paragraph-rsid="00cc2799" style:font-size-asian="12pt" style:font-size-complex="12pt"/>
    </style:style>
    <style:style style:name="P58" style:family="paragraph" style:parent-style-name="Table_20_Contents">
      <style:paragraph-properties fo:text-align="center" style:justify-single-word="false"/>
      <style:text-properties fo:font-size="12pt" officeooo:rsid="002c01e4" officeooo:paragraph-rsid="00cc2799" style:font-size-asian="12pt" style:font-size-complex="12pt"/>
    </style:style>
    <style:style style:name="P59" style:family="paragraph" style:parent-style-name="Table_20_Contents">
      <style:paragraph-properties fo:text-align="start" style:justify-single-word="false"/>
      <style:text-properties fo:font-size="10pt" officeooo:rsid="00d3d366" officeooo:paragraph-rsid="00d3d366" style:font-size-asian="10pt" style:font-size-complex="10pt"/>
    </style:style>
    <style:style style:name="P60" style:family="paragraph" style:parent-style-name="Table_20_Contents">
      <style:paragraph-properties fo:text-align="center" style:justify-single-word="false"/>
      <style:text-properties fo:font-size="10pt" officeooo:rsid="00d2c3df" officeooo:paragraph-rsid="00d2c3df" style:font-size-asian="10pt" style:font-size-complex="10pt"/>
    </style:style>
    <style:style style:name="P61" style:family="paragraph" style:parent-style-name="Table_20_Contents">
      <style:paragraph-properties fo:text-align="start" style:justify-single-word="false"/>
      <style:text-properties fo:font-size="10pt" officeooo:rsid="00d2c3df" officeooo:paragraph-rsid="00d2c3df" style:font-size-asian="10pt" style:font-size-complex="10pt"/>
    </style:style>
    <style:style style:name="P62" style:family="paragraph" style:parent-style-name="Table_20_Contents">
      <style:paragraph-properties fo:text-align="center" style:justify-single-word="false"/>
      <style:text-properties fo:font-size="10pt" officeooo:rsid="00cccc49" officeooo:paragraph-rsid="00cccc49" style:font-size-asian="10pt" style:font-size-complex="10pt"/>
    </style:style>
    <style:style style:name="P63" style:family="paragraph" style:parent-style-name="Table_20_Contents">
      <style:paragraph-properties fo:text-align="center" style:justify-single-word="false"/>
      <style:text-properties fo:font-size="10pt" officeooo:rsid="00cebdba" officeooo:paragraph-rsid="00cebdba" style:font-size-asian="10pt" style:font-size-complex="10pt"/>
    </style:style>
    <style:style style:name="P64" style:family="paragraph" style:parent-style-name="Table_20_Contents">
      <style:paragraph-properties fo:text-align="center" style:justify-single-word="false"/>
      <style:text-properties fo:font-size="10pt" officeooo:rsid="00cebdba" officeooo:paragraph-rsid="00cf5301" style:font-size-asian="10pt" style:font-size-complex="10pt"/>
    </style:style>
    <style:style style:name="P65" style:family="paragraph" style:parent-style-name="Table_20_Contents">
      <style:paragraph-properties fo:text-align="center" style:justify-single-word="false"/>
      <style:text-properties fo:font-size="10pt" officeooo:rsid="00d0443b" officeooo:paragraph-rsid="00d0443b" style:font-size-asian="10pt" style:font-size-complex="10pt"/>
    </style:style>
    <style:style style:name="P66" style:family="paragraph" style:parent-style-name="Table_20_Contents">
      <style:paragraph-properties fo:text-align="center" style:justify-single-word="false"/>
      <style:text-properties fo:font-size="10pt" officeooo:rsid="00d1641c" officeooo:paragraph-rsid="00d1641c" style:font-size-asian="10pt" style:font-size-complex="10pt"/>
    </style:style>
    <style:style style:name="P67" style:family="paragraph" style:parent-style-name="Table_20_Contents">
      <style:paragraph-properties fo:text-align="center" style:justify-single-word="false"/>
      <style:text-properties fo:font-size="10pt" officeooo:rsid="00cf5301" officeooo:paragraph-rsid="00cf5301" style:font-size-asian="10pt" style:font-size-complex="10pt"/>
    </style:style>
    <style:style style:name="P68" style:family="paragraph" style:parent-style-name="Table_20_Contents">
      <style:paragraph-properties fo:text-align="center" style:justify-single-word="false"/>
      <style:text-properties fo:font-size="10pt" style:font-size-asian="10pt" style:font-size-complex="10pt"/>
    </style:style>
    <style:style style:name="P69" style:family="paragraph" style:parent-style-name="Table">
      <style:text-properties fo:font-size="12pt" officeooo:rsid="0084091e" officeooo:paragraph-rsid="00cc2799" style:font-size-asian="12pt" style:font-size-complex="12pt"/>
    </style:style>
    <style:style style:name="P70" style:family="paragraph" style:parent-style-name="Table_20_Heading">
      <style:paragraph-properties fo:text-align="center" style:justify-single-word="false"/>
      <style:text-properties fo:font-size="12pt" officeooo:rsid="00287b32" officeooo:paragraph-rsid="00cc2799" style:font-size-asian="12pt" style:font-size-complex="12pt"/>
    </style:style>
    <style:style style:name="P71" style:family="paragraph" style:parent-style-name="Standard" style:list-style-name="WWNum1">
      <style:text-properties fo:font-size="12pt" officeooo:paragraph-rsid="01382e8a" style:font-size-asian="12pt" style:font-size-complex="12pt"/>
    </style:style>
    <style:style style:name="P72" style:family="paragraph" style:parent-style-name="Standard" style:list-style-name="WWNum1">
      <style:text-properties fo:font-size="12pt" officeooo:rsid="0101d3aa" officeooo:paragraph-rsid="01382e8a" style:font-size-asian="12pt" style:font-size-complex="12pt"/>
    </style:style>
    <style:style style:name="P73" style:family="paragraph" style:parent-style-name="Standard">
      <style:text-properties fo:font-size="12pt" officeooo:paragraph-rsid="0153856c" style:font-size-asian="12pt" style:font-size-complex="12pt"/>
    </style:style>
    <style:style style:name="P74" style:family="paragraph" style:parent-style-name="Standard">
      <style:text-properties fo:font-size="12pt" officeooo:rsid="00308ab4" officeooo:paragraph-rsid="01539e62" style:font-size-asian="12pt" style:font-size-complex="12pt"/>
    </style:style>
    <style:style style:name="P75" style:family="paragraph" style:parent-style-name="Standard">
      <style:text-properties fo:font-size="12pt" officeooo:rsid="00308ab4" officeooo:paragraph-rsid="01601431" style:font-size-asian="12pt" style:font-size-complex="12pt"/>
    </style:style>
    <style:style style:name="P76" style:family="paragraph" style:parent-style-name="Standard">
      <style:text-properties fo:font-size="12pt" officeooo:rsid="00308ab4" officeooo:paragraph-rsid="0162c562" style:font-size-asian="12pt" style:font-size-complex="12pt"/>
    </style:style>
    <style:style style:name="P77" style:family="paragraph" style:parent-style-name="Standard">
      <style:text-properties fo:font-size="12pt" officeooo:rsid="00308ab4" officeooo:paragraph-rsid="01686f01" style:font-size-asian="12pt" style:font-size-complex="12pt"/>
    </style:style>
    <style:style style:name="P78" style:family="paragraph" style:parent-style-name="Standard">
      <style:text-properties fo:font-size="12pt" officeooo:rsid="00308ab4" officeooo:paragraph-rsid="00308ab4" style:font-size-asian="12pt" style:font-size-complex="12pt"/>
    </style:style>
    <style:style style:name="P79" style:family="paragraph" style:parent-style-name="Standard">
      <style:text-properties fo:font-size="12pt" officeooo:rsid="00308ab4" officeooo:paragraph-rsid="016f59e1" style:font-size-asian="12pt" style:font-size-complex="12pt"/>
    </style:style>
    <style:style style:name="P80" style:family="paragraph" style:parent-style-name="Standard">
      <style:text-properties fo:font-size="12pt" officeooo:rsid="00327cca" officeooo:paragraph-rsid="01770d79" style:font-size-asian="12pt" style:font-size-complex="12pt"/>
    </style:style>
    <style:style style:name="P81" style:family="paragraph" style:parent-style-name="Standard">
      <style:text-properties fo:font-size="12pt" officeooo:rsid="00327cca" officeooo:paragraph-rsid="0185d12b" style:font-size-asian="12pt" style:font-size-complex="12pt"/>
    </style:style>
    <style:style style:name="P82" style:family="paragraph" style:parent-style-name="Standard">
      <style:text-properties fo:font-size="12pt" officeooo:rsid="00327cca" officeooo:paragraph-rsid="01864be2" style:font-size-asian="12pt" style:font-size-complex="12pt"/>
    </style:style>
    <style:style style:name="P83" style:family="paragraph" style:parent-style-name="Standard">
      <style:text-properties fo:font-size="12pt" officeooo:rsid="01858dca" officeooo:paragraph-rsid="01864be2" style:font-size-asian="12pt" style:font-size-complex="12pt"/>
    </style:style>
    <style:style style:name="P84" style:family="paragraph" style:parent-style-name="Standard">
      <style:text-properties fo:font-size="12pt" officeooo:rsid="0185d12b" officeooo:paragraph-rsid="0185d12b" style:font-size-asian="12pt" style:font-size-complex="12pt"/>
    </style:style>
    <style:style style:name="P85" style:family="paragraph" style:parent-style-name="Standard">
      <style:text-properties fo:font-size="12pt" fo:font-weight="bold" officeooo:rsid="018734ec" officeooo:paragraph-rsid="018734ec" style:font-size-asian="12pt" style:font-weight-asian="bold" style:font-size-complex="12pt" style:font-weight-complex="bold"/>
    </style:style>
    <style:style style:name="P86" style:family="paragraph" style:parent-style-name="Standard">
      <style:text-properties style:font-name="Liberation Serif" fo:font-size="12pt"/>
    </style:style>
    <style:style style:name="P87" style:family="paragraph" style:parent-style-name="Standard">
      <style:text-properties fo:font-size="13pt" officeooo:rsid="00308ab4" officeooo:paragraph-rsid="00308ab4" style:font-size-asian="13pt" style:font-size-complex="13pt"/>
    </style:style>
    <style:style style:name="P88" style:family="paragraph" style:parent-style-name="Standard">
      <style:text-properties fo:font-size="13pt" officeooo:rsid="00308ab4" officeooo:paragraph-rsid="0153856c" style:font-size-asian="13pt" style:font-size-complex="13pt"/>
    </style:style>
    <style:style style:name="P89" style:family="paragraph" style:parent-style-name="Standard">
      <style:text-properties fo:font-size="13pt" officeooo:rsid="00618805" officeooo:paragraph-rsid="01708a06" style:font-size-asian="13pt" style:font-size-complex="13pt"/>
    </style:style>
    <style:style style:name="P90" style:family="paragraph" style:parent-style-name="Standard">
      <style:text-properties fo:font-size="14pt" officeooo:rsid="00287b32" officeooo:paragraph-rsid="0185d12b" style:font-size-asian="14pt" style:font-size-complex="14pt"/>
    </style:style>
    <style:style style:name="P91" style:family="paragraph" style:parent-style-name="Standard">
      <style:paragraph-properties fo:margin-left="0.4445in" fo:margin-right="0in" fo:margin-top="0in" fo:margin-bottom="0.0972in" loext:contextual-spacing="false" fo:line-height="120%" fo:text-indent="-0.4445in" style:auto-text-indent="false"/>
      <style:text-properties style:font-name="Liberation Serif" fo:font-size="12pt"/>
    </style:style>
    <style:style style:name="P92" style:family="paragraph" style:parent-style-name="Standard">
      <style:paragraph-properties fo:break-before="page"/>
      <style:text-properties fo:font-size="14pt" officeooo:rsid="00287b32" officeooo:paragraph-rsid="0185d12b" style:font-size-asian="14pt" style:font-size-complex="14pt"/>
    </style:style>
    <style:style style:name="P93" style:family="paragraph" style:parent-style-name="Table_20_Contents">
      <style:paragraph-properties fo:text-align="center" style:justify-single-word="false"/>
      <style:text-properties fo:font-size="10pt" officeooo:paragraph-rsid="0153856c" style:font-size-asian="10pt" style:font-size-complex="10pt"/>
    </style:style>
    <style:style style:name="P94" style:family="paragraph" style:parent-style-name="Table_20_Contents">
      <style:paragraph-properties fo:text-align="center" style:justify-single-word="false"/>
      <style:text-properties officeooo:paragraph-rsid="0153856c"/>
    </style:style>
    <style:style style:name="P95" style:family="paragraph" style:parent-style-name="Table">
      <style:text-properties officeooo:paragraph-rsid="0153856c"/>
    </style:style>
    <style:style style:name="P96" style:family="paragraph" style:parent-style-name="Table">
      <style:text-properties fo:font-size="14pt" officeooo:rsid="00287b32" officeooo:paragraph-rsid="01917362" style:font-size-asian="14pt" style:font-size-complex="14pt"/>
    </style:style>
    <style:style style:name="T1" style:family="text">
      <style:text-properties style:text-position="0% 100%"/>
    </style:style>
    <style:style style:name="T2" style:family="text">
      <style:text-properties style:text-position="0% 100%" officeooo:rsid="004092c0"/>
    </style:style>
    <style:style style:name="T3" style:family="text">
      <style:text-properties style:text-position="0% 100%" officeooo:rsid="004228f7"/>
    </style:style>
    <style:style style:name="T4" style:family="text">
      <style:text-properties style:text-position="0% 100%" officeooo:rsid="00426e8e"/>
    </style:style>
    <style:style style:name="T5" style:family="text">
      <style:text-properties style:text-position="0% 100%" officeooo:rsid="00e47b33"/>
    </style:style>
    <style:style style:name="T6" style:family="text">
      <style:text-properties style:text-position="0% 100%" officeooo:rsid="00f6c466"/>
    </style:style>
    <style:style style:name="T7" style:family="text">
      <style:text-properties style:text-position="0% 100%" officeooo:rsid="00fc2e3e"/>
    </style:style>
    <style:style style:name="T8" style:family="text">
      <style:text-properties style:text-position="0% 100%" officeooo:rsid="0126d034"/>
    </style:style>
    <style:style style:name="T9" style:family="text">
      <style:text-properties style:text-position="0% 100%" officeooo:rsid="0013ecd9"/>
    </style:style>
    <style:style style:name="T10" style:family="text">
      <style:text-properties style:text-position="0% 100%" fo:font-size="12pt" style:font-size-asian="12pt"/>
    </style:style>
    <style:style style:name="T11" style:family="text">
      <style:text-properties style:text-position="0% 100%" officeooo:rsid="013ddb11"/>
    </style:style>
    <style:style style:name="T12" style:family="text">
      <style:text-properties style:text-position="0% 100%" officeooo:rsid="01400cf8"/>
    </style:style>
    <style:style style:name="T13" style:family="text">
      <style:text-properties style:text-position="0% 100%" officeooo:rsid="0147b490"/>
    </style:style>
    <style:style style:name="T14" style:family="text">
      <style:text-properties style:text-position="0% 100%" officeooo:rsid="013d0558"/>
    </style:style>
    <style:style style:name="T15" style:family="text">
      <style:text-properties style:text-position="0% 100%" officeooo:rsid="00208606"/>
    </style:style>
    <style:style style:name="T16" style:family="text">
      <style:text-properties style:text-position="0% 100%" officeooo:rsid="014d3ee5"/>
    </style:style>
    <style:style style:name="T17" style:family="text">
      <style:text-properties style:text-position="0% 100%" officeooo:rsid="015b087d"/>
    </style:style>
    <style:style style:name="T18" style:family="text">
      <style:text-properties style:text-position="0% 100%" officeooo:rsid="01715c9c"/>
    </style:style>
    <style:style style:name="T19" style:family="text">
      <style:text-properties style:text-position="0% 100%" officeooo:rsid="01770d79"/>
    </style:style>
    <style:style style:name="T20" style:family="text">
      <style:text-properties style:text-position="0% 100%" officeooo:rsid="01864be2"/>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italic" officeooo:rsid="00a47f11" style:font-style-asian="italic" style:font-style-complex="italic"/>
    </style:style>
    <style:style style:name="T24" style:family="text">
      <style:text-properties fo:font-style="italic" officeooo:rsid="004fcb1e" style:font-style-asian="italic" style:font-style-complex="italic"/>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officeooo:rsid="00bc1901" style:font-weight-asian="bold" style:font-weight-complex="bold"/>
    </style:style>
    <style:style style:name="T28" style:family="text">
      <style:text-properties officeooo:rsid="0028c6e3"/>
    </style:style>
    <style:style style:name="T29" style:family="text">
      <style:text-properties style:font-name="Liberation Serif1"/>
    </style:style>
    <style:style style:name="T30" style:family="text">
      <style:text-properties style:font-name="Liberation Serif1" officeooo:rsid="0028c6e3"/>
    </style:style>
    <style:style style:name="T31" style:family="text">
      <style:text-properties style:font-name="Liberation Serif1" officeooo:rsid="0029eabf"/>
    </style:style>
    <style:style style:name="T32" style:family="text">
      <style:text-properties style:font-name="Liberation Serif1" officeooo:rsid="002b0012"/>
    </style:style>
    <style:style style:name="T33" style:family="text">
      <style:text-properties style:font-name="Liberation Serif" officeooo:rsid="0029eabf"/>
    </style:style>
    <style:style style:name="T34" style:family="text">
      <style:text-properties style:font-name="Liberation Serif" fo:font-size="12pt" officeooo:rsid="0023629b" style:font-size-asian="12pt" style:font-size-complex="12pt"/>
    </style:style>
    <style:style style:name="T35" style:family="text">
      <style:text-properties style:font-name="Liberation Serif" fo:font-size="12pt" officeooo:rsid="0027d79e" style:font-size-asian="12pt" style:font-size-complex="12pt"/>
    </style:style>
    <style:style style:name="T36" style:family="text">
      <style:text-properties style:font-name="Liberation Serif" fo:font-size="12pt" officeooo:rsid="013ddb11" style:font-size-asian="12pt" style:font-size-complex="12pt"/>
    </style:style>
    <style:style style:name="T37" style:family="text">
      <style:text-properties officeooo:rsid="002b0012"/>
    </style:style>
    <style:style style:name="T38" style:family="text">
      <style:text-properties fo:font-size="12pt" officeooo:rsid="00308ab4" style:font-size-asian="12pt" style:font-size-complex="12pt"/>
    </style:style>
    <style:style style:name="T39" style:family="text">
      <style:text-properties fo:font-size="12pt" officeooo:rsid="0064fca4" style:font-size-asian="12pt" style:font-size-complex="12pt"/>
    </style:style>
    <style:style style:name="T40" style:family="text">
      <style:text-properties fo:font-size="12pt" officeooo:rsid="00663702" style:font-size-asian="12pt" style:font-size-complex="12pt"/>
    </style:style>
    <style:style style:name="T41" style:family="text">
      <style:text-properties fo:font-size="12pt" officeooo:rsid="00668bc8" style:font-size-asian="12pt" style:font-size-complex="12pt"/>
    </style:style>
    <style:style style:name="T42" style:family="text">
      <style:text-properties fo:font-size="12pt" officeooo:rsid="0066f153" style:font-size-asian="12pt" style:font-size-complex="12pt"/>
    </style:style>
    <style:style style:name="T43" style:family="text">
      <style:text-properties fo:font-size="12pt" fo:font-weight="normal" officeooo:rsid="00308ab4" style:font-size-asian="12pt" style:font-weight-asian="normal" style:font-size-complex="12pt" style:font-weight-complex="normal"/>
    </style:style>
    <style:style style:name="T44" style:family="text">
      <style:text-properties fo:font-size="12pt" fo:font-weight="normal" officeooo:rsid="012c6fe3" style:font-size-asian="12pt" style:font-weight-asian="normal" style:font-size-complex="12pt" style:font-weight-complex="normal"/>
    </style:style>
    <style:style style:name="T45" style:family="text">
      <style:text-properties fo:font-size="12pt" fo:font-weight="normal" officeooo:rsid="01708a06" style:font-size-asian="12pt" style:font-weight-asian="normal" style:font-size-complex="12pt" style:font-weight-complex="normal"/>
    </style:style>
    <style:style style:name="T46" style:family="text">
      <style:text-properties officeooo:rsid="004fcb1e"/>
    </style:style>
    <style:style style:name="T47" style:family="text">
      <style:text-properties officeooo:rsid="00517f10"/>
    </style:style>
    <style:style style:name="T48" style:family="text">
      <style:text-properties officeooo:rsid="005356d6"/>
    </style:style>
    <style:style style:name="T49" style:family="text">
      <style:text-properties officeooo:rsid="0053eaf1"/>
    </style:style>
    <style:style style:name="T50" style:family="text">
      <style:text-properties officeooo:rsid="0054f2b4"/>
    </style:style>
    <style:style style:name="T51" style:family="text">
      <style:text-properties fo:font-weight="normal" style:font-weight-asian="normal" style:font-weight-complex="normal"/>
    </style:style>
    <style:style style:name="T52" style:family="text">
      <style:text-properties fo:font-weight="normal" officeooo:rsid="00bc773f" style:font-weight-asian="normal" style:font-weight-complex="normal"/>
    </style:style>
    <style:style style:name="T53" style:family="text">
      <style:text-properties fo:font-weight="normal" officeooo:rsid="00bd8805" style:font-weight-asian="normal" style:font-weight-complex="normal"/>
    </style:style>
    <style:style style:name="T54" style:family="text">
      <style:text-properties fo:font-weight="normal" officeooo:rsid="00be62de" style:font-weight-asian="normal" style:font-weight-complex="normal"/>
    </style:style>
    <style:style style:name="T55" style:family="text">
      <style:text-properties fo:font-weight="normal" officeooo:rsid="00a27a0c" style:font-weight-asian="normal" style:font-weight-complex="normal"/>
    </style:style>
    <style:style style:name="T56" style:family="text">
      <style:text-properties fo:font-weight="normal" officeooo:rsid="00bc1901" style:font-weight-asian="normal" style:font-weight-complex="normal"/>
    </style:style>
    <style:style style:name="T57" style:family="text">
      <style:text-properties fo:font-weight="normal" officeooo:rsid="0133c1c1" style:font-weight-asian="normal" style:font-weight-complex="normal"/>
    </style:style>
    <style:style style:name="T58" style:family="text">
      <style:text-properties fo:font-weight="normal" officeooo:rsid="0169f257" style:font-weight-asian="normal" style:font-weight-complex="normal"/>
    </style:style>
    <style:style style:name="T59" style:family="text">
      <style:text-properties officeooo:rsid="006c69a2"/>
    </style:style>
    <style:style style:name="T60" style:family="text">
      <style:text-properties officeooo:rsid="0074768a"/>
    </style:style>
    <style:style style:name="T61" style:family="text">
      <style:text-properties fo:font-style="normal" officeooo:rsid="015528cf" style:font-style-asian="normal" style:font-style-complex="normal"/>
    </style:style>
    <style:style style:name="T62" style:family="text">
      <style:text-properties fo:font-style="normal" officeooo:rsid="01554ead" style:font-style-asian="normal" style:font-style-complex="normal"/>
    </style:style>
    <style:style style:name="T63" style:family="text">
      <style:text-properties officeooo:rsid="0084091e"/>
    </style:style>
    <style:style style:name="T64" style:family="text">
      <style:text-properties officeooo:rsid="0084c453"/>
    </style:style>
    <style:style style:name="T65" style:family="text">
      <style:text-properties style:text-underline-style="none" fo:font-weight="normal" officeooo:rsid="0084c453" style:font-weight-asian="normal" style:font-weight-complex="normal"/>
    </style:style>
    <style:style style:name="T66" style:family="text">
      <style:text-properties style:text-underline-style="none" fo:font-weight="normal" officeooo:rsid="008a6d81" style:font-weight-asian="normal" style:font-weight-complex="normal"/>
    </style:style>
    <style:style style:name="T67" style:family="text">
      <style:text-properties style:text-underline-style="none" fo:font-weight="normal" officeooo:rsid="008bf2c7" style:font-weight-asian="normal" style:font-weight-complex="normal"/>
    </style:style>
    <style:style style:name="T68" style:family="text">
      <style:text-properties style:text-underline-style="none" fo:font-weight="normal" officeooo:rsid="012f98d9" style:font-weight-asian="normal" style:font-weight-complex="normal"/>
    </style:style>
    <style:style style:name="T69" style:family="text">
      <style:text-properties officeooo:rsid="008ccb73"/>
    </style:style>
    <style:style style:name="T70" style:family="text">
      <style:text-properties officeooo:rsid="008e361f"/>
    </style:style>
    <style:style style:name="T71" style:family="text">
      <style:text-properties officeooo:rsid="009aeffa"/>
    </style:style>
    <style:style style:name="T72" style:family="text">
      <style:text-properties officeooo:rsid="00a27a0c"/>
    </style:style>
    <style:style style:name="T73" style:family="text">
      <style:text-properties officeooo:rsid="00a2e6aa"/>
    </style:style>
    <style:style style:name="T74" style:family="text">
      <style:text-properties officeooo:rsid="00a47f11"/>
    </style:style>
    <style:style style:name="T75" style:family="text">
      <style:text-properties officeooo:rsid="00a60841"/>
    </style:style>
    <style:style style:name="T76" style:family="text">
      <style:text-properties officeooo:rsid="00a89689"/>
    </style:style>
    <style:style style:name="T77" style:family="text">
      <style:text-properties officeooo:rsid="00af38fd"/>
    </style:style>
    <style:style style:name="T78" style:family="text">
      <style:text-properties officeooo:rsid="00b22274"/>
    </style:style>
    <style:style style:name="T79" style:family="text">
      <style:text-properties officeooo:rsid="00b2feb0"/>
    </style:style>
    <style:style style:name="T80" style:family="text">
      <style:text-properties officeooo:rsid="00b83994"/>
    </style:style>
    <style:style style:name="T81" style:family="text">
      <style:text-properties officeooo:rsid="00ba745c"/>
    </style:style>
    <style:style style:name="T82" style:family="text">
      <style:text-properties officeooo:rsid="00bc1901"/>
    </style:style>
    <style:style style:name="T83" style:family="text">
      <style:text-properties officeooo:rsid="00c27922"/>
    </style:style>
    <style:style style:name="T84" style:family="text">
      <style:text-properties style:text-position="sub 58%"/>
    </style:style>
    <style:style style:name="T85" style:family="text">
      <style:text-properties style:text-position="sub 58%" officeooo:rsid="00c27922"/>
    </style:style>
    <style:style style:name="T86" style:family="text">
      <style:text-properties style:text-position="sub 58%" officeooo:rsid="00d571bd"/>
    </style:style>
    <style:style style:name="T87" style:family="text">
      <style:text-properties style:text-position="sub 58%" officeooo:rsid="00c9c084"/>
    </style:style>
    <style:style style:name="T88" style:family="text">
      <style:text-properties officeooo:rsid="00c3c8d8"/>
    </style:style>
    <style:style style:name="T89" style:family="text">
      <style:text-properties officeooo:rsid="00c450aa"/>
    </style:style>
    <style:style style:name="T90" style:family="text">
      <style:text-properties officeooo:rsid="00c9c084"/>
    </style:style>
    <style:style style:name="T91" style:family="text">
      <style:text-properties officeooo:rsid="00da2d76"/>
    </style:style>
    <style:style style:name="T92" style:family="text">
      <style:text-properties officeooo:rsid="00e4cf5e"/>
    </style:style>
    <style:style style:name="T93" style:family="text">
      <style:text-properties officeooo:rsid="00e7d24f"/>
    </style:style>
    <style:style style:name="T94" style:family="text">
      <style:text-properties officeooo:rsid="00e88770"/>
    </style:style>
    <style:style style:name="T95" style:family="text">
      <style:text-properties officeooo:rsid="00f56303"/>
    </style:style>
    <style:style style:name="T96" style:family="text">
      <style:text-properties officeooo:rsid="00fc2e3e"/>
    </style:style>
    <style:style style:name="T97" style:family="text">
      <style:text-properties officeooo:rsid="0103057b"/>
    </style:style>
    <style:style style:name="T98" style:family="text">
      <style:text-properties officeooo:rsid="01068aa3"/>
    </style:style>
    <style:style style:name="T99" style:family="text">
      <style:text-properties officeooo:rsid="0106b43c"/>
    </style:style>
    <style:style style:name="T100" style:family="text">
      <style:text-properties officeooo:rsid="01089040"/>
    </style:style>
    <style:style style:name="T101" style:family="text">
      <style:text-properties style:text-position="super 58%"/>
    </style:style>
    <style:style style:name="T102" style:family="text">
      <style:text-properties style:text-position="super 58%" officeooo:rsid="010a1639"/>
    </style:style>
    <style:style style:name="T103" style:family="text">
      <style:text-properties officeooo:rsid="010a1639"/>
    </style:style>
    <style:style style:name="T104" style:family="text">
      <style:text-properties fo:font-variant="normal" fo:text-transform="none" fo:letter-spacing="normal" fo:font-style="normal" fo:font-weight="normal"/>
    </style:style>
    <style:style style:name="T105" style:family="text">
      <style:text-properties fo:font-variant="normal" fo:text-transform="none" fo:color="#212121" style:font-name="Liberation Serif" fo:font-size="12pt" fo:letter-spacing="normal" fo:font-style="normal" fo:font-weight="normal" style:font-size-asian="12pt" style:font-size-complex="12pt"/>
    </style:style>
    <style:style style:name="T106" style:family="text">
      <style:text-properties officeooo:rsid="01144a9e"/>
    </style:style>
    <style:style style:name="T107" style:family="text">
      <style:text-properties officeooo:rsid="01156c26"/>
    </style:style>
    <style:style style:name="T108" style:family="text">
      <style:text-properties officeooo:rsid="01162553"/>
    </style:style>
    <style:style style:name="T109" style:family="text">
      <style:text-properties officeooo:rsid="0117ab10"/>
    </style:style>
    <style:style style:name="T110" style:family="text">
      <style:text-properties officeooo:rsid="011ab3b4"/>
    </style:style>
    <style:style style:name="T111" style:family="text">
      <style:text-properties officeooo:rsid="01212fbc"/>
    </style:style>
    <style:style style:name="T112" style:family="text">
      <style:text-properties officeooo:rsid="01216dd7"/>
    </style:style>
    <style:style style:name="T113" style:family="text">
      <style:text-properties officeooo:rsid="0126d034"/>
    </style:style>
    <style:style style:name="T114" style:family="text">
      <style:text-properties officeooo:rsid="0127d9b6"/>
    </style:style>
    <style:style style:name="T115" style:family="text">
      <style:text-properties officeooo:rsid="012a0767"/>
    </style:style>
    <style:style style:name="T116" style:family="text">
      <style:text-properties officeooo:rsid="01320caa"/>
    </style:style>
    <style:style style:name="T117" style:family="text">
      <style:text-properties officeooo:rsid="0138c18c"/>
    </style:style>
    <style:style style:name="T118" style:family="text">
      <style:text-properties officeooo:rsid="00125216"/>
    </style:style>
    <style:style style:name="T119" style:family="text">
      <style:text-properties officeooo:rsid="001a1aa4"/>
    </style:style>
    <style:style style:name="T120" style:family="text">
      <style:text-properties officeooo:rsid="013d0558"/>
    </style:style>
    <style:style style:name="T121" style:family="text">
      <style:text-properties officeooo:rsid="00208606"/>
    </style:style>
    <style:style style:name="T122" style:family="text">
      <style:text-properties officeooo:rsid="013ddb11"/>
    </style:style>
    <style:style style:name="T123" style:family="text">
      <style:text-properties officeooo:rsid="003ef6c1"/>
    </style:style>
    <style:style style:name="T124" style:family="text">
      <style:text-properties officeooo:rsid="014d3ee5"/>
    </style:style>
    <style:style style:name="T125" style:family="text">
      <style:text-properties officeooo:rsid="0151a7b7"/>
    </style:style>
    <style:style style:name="T126" style:family="text">
      <style:text-properties fo:font-size="10pt" style:font-size-asian="10pt" style:font-size-complex="10pt"/>
    </style:style>
    <style:style style:name="T127" style:family="text">
      <style:text-properties fo:font-size="10pt" style:font-name-asian="Liberation Serif2" style:font-size-asian="10pt" style:font-name-complex="Liberation Serif2" style:font-size-complex="10pt"/>
    </style:style>
    <style:style style:name="T128" style:family="text">
      <style:text-properties fo:font-size="10pt" style:font-name-asian="Noto Sans CJK SC Regular" style:font-size-asian="10pt" style:font-name-complex="FreeSans" style:font-size-complex="10pt"/>
    </style:style>
    <style:style style:name="T129" style:family="text">
      <style:text-properties officeooo:rsid="01539e62"/>
    </style:style>
    <style:style style:name="T130" style:family="text">
      <style:text-properties officeooo:rsid="01543735"/>
    </style:style>
    <style:style style:name="T131" style:family="text">
      <style:text-properties officeooo:rsid="015528cf"/>
    </style:style>
    <style:style style:name="T132" style:family="text">
      <style:text-properties officeooo:rsid="015776c1"/>
    </style:style>
    <style:style style:name="T133" style:family="text">
      <style:text-properties officeooo:rsid="015b087d"/>
    </style:style>
    <style:style style:name="T134" style:family="text">
      <style:text-properties officeooo:rsid="01601431"/>
    </style:style>
    <style:style style:name="T135" style:family="text">
      <style:text-properties officeooo:rsid="0160dcff"/>
    </style:style>
    <style:style style:name="T136" style:family="text">
      <style:text-properties officeooo:rsid="01640f57"/>
    </style:style>
    <style:style style:name="T137" style:family="text">
      <style:text-properties officeooo:rsid="01667f1d"/>
    </style:style>
    <style:style style:name="T138" style:family="text">
      <style:text-properties officeooo:rsid="01686f01"/>
    </style:style>
    <style:style style:name="T139" style:family="text">
      <style:text-properties officeooo:rsid="0168d6ac"/>
    </style:style>
    <style:style style:name="T140" style:family="text">
      <style:text-properties officeooo:rsid="0173ef67"/>
    </style:style>
    <style:style style:name="T141" style:family="text">
      <style:text-properties officeooo:rsid="01770d79"/>
    </style:style>
    <style:style style:name="T142" style:family="text">
      <style:text-properties officeooo:rsid="0185d12b"/>
    </style:style>
    <style:style style:name="T143" style:family="text">
      <style:text-properties officeooo:rsid="01864be2"/>
    </style:style>
    <style:style style:name="T144" style:family="text">
      <style:text-properties officeooo:rsid="019025f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style:style>
    <style:style style:name="fr2" style:family="graphic" style:parent-style-name="OLE">
      <style:graphic-properties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4" style:family="graphic" style:parent-style-name="OLE">
      <style:graphic-properties style:horizontal-pos="center" style:horizontal-rel="paragraph" loext:rel-width-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A machine learning approach to intensive care discharge.</text:p>
      <text:p text:style-name="P9"/>
      <text:p text:style-name="P41">Christopher J. McWilliams<text:span text:style-name="T101">∗1</text:span>, Daniel J. Lawson<text:span text:style-name="T101">2</text:span>, Raul Santos-Rodriguez<text:span text:style-name="T101">1</text:span>, <text:span text:style-name="T103">Iain D Gilchrist, </text:span>Alan Champneys<text:span text:style-name="T101">1</text:span>, Timothy H. Gould<text:span text:style-name="T102">4</text:span>, Matthew J.C. Thoma<text:span text:style-name="T103">s</text:span><text:span text:style-name="T102">4</text:span>, and Christopher P. Bourdeaux<text:span text:style-name="T102">4</text:span></text:p>
      <text:p text:style-name="P41"/>
      <text:p text:style-name="P41">1 Department of Engineering Mathematics, University of Bristol </text:p>
      <text:p text:style-name="P41">2 Integrative Epidemiology Unit, Population Health Sciences, University of Bristol </text:p>
      <text:p text:style-name="P44"><text:span text:style-name="T103">3 </text:span><text:span text:style-name="T104">School of Experimental Psychology, University of Bristol</text:span></text:p>
      <text:p text:style-name="P41"><text:span text:style-name="T103">4</text:span> Intensive Care Unit, Queens Building, University Hospitals Bristol</text:p>
      <text:p text:style-name="P41"/>
      <text:p text:style-name="P42">*<text:span text:style-name="T100">Corresponding author: </text:span><text:a xlink:type="simple" xlink:href="mailto:chris.mcwilliams@bristol.ac.uk" text:style-name="Internet_20_link" text:visited-style-name="Visited_20_Internet_20_Link"><text:span text:style-name="T100">chris.mcwilliams@bristol.ac.uk</text:span></text:a></text:p>
      <text:p text:style-name="P10"/>
      <text:p text:style-name="P10"/>
      <text:p text:style-name="P10"/>
      <text:p text:style-name="P51">Abstract </text:p>
      <text:p text:style-name="P31"/>
      <text:p text:style-name="P40">Objective</text:p>
      <text:p text:style-name="P31">The primary objective is to work towards a clinical decision support tool that can improve discharge practice on the intensive care unit.</text:p>
      <text:p text:style-name="P40"/>
      <text:p text:style-name="P40">Design</text:p>
      <text:p text:style-name="P31">We used two datasets of routinely collected patient data to test a<text:span text:style-name="T97">n</text:span>d improve upon a set of previously proposed discharge criteria.</text:p>
      <text:p text:style-name="P40"/>
      <text:p text:style-name="P40">Setting</text:p>
      <text:p text:style-name="P31">Bristol Royal Infirmary general intensive care unit (GICU).</text:p>
      <text:p text:style-name="P40"/>
      <text:p text:style-name="P40">Patients</text:p>
      <text:p text:style-name="P31"><text:span text:style-name="T98">Two cohorts derived from historical datasets: </text:span>1933 intensive care patients from GICU in Bristol, and 10658 from MIMIC-III <text:span text:style-name="T98">(a publicly available intensive care dataset)</text:span>.</text:p>
      <text:p text:style-name="P31"/>
      <text:p text:style-name="P40">Results </text:p>
      <text:p text:style-name="P32"><text:span text:style-name="T98">In both cohorts</text:span> few successfully discharged patients met <text:span text:style-name="T98">the of all the discharge criteria</text:span>. Both a random forest and a logistic classifier, trained on MIMIC and cross validated on GICU, demonstrated improved performance over the original criteria and generalised well between the cohorts. The <text:span text:style-name="T99">classifiers showed good agreement on which</text:span> features <text:span text:style-name="T99">were most predictive of readiness-for-discharge, and these</text:span> were generally consistent with clinical experience. By weighting the NLD criteria according to feature importance from the logistic model we showed improved performance over the original NLD criteria, while retaining good interpretability.</text:p>
      <text:p text:style-name="P31"/>
      <text:p text:style-name="P40">Conclusions</text:p>
      <text:p text:style-name="P31">Our findings constitute a proof of concept for a decision support tool to run alongside a clinical information system, and streamline the process of discharge from the ICU.</text:p>
      <text:p text:style-name="P31"/>
      <text:p text:style-name="P34"/>
      <text:p text:style-name="P34">Strengths and Limitations of this study:</text:p>
      <text:p text:style-name="P34"/>
      <text:list xml:id="list3269745856245840270" text:style-name="WWNum1">
        <text:list-item>
          <text:p text:style-name="P71">This study applies machine learning techniques to the problem of classifying patients that are ready for discharge from intensive care.</text:p>
        </text:list-item>
        <text:list-item>
          <text:p text:style-name="P71">Two cohorts of historical data are used, allowing cross-validation and a comparison of results between healthcare contexts.</text:p>
        </text:list-item>
        <text:list-item>
          <text:p text:style-name="P72">Our approach represents the first step towards a decision support tool that would help clinicians identify dischargeable patients as early as possible. </text:p>
        </text:list-item>
      </text:list>
      <text:p text:style-name="P50">Introduction</text:p>
      <text:p text:style-name="P1"/>
      <text:p text:style-name="P2">Demand for intensive care unit (ICU) beds is rising at a time when <text:span text:style-name="T117">the</text:span> resource is constrained<text:reference-mark-start text:name="ADDIN CSL_CITATION {&quot;citationItems&quot;: [{&quot;itemData&quot;: {&quot;author&quot;: [{&quot;parse-names&quot;: false, &quot;suffix&quot;: &quot;&quot;, &quot;dropping-particle&quot;: &quot;&quot;, &quot;non-dropping-particle&quot;: &quot;&quot;, &quot;family&quot;: &quot;Rubenfeld&quot;, &quot;given&quot;: &quot;Gordon D.&quot;}, {&quot;parse-names&quot;: false, &quot;suffix&quot;: &quot;&quot;, &quot;dropping-particle&quot;: &quot;&quot;, &quot;non-dropping-particle&quot;: &quot;&quot;, &quot;family&quot;: &quot;Rhodes&quot;, &quot;given&quot;: &quot;Andrew&quot;}], &quot;container-title&quot;: &quot;Intensive Care Medicine&quot;, &quot;issued&quot;: {&quot;date-parts&quot;: [[&quot;2014&quot;, &quot;3&quot;, &quot;7&quot;]]}, &quot;ISSN&quot;: &quot;0342-4642&quot;, &quot;type&quot;: &quot;article-journal&quot;, &quot;DOI&quot;: &quot;10.1007/s00134-014-3215-x&quot;, &quot;title&quot;: &quot;How many intensive care beds are enough?&quot;, &quot;issue&quot;: &quot;3&quot;, &quot;volume&quot;: &quot;40&quot;, &quot;page&quot;: &quot;451-452&quot;, &quot;id&quot;: &quot;ITEM-1&quot;, &quot;publisher&quot;: &quot;Springer Berlin Heidelberg&quot;}, &quot;id&quot;: &quot;ITEM-1&quot;, &quot;uris&quot;: [&quot;http://www.mendeley.com/documents/?uuid=5cd57fcc-401d-3ae9-ab14-27794f38ccb2&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O92fosUrKk"/><text:span text:style-name="T1">[1]</text:span><text:reference-mark-end text:name="ADDIN CSL_CITATION {&quot;citationItems&quot;: [{&quot;itemData&quot;: {&quot;author&quot;: [{&quot;parse-names&quot;: false, &quot;suffix&quot;: &quot;&quot;, &quot;dropping-particle&quot;: &quot;&quot;, &quot;non-dropping-particle&quot;: &quot;&quot;, &quot;family&quot;: &quot;Rubenfeld&quot;, &quot;given&quot;: &quot;Gordon D.&quot;}, {&quot;parse-names&quot;: false, &quot;suffix&quot;: &quot;&quot;, &quot;dropping-particle&quot;: &quot;&quot;, &quot;non-dropping-particle&quot;: &quot;&quot;, &quot;family&quot;: &quot;Rhodes&quot;, &quot;given&quot;: &quot;Andrew&quot;}], &quot;container-title&quot;: &quot;Intensive Care Medicine&quot;, &quot;issued&quot;: {&quot;date-parts&quot;: [[&quot;2014&quot;, &quot;3&quot;, &quot;7&quot;]]}, &quot;ISSN&quot;: &quot;0342-4642&quot;, &quot;type&quot;: &quot;article-journal&quot;, &quot;DOI&quot;: &quot;10.1007/s00134-014-3215-x&quot;, &quot;title&quot;: &quot;How many intensive care beds are enough?&quot;, &quot;issue&quot;: &quot;3&quot;, &quot;volume&quot;: &quot;40&quot;, &quot;page&quot;: &quot;451-452&quot;, &quot;id&quot;: &quot;ITEM-1&quot;, &quot;publisher&quot;: &quot;Springer Berlin Heidelberg&quot;}, &quot;id&quot;: &quot;ITEM-1&quot;, &quot;uris&quot;: [&quot;http://www.mendeley.com/documents/?uuid=5cd57fcc-401d-3ae9-ab14-27794f38ccb2&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O92fosUrKk"/>⁠. In order to optimise the allocation of this resource, patients should be discharged from the ICU as soon as they no longer require the specialist input provided there. The reduced ICU capacity caused by discharge delay can result in the delayed admission of patients requiring <text:span text:style-name="T117">critical </text:span>care<text:reference-mark-start text:name="ADDIN CSL_CITATION {&quot;citationItems&quot;: [{&quot;itemData&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author&quot;: [{&quot;parse-names&quot;: false, &quot;suffix&quot;: &quot;&quot;, &quot;dropping-particle&quot;: &quot;&quot;, &quot;non-dropping-particle&quot;: &quot;&quot;, &quot;family&quot;: &quot;Chalfin&quot;, &quot;given&quot;: &quot;Donald B.&quot;}, {&quot;parse-names&quot;: false, &quot;suffix&quot;: &quot;&quot;, &quot;dropping-particle&quot;: &quot;&quot;, &quot;non-dropping-particle&quot;: &quot;&quot;, &quot;family&quot;: &quot;Trzeciak&quot;, &quot;given&quot;: &quot;Stephen&quot;}, {&quot;parse-names&quot;: false, &quot;suffix&quot;: &quot;&quot;, &quot;dropping-particle&quot;: &quot;&quot;, &quot;non-dropping-particle&quot;: &quot;&quot;, &quot;family&quot;: &quot;Likourezos&quot;, &quot;given&quot;: &quot;Antonios&quot;}, {&quot;parse-names&quot;: false, &quot;suffix&quot;: &quot;&quot;, &quot;dropping-particle&quot;: &quot;&quot;, &quot;non-dropping-particle&quot;: &quot;&quot;, &quot;family&quot;: &quot;Baumann&quot;, &quot;given&quot;: &quot;Brigitte M.&quot;}, {&quot;parse-names&quot;: false, &quot;suffix&quot;: &quot;&quot;, &quot;dropping-particle&quot;: &quot;&quot;, &quot;non-dropping-particle&quot;: &quot;&quot;, &quot;family&quot;: &quot;Dellinger&quot;, &quot;given&quot;: &quot;R. Phillip&quot;}], &quot;container-title&quot;: &quot;Critical Care Medicine&quot;, &quot;issued&quot;: {&quot;date-parts&quot;: [[&quot;2007&quot;]]}, &quot;PMID&quot;: &quot;17440421&quot;, &quot;type&quot;: &quot;article-journal&quot;, &quot;ISBN&quot;: &quot;0090-3493&quot;, &quot;DOI&quot;: &quot;10.1097/01.CCM.0000266585.74905.5A&quot;, &quot;ISSN&quot;: &quot;00903493&quot;, &quot;id&quot;: &quot;ITEM-1&quot;, &quot;title&quot;: &quot;Impact of delayed transfer of critically ill patients from the emergency department to the intensive care unit&quot;}, &quot;id&quot;: &quot;ITEM-1&quot;, &quot;uris&quot;: [&quot;http://www.mendeley.com/documents/?uuid=1584ee16-2f47-3f83-9d02-017e3feb89b5&quot;]}, {&quot;itemData&quot;: {&quot;author&quot;: [{&quot;parse-names&quot;: false, &quot;suffix&quot;: &quot;&quot;, &quot;dropping-particle&quot;: &quot;&quot;, &quot;non-dropping-particle&quot;: &quot;&quot;, &quot;family&quot;: &quot;Cardoso&quot;, &quot;given&quot;: &quot;Lucienne TQ&quot;}, {&quot;parse-names&quot;: false, &quot;suffix&quot;: &quot;&quot;, &quot;dropping-particle&quot;: &quot;&quot;, &quot;non-dropping-particle&quot;: &quot;&quot;, &quot;family&quot;: &quot;Grion&quot;, &quot;given&quot;: &quot;Cintia MC&quot;}, {&quot;parse-names&quot;: false, &quot;suffix&quot;: &quot;&quot;, &quot;dropping-particle&quot;: &quot;&quot;, &quot;non-dropping-particle&quot;: &quot;&quot;, &quot;family&quot;: &quot;Matsuo&quot;, &quot;given&quot;: &quot;Tiemi&quot;}, {&quot;parse-names&quot;: false, &quot;suffix&quot;: &quot;&quot;, &quot;dropping-particle&quot;: &quot;&quot;, &quot;non-dropping-particle&quot;: &quot;&quot;, &quot;family&quot;: &quot;Anami&quot;, &quot;given&quot;: &quot;Elza HT&quot;}, {&quot;parse-names&quot;: false, &quot;suffix&quot;: &quot;&quot;, &quot;dropping-particle&quot;: &quot;&quot;, &quot;non-dropping-particle&quot;: &quot;&quot;, &quot;family&quot;: &quot;Kauss&quot;, &quot;given&quot;: &quot;Ivanil AM&quot;}, {&quot;parse-names&quot;: false, &quot;suffix&quot;: &quot;&quot;, &quot;dropping-particle&quot;: &quot;&quot;, &quot;non-dropping-particle&quot;: &quot;&quot;, &quot;family&quot;: &quot;Seko&quot;, &quot;given&quot;: &quot;Ludmila&quot;}, {&quot;parse-names&quot;: false, &quot;suffix&quot;: &quot;&quot;, &quot;dropping-particle&quot;: &quot;&quot;, &quot;non-dropping-particle&quot;: &quot;&quot;, &quot;family&quot;: &quot;Bonametti&quot;, &quot;given&quot;: &quot;Ana M&quot;}], &quot;type&quot;: &quot;article-journal&quot;, &quot;container-title&quot;: &quot;Critical Care&quot;, &quot;issued&quot;: {&quot;date-parts&quot;: [[&quot;2011&quot;]]}, &quot;page&quot;: &quot;R28&quot;, &quot;ISSN&quot;: &quot;1364-8535&quot;, &quot;issue&quot;: &quot;1&quot;, &quot;volume&quot;: &quot;15&quot;, &quot;DOI&quot;: &quot;10.1186/cc9975&quot;, &quot;id&quot;: &quot;ITEM-2&quot;, &quot;title&quot;: &quot;Impact of delayed admission to intensive care units on mortality of critically ill patients: a cohort study&quot;}, &quot;id&quot;: &quot;ITEM-2&quot;, &quot;uris&quot;: [&quot;http://www.mendeley.com/documents/?uuid=68a16267-5d4a-362c-91a5-fa81a7e5fb89&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74ScjifYKk"/>[2,3]<text:reference-mark-end text:name="ADDIN CSL_CITATION {&quot;citationItems&quot;: [{&quot;itemData&quot;: {&quot;abstract&quot;: &quot;OBJECTIVE: Numerous factors can cause delays in transfer to an intensive care unit for critically ill emergency department patients. The impact of delays is unknown. We aimed to determine the association between emergency department \&quot;boarding\&quot; (holding admitted patients in the emergency department pending intensive care unit transfer) and outcomes for critically ill patients.\\n\\nDESIGN: This was a cross-sectional analytical study using the Project IMPACT database (a multicenter U.S. database of intensive care unit patients). Patients admitted from the emergency department to the intensive care unit (2000-2003) were included and divided into two groups: emergency department boarding &gt;or=6 hrs (delayed) vs. emergency department boarding &lt;6 hrs (nondelayed). Demographics, intensive care unit procedures, length of stay, and mortality were analyzed. Groups were compared using chi-square, Mann-Whitney, and unpaired Student's t-tests.\\n\\nSETTING: Emergency department and intensive care unit.\\n\\nPATIENTS: Patients admitted from the emergency department to the intensive care unit (2000-2003).\\n\\nINTERVENTIONS: None.\\n\\nMEASUREMENTS AND MAIN RESULTS: Main outcomes were intensive care unit and hospital survival and intensive care unit and hospital length of stay. During the study period, 50,322 patients were admitted. Both groups (delayed, n = 1,036; nondelayed, n = 49,286) were similar in age, gender, and do-not-resuscitate status, along with Acute Physiology and Chronic Health Evaluation II score in the subgroup for which it was recorded. Among hospital survivors, the median hospital length of stay was 7.0 (delayed) vs. 6.0 days (nondelayed) (p &lt; .001). Intensive care unit mortality was 10.7% (delayed) vs. 8.4% (nondelayed) (p &lt; .01). In-hospital mortality was 17.4% (delayed) vs. 12.9% (nondelayed) (p &lt; .001). In the stepwise logistic model, delayed admission, advancing age, higher Acute Physiology and Chronic Health Evaluation II score, male gender, and diagnostic categories of trauma, intracerebral hemorrhage, and neurologic disease were associated with lower hospital survival (odds ratio for delayed admission, 0.709; 95% confidence interval, 0.561-0.895).\\n\\nCONCLUSIONS: Critically ill emergency department patients with a &gt;or=6-hr delay in intensive care unit transfer had increased hospital length of stay and higher intensive care unit and hospital mortality. This suggests the need to identify factors associated with delayed transfer as well as specific deter\u2026&quot;, &quot;author&quot;: [{&quot;parse-names&quot;: false, &quot;suffix&quot;: &quot;&quot;, &quot;dropping-particle&quot;: &quot;&quot;, &quot;non-dropping-particle&quot;: &quot;&quot;, &quot;family&quot;: &quot;Chalfin&quot;, &quot;given&quot;: &quot;Donald B.&quot;}, {&quot;parse-names&quot;: false, &quot;suffix&quot;: &quot;&quot;, &quot;dropping-particle&quot;: &quot;&quot;, &quot;non-dropping-particle&quot;: &quot;&quot;, &quot;family&quot;: &quot;Trzeciak&quot;, &quot;given&quot;: &quot;Stephen&quot;}, {&quot;parse-names&quot;: false, &quot;suffix&quot;: &quot;&quot;, &quot;dropping-particle&quot;: &quot;&quot;, &quot;non-dropping-particle&quot;: &quot;&quot;, &quot;family&quot;: &quot;Likourezos&quot;, &quot;given&quot;: &quot;Antonios&quot;}, {&quot;parse-names&quot;: false, &quot;suffix&quot;: &quot;&quot;, &quot;dropping-particle&quot;: &quot;&quot;, &quot;non-dropping-particle&quot;: &quot;&quot;, &quot;family&quot;: &quot;Baumann&quot;, &quot;given&quot;: &quot;Brigitte M.&quot;}, {&quot;parse-names&quot;: false, &quot;suffix&quot;: &quot;&quot;, &quot;dropping-particle&quot;: &quot;&quot;, &quot;non-dropping-particle&quot;: &quot;&quot;, &quot;family&quot;: &quot;Dellinger&quot;, &quot;given&quot;: &quot;R. Phillip&quot;}], &quot;container-title&quot;: &quot;Critical Care Medicine&quot;, &quot;issued&quot;: {&quot;date-parts&quot;: [[&quot;2007&quot;]]}, &quot;PMID&quot;: &quot;17440421&quot;, &quot;type&quot;: &quot;article-journal&quot;, &quot;ISBN&quot;: &quot;0090-3493&quot;, &quot;DOI&quot;: &quot;10.1097/01.CCM.0000266585.74905.5A&quot;, &quot;ISSN&quot;: &quot;00903493&quot;, &quot;id&quot;: &quot;ITEM-1&quot;, &quot;title&quot;: &quot;Impact of delayed transfer of critically ill patients from the emergency department to the intensive care unit&quot;}, &quot;id&quot;: &quot;ITEM-1&quot;, &quot;uris&quot;: [&quot;http://www.mendeley.com/documents/?uuid=1584ee16-2f47-3f83-9d02-017e3feb89b5&quot;]}, {&quot;itemData&quot;: {&quot;author&quot;: [{&quot;parse-names&quot;: false, &quot;suffix&quot;: &quot;&quot;, &quot;dropping-particle&quot;: &quot;&quot;, &quot;non-dropping-particle&quot;: &quot;&quot;, &quot;family&quot;: &quot;Cardoso&quot;, &quot;given&quot;: &quot;Lucienne TQ&quot;}, {&quot;parse-names&quot;: false, &quot;suffix&quot;: &quot;&quot;, &quot;dropping-particle&quot;: &quot;&quot;, &quot;non-dropping-particle&quot;: &quot;&quot;, &quot;family&quot;: &quot;Grion&quot;, &quot;given&quot;: &quot;Cintia MC&quot;}, {&quot;parse-names&quot;: false, &quot;suffix&quot;: &quot;&quot;, &quot;dropping-particle&quot;: &quot;&quot;, &quot;non-dropping-particle&quot;: &quot;&quot;, &quot;family&quot;: &quot;Matsuo&quot;, &quot;given&quot;: &quot;Tiemi&quot;}, {&quot;parse-names&quot;: false, &quot;suffix&quot;: &quot;&quot;, &quot;dropping-particle&quot;: &quot;&quot;, &quot;non-dropping-particle&quot;: &quot;&quot;, &quot;family&quot;: &quot;Anami&quot;, &quot;given&quot;: &quot;Elza HT&quot;}, {&quot;parse-names&quot;: false, &quot;suffix&quot;: &quot;&quot;, &quot;dropping-particle&quot;: &quot;&quot;, &quot;non-dropping-particle&quot;: &quot;&quot;, &quot;family&quot;: &quot;Kauss&quot;, &quot;given&quot;: &quot;Ivanil AM&quot;}, {&quot;parse-names&quot;: false, &quot;suffix&quot;: &quot;&quot;, &quot;dropping-particle&quot;: &quot;&quot;, &quot;non-dropping-particle&quot;: &quot;&quot;, &quot;family&quot;: &quot;Seko&quot;, &quot;given&quot;: &quot;Ludmila&quot;}, {&quot;parse-names&quot;: false, &quot;suffix&quot;: &quot;&quot;, &quot;dropping-particle&quot;: &quot;&quot;, &quot;non-dropping-particle&quot;: &quot;&quot;, &quot;family&quot;: &quot;Bonametti&quot;, &quot;given&quot;: &quot;Ana M&quot;}], &quot;type&quot;: &quot;article-journal&quot;, &quot;container-title&quot;: &quot;Critical Care&quot;, &quot;issued&quot;: {&quot;date-parts&quot;: [[&quot;2011&quot;]]}, &quot;page&quot;: &quot;R28&quot;, &quot;ISSN&quot;: &quot;1364-8535&quot;, &quot;issue&quot;: &quot;1&quot;, &quot;volume&quot;: &quot;15&quot;, &quot;DOI&quot;: &quot;10.1186/cc9975&quot;, &quot;id&quot;: &quot;ITEM-2&quot;, &quot;title&quot;: &quot;Impact of delayed admission to intensive care units on mortality of critically ill patients: a cohort study&quot;}, &quot;id&quot;: &quot;ITEM-2&quot;, &quot;uris&quot;: [&quot;http://www.mendeley.com/documents/?uuid=68a16267-5d4a-362c-91a5-fa81a7e5fb89&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74ScjifYKk"/><text:span text:style-name="T1">⁠</text:span>⁠. Furthermore, patients remaining in the ICU after they are medically fit to leave <text:span text:style-name="T118">are at risk of iatrogenic harm and may</text:span> experience detrimental effects on physical rehabilitation and psychosocial well-being<text:reference-mark-start text:name="ADDIN CSL_CITATION {&quot;citationItems&quot;: [{&quot;itemData&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author&quot;: [{&quot;parse-names&quot;: false, &quot;suffix&quot;: &quot;&quot;, &quot;dropping-particle&quot;: &quot;&quot;, &quot;non-dropping-particle&quot;: &quot;&quot;, &quot;family&quot;: &quot;Howell&quot;, &quot;given&quot;: &quot;Michael D.&quot;}], &quot;container-title&quot;: &quot;Current Opinion in Critical Care&quot;, &quot;issued&quot;: {&quot;date-parts&quot;: [[&quot;2011&quot;, &quot;12&quot;]]}, &quot;ISSN&quot;: &quot;1070-5295&quot;, &quot;type&quot;: &quot;article-journal&quot;, &quot;PMID&quot;: &quot;21934614&quot;, &quot;DOI&quot;: &quot;10.1097/MCC.0b013e32834b3e6e&quot;, &quot;title&quot;: &quot;Managing ICU throughput and understanding ICU census&quot;, &quot;issue&quot;: &quot;6&quot;, &quot;volume&quot;: &quot;17&quot;, &quot;page&quot;: &quot;626-633&quot;, &quot;id&quot;: &quot;ITEM-1&quot;}, &quot;id&quot;: &quot;ITEM-1&quot;, &quot;uris&quot;: [&quot;http://www.mendeley.com/documents/?uuid=941428ab-02e0-3e0c-b5de-bd68ee39bb3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eu7jTjPw9o"/><text:span text:style-name="T1">[4]</text:span><text:reference-mark-end text:name="ADDIN CSL_CITATION {&quot;citationItems&quot;: [{&quot;itemData&quot;: {&quot;abstract&quot;: &quot;PURPOSE OF REVIEW Traditionally, hospitals have coped with chronically high ICU census by building more ICU beds, but this strategy is unlikely to be tenable under future financial models. Therefore, ICUs need additional tools to manage census, inflow, and throughput. RECENT FINDINGS Higher ICU census, without compensatory surges in nursing capacity, is associated with several adverse effects on patients and providers, but its relationship to mortality is uncertain. Providers also discharge patients more aggressively during times of high census. Little's Law (L\u200a=\u200a\u03bb\u200aW), a cornerstone of queuing theory, provides an eminently practical basis for managing ICU census and throughput. One target for improving throughput is minimizing process steps that are without value to the patient, e.g., waiting for a bed at ICU discharge. Larger gains in ICU throughput can be found in ICU quality improvement. For example, spontaneous breathing trials, daily wake-ups, and early physical/occupational therapy programmes are all likely to improve throughput by reducing ICU length of stay. The magnitude of these interventions' effects on ICU census can be startling. SUMMARY ICUs should actively manage throughput and census. Operations management tools such as Little's Law can provide practical guidance about the relationship between census, throughput, and patient demand. Standard ICU quality improvement techniques can meaningfully affect both ICU census and throughput.&quot;, &quot;author&quot;: [{&quot;parse-names&quot;: false, &quot;suffix&quot;: &quot;&quot;, &quot;dropping-particle&quot;: &quot;&quot;, &quot;non-dropping-particle&quot;: &quot;&quot;, &quot;family&quot;: &quot;Howell&quot;, &quot;given&quot;: &quot;Michael D.&quot;}], &quot;container-title&quot;: &quot;Current Opinion in Critical Care&quot;, &quot;issued&quot;: {&quot;date-parts&quot;: [[&quot;2011&quot;, &quot;12&quot;]]}, &quot;ISSN&quot;: &quot;1070-5295&quot;, &quot;type&quot;: &quot;article-journal&quot;, &quot;PMID&quot;: &quot;21934614&quot;, &quot;DOI&quot;: &quot;10.1097/MCC.0b013e32834b3e6e&quot;, &quot;title&quot;: &quot;Managing ICU throughput and understanding ICU census&quot;, &quot;issue&quot;: &quot;6&quot;, &quot;volume&quot;: &quot;17&quot;, &quot;page&quot;: &quot;626-633&quot;, &quot;id&quot;: &quot;ITEM-1&quot;}, &quot;id&quot;: &quot;ITEM-1&quot;, &quot;uris&quot;: [&quot;http://www.mendeley.com/documents/?uuid=941428ab-02e0-3e0c-b5de-bd68ee39bb31&quot;]}], &quot;mendeley&quot;: {&quot;formattedCitation&quot;: &quot;[4]&quot;, &quot;previouslyFormattedCitation&quot;: &quot;[4]&quot;, &quot;plainTextFormattedCitation&quot;: &quot;[4]&quot;}, &quot;properties&quot;: {&quot;noteIndex&quot;: 0}, &quot;schema&quot;: &quot;https://github.com/citation-style-language/schema/raw/master/csl-citation.json&quot;} RNDeu7jTjPw9o"/>⁠.</text:p>
      <text:p text:style-name="P1"/>
      <text:p text:style-name="P3">The identification of individuals that are ready to leave ICU is a key component of patient flow through the hospital. At present this identification is a manual process, relying on physicians reviewing patients on a ward round at a standard point in time. There is a lack of formal guidance to inform discharge readiness and as such the process is sensitive to both the decision making heuristics of individual clinicians and structural factors within the hospital<text:reference-mark-start text:name="ADDIN CSL_CITATION {&quot;citationItems&quot;: [{&quot;itemData&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author&quot;: [{&quot;parse-names&quot;: false, &quot;suffix&quot;: &quot;&quot;, &quot;dropping-particle&quot;: &quot;&quot;, &quot;non-dropping-particle&quot;: &quot;&quot;, &quot;family&quot;: &quot;Capuzzo&quot;, &quot;given&quot;: &quot;Maurizia&quot;}, {&quot;parse-names&quot;: false, &quot;suffix&quot;: &quot;&quot;, &quot;dropping-particle&quot;: &quot;&quot;, &quot;non-dropping-particle&quot;: &quot;&quot;, &quot;family&quot;: &quot;Moreno&quot;, &quot;given&quot;: &quot;Rui P&quot;}, {&quot;parse-names&quot;: false, &quot;suffix&quot;: &quot;&quot;, &quot;dropping-particle&quot;: &quot;&quot;, &quot;non-dropping-particle&quot;: &quot;&quot;, &quot;family&quot;: &quot;Alvisi&quot;, &quot;given&quot;: &quot;Raffaele&quot;}], &quot;container-title&quot;: &quot;Current Opinion in Critical Care&quot;, &quot;issued&quot;: {&quot;date-parts&quot;: [[&quot;2010&quot;, &quot;10&quot;]]}, &quot;ISSN&quot;: &quot;1070-5295&quot;, &quot;type&quot;: &quot;article-journal&quot;, &quot;PMID&quot;: &quot;20644469&quot;, &quot;DOI&quot;: &quot;10.1097/MCC.0b013e32833cb874&quot;, &quot;title&quot;: &quot;Admission and discharge of critically ill patients&quot;, &quot;issue&quot;: &quot;5&quot;, &quot;volume&quot;: &quot;16&quot;, &quot;page&quot;: &quot;499-504&quot;, &quot;id&quot;: &quot;ITEM-1&quot;}, &quot;id&quot;: &quot;ITEM-1&quot;, &quot;uris&quot;: [&quot;http://www.mendeley.com/documents/?uuid=a97b79e4-5c67-3d35-b78b-15c2e1d7fe7b&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UmUe8grJ3q"/><text:span text:style-name="T1">[5]</text:span><text:reference-mark-end text:name="ADDIN CSL_CITATION {&quot;citationItems&quot;: [{&quot;itemData&quot;: {&quot;abstract&quot;: &quot;PURPOSE OF REVIEW The intensive care unit (ICU) provides continuous surveillance and specialized care to acutely ill patients. The decisions on patient admission and discharge should be based on common clinical criteria in order to guarantee equity. RECENT FINDINGS The survival benefit of early admission to intensive care has been demonstrated recently. Sometimes, the number of potential patients may exceed the available beds making triage of the patients necessary. The prioritization model based on the benefit that the patient can have from the admission is the most used. In the case of the outbreak peak of pandemic A H1N1 flu, a triage plan using Sequential Organ Failure Assessment score combined with inclusion and exclusion criteria to complement clinical judgment has been recommended. Nevertheless, studies have shown that this triage could lead to withdrawal of life support in patients who survive. Triage implies refusal of some patients, and refusal rates vary greatly even across the same country. Policies for discharge from intensive care show wide variability influenced by the availability of step-down facilities. SUMMARY The decisions to admit and discharge patients depend on patient, structure and physician-related variables. Early ICU admission of the critically ill patient is beneficial. Future analysis should also investigate economic parameters.&quot;, &quot;author&quot;: [{&quot;parse-names&quot;: false, &quot;suffix&quot;: &quot;&quot;, &quot;dropping-particle&quot;: &quot;&quot;, &quot;non-dropping-particle&quot;: &quot;&quot;, &quot;family&quot;: &quot;Capuzzo&quot;, &quot;given&quot;: &quot;Maurizia&quot;}, {&quot;parse-names&quot;: false, &quot;suffix&quot;: &quot;&quot;, &quot;dropping-particle&quot;: &quot;&quot;, &quot;non-dropping-particle&quot;: &quot;&quot;, &quot;family&quot;: &quot;Moreno&quot;, &quot;given&quot;: &quot;Rui P&quot;}, {&quot;parse-names&quot;: false, &quot;suffix&quot;: &quot;&quot;, &quot;dropping-particle&quot;: &quot;&quot;, &quot;non-dropping-particle&quot;: &quot;&quot;, &quot;family&quot;: &quot;Alvisi&quot;, &quot;given&quot;: &quot;Raffaele&quot;}], &quot;container-title&quot;: &quot;Current Opinion in Critical Care&quot;, &quot;issued&quot;: {&quot;date-parts&quot;: [[&quot;2010&quot;, &quot;10&quot;]]}, &quot;ISSN&quot;: &quot;1070-5295&quot;, &quot;type&quot;: &quot;article-journal&quot;, &quot;PMID&quot;: &quot;20644469&quot;, &quot;DOI&quot;: &quot;10.1097/MCC.0b013e32833cb874&quot;, &quot;title&quot;: &quot;Admission and discharge of critically ill patients&quot;, &quot;issue&quot;: &quot;5&quot;, &quot;volume&quot;: &quot;16&quot;, &quot;page&quot;: &quot;499-504&quot;, &quot;id&quot;: &quot;ITEM-1&quot;}, &quot;id&quot;: &quot;ITEM-1&quot;, &quot;uris&quot;: [&quot;http://www.mendeley.com/documents/?uuid=a97b79e4-5c67-3d35-b78b-15c2e1d7fe7b&quot;]}], &quot;mendeley&quot;: {&quot;formattedCitation&quot;: &quot;[5]&quot;, &quot;previouslyFormattedCitation&quot;: &quot;[5]&quot;, &quot;plainTextFormattedCitation&quot;: &quot;[5]&quot;}, &quot;properties&quot;: {&quot;noteIndex&quot;: 0}, &quot;schema&quot;: &quot;https://github.com/citation-style-language/schema/raw/master/csl-citation.json&quot;} RNDUmUe8grJ3q"/>⁠. A number of studies have looked to address this problem by attempting to standardise the discharge process</text:p>
      <text:p text:style-name="P3"><text:span text:style-name="T9">In a scoping review of these studies Stelfox et al.</text:span><text:reference-mark-start text:name="ADDIN CSL_CITATION {&quot;citationItems&quot;: [{&quot;itemData&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author&quot;: [{&quot;parse-names&quot;: false, &quot;suffix&quot;: &quot;&quot;, &quot;dropping-particle&quot;: &quot;&quot;, &quot;non-dropping-particle&quot;: &quot;&quot;, &quot;family&quot;: &quot;Stelfox&quot;, &quot;given&quot;: &quot;Henry T.&quot;}, {&quot;parse-names&quot;: false, &quot;suffix&quot;: &quot;&quot;, &quot;dropping-particle&quot;: &quot;&quot;, &quot;non-dropping-particle&quot;: &quot;&quot;, &quot;family&quot;: &quot;Lane&quot;, &quot;given&quot;: &quot;Dan&quot;}, {&quot;parse-names&quot;: false, &quot;suffix&quot;: &quot;&quot;, &quot;dropping-particle&quot;: &quot;&quot;, &quot;non-dropping-particle&quot;: &quot;&quot;, &quot;family&quot;: &quot;Boyd&quot;, &quot;given&quot;: &quot;Jamie M.&quot;}, {&quot;parse-names&quot;: false, &quot;suffix&quot;: &quot;&quot;, &quot;dropping-particle&quot;: &quot;&quot;, &quot;non-dropping-particle&quot;: &quot;&quot;, &quot;family&quot;: &quot;Taylor&quot;, &quot;given&quot;: &quot;Simon&quot;}, {&quot;parse-names&quot;: false, &quot;suffix&quot;: &quot;&quot;, &quot;dropping-particle&quot;: &quot;&quot;, &quot;non-dropping-particle&quot;: &quot;&quot;, &quot;family&quot;: &quot;Perrier&quot;, &quot;given&quot;: &quot;Laure&quot;}, {&quot;parse-names&quot;: false, &quot;suffix&quot;: &quot;&quot;, &quot;dropping-particle&quot;: &quot;&quot;, &quot;non-dropping-particle&quot;: &quot;&quot;, &quot;family&quot;: &quot;Straus&quot;, &quot;given&quot;: &quot;Sharon&quot;}, {&quot;parse-names&quot;: false, &quot;suffix&quot;: &quot;&quot;, &quot;dropping-particle&quot;: &quot;&quot;, &quot;non-dropping-particle&quot;: &quot;&quot;, &quot;family&quot;: &quot;Zygun&quot;, &quot;given&quot;: &quot;David&quot;}, {&quot;parse-names&quot;: false, &quot;suffix&quot;: &quot;&quot;, &quot;dropping-particle&quot;: &quot;&quot;, &quot;non-dropping-particle&quot;: &quot;&quot;, &quot;family&quot;: &quot;Zuege&quot;, &quot;given&quot;: &quot;Danny J.&quot;}], &quot;container-title&quot;: &quot;Chest&quot;, &quot;issued&quot;: {&quot;date-parts&quot;: [[&quot;2015&quot;, &quot;2&quot;]]}, &quot;ISSN&quot;: &quot;00123692&quot;, &quot;type&quot;: &quot;article-journal&quot;, &quot;PMID&quot;: &quot;25210942&quot;, &quot;DOI&quot;: &quot;10.1378/chest.13-2965&quot;, &quot;title&quot;: &quot;A Scoping Review of Patient Discharge From Intensive Care&quot;, &quot;issue&quot;: &quot;2&quot;, &quot;volume&quot;: &quot;147&quot;, &quot;page&quot;: &quot;317-327&quot;, &quot;id&quot;: &quot;ITEM-1&quot;}, &quot;id&quot;: &quot;ITEM-1&quot;, &quot;uris&quot;: [&quot;http://www.mendeley.com/documents/?uuid=1f273823-b4fb-389a-8beb-9f0b07e346ad&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tbMYqYMeYc"/><text:span text:style-name="T9">[6]</text:span><text:reference-mark-end text:name="ADDIN CSL_CITATION {&quot;citationItems&quot;: [{&quot;itemData&quot;: {&quot;abstract&quot;: &quot;BACKGROUND We conducted a scoping review to systematically review the literature reporting patient discharge from ICUs, identify facilitators and barriers to high-quality care, and describe tools developed to improve care. METHODS We searched Medline, Embase, CINAHL, and the Cochrane Central Register of Controlled Trials. Data were extracted on the article type, study details for research articles, patient population, phase of care during discharge, and dimensions of health-care quality. RESULTS From 8,154 unique publications we included 224 articles. Of these, 131 articles (58%) were original research, predominantly case series (23%) and cohort (16%) studies; 12% were narrative reviews; and 11% were guidelines/policies. Common themes included patient and family needs/experiences (29% of articles) and the importance of complete and accurate information (26%). Facilitators of high-quality care included provider-patient communication (30%), provider-provider communication (25%), and the use of guidelines/policies (29%). Patient and family anxiety (21%) and limited availability of ICU and ward resources (26%) were reported barriers to high-quality care. A total of 47 tools to facilitate patient discharge from the ICU were identified and focused on patient evaluation for discharge (29%), discharge planning and teaching (47%), and optimized discharge summaries (23%). CONCLUSIONS Common themes, facilitators and barriers related to patient and family needs/experiences, communication, and the use of guidelines/policies to standardize patient discharge from ICU transcend the literature. Candidate tools to improve care are available; comparative evaluation is needed prior to broad implementation and could be tested through local quality-improvement programs.&quot;, &quot;author&quot;: [{&quot;parse-names&quot;: false, &quot;suffix&quot;: &quot;&quot;, &quot;dropping-particle&quot;: &quot;&quot;, &quot;non-dropping-particle&quot;: &quot;&quot;, &quot;family&quot;: &quot;Stelfox&quot;, &quot;given&quot;: &quot;Henry T.&quot;}, {&quot;parse-names&quot;: false, &quot;suffix&quot;: &quot;&quot;, &quot;dropping-particle&quot;: &quot;&quot;, &quot;non-dropping-particle&quot;: &quot;&quot;, &quot;family&quot;: &quot;Lane&quot;, &quot;given&quot;: &quot;Dan&quot;}, {&quot;parse-names&quot;: false, &quot;suffix&quot;: &quot;&quot;, &quot;dropping-particle&quot;: &quot;&quot;, &quot;non-dropping-particle&quot;: &quot;&quot;, &quot;family&quot;: &quot;Boyd&quot;, &quot;given&quot;: &quot;Jamie M.&quot;}, {&quot;parse-names&quot;: false, &quot;suffix&quot;: &quot;&quot;, &quot;dropping-particle&quot;: &quot;&quot;, &quot;non-dropping-particle&quot;: &quot;&quot;, &quot;family&quot;: &quot;Taylor&quot;, &quot;given&quot;: &quot;Simon&quot;}, {&quot;parse-names&quot;: false, &quot;suffix&quot;: &quot;&quot;, &quot;dropping-particle&quot;: &quot;&quot;, &quot;non-dropping-particle&quot;: &quot;&quot;, &quot;family&quot;: &quot;Perrier&quot;, &quot;given&quot;: &quot;Laure&quot;}, {&quot;parse-names&quot;: false, &quot;suffix&quot;: &quot;&quot;, &quot;dropping-particle&quot;: &quot;&quot;, &quot;non-dropping-particle&quot;: &quot;&quot;, &quot;family&quot;: &quot;Straus&quot;, &quot;given&quot;: &quot;Sharon&quot;}, {&quot;parse-names&quot;: false, &quot;suffix&quot;: &quot;&quot;, &quot;dropping-particle&quot;: &quot;&quot;, &quot;non-dropping-particle&quot;: &quot;&quot;, &quot;family&quot;: &quot;Zygun&quot;, &quot;given&quot;: &quot;David&quot;}, {&quot;parse-names&quot;: false, &quot;suffix&quot;: &quot;&quot;, &quot;dropping-particle&quot;: &quot;&quot;, &quot;non-dropping-particle&quot;: &quot;&quot;, &quot;family&quot;: &quot;Zuege&quot;, &quot;given&quot;: &quot;Danny J.&quot;}], &quot;container-title&quot;: &quot;Chest&quot;, &quot;issued&quot;: {&quot;date-parts&quot;: [[&quot;2015&quot;, &quot;2&quot;]]}, &quot;ISSN&quot;: &quot;00123692&quot;, &quot;type&quot;: &quot;article-journal&quot;, &quot;PMID&quot;: &quot;25210942&quot;, &quot;DOI&quot;: &quot;10.1378/chest.13-2965&quot;, &quot;title&quot;: &quot;A Scoping Review of Patient Discharge From Intensive Care&quot;, &quot;issue&quot;: &quot;2&quot;, &quot;volume&quot;: &quot;147&quot;, &quot;page&quot;: &quot;317-327&quot;, &quot;id&quot;: &quot;ITEM-1&quot;}, &quot;id&quot;: &quot;ITEM-1&quot;, &quot;uris&quot;: [&quot;http://www.mendeley.com/documents/?uuid=1f273823-b4fb-389a-8beb-9f0b07e346ad&quot;]}], &quot;mendeley&quot;: {&quot;formattedCitation&quot;: &quot;[6]&quot;, &quot;previouslyFormattedCitation&quot;: &quot;[6]&quot;, &quot;plainTextFormattedCitation&quot;: &quot;[6]&quot;}, &quot;properties&quot;: {&quot;noteIndex&quot;: 0}, &quot;schema&quot;: &quot;https://github.com/citation-style-language/schema/raw/master/csl-citation.json&quot;} RNDtbMYqYMeYc"/><text:span text:style-name="T9">⁠</text:span><text:span text:style-name="T1"> </text:span><text:span text:style-name="T9">noted that, while a range of tools have been developed to characterise discharge readiness, most studies have been single centre and have not conducted comparative evaluations of different tools. <text:s/></text:span><text:span text:style-name="T1"><text:s/></text:span></text:p>
      <text:p text:style-name="P1"/>
      <text:p text:style-name="P4">Increasingly ICUs are using clinical information systems (CIS) to collect, store and display physiological data. The availability of such routinely collected patient data presents the opportunity to apply methods from data science, with the potential to transform healthcare in a number of ways<text:reference-mark-start text:name="ADDIN CSL_CITATION {&quot;citationItems&quot;: [{&quot;itemData&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author&quot;: [{&quot;parse-names&quot;: false, &quot;suffix&quot;: &quot;&quot;, &quot;dropping-particle&quot;: &quot;&quot;, &quot;non-dropping-particle&quot;: &quot;&quot;, &quot;family&quot;: &quot;Obermeyer&quot;, &quot;given&quot;: &quot;Ziad&quot;}, {&quot;parse-names&quot;: false, &quot;suffix&quot;: &quot;&quot;, &quot;dropping-particle&quot;: &quot;&quot;, &quot;non-dropping-particle&quot;: &quot;&quot;, &quot;family&quot;: &quot;Lee&quot;, &quot;given&quot;: &quot;Thomas H.&quot;}], &quot;container-title&quot;: &quot;New England Journal of Medicine&quot;, &quot;issued&quot;: {&quot;date-parts&quot;: [[&quot;2017&quot;, &quot;9&quot;, &quot;28&quot;]]}, &quot;ISSN&quot;: &quot;0028-4793&quot;, &quot;type&quot;: &quot;article-journal&quot;, &quot;DOI&quot;: &quot;10.1056/NEJMp1705348&quot;, &quot;title&quot;: &quot;Lost in Thought \u2014 The Limits of the Human Mind and the Future of Medicine&quot;, &quot;issue&quot;: &quot;13&quot;, &quot;volume&quot;: &quot;377&quot;, &quot;page&quot;: &quot;1209-1211&quot;, &quot;id&quot;: &quot;ITEM-1&quot;, &quot;publisher&quot;: &quot;Massachusetts Medical Society&quot;}, &quot;id&quot;: &quot;ITEM-1&quot;, &quot;uris&quot;: [&quot;http://www.mendeley.com/documents/?uuid=c7e842f6-4571-3216-af96-c668bbd3d7f8&quot;]}, {&quot;itemData&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author&quot;: [{&quot;parse-names&quot;: false, &quot;suffix&quot;: &quot;&quot;, &quot;dropping-particle&quot;: &quot;&quot;, &quot;non-dropping-particle&quot;: &quot;&quot;, &quot;family&quot;: &quot;Docherty&quot;, &quot;given&quot;: &quot;Annemarie B.&quot;}, {&quot;parse-names&quot;: false, &quot;suffix&quot;: &quot;&quot;, &quot;dropping-particle&quot;: &quot;&quot;, &quot;non-dropping-particle&quot;: &quot;&quot;, &quot;family&quot;: &quot;Lone&quot;, &quot;given&quot;: &quot;Nazir I.&quot;}], &quot;container-title&quot;: &quot;Current Opinion in Critical Care&quot;, &quot;issued&quot;: {&quot;date-parts&quot;: [[&quot;2015&quot;, &quot;10&quot;]]}, &quot;ISSN&quot;: &quot;1070-5295&quot;, &quot;type&quot;: &quot;article-journal&quot;, &quot;PMID&quot;: &quot;26348424&quot;, &quot;DOI&quot;: &quot;10.1097/MCC.0000000000000228&quot;, &quot;title&quot;: &quot;Exploiting big data for critical care research&quot;, &quot;issue&quot;: &quot;5&quot;, &quot;volume&quot;: &quot;21&quot;, &quot;page&quot;: &quot;467-472&quot;, &quot;id&quot;: &quot;ITEM-2&quot;}, &quot;id&quot;: &quot;ITEM-2&quot;, &quot;uris&quot;: [&quot;http://www.mendeley.com/documents/?uuid=f3c65600-7bae-3f72-8127-257393db24a2&quot;]}], &quot;mendeley&quot;: {&quot;formattedCitation&quot;: &quot;[7,8]&quot;, &quot;previouslyFormattedCitation&quot;: &quot;[7,8]&quot;, &quot;plainTextFormattedCitation&quot;: &quot;[7,8]&quot;}, &quot;properties&quot;: {&quot;noteIndex&quot;: 0}, &quot;schema&quot;: &quot;https://github.com/citation-style-language/schema/raw/master/csl-citation.json&quot;} RNDbdwBFzfXlo"/><text:span text:style-name="T1">[7,8]</text:span><text:reference-mark-end text:name="ADDIN CSL_CITATION {&quot;citationItems&quot;: [{&quot;itemData&quot;: {&quot;abstract&quot;: &quot;The complexity of medicine now exceeds the capacity of the human mind. Computers are the solution, but using them to manage this complexity will require fundamental changes in the way we think about thinking, and in the structure of medical education and research.&quot;, &quot;author&quot;: [{&quot;parse-names&quot;: false, &quot;suffix&quot;: &quot;&quot;, &quot;dropping-particle&quot;: &quot;&quot;, &quot;non-dropping-particle&quot;: &quot;&quot;, &quot;family&quot;: &quot;Obermeyer&quot;, &quot;given&quot;: &quot;Ziad&quot;}, {&quot;parse-names&quot;: false, &quot;suffix&quot;: &quot;&quot;, &quot;dropping-particle&quot;: &quot;&quot;, &quot;non-dropping-particle&quot;: &quot;&quot;, &quot;family&quot;: &quot;Lee&quot;, &quot;given&quot;: &quot;Thomas H.&quot;}], &quot;container-title&quot;: &quot;New England Journal of Medicine&quot;, &quot;issued&quot;: {&quot;date-parts&quot;: [[&quot;2017&quot;, &quot;9&quot;, &quot;28&quot;]]}, &quot;ISSN&quot;: &quot;0028-4793&quot;, &quot;type&quot;: &quot;article-journal&quot;, &quot;DOI&quot;: &quot;10.1056/NEJMp1705348&quot;, &quot;title&quot;: &quot;Lost in Thought \u2014 The Limits of the Human Mind and the Future of Medicine&quot;, &quot;issue&quot;: &quot;13&quot;, &quot;volume&quot;: &quot;377&quot;, &quot;page&quot;: &quot;1209-1211&quot;, &quot;id&quot;: &quot;ITEM-1&quot;, &quot;publisher&quot;: &quot;Massachusetts Medical Society&quot;}, &quot;id&quot;: &quot;ITEM-1&quot;, &quot;uris&quot;: [&quot;http://www.mendeley.com/documents/?uuid=c7e842f6-4571-3216-af96-c668bbd3d7f8&quot;]}, {&quot;itemData&quot;: {&quot;abstract&quot;: &quot;PURPOSE OF REVIEW Over recent years the digitalization, collection and storage of vast quantities of data, in combination with advances in data science, has opened up a new era of big data. In this review, we define big data, identify examples of critical care research using big data, discuss the limitations and ethical concerns of using these large datasets and finally consider scope for future research. RECENT FINDINGS Big data refers to datasets whose size, complexity and dynamic nature are beyond the scope of traditional data collection and analysis methods. The potential benefits to critical care are significant, with faster progress in improving health and better value for money. Although not replacing clinical trials, big data can improve their design and advance the field of precision medicine. However, there are limitations to analysing big data using observational methods. In addition, there are ethical concerns regarding maintaining confidentiality of patients who contribute to these datasets. SUMMARY Big data have the potential to improve medical care and reduce costs, both by individualizing medicine, and bringing together multiple sources of data about individual patients. As big data become increasingly mainstream, it will be important to maintain public confidence by safeguarding data security, governance and confidentiality.&quot;, &quot;author&quot;: [{&quot;parse-names&quot;: false, &quot;suffix&quot;: &quot;&quot;, &quot;dropping-particle&quot;: &quot;&quot;, &quot;non-dropping-particle&quot;: &quot;&quot;, &quot;family&quot;: &quot;Docherty&quot;, &quot;given&quot;: &quot;Annemarie B.&quot;}, {&quot;parse-names&quot;: false, &quot;suffix&quot;: &quot;&quot;, &quot;dropping-particle&quot;: &quot;&quot;, &quot;non-dropping-particle&quot;: &quot;&quot;, &quot;family&quot;: &quot;Lone&quot;, &quot;given&quot;: &quot;Nazir I.&quot;}], &quot;container-title&quot;: &quot;Current Opinion in Critical Care&quot;, &quot;issued&quot;: {&quot;date-parts&quot;: [[&quot;2015&quot;, &quot;10&quot;]]}, &quot;ISSN&quot;: &quot;1070-5295&quot;, &quot;type&quot;: &quot;article-journal&quot;, &quot;PMID&quot;: &quot;26348424&quot;, &quot;DOI&quot;: &quot;10.1097/MCC.0000000000000228&quot;, &quot;title&quot;: &quot;Exploiting big data for critical care research&quot;, &quot;issue&quot;: &quot;5&quot;, &quot;volume&quot;: &quot;21&quot;, &quot;page&quot;: &quot;467-472&quot;, &quot;id&quot;: &quot;ITEM-2&quot;}, &quot;id&quot;: &quot;ITEM-2&quot;, &quot;uris&quot;: [&quot;http://www.mendeley.com/documents/?uuid=f3c65600-7bae-3f72-8127-257393db24a2&quot;]}], &quot;mendeley&quot;: {&quot;formattedCitation&quot;: &quot;[7,8]&quot;, &quot;previouslyFormattedCitation&quot;: &quot;[7,8]&quot;, &quot;plainTextFormattedCitation&quot;: &quot;[7,8]&quot;}, &quot;properties&quot;: {&quot;noteIndex&quot;: 0}, &quot;schema&quot;: &quot;https://github.com/citation-style-language/schema/raw/master/csl-citation.json&quot;} RNDbdwBFzfXlo"/>⁠. Two particular avenues for development are the automation of simple tasks<text:bookmark-start text:name="__UnoMark__11754_1319284483"/><text:reference-mark-start text:name="ADDIN CSL_CITATION {&quot;citationItems&quot;: [{&quot;itemData&quot;: {&quot;author&quot;: [{&quot;parse-names&quot;: false, &quot;suffix&quot;: &quot;&quot;, &quot;dropping-particle&quot;: &quot;&quot;, &quot;non-dropping-particle&quot;: &quot;&quot;, &quot;family&quot;: &quot;Sohn&quot;, &quot;given&quot;: &quot;Ernest&quot;}, {&quot;parse-names&quot;: false, &quot;suffix&quot;: &quot;&quot;, &quot;dropping-particle&quot;: &quot;&quot;, &quot;non-dropping-particle&quot;: &quot;&quot;, &quot;family&quot;: &quot;Roski&quot;, &quot;given&quot;: &quot;Joachim&quot;}, {&quot;parse-names&quot;: false, &quot;suffix&quot;: &quot;&quot;, &quot;dropping-particle&quot;: &quot;&quot;, &quot;non-dropping-particle&quot;: &quot;&quot;, &quot;family&quot;: &quot;Escaravage&quot;, &quot;given&quot;: &quot;Steven&quot;}, {&quot;parse-names&quot;: false, &quot;suffix&quot;: &quot;&quot;, &quot;dropping-particle&quot;: &quot;&quot;, &quot;non-dropping-particle&quot;: &quot;&quot;, &quot;family&quot;: &quot;Maloy&quot;, &quot;given&quot;: &quot;Kevin&quot;}], &quot;container-title&quot;: &quot;Health Affairs Blog&quot;, &quot;issued&quot;: {&quot;date-parts&quot;: [[&quot;2017&quot;]]}, &quot;type&quot;: &quot;article-magazine&quot;, &quot;DOI&quot;: &quot;10.1377/hblog20170509.059985&quot;, &quot;id&quot;: &quot;ITEM-1&quot;, &quot;title&quot;: &quot;Four Lessons In The Adoption Of Machine Learning In Health Care&quot;}, &quot;id&quot;: &quot;ITEM-1&quot;, &quot;uris&quot;: [&quot;http://www.mendeley.com/documents/?uuid=9492e3c8-9b31-4eb5-a18f-c45048c2ec90&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S0atHSzSWG"/><text:span text:style-name="T10">[9]</text:span><text:bookmark-end text:name="__UnoMark__11754_1319284483"/><text:reference-mark-end text:name="ADDIN CSL_CITATION {&quot;citationItems&quot;: [{&quot;itemData&quot;: {&quot;author&quot;: [{&quot;parse-names&quot;: false, &quot;suffix&quot;: &quot;&quot;, &quot;dropping-particle&quot;: &quot;&quot;, &quot;non-dropping-particle&quot;: &quot;&quot;, &quot;family&quot;: &quot;Sohn&quot;, &quot;given&quot;: &quot;Ernest&quot;}, {&quot;parse-names&quot;: false, &quot;suffix&quot;: &quot;&quot;, &quot;dropping-particle&quot;: &quot;&quot;, &quot;non-dropping-particle&quot;: &quot;&quot;, &quot;family&quot;: &quot;Roski&quot;, &quot;given&quot;: &quot;Joachim&quot;}, {&quot;parse-names&quot;: false, &quot;suffix&quot;: &quot;&quot;, &quot;dropping-particle&quot;: &quot;&quot;, &quot;non-dropping-particle&quot;: &quot;&quot;, &quot;family&quot;: &quot;Escaravage&quot;, &quot;given&quot;: &quot;Steven&quot;}, {&quot;parse-names&quot;: false, &quot;suffix&quot;: &quot;&quot;, &quot;dropping-particle&quot;: &quot;&quot;, &quot;non-dropping-particle&quot;: &quot;&quot;, &quot;family&quot;: &quot;Maloy&quot;, &quot;given&quot;: &quot;Kevin&quot;}], &quot;container-title&quot;: &quot;Health Affairs Blog&quot;, &quot;issued&quot;: {&quot;date-parts&quot;: [[&quot;2017&quot;]]}, &quot;type&quot;: &quot;article-magazine&quot;, &quot;DOI&quot;: &quot;10.1377/hblog20170509.059985&quot;, &quot;id&quot;: &quot;ITEM-1&quot;, &quot;title&quot;: &quot;Four Lessons In The Adoption Of Machine Learning In Health Care&quot;}, &quot;id&quot;: &quot;ITEM-1&quot;, &quot;uris&quot;: [&quot;http://www.mendeley.com/documents/?uuid=9492e3c8-9b31-4eb5-a18f-c45048c2ec90&quot;]}], &quot;mendeley&quot;: {&quot;formattedCitation&quot;: &quot;[9]&quot;, &quot;previouslyFormattedCitation&quot;: &quot;[9]&quot;, &quot;plainTextFormattedCitation&quot;: &quot;[9]&quot;}, &quot;properties&quot;: {&quot;noteIndex&quot;: 0}, &quot;schema&quot;: &quot;https://github.com/citation-style-language/schema/raw/master/csl-citation.json&quot;} RNDS0atHSzSWG"/>⁠ and the implementation of decision support systems<text:reference-mark-start text:name="ADDIN CSL_CITATION {&quot;citationItems&quot;: [{&quot;itemData&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author&quot;: [{&quot;parse-names&quot;: false, &quot;suffix&quot;: &quot;&quot;, &quot;dropping-particle&quot;: &quot;&quot;, &quot;non-dropping-particle&quot;: &quot;&quot;, &quot;family&quot;: &quot;Kawamoto&quot;, &quot;given&quot;: &quot;Kensaku&quot;}, {&quot;parse-names&quot;: false, &quot;suffix&quot;: &quot;&quot;, &quot;dropping-particle&quot;: &quot;&quot;, &quot;non-dropping-particle&quot;: &quot;&quot;, &quot;family&quot;: &quot;Houlihan&quot;, &quot;given&quot;: &quot;Caitlin A&quot;}, {&quot;parse-names&quot;: false, &quot;suffix&quot;: &quot;&quot;, &quot;dropping-particle&quot;: &quot;&quot;, &quot;non-dropping-particle&quot;: &quot;&quot;, &quot;family&quot;: &quot;Balas&quot;, &quot;given&quot;: &quot;E Andrew&quot;}, {&quot;parse-names&quot;: false, &quot;suffix&quot;: &quot;&quot;, &quot;dropping-particle&quot;: &quot;&quot;, &quot;non-dropping-particle&quot;: &quot;&quot;, &quot;family&quot;: &quot;Lobach&quot;, &quot;given&quot;: &quot;David F&quot;}], &quot;container-title&quot;: &quot;BMJ&quot;, &quot;issued&quot;: {&quot;date-parts&quot;: [[&quot;2005&quot;, &quot;4&quot;, &quot;2&quot;]]}, &quot;ISSN&quot;: &quot;0959-8138&quot;, &quot;type&quot;: &quot;article-journal&quot;, &quot;PMID&quot;: &quot;15767266&quot;, &quot;DOI&quot;: &quot;10.1136/bmj.38398.500764.8F&quot;, &quot;title&quot;: &quot;Improving clinical practice using clinical decision support systems: a systematic review of trials to identify features critical to success&quot;, &quot;issue&quot;: &quot;7494&quot;, &quot;volume&quot;: &quot;330&quot;, &quot;page&quot;: &quot;765&quot;, &quot;id&quot;: &quot;ITEM-1&quot;}, &quot;id&quot;: &quot;ITEM-1&quot;, &quot;uris&quot;: [&quot;http://www.mendeley.com/documents/?uuid=4842e429-276d-3322-bd3d-a1dbdfdac73e&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E17cTzC9oW"/><text:span text:style-name="T1">[10]</text:span><text:reference-mark-end text:name="ADDIN CSL_CITATION {&quot;citationItems&quot;: [{&quot;itemData&quot;: {&quot;abstract&quot;: &quot;OBJECTIVE To identify features of clinical decision support systems critical for improving clinical practice. DESIGN Systematic review of randomised controlled trials. DATA SOURCES Literature searches via Medline, CINAHL, and the Cochrane Controlled Trials Register up to 2003; and searches of reference lists of included studies and relevant reviews. STUDY SELECTION Studies had to evaluate the ability of decision support systems to improve clinical practice. DATA EXTRACTION Studies were assessed for statistically and clinically significant improvement in clinical practice and for the presence of 15 decision support system features whose importance had been repeatedly suggested in the literature. RESULTS Seventy studies were included. Decision support systems significantly improved clinical practice in 68% of trials. Univariate analyses revealed that, for five of the system features, interventions possessing the feature were significantly more likely to improve clinical practice than interventions lacking the feature. Multiple logistic regression analysis identified four features as independent predictors of improved clinical practice: automatic provision of decision support as part of clinician workflow (P &lt; 0.00001), provision of recommendations rather than just assessments (P = 0.0187), provision of decision support at the time and location of decision making (P = 0.0263), and computer based decision support (P = 0.0294). Of 32 systems possessing all four features, 30 (94%) significantly improved clinical practice. Furthermore, direct experimental justification was found for providing periodic performance feedback, sharing recommendations with patients, and requesting documentation of reasons for not following recommendations. CONCLUSIONS Several features were closely correlated with decision support systems' ability to improve patient care significantly. Clinicians and other stakeholders should implement clinical decision support systems that incorporate these features whenever feasible and appropriate.&quot;, &quot;author&quot;: [{&quot;parse-names&quot;: false, &quot;suffix&quot;: &quot;&quot;, &quot;dropping-particle&quot;: &quot;&quot;, &quot;non-dropping-particle&quot;: &quot;&quot;, &quot;family&quot;: &quot;Kawamoto&quot;, &quot;given&quot;: &quot;Kensaku&quot;}, {&quot;parse-names&quot;: false, &quot;suffix&quot;: &quot;&quot;, &quot;dropping-particle&quot;: &quot;&quot;, &quot;non-dropping-particle&quot;: &quot;&quot;, &quot;family&quot;: &quot;Houlihan&quot;, &quot;given&quot;: &quot;Caitlin A&quot;}, {&quot;parse-names&quot;: false, &quot;suffix&quot;: &quot;&quot;, &quot;dropping-particle&quot;: &quot;&quot;, &quot;non-dropping-particle&quot;: &quot;&quot;, &quot;family&quot;: &quot;Balas&quot;, &quot;given&quot;: &quot;E Andrew&quot;}, {&quot;parse-names&quot;: false, &quot;suffix&quot;: &quot;&quot;, &quot;dropping-particle&quot;: &quot;&quot;, &quot;non-dropping-particle&quot;: &quot;&quot;, &quot;family&quot;: &quot;Lobach&quot;, &quot;given&quot;: &quot;David F&quot;}], &quot;container-title&quot;: &quot;BMJ&quot;, &quot;issued&quot;: {&quot;date-parts&quot;: [[&quot;2005&quot;, &quot;4&quot;, &quot;2&quot;]]}, &quot;ISSN&quot;: &quot;0959-8138&quot;, &quot;type&quot;: &quot;article-journal&quot;, &quot;PMID&quot;: &quot;15767266&quot;, &quot;DOI&quot;: &quot;10.1136/bmj.38398.500764.8F&quot;, &quot;title&quot;: &quot;Improving clinical practice using clinical decision support systems: a systematic review of trials to identify features critical to success&quot;, &quot;issue&quot;: &quot;7494&quot;, &quot;volume&quot;: &quot;330&quot;, &quot;page&quot;: &quot;765&quot;, &quot;id&quot;: &quot;ITEM-1&quot;}, &quot;id&quot;: &quot;ITEM-1&quot;, &quot;uris&quot;: [&quot;http://www.mendeley.com/documents/?uuid=4842e429-276d-3322-bd3d-a1dbdfdac73e&quot;]}], &quot;mendeley&quot;: {&quot;formattedCitation&quot;: &quot;[10]&quot;, &quot;previouslyFormattedCitation&quot;: &quot;[10]&quot;, &quot;plainTextFormattedCitation&quot;: &quot;[10]&quot;}, &quot;properties&quot;: {&quot;noteIndex&quot;: 0}, &quot;schema&quot;: &quot;https://github.com/citation-style-language/schema/raw/master/csl-citation.json&quot;} RNDE17cTzC9oW"/>⁠, both of which <text:span text:style-name="T119">c</text:span>ould reduce the cognitive load of clinicians and free up scarce resource for tasks that require human expertise. We believe that the ICU discharge process is one area of healthcare practice that could be improved by such data driven approaches. <text:span text:style-name="T120">Indeed, several statistical models have recently been developed to predict the risk of adverse events following intensive care discharge</text:span><text:reference-mark-start text:name="ADDIN CSL_CITATION {&quot;citationItems&quot;: [{&quot;itemData&quot;: {&quot;abstract&quot;: &quot;Rationale: Patients transferred from the intensive care unit to the wards who are later readmitted to the intensive care unit have increased length of stay, healthcare expenditure, and mortality compared with those who are never readmitted. Improving risk stratification for patients transferred to the wards could have important benefits for critically ill hospitalized patients.Objectives: We aimed to use a machine-learning technique to derive and validate an intensive care unit readmission prediction model with variables available in the electronic health record in real time and compare it to previously published algorithms.Methods: This observational cohort study was conducted at an academic hospital in the United States with approximately 600 inpatient beds. A total of 24,885 intensive care unit transfers to the wards were included, with 14,962 transfers (60%) in the training cohort and 9,923 transfers (40%) in the internal validation cohort. Patient characteristics, nursing assessments, International C...&quot;, &quot;author&quot;: [{&quot;parse-names&quot;: false, &quot;suffix&quot;: &quot;&quot;, &quot;dropping-particle&quot;: &quot;&quot;, &quot;non-dropping-particle&quot;: &quot;&quot;, &quot;family&quot;: &quot;Rojas&quot;, &quot;given&quot;: &quot;Juan C.&quot;}, {&quot;parse-names&quot;: false, &quot;suffix&quot;: &quot;&quot;, &quot;dropping-particle&quot;: &quot;&quot;, &quot;non-dropping-particle&quot;: &quot;&quot;, &quot;family&quot;: &quot;Carey&quot;, &quot;given&quot;: &quot;Kyle A.&quot;}, {&quot;parse-names&quot;: false, &quot;suffix&quot;: &quot;&quot;, &quot;dropping-particle&quot;: &quot;&quot;, &quot;non-dropping-particle&quot;: &quot;&quot;, &quot;family&quot;: &quot;Edelson&quot;, &quot;given&quot;: &quot;Dana P.&quot;}, {&quot;parse-names&quot;: false, &quot;suffix&quot;: &quot;&quot;, &quot;dropping-particle&quot;: &quot;&quot;, &quot;non-dropping-particle&quot;: &quot;&quot;, &quot;family&quot;: &quot;Venable&quot;, &quot;given&quot;: &quot;Laura R.&quot;}, {&quot;parse-names&quot;: false, &quot;suffix&quot;: &quot;&quot;, &quot;dropping-particle&quot;: &quot;&quot;, &quot;non-dropping-particle&quot;: &quot;&quot;, &quot;family&quot;: &quot;Howell&quot;, &quot;given&quot;: &quot;Michael D.&quot;}, {&quot;parse-names&quot;: false, &quot;suffix&quot;: &quot;&quot;, &quot;dropping-particle&quot;: &quot;&quot;, &quot;non-dropping-particle&quot;: &quot;&quot;, &quot;family&quot;: &quot;Churpek&quot;, &quot;given&quot;: &quot;Matthew M.&quot;}], &quot;container-title&quot;: &quot;Annals of the American Thoracic Society&quot;, &quot;issued&quot;: {&quot;date-parts&quot;: [[&quot;2018&quot;]]}, &quot;ISSN&quot;: &quot;23256621&quot;, &quot;type&quot;: &quot;article-journal&quot;, &quot;PMID&quot;: &quot;29787309&quot;, &quot;DOI&quot;: &quot;10.1513/AnnalsATS.201710-787OC&quot;, &quot;id&quot;: &quot;ITEM-1&quot;, &quot;title&quot;: &quot;Predicting intensive care unit readmission with machine learning using electronic health record data&quot;}, &quot;id&quot;: &quot;ITEM-1&quot;, &quot;uris&quot;: [&quot;http://www.mendeley.com/documents/?uuid=ba2a7670-cecd-38f1-a28f-14716c291599&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2&quot;, &quot;title&quot;: &quot;Readmissions and Death after ICU Discharge: Development and Validation of Two Predictive Models&quot;}, &quot;id&quot;: &quot;ITEM-2&quot;, &quot;uris&quot;: [&quot;http://www.mendeley.com/documents/?uuid=ba376cbf-bd56-3aa7-8175-75c1ea31f0e8&quot;]}, {&quot;itemData&quot;: {&quot;abstract&quot;: &quot;OBJECTIVES Evaluate the accuracy of different ICU risk models repurposed as continuous markers of severity of illness. DESIGN Nonintervention cohort study. SETTING eICU Research Institute ICUs using tele-ICU software calculating continuous ICU Discharge Readiness Scores between January 2013 and March 2016. PATIENTS Five hundred sixty-one thousand four hundred seventy-eight adult ICU patients with an ICU length of stay between 4 hours and 30 days. INTERVENTIONS Not available. MEASUREMENTS AND MAIN RESULTS Hourly Acute Physiology and Chronic Health Evaluation IV, Sequential Organ Failure Assessment, and Discharge Readiness Scores were calculated beginning hour 4 of the ICU stay. Primary outcome was the area under the receiver operating characteristic curve for the mean score with ICU mortality. Secondary outcomes included area under the receiver operating characteristic curves for ICU mortality with admission, median, maximum and last scores, and for death within 24 hours. The trajectories of each score were visualized by plotting the hourly averages against time in the ICU, stratified by mortality and length of stay. The area under the receiver operating characteristic curves for mean Acute Physiology and Chronic Health Evaluation, Sequential Organ Failure Assessment, and Discharge Readiness Scores were 0.90 (0.89-0.90), 0.86 (0.86-0.86), and 0.94 (0.94-0.94), respectively. The area under the receiver operating characteristic curves for hourly Acute Physiology and Chronic Health Evaluation, Sequential Organ Failure Assessment, and Discharge Readiness Scores predicting 24-hour mortality were 0.81 (0.81-0.81), 0.76 (0.76-0.76), and 0.86 (0.86-0.86). Discharge Readiness Scores had a higher area under the receiver operating characteristic curve than both Acute Physiology and Chronic Health Evaluation and Sequential Organ Failure Assessment for each metric. Acute Physiology and Chronic Health Evaluation and Sequential Organ Failure Assessment scores increased throughout the first 24 hours in both survivors and nonsurvivors; Discharge Readiness Scores continuously decreased in survivors and temporarily decreased before increasing by hour 36 in nonsurvivors with longer length of stays. CONCLUSIONS Acute Physiology and Chronic Health Evaluation, Sequential Organ Failure Assessment, and Discharge Readiness Scores all have relatively high discrimination for ICU mortality when used continuously; Discharge Readiness Scores tended to have slightly higher area under t\u2026&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Liu&quot;, &quot;given&quot;: &quot;Xinggang&quot;}, {&quot;parse-names&quot;: false, &quot;suffix&quot;: &quot;&quot;, &quot;dropping-particle&quot;: &quot;&quot;, &quot;non-dropping-particle&quot;: &quot;&quot;, &quot;family&quot;: &quot;Hassan&quot;, &quot;given&quot;: &quot;Erkan&quot;}, {&quot;parse-names&quot;: false, &quot;suffix&quot;: &quot;&quot;, &quot;dropping-particle&quot;: &quot;&quot;, &quot;non-dropping-particle&quot;: &quot;&quot;, &quot;family&quot;: &quot;Amelung&quot;, &quot;given&quot;: &quot;Pamela J.&quot;}, {&quot;parse-names&quot;: false, &quot;suffix&quot;: &quot;&quot;, &quot;dropping-particle&quot;: &quot;&quot;, &quot;non-dropping-particle&quot;: &quot;&quot;, &quot;family&quot;: &quot;Swami&quot;, &quot;given&quot;: &quot;Sunil&quot;}], &quot;container-title&quot;: &quot;Critical Care Medicine&quot;, &quot;issued&quot;: {&quot;date-parts&quot;: [[&quot;2018&quot;]]}, &quot;PMID&quot;: &quot;29474321&quot;, &quot;type&quot;: &quot;article-journal&quot;, &quot;ISBN&quot;: &quot;0000000000&quot;, &quot;DOI&quot;: &quot;10.1097/CCM.0000000000002904&quot;, &quot;ISSN&quot;: &quot;15300293&quot;, &quot;id&quot;: &quot;ITEM-3&quot;, &quot;title&quot;: &quot;Evaluation of ICU risk models adapted for use as continuous markers of severity of illness throughout the ICU stay&quot;}, &quot;id&quot;: &quot;ITEM-3&quot;, &quot;uris&quot;: [&quot;http://www.mendeley.com/documents/?uuid=37bf126b-a43d-3cd4-8faa-3bb7aecc6c98&quot;]}, {&quot;itemData&quot;: {&quot;author&quot;: [{&quot;parse-names&quot;: false, &quot;suffix&quot;: &quot;&quot;, &quot;dropping-particle&quot;: &quot;&quot;, &quot;non-dropping-particle&quot;: &quot;&quot;, &quot;family&quot;: &quot;Cosgriff&quot;, &quot;given&quot;: &quot;Christopher Vincent&quot;}, {&quot;parse-names&quot;: false, &quot;suffix&quot;: &quot;&quot;, &quot;dropping-particle&quot;: &quot;&quot;, &quot;non-dropping-particle&quot;: &quot;&quot;, &quot;family&quot;: &quot;Celi&quot;, &quot;given&quot;: &quot;Leo Anthony&quot;}, {&quot;parse-names&quot;: false, &quot;suffix&quot;: &quot;&quot;, &quot;dropping-particle&quot;: &quot;&quot;, &quot;non-dropping-particle&quot;: &quot;&quot;, &quot;family&quot;: &quot;Sauer&quot;, &quot;given&quot;: &quot;Christopher Martin&quot;}], &quot;container-title&quot;: &quot;Annals of the American Thoracic Society&quot;, &quot;issued&quot;: {&quot;date-parts&quot;: [[&quot;2018&quot;, &quot;7&quot;, &quot;29&quot;]]}, &quot;ISSN&quot;: &quot;2329-6933&quot;, &quot;type&quot;: &quot;article-journal&quot;, &quot;DOI&quot;: &quot;10.1513/AnnalsATS.201803-205ED&quot;, &quot;title&quot;: &quot;Boosting Clinical Decision-making: Machine Learning for Intensive Care Unit Discharge&quot;, &quot;issue&quot;: &quot;7&quot;, &quot;volume&quot;: &quot;15&quot;, &quot;page&quot;: &quot;804-805&quot;, &quot;id&quot;: &quot;ITEM-4&quot;, &quot;publisher&quot;: &quot;American Thoracic Society&quot;}, &quot;id&quot;: &quot;ITEM-4&quot;, &quot;uris&quot;: [&quot;http://www.mendeley.com/documents/?uuid=f05c6f60-0954-357a-89a8-f85a86d8fe2f&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5&quot;, &quot;title&quot;: &quot;Prediction of early unplanned intensive care unit readmission in a UK tertiary care hospital: A cross-sectional machine learning approach&quot;}, &quot;id&quot;: &quot;ITEM-5&quot;, &quot;uris&quot;: [&quot;http://www.mendeley.com/documents/?uuid=7f5e5ef1-6dee-33b4-b3ba-d051f9cbbc0f&quot;]}], &quot;mendeley&quot;: {&quot;formattedCitation&quot;: &quot;[11\u201315]&quot;, &quot;previouslyFormattedCitation&quot;: &quot;[11\u201315]&quot;, &quot;plainTextFormattedCitation&quot;: &quot;[11\u201315]&quot;}, &quot;properties&quot;: {&quot;noteIndex&quot;: 0}, &quot;schema&quot;: &quot;https://github.com/citation-style-language/schema/raw/master/csl-citation.json&quot;} RNDqJf4vT5h4O"/><text:span text:style-name="T14">[11–15]</text:span><text:reference-mark-end text:name="ADDIN CSL_CITATION {&quot;citationItems&quot;: [{&quot;itemData&quot;: {&quot;abstract&quot;: &quot;Rationale: Patients transferred from the intensive care unit to the wards who are later readmitted to the intensive care unit have increased length of stay, healthcare expenditure, and mortality compared with those who are never readmitted. Improving risk stratification for patients transferred to the wards could have important benefits for critically ill hospitalized patients.Objectives: We aimed to use a machine-learning technique to derive and validate an intensive care unit readmission prediction model with variables available in the electronic health record in real time and compare it to previously published algorithms.Methods: This observational cohort study was conducted at an academic hospital in the United States with approximately 600 inpatient beds. A total of 24,885 intensive care unit transfers to the wards were included, with 14,962 transfers (60%) in the training cohort and 9,923 transfers (40%) in the internal validation cohort. Patient characteristics, nursing assessments, International C...&quot;, &quot;author&quot;: [{&quot;parse-names&quot;: false, &quot;suffix&quot;: &quot;&quot;, &quot;dropping-particle&quot;: &quot;&quot;, &quot;non-dropping-particle&quot;: &quot;&quot;, &quot;family&quot;: &quot;Rojas&quot;, &quot;given&quot;: &quot;Juan C.&quot;}, {&quot;parse-names&quot;: false, &quot;suffix&quot;: &quot;&quot;, &quot;dropping-particle&quot;: &quot;&quot;, &quot;non-dropping-particle&quot;: &quot;&quot;, &quot;family&quot;: &quot;Carey&quot;, &quot;given&quot;: &quot;Kyle A.&quot;}, {&quot;parse-names&quot;: false, &quot;suffix&quot;: &quot;&quot;, &quot;dropping-particle&quot;: &quot;&quot;, &quot;non-dropping-particle&quot;: &quot;&quot;, &quot;family&quot;: &quot;Edelson&quot;, &quot;given&quot;: &quot;Dana P.&quot;}, {&quot;parse-names&quot;: false, &quot;suffix&quot;: &quot;&quot;, &quot;dropping-particle&quot;: &quot;&quot;, &quot;non-dropping-particle&quot;: &quot;&quot;, &quot;family&quot;: &quot;Venable&quot;, &quot;given&quot;: &quot;Laura R.&quot;}, {&quot;parse-names&quot;: false, &quot;suffix&quot;: &quot;&quot;, &quot;dropping-particle&quot;: &quot;&quot;, &quot;non-dropping-particle&quot;: &quot;&quot;, &quot;family&quot;: &quot;Howell&quot;, &quot;given&quot;: &quot;Michael D.&quot;}, {&quot;parse-names&quot;: false, &quot;suffix&quot;: &quot;&quot;, &quot;dropping-particle&quot;: &quot;&quot;, &quot;non-dropping-particle&quot;: &quot;&quot;, &quot;family&quot;: &quot;Churpek&quot;, &quot;given&quot;: &quot;Matthew M.&quot;}], &quot;container-title&quot;: &quot;Annals of the American Thoracic Society&quot;, &quot;issued&quot;: {&quot;date-parts&quot;: [[&quot;2018&quot;]]}, &quot;ISSN&quot;: &quot;23256621&quot;, &quot;type&quot;: &quot;article-journal&quot;, &quot;PMID&quot;: &quot;29787309&quot;, &quot;DOI&quot;: &quot;10.1513/AnnalsATS.201710-787OC&quot;, &quot;id&quot;: &quot;ITEM-1&quot;, &quot;title&quot;: &quot;Predicting intensive care unit readmission with machine learning using electronic health record data&quot;}, &quot;id&quot;: &quot;ITEM-1&quot;, &quot;uris&quot;: [&quot;http://www.mendeley.com/documents/?uuid=ba2a7670-cecd-38f1-a28f-14716c291599&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2&quot;, &quot;title&quot;: &quot;Readmissions and Death after ICU Discharge: Development and Validation of Two Predictive Models&quot;}, &quot;id&quot;: &quot;ITEM-2&quot;, &quot;uris&quot;: [&quot;http://www.mendeley.com/documents/?uuid=ba376cbf-bd56-3aa7-8175-75c1ea31f0e8&quot;]}, {&quot;itemData&quot;: {&quot;abstract&quot;: &quot;OBJECTIVES Evaluate the accuracy of different ICU risk models repurposed as continuous markers of severity of illness. DESIGN Nonintervention cohort study. SETTING eICU Research Institute ICUs using tele-ICU software calculating continuous ICU Discharge Readiness Scores between January 2013 and March 2016. PATIENTS Five hundred sixty-one thousand four hundred seventy-eight adult ICU patients with an ICU length of stay between 4 hours and 30 days. INTERVENTIONS Not available. MEASUREMENTS AND MAIN RESULTS Hourly Acute Physiology and Chronic Health Evaluation IV, Sequential Organ Failure Assessment, and Discharge Readiness Scores were calculated beginning hour 4 of the ICU stay. Primary outcome was the area under the receiver operating characteristic curve for the mean score with ICU mortality. Secondary outcomes included area under the receiver operating characteristic curves for ICU mortality with admission, median, maximum and last scores, and for death within 24 hours. The trajectories of each score were visualized by plotting the hourly averages against time in the ICU, stratified by mortality and length of stay. The area under the receiver operating characteristic curves for mean Acute Physiology and Chronic Health Evaluation, Sequential Organ Failure Assessment, and Discharge Readiness Scores were 0.90 (0.89-0.90), 0.86 (0.86-0.86), and 0.94 (0.94-0.94), respectively. The area under the receiver operating characteristic curves for hourly Acute Physiology and Chronic Health Evaluation, Sequential Organ Failure Assessment, and Discharge Readiness Scores predicting 24-hour mortality were 0.81 (0.81-0.81), 0.76 (0.76-0.76), and 0.86 (0.86-0.86). Discharge Readiness Scores had a higher area under the receiver operating characteristic curve than both Acute Physiology and Chronic Health Evaluation and Sequential Organ Failure Assessment for each metric. Acute Physiology and Chronic Health Evaluation and Sequential Organ Failure Assessment scores increased throughout the first 24 hours in both survivors and nonsurvivors; Discharge Readiness Scores continuously decreased in survivors and temporarily decreased before increasing by hour 36 in nonsurvivors with longer length of stays. CONCLUSIONS Acute Physiology and Chronic Health Evaluation, Sequential Organ Failure Assessment, and Discharge Readiness Scores all have relatively high discrimination for ICU mortality when used continuously; Discharge Readiness Scores tended to have slightly higher area under t\u2026&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Liu&quot;, &quot;given&quot;: &quot;Xinggang&quot;}, {&quot;parse-names&quot;: false, &quot;suffix&quot;: &quot;&quot;, &quot;dropping-particle&quot;: &quot;&quot;, &quot;non-dropping-particle&quot;: &quot;&quot;, &quot;family&quot;: &quot;Hassan&quot;, &quot;given&quot;: &quot;Erkan&quot;}, {&quot;parse-names&quot;: false, &quot;suffix&quot;: &quot;&quot;, &quot;dropping-particle&quot;: &quot;&quot;, &quot;non-dropping-particle&quot;: &quot;&quot;, &quot;family&quot;: &quot;Amelung&quot;, &quot;given&quot;: &quot;Pamela J.&quot;}, {&quot;parse-names&quot;: false, &quot;suffix&quot;: &quot;&quot;, &quot;dropping-particle&quot;: &quot;&quot;, &quot;non-dropping-particle&quot;: &quot;&quot;, &quot;family&quot;: &quot;Swami&quot;, &quot;given&quot;: &quot;Sunil&quot;}], &quot;container-title&quot;: &quot;Critical Care Medicine&quot;, &quot;issued&quot;: {&quot;date-parts&quot;: [[&quot;2018&quot;]]}, &quot;PMID&quot;: &quot;29474321&quot;, &quot;type&quot;: &quot;article-journal&quot;, &quot;ISBN&quot;: &quot;0000000000&quot;, &quot;DOI&quot;: &quot;10.1097/CCM.0000000000002904&quot;, &quot;ISSN&quot;: &quot;15300293&quot;, &quot;id&quot;: &quot;ITEM-3&quot;, &quot;title&quot;: &quot;Evaluation of ICU risk models adapted for use as continuous markers of severity of illness throughout the ICU stay&quot;}, &quot;id&quot;: &quot;ITEM-3&quot;, &quot;uris&quot;: [&quot;http://www.mendeley.com/documents/?uuid=37bf126b-a43d-3cd4-8faa-3bb7aecc6c98&quot;]}, {&quot;itemData&quot;: {&quot;author&quot;: [{&quot;parse-names&quot;: false, &quot;suffix&quot;: &quot;&quot;, &quot;dropping-particle&quot;: &quot;&quot;, &quot;non-dropping-particle&quot;: &quot;&quot;, &quot;family&quot;: &quot;Cosgriff&quot;, &quot;given&quot;: &quot;Christopher Vincent&quot;}, {&quot;parse-names&quot;: false, &quot;suffix&quot;: &quot;&quot;, &quot;dropping-particle&quot;: &quot;&quot;, &quot;non-dropping-particle&quot;: &quot;&quot;, &quot;family&quot;: &quot;Celi&quot;, &quot;given&quot;: &quot;Leo Anthony&quot;}, {&quot;parse-names&quot;: false, &quot;suffix&quot;: &quot;&quot;, &quot;dropping-particle&quot;: &quot;&quot;, &quot;non-dropping-particle&quot;: &quot;&quot;, &quot;family&quot;: &quot;Sauer&quot;, &quot;given&quot;: &quot;Christopher Martin&quot;}], &quot;container-title&quot;: &quot;Annals of the American Thoracic Society&quot;, &quot;issued&quot;: {&quot;date-parts&quot;: [[&quot;2018&quot;, &quot;7&quot;, &quot;29&quot;]]}, &quot;ISSN&quot;: &quot;2329-6933&quot;, &quot;type&quot;: &quot;article-journal&quot;, &quot;DOI&quot;: &quot;10.1513/AnnalsATS.201803-205ED&quot;, &quot;title&quot;: &quot;Boosting Clinical Decision-making: Machine Learning for Intensive Care Unit Discharge&quot;, &quot;issue&quot;: &quot;7&quot;, &quot;volume&quot;: &quot;15&quot;, &quot;page&quot;: &quot;804-805&quot;, &quot;id&quot;: &quot;ITEM-4&quot;, &quot;publisher&quot;: &quot;American Thoracic Society&quot;}, &quot;id&quot;: &quot;ITEM-4&quot;, &quot;uris&quot;: [&quot;http://www.mendeley.com/documents/?uuid=f05c6f60-0954-357a-89a8-f85a86d8fe2f&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5&quot;, &quot;title&quot;: &quot;Prediction of early unplanned intensive care unit readmission in a UK tertiary care hospital: A cross-sectional machine learning approach&quot;}, &quot;id&quot;: &quot;ITEM-5&quot;, &quot;uris&quot;: [&quot;http://www.mendeley.com/documents/?uuid=7f5e5ef1-6dee-33b4-b3ba-d051f9cbbc0f&quot;]}], &quot;mendeley&quot;: {&quot;formattedCitation&quot;: &quot;[11\u201315]&quot;, &quot;previouslyFormattedCitation&quot;: &quot;[11\u201315]&quot;, &quot;plainTextFormattedCitation&quot;: &quot;[11\u201315]&quot;}, &quot;properties&quot;: {&quot;noteIndex&quot;: 0}, &quot;schema&quot;: &quot;https://github.com/citation-style-language/schema/raw/master/csl-citation.json&quot;} RNDqJf4vT5h4O"/><text:span text:style-name="T120">⁠. Such risk models are invaluable tools for clinical decision making, and in the context of ICU discharge can provide information with which to plan complex de-escalations of care. For example, patients deemed to be at high-risk of readmission may benefit from continued close monitoring</text:span><text:reference-mark-start text:name="ADDIN CSL_CITATION {&quot;citationItems&quot;: [{&quot;itemData&quot;: {&quot;author&quot;: [{&quot;parse-names&quot;: false, &quot;suffix&quot;: &quot;&quot;, &quot;dropping-particle&quot;: &quot;&quot;, &quot;non-dropping-particle&quot;: &quot;&quot;, &quot;family&quot;: &quot;Jeffs&quot;, &quot;given&quot;: &quot;Emma&quot;}, {&quot;parse-names&quot;: false, &quot;suffix&quot;: &quot;&quot;, &quot;dropping-particle&quot;: &quot;&quot;, &quot;non-dropping-particle&quot;: &quot;&quot;, &quot;family&quot;: &quot;Vollam&quot;, &quot;given&quot;: &quot;Sarah&quot;}, {&quot;parse-names&quot;: false, &quot;suffix&quot;: &quot;&quot;, &quot;dropping-particle&quot;: &quot;&quot;, &quot;non-dropping-particle&quot;: &quot;&quot;, &quot;family&quot;: &quot;Young&quot;, &quot;given&quot;: &quot;J. Duncan&quot;}, {&quot;parse-names&quot;: false, &quot;suffix&quot;: &quot;&quot;, &quot;dropping-particle&quot;: &quot;&quot;, &quot;non-dropping-particle&quot;: &quot;&quot;, &quot;family&quot;: &quot;Horsington&quot;, &quot;given&quot;: &quot;Lois&quot;}, {&quot;parse-names&quot;: false, &quot;suffix&quot;: &quot;&quot;, &quot;dropping-particle&quot;: &quot;&quot;, &quot;non-dropping-particle&quot;: &quot;&quot;, &quot;family&quot;: &quot;Lynch&quot;, &quot;given&quot;: &quot;Breda&quot;}, {&quot;parse-names&quot;: false, &quot;suffix&quot;: &quot;&quot;, &quot;dropping-particle&quot;: &quot;&quot;, &quot;non-dropping-particle&quot;: &quot;&quot;, &quot;family&quot;: &quot;Watkinson&quot;, &quot;given&quot;: &quot;Peter J.&quot;}], &quot;type&quot;: &quot;article-journal&quot;, &quot;container-title&quot;: &quot;Journal of Advanced Nursing&quot;, &quot;issued&quot;: {&quot;date-parts&quot;: [[&quot;2016&quot;, &quot;8&quot;]]}, &quot;page&quot;: &quot;1851-1862&quot;, &quot;ISSN&quot;: &quot;03092402&quot;, &quot;issue&quot;: &quot;8&quot;, &quot;volume&quot;: &quot;72&quot;, &quot;DOI&quot;: &quot;10.1111/jan.12959&quot;, &quot;id&quot;: &quot;ITEM-1&quot;, &quot;title&quot;: &quot;Wearable monitors for patients following discharge from an intensive care unit: practical lessons learnt from an observational study&quot;}, &quot;id&quot;: &quot;ITEM-1&quot;, &quot;uris&quot;: [&quot;http://www.mendeley.com/documents/?uuid=350e1bd2-58e3-3a84-afd6-4bbed00d3352&quot;]}], &quot;mendeley&quot;: {&quot;formattedCitation&quot;: &quot;[16]&quot;, &quot;previouslyFormattedCitation&quot;: &quot;[16]&quot;, &quot;plainTextFormattedCitation&quot;: &quot;[16]&quot;}, &quot;properties&quot;: {&quot;noteIndex&quot;: 0}, &quot;schema&quot;: &quot;https://github.com/citation-style-language/schema/raw/master/csl-citation.json&quot;} RNDbvY8DxZ6JU"/><text:span text:style-name="T14">[16]</text:span><text:reference-mark-end text:name="ADDIN CSL_CITATION {&quot;citationItems&quot;: [{&quot;itemData&quot;: {&quot;author&quot;: [{&quot;parse-names&quot;: false, &quot;suffix&quot;: &quot;&quot;, &quot;dropping-particle&quot;: &quot;&quot;, &quot;non-dropping-particle&quot;: &quot;&quot;, &quot;family&quot;: &quot;Jeffs&quot;, &quot;given&quot;: &quot;Emma&quot;}, {&quot;parse-names&quot;: false, &quot;suffix&quot;: &quot;&quot;, &quot;dropping-particle&quot;: &quot;&quot;, &quot;non-dropping-particle&quot;: &quot;&quot;, &quot;family&quot;: &quot;Vollam&quot;, &quot;given&quot;: &quot;Sarah&quot;}, {&quot;parse-names&quot;: false, &quot;suffix&quot;: &quot;&quot;, &quot;dropping-particle&quot;: &quot;&quot;, &quot;non-dropping-particle&quot;: &quot;&quot;, &quot;family&quot;: &quot;Young&quot;, &quot;given&quot;: &quot;J. Duncan&quot;}, {&quot;parse-names&quot;: false, &quot;suffix&quot;: &quot;&quot;, &quot;dropping-particle&quot;: &quot;&quot;, &quot;non-dropping-particle&quot;: &quot;&quot;, &quot;family&quot;: &quot;Horsington&quot;, &quot;given&quot;: &quot;Lois&quot;}, {&quot;parse-names&quot;: false, &quot;suffix&quot;: &quot;&quot;, &quot;dropping-particle&quot;: &quot;&quot;, &quot;non-dropping-particle&quot;: &quot;&quot;, &quot;family&quot;: &quot;Lynch&quot;, &quot;given&quot;: &quot;Breda&quot;}, {&quot;parse-names&quot;: false, &quot;suffix&quot;: &quot;&quot;, &quot;dropping-particle&quot;: &quot;&quot;, &quot;non-dropping-particle&quot;: &quot;&quot;, &quot;family&quot;: &quot;Watkinson&quot;, &quot;given&quot;: &quot;Peter J.&quot;}], &quot;type&quot;: &quot;article-journal&quot;, &quot;container-title&quot;: &quot;Journal of Advanced Nursing&quot;, &quot;issued&quot;: {&quot;date-parts&quot;: [[&quot;2016&quot;, &quot;8&quot;]]}, &quot;page&quot;: &quot;1851-1862&quot;, &quot;ISSN&quot;: &quot;03092402&quot;, &quot;issue&quot;: &quot;8&quot;, &quot;volume&quot;: &quot;72&quot;, &quot;DOI&quot;: &quot;10.1111/jan.12959&quot;, &quot;id&quot;: &quot;ITEM-1&quot;, &quot;title&quot;: &quot;Wearable monitors for patients following discharge from an intensive care unit: practical lessons learnt from an observational study&quot;}, &quot;id&quot;: &quot;ITEM-1&quot;, &quot;uris&quot;: [&quot;http://www.mendeley.com/documents/?uuid=350e1bd2-58e3-3a84-afd6-4bbed00d3352&quot;]}], &quot;mendeley&quot;: {&quot;formattedCitation&quot;: &quot;[16]&quot;, &quot;previouslyFormattedCitation&quot;: &quot;[16]&quot;, &quot;plainTextFormattedCitation&quot;: &quot;[16]&quot;}, &quot;properties&quot;: {&quot;noteIndex&quot;: 0}, &quot;schema&quot;: &quot;https://github.com/citation-style-language/schema/raw/master/csl-citation.json&quot;} RNDbvY8DxZ6JU"/><text:span text:style-name="T120">⁠, since early detection of deterioration is a strong predictor of outcome</text:span><text:reference-mark-start text:name="ADDIN CSL_CITATION {&quot;citationItems&quot;: [{&quot;itemData&quot;: {&quot;author&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aGuardia&quot;, &quot;given&quot;: &quot;Juan Carlos&quot;}, {&quot;parse-names&quot;: false, &quot;suffix&quot;: &quot;&quot;, &quot;dropping-particle&quot;: &quot;&quot;, &quot;non-dropping-particle&quot;: &quot;&quot;, &quot;family&quot;: &quot;Turk&quot;, &quot;given&quot;: &quot;Benjamin J.&quot;}, {&quot;parse-names&quot;: false, &quot;suffix&quot;: &quot;&quot;, &quot;dropping-particle&quot;: &quot;&quot;, &quot;non-dropping-particle&quot;: &quot;&quot;, &quot;family&quot;: &quot;Ragins&quot;, &quot;given&quot;: &quot;Arona&quot;}, {&quot;parse-names&quot;: false, &quot;suffix&quot;: &quot;&quot;, &quot;dropping-particle&quot;: &quot;&quot;, &quot;non-dropping-particle&quot;: &quot;&quot;, &quot;family&quot;: &quot;Kipnis&quot;, &quot;given&quot;: &quot;Patricia&quot;}, {&quot;parse-names&quot;: false, &quot;suffix&quot;: &quot;&quot;, &quot;dropping-particle&quot;: &quot;&quot;, &quot;non-dropping-particle&quot;: &quot;&quot;, &quot;family&quot;: &quot;Draper&quot;, &quot;given&quot;: &quot;David&quot;}], &quot;container-title&quot;: &quot;Journal of Hospital Medicine&quot;, &quot;issued&quot;: {&quot;date-parts&quot;: [[&quot;2012&quot;, &quot;5&quot;, &quot;1&quot;]]}, &quot;ISSN&quot;: &quot;15535592&quot;, &quot;type&quot;: &quot;article-journal&quot;, &quot;DOI&quot;: &quot;10.1002/jhm.1929&quot;, &quot;title&quot;: &quot;Early detection of impending physiologic deterioration among patients who are not in intensive care: Development of predictive models using data from an automated electronic medical record&quot;, &quot;issue&quot;: &quot;5&quot;, &quot;volume&quot;: &quot;7&quot;, &quot;page&quot;: &quot;388-395&quot;, &quot;id&quot;: &quot;ITEM-1&quot;, &quot;publisher&quot;: &quot;Wiley-Blackwell&quot;}, &quot;id&quot;: &quot;ITEM-1&quot;, &quot;uris&quot;: [&quot;http://www.mendeley.com/documents/?uuid=106e2602-4e70-3ad6-860f-b811a8045a17&quot;]}, {&quot;itemData&quot;: {&quot;abstract&quot;: &quot;BACKGROUND\nAnnually, more than 11 million patients are admitted to hospital overnight in England, but the UK is ranked 24 of 31 European countries with respect to per head provision of intensive care unit (ICU) beds. This lack of beds places strain on the capacity to admit patients from the ward because of high ICU occupancy. Such delay can cause harm, but the effect of such harm is difficult to measure. Prompt admissions are prompt precisely because these patients are severely unwell. Measured severity is unlikely to completely capture the clinical judgment used to allocate early admission, and therefore risk-adjusted outcomes will be biased against the early admission. We aimed to evaluate the effect of delayed admission to critical care without this treatment selection bias. \n\nMETHODS\nWe did a prospective cohort study of deteriorating ward patients assessed for critical care admission in National Health Service hospitals in the UK. Early admission was defined as within 4 h of assessment. The primary endpoint was 90-day survival. We used critical care occupancy as an instrumental variable, assuming that a full ICU could only affect outcome of a ward patient by deflecting or delaying admission. \n\nFINDINGS\n12\u2008495 patients from 48 hospitals were available for analysis of whom 3797 (30\u00b74%) died within 90 days. 4494 (36\u00b70%) patients were admitted to critical care of whom 2492 (55\u00b75%) were admitted early. The median time to admission was 2 h (IQR 1\u20133) with a bedside decision to admit, and 12 h otherwise (5\u201329). 991 patients (7\u00b79%) were assessed when the critical care unit was fully occupied. Compared with those assessed when more than one bed was available, these patients were admitted less often (odds ratio [OR] 0\u00b737, 95% CI 0\u00b728\u20130\u00b748), experienced greater delays (median increase 2 h, IQR 1\u20133), and deteriorated further while waiting (1\u00b74 ICNARC physiology points, 95% CI 0\u00b74\u20132\u00b75). Early admission reduced mortality (OR 0\u00b749, 95% CI 0\u00b727\u20130\u00b789). When averaged across the full population, absolute mortality fell by 13\u00b79% (95% CI 25\u201323\u00b70). \n\nINTERPRETATION\nOur study has shown that the deteriorating ward patient is vulnerable with a high short-term mortality (none of these patients had treatment limitations). Delays to admission were large and common, and arose both from our inability to perfectly triage these patients, and from limits to the capacity of the system. That these delays cause harm is very likely. \n\nFUNDING\nWellcome Trust, National Institute for Healt\u2026&quot;, &quot;author&quot;: [{&quot;parse-names&quot;: false, &quot;suffix&quot;: &quot;&quot;, &quot;dropping-particle&quot;: &quot;&quot;, &quot;non-dropping-particle&quot;: &quot;&quot;, &quot;family&quot;: &quot;Harris&quot;, &quot;given&quot;: &quot;Steve&quot;}, {&quot;parse-names&quot;: false, &quot;suffix&quot;: &quot;&quot;, &quot;dropping-particle&quot;: &quot;&quot;, &quot;non-dropping-particle&quot;: &quot;&quot;, &quot;family&quot;: &quot;Singer&quot;, &quot;given&quot;: &quot;Mervyn&quot;}, {&quot;parse-names&quot;: false, &quot;suffix&quot;: &quot;&quot;, &quot;dropping-particle&quot;: &quot;&quot;, &quot;non-dropping-particle&quot;: &quot;&quot;, &quot;family&quot;: &quot;Rowan&quot;, &quot;given&quot;: &quot;Kathy&quot;}, {&quot;parse-names&quot;: false, &quot;suffix&quot;: &quot;&quot;, &quot;dropping-particle&quot;: &quot;&quot;, &quot;non-dropping-particle&quot;: &quot;&quot;, &quot;family&quot;: &quot;Sanderson&quot;, &quot;given&quot;: &quot;Colin&quot;}], &quot;container-title&quot;: &quot;The Lancet&quot;, &quot;issued&quot;: {&quot;date-parts&quot;: [[&quot;2015&quot;, &quot;2&quot;, &quot;26&quot;]]}, &quot;ISSN&quot;: &quot;0140-6736&quot;, &quot;type&quot;: &quot;article-journal&quot;, &quot;DOI&quot;: &quot;10.1016/S0140-6736(15)60355-5&quot;, &quot;title&quot;: &quot;Delay to admission to critical care and mortality among deteriorating ward patients in UK hospitals: a multicentre, prospective, observational cohort study&quot;, &quot;volume&quot;: &quot;385&quot;, &quot;page&quot;: &quot;S40&quot;, &quot;id&quot;: &quot;ITEM-2&quot;, &quot;publisher&quot;: &quot;Elsevier&quot;}, &quot;id&quot;: &quot;ITEM-2&quot;, &quot;uris&quot;: [&quot;http://www.mendeley.com/documents/?uuid=4d4d823e-33a7-3a65-95d7-e2592604a1eb&quot;]}], &quot;mendeley&quot;: {&quot;formattedCitation&quot;: &quot;[17,18]&quot;, &quot;previouslyFormattedCitation&quot;: &quot;[17,18]&quot;, &quot;plainTextFormattedCitation&quot;: &quot;[17,18]&quot;}, &quot;properties&quot;: {&quot;noteIndex&quot;: 0}, &quot;schema&quot;: &quot;https://github.com/citation-style-language/schema/raw/master/csl-citation.json&quot;} RNDTq81nLtXif"/><text:span text:style-name="T14">[17,18]</text:span><text:reference-mark-end text:name="ADDIN CSL_CITATION {&quot;citationItems&quot;: [{&quot;itemData&quot;: {&quot;author&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aGuardia&quot;, &quot;given&quot;: &quot;Juan Carlos&quot;}, {&quot;parse-names&quot;: false, &quot;suffix&quot;: &quot;&quot;, &quot;dropping-particle&quot;: &quot;&quot;, &quot;non-dropping-particle&quot;: &quot;&quot;, &quot;family&quot;: &quot;Turk&quot;, &quot;given&quot;: &quot;Benjamin J.&quot;}, {&quot;parse-names&quot;: false, &quot;suffix&quot;: &quot;&quot;, &quot;dropping-particle&quot;: &quot;&quot;, &quot;non-dropping-particle&quot;: &quot;&quot;, &quot;family&quot;: &quot;Ragins&quot;, &quot;given&quot;: &quot;Arona&quot;}, {&quot;parse-names&quot;: false, &quot;suffix&quot;: &quot;&quot;, &quot;dropping-particle&quot;: &quot;&quot;, &quot;non-dropping-particle&quot;: &quot;&quot;, &quot;family&quot;: &quot;Kipnis&quot;, &quot;given&quot;: &quot;Patricia&quot;}, {&quot;parse-names&quot;: false, &quot;suffix&quot;: &quot;&quot;, &quot;dropping-particle&quot;: &quot;&quot;, &quot;non-dropping-particle&quot;: &quot;&quot;, &quot;family&quot;: &quot;Draper&quot;, &quot;given&quot;: &quot;David&quot;}], &quot;container-title&quot;: &quot;Journal of Hospital Medicine&quot;, &quot;issued&quot;: {&quot;date-parts&quot;: [[&quot;2012&quot;, &quot;5&quot;, &quot;1&quot;]]}, &quot;ISSN&quot;: &quot;15535592&quot;, &quot;type&quot;: &quot;article-journal&quot;, &quot;DOI&quot;: &quot;10.1002/jhm.1929&quot;, &quot;title&quot;: &quot;Early detection of impending physiologic deterioration among patients who are not in intensive care: Development of predictive models using data from an automated electronic medical record&quot;, &quot;issue&quot;: &quot;5&quot;, &quot;volume&quot;: &quot;7&quot;, &quot;page&quot;: &quot;388-395&quot;, &quot;id&quot;: &quot;ITEM-1&quot;, &quot;publisher&quot;: &quot;Wiley-Blackwell&quot;}, &quot;id&quot;: &quot;ITEM-1&quot;, &quot;uris&quot;: [&quot;http://www.mendeley.com/documents/?uuid=106e2602-4e70-3ad6-860f-b811a8045a17&quot;]}, {&quot;itemData&quot;: {&quot;abstract&quot;: &quot;BACKGROUND\nAnnually, more than 11 million patients are admitted to hospital overnight in England, but the UK is ranked 24 of 31 European countries with respect to per head provision of intensive care unit (ICU) beds. This lack of beds places strain on the capacity to admit patients from the ward because of high ICU occupancy. Such delay can cause harm, but the effect of such harm is difficult to measure. Prompt admissions are prompt precisely because these patients are severely unwell. Measured severity is unlikely to completely capture the clinical judgment used to allocate early admission, and therefore risk-adjusted outcomes will be biased against the early admission. We aimed to evaluate the effect of delayed admission to critical care without this treatment selection bias. \n\nMETHODS\nWe did a prospective cohort study of deteriorating ward patients assessed for critical care admission in National Health Service hospitals in the UK. Early admission was defined as within 4 h of assessment. The primary endpoint was 90-day survival. We used critical care occupancy as an instrumental variable, assuming that a full ICU could only affect outcome of a ward patient by deflecting or delaying admission. \n\nFINDINGS\n12\u2008495 patients from 48 hospitals were available for analysis of whom 3797 (30\u00b74%) died within 90 days. 4494 (36\u00b70%) patients were admitted to critical care of whom 2492 (55\u00b75%) were admitted early. The median time to admission was 2 h (IQR 1\u20133) with a bedside decision to admit, and 12 h otherwise (5\u201329). 991 patients (7\u00b79%) were assessed when the critical care unit was fully occupied. Compared with those assessed when more than one bed was available, these patients were admitted less often (odds ratio [OR] 0\u00b737, 95% CI 0\u00b728\u20130\u00b748), experienced greater delays (median increase 2 h, IQR 1\u20133), and deteriorated further while waiting (1\u00b74 ICNARC physiology points, 95% CI 0\u00b74\u20132\u00b75). Early admission reduced mortality (OR 0\u00b749, 95% CI 0\u00b727\u20130\u00b789). When averaged across the full population, absolute mortality fell by 13\u00b79% (95% CI 25\u201323\u00b70). \n\nINTERPRETATION\nOur study has shown that the deteriorating ward patient is vulnerable with a high short-term mortality (none of these patients had treatment limitations). Delays to admission were large and common, and arose both from our inability to perfectly triage these patients, and from limits to the capacity of the system. That these delays cause harm is very likely. \n\nFUNDING\nWellcome Trust, National Institute for Healt\u2026&quot;, &quot;author&quot;: [{&quot;parse-names&quot;: false, &quot;suffix&quot;: &quot;&quot;, &quot;dropping-particle&quot;: &quot;&quot;, &quot;non-dropping-particle&quot;: &quot;&quot;, &quot;family&quot;: &quot;Harris&quot;, &quot;given&quot;: &quot;Steve&quot;}, {&quot;parse-names&quot;: false, &quot;suffix&quot;: &quot;&quot;, &quot;dropping-particle&quot;: &quot;&quot;, &quot;non-dropping-particle&quot;: &quot;&quot;, &quot;family&quot;: &quot;Singer&quot;, &quot;given&quot;: &quot;Mervyn&quot;}, {&quot;parse-names&quot;: false, &quot;suffix&quot;: &quot;&quot;, &quot;dropping-particle&quot;: &quot;&quot;, &quot;non-dropping-particle&quot;: &quot;&quot;, &quot;family&quot;: &quot;Rowan&quot;, &quot;given&quot;: &quot;Kathy&quot;}, {&quot;parse-names&quot;: false, &quot;suffix&quot;: &quot;&quot;, &quot;dropping-particle&quot;: &quot;&quot;, &quot;non-dropping-particle&quot;: &quot;&quot;, &quot;family&quot;: &quot;Sanderson&quot;, &quot;given&quot;: &quot;Colin&quot;}], &quot;container-title&quot;: &quot;The Lancet&quot;, &quot;issued&quot;: {&quot;date-parts&quot;: [[&quot;2015&quot;, &quot;2&quot;, &quot;26&quot;]]}, &quot;ISSN&quot;: &quot;0140-6736&quot;, &quot;type&quot;: &quot;article-journal&quot;, &quot;DOI&quot;: &quot;10.1016/S0140-6736(15)60355-5&quot;, &quot;title&quot;: &quot;Delay to admission to critical care and mortality among deteriorating ward patients in UK hospitals: a multicentre, prospective, observational cohort study&quot;, &quot;volume&quot;: &quot;385&quot;, &quot;page&quot;: &quot;S40&quot;, &quot;id&quot;: &quot;ITEM-2&quot;, &quot;publisher&quot;: &quot;Elsevier&quot;}, &quot;id&quot;: &quot;ITEM-2&quot;, &quot;uris&quot;: [&quot;http://www.mendeley.com/documents/?uuid=4d4d823e-33a7-3a65-95d7-e2592604a1eb&quot;]}], &quot;mendeley&quot;: {&quot;formattedCitation&quot;: &quot;[17,18]&quot;, &quot;previouslyFormattedCitation&quot;: &quot;[17,18]&quot;, &quot;plainTextFormattedCitation&quot;: &quot;[17,18]&quot;}, &quot;properties&quot;: {&quot;noteIndex&quot;: 0}, &quot;schema&quot;: &quot;https://github.com/citation-style-language/schema/raw/master/csl-citation.json&quot;} RNDTq81nLtXif"/><text:span text:style-name="T120">. </text:span></text:p>
      <text:p text:style-name="P1"/>
      <text:p text:style-name="P45"><text:span text:style-name="T121">In our previous work on the psychology of clinical decision making we have demonstrated the effectiveness of simple ‘nudge’ based interventions in changing clinical practice</text:span><text:reference-mark-start text:name="ADDIN CSL_CITATION {&quot;citationItems&quot;: [{&quot;itemData&quot;: {&quot;abstract&quot;: &quot;OBJECTIVE Computerised order sets have the potential to reduce clinical variation and improve patient safety but the effect is variable. We sought to evaluate the impact of changes to the design of an order set on the delivery of chlorhexidine mouthwash and hydroxyethyl starch (HES) to patients in the intensive care unit. METHODS The study was conducted at University Hospitals Bristol NHS Foundation Trust, UK. Our intensive care unit uses a clinical information system (CIS). All drugs and fluids are prescribed with the CIS and drug and fluid charts are stored within a database. Chlorhexidine mouthwash was added as a default prescription to the prescribing template in January 2010. HES was removed from the prescribing template in April 2009. Both interventions were available to prescribe manually throughout the study period. We conducted a database review of all patients eligible for each intervention before and after changes to the configuration of choices within the prescribing system. RESULTS 2231 ventilated patients were identified as appropriate for treatment with chlorhexidine, 591 before the intervention and 1640 after. 55.3% were prescribed chlorhexidine before the change and 90.4% after (p&lt;0.001). 6199 patients were considered in the HES intervention, 2177 before the intervention and 4022 after. The mean volume of HES infused per patient fell from 630 mL to 20 mL after the change (p&lt;0.001) and the percentage of patients receiving HES fell from 54.1% to 3.1% (p&lt;0.001). These results were well sustained with time. CONCLUSIONS The presentation of choices within an electronic prescribing system influenced the delivery of evidence-based interventions in a predictable way and the effect was well sustained. This approach has the potential to enhance the effectiveness of computerised order sets.&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Davies&quot;, &quot;given&quot;: &quot;Keith J&quot;}, {&quot;parse-names&quot;: false, &quot;suffix&quot;: &quot;&quot;, &quot;dropping-particle&quot;: &quot;&quot;, &quot;non-dropping-particle&quot;: &quot;&quot;, &quot;family&quot;: &quot;Thomas&quot;, &quot;given&quot;: &quot;Matthew J C&quot;}, {&quot;parse-names&quot;: false, &quot;suffix&quot;: &quot;&quot;, &quot;dropping-particle&quot;: &quot;&quot;, &quot;non-dropping-particle&quot;: &quot;&quot;, &quot;family&quot;: &quot;Bewley&quot;, &quot;given&quot;: &quot;Jeremy S&quot;}, {&quot;parse-names&quot;: false, &quot;suffix&quot;: &quot;&quot;, &quot;dropping-particle&quot;: &quot;&quot;, &quot;non-dropping-particle&quot;: &quot;&quot;, &quot;family&quot;: &quot;Gould&quot;, &quot;given&quot;: &quot;Timothy H&quot;}], &quot;container-title&quot;: &quot;BMJ quality &amp; safety&quot;, &quot;issued&quot;: {&quot;date-parts&quot;: [[&quot;2014&quot;, &quot;5&quot;, &quot;1&quot;]]}, &quot;ISSN&quot;: &quot;2044-5423&quot;, &quot;type&quot;: &quot;article-journal&quot;, &quot;PMID&quot;: &quot;24282310&quot;, &quot;DOI&quot;: &quot;10.1136/bmjqs-2013-002395&quot;, &quot;title&quot;: &quot;Using 'nudge' principles for order set design: a before and after evaluation of an electronic prescribing template in critical care.&quot;, &quot;issue&quot;: &quot;5&quot;, &quot;volume&quot;: &quot;23&quot;, &quot;page&quot;: &quot;382-8&quot;, &quot;id&quot;: &quot;ITEM-1&quot;, &quot;publisher&quot;: &quot;BMJ Publishing Group Ltd&quot;}, &quot;id&quot;: &quot;ITEM-1&quot;, &quot;uris&quot;: [&quot;http://www.mendeley.com/documents/?uuid=1a0421df-5ac8-3a32-a474-75f273cb3063&quot;]}, {&quot;itemData&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Thomas&quot;, &quot;given&quot;: &quot;Matthew Jc&quot;}, {&quot;parse-names&quot;: false, &quot;suffix&quot;: &quot;&quot;, &quot;dropping-particle&quot;: &quot;&quot;, &quot;non-dropping-particle&quot;: &quot;&quot;, &quot;family&quot;: &quot;Gould&quot;, &quot;given&quot;: &quot;Timothy H&quot;}, {&quot;parse-names&quot;: false, &quot;suffix&quot;: &quot;&quot;, &quot;dropping-particle&quot;: &quot;&quot;, &quot;non-dropping-particle&quot;: &quot;&quot;, &quot;family&quot;: &quot;Malhotra&quot;, &quot;given&quot;: &quot;Gaurav&quot;}, {&quot;parse-names&quot;: false, &quot;suffix&quot;: &quot;&quot;, &quot;dropping-particle&quot;: &quot;&quot;, &quot;non-dropping-particle&quot;: &quot;&quot;, &quot;family&quot;: &quot;Jarvstad&quot;, &quot;given&quot;: &quot;Andreas&quot;}, {&quot;parse-names&quot;: false, &quot;suffix&quot;: &quot;&quot;, &quot;dropping-particle&quot;: &quot;&quot;, &quot;non-dropping-particle&quot;: &quot;&quot;, &quot;family&quot;: &quot;Jones&quot;, &quot;given&quot;: &quot;Timothy&quot;}, {&quot;parse-names&quot;: false, &quot;suffix&quot;: &quot;&quot;, &quot;dropping-particle&quot;: &quot;&quot;, &quot;non-dropping-particle&quot;: &quot;&quot;, &quot;family&quot;: &quot;Gilchrist&quot;, &quot;given&quot;: &quot;Iain D&quot;}], &quot;container-title&quot;: &quot;BMJ open&quot;, &quot;issued&quot;: {&quot;date-parts&quot;: [[&quot;2016&quot;, &quot;5&quot;, &quot;26&quot;]]}, &quot;ISSN&quot;: &quot;2044-6055&quot;, &quot;type&quot;: &quot;article-journal&quot;, &quot;PMID&quot;: &quot;27230998&quot;, &quot;DOI&quot;: &quot;10.1136/bmjopen-2015-010129&quot;, &quot;title&quot;: &quot;Increasing compliance with low tidal volume ventilation in the ICU with two nudge-based interventions: evaluation through intervention time-series analyses.&quot;, &quot;issue&quot;: &quot;5&quot;, &quot;volume&quot;: &quot;6&quot;, &quot;page&quot;: &quot;e010129&quot;, &quot;id&quot;: &quot;ITEM-2&quot;, &quot;publisher&quot;: &quot;British Medical Journal Publishing Group&quot;}, &quot;id&quot;: &quot;ITEM-2&quot;, &quot;uris&quot;: [&quot;http://www.mendeley.com/documents/?uuid=129402eb-3e45-3cb1-bb69-799e23d0aa37&quot;]}, {&quot;itemData&quot;: {&quot;author&quot;: [{&quot;parse-names&quot;: false, &quot;suffix&quot;: &quot;&quot;, &quot;dropping-particle&quot;: &quot;&quot;, &quot;non-dropping-particle&quot;: &quot;&quot;, &quot;family&quot;: &quot;Bourdeaux&quot;, &quot;given&quot;: &quot;C.P.&quot;}, {&quot;parse-names&quot;: false, &quot;suffix&quot;: &quot;&quot;, &quot;dropping-particle&quot;: &quot;&quot;, &quot;non-dropping-particle&quot;: &quot;&quot;, &quot;family&quot;: &quot;Birnie&quot;, &quot;given&quot;: &quot;K.&quot;}, {&quot;parse-names&quot;: false, &quot;suffix&quot;: &quot;&quot;, &quot;dropping-particle&quot;: &quot;&quot;, &quot;non-dropping-particle&quot;: &quot;&quot;, &quot;family&quot;: &quot;Trickey&quot;, &quot;given&quot;: &quot;A.&quot;}, {&quot;parse-names&quot;: false, &quot;suffix&quot;: &quot;&quot;, &quot;dropping-particle&quot;: &quot;&quot;, &quot;non-dropping-particle&quot;: &quot;&quot;, &quot;family&quot;: &quot;Thomas&quot;, &quot;given&quot;: &quot;M.J.C.&quot;}, {&quot;parse-names&quot;: false, &quot;suffix&quot;: &quot;&quot;, &quot;dropping-particle&quot;: &quot;&quot;, &quot;non-dropping-particle&quot;: &quot;&quot;, &quot;family&quot;: &quot;Sterne&quot;, &quot;given&quot;: &quot;J.&quot;}, {&quot;parse-names&quot;: false, &quot;suffix&quot;: &quot;&quot;, &quot;dropping-particle&quot;: &quot;&quot;, &quot;non-dropping-particle&quot;: &quot;&quot;, &quot;family&quot;: &quot;Donovan&quot;, &quot;given&quot;: &quot;J.L.&quot;}, {&quot;parse-names&quot;: false, &quot;suffix&quot;: &quot;&quot;, &quot;dropping-particle&quot;: &quot;&quot;, &quot;non-dropping-particle&quot;: &quot;&quot;, &quot;family&quot;: &quot;Benger&quot;, &quot;given&quot;: &quot;J.&quot;}, {&quot;parse-names&quot;: false, &quot;suffix&quot;: &quot;&quot;, &quot;dropping-particle&quot;: &quot;&quot;, &quot;non-dropping-particle&quot;: &quot;&quot;, &quot;family&quot;: &quot;Brandling&quot;, &quot;given&quot;: &quot;J.&quot;}, {&quot;parse-names&quot;: false, &quot;suffix&quot;: &quot;&quot;, &quot;dropping-particle&quot;: &quot;&quot;, &quot;non-dropping-particle&quot;: &quot;&quot;, &quot;family&quot;: &quot;Gould&quot;, &quot;given&quot;: &quot;T.H.&quot;}], &quot;container-title&quot;: &quot;British Journal of Anaesthesia&quot;, &quot;issued&quot;: {&quot;date-parts&quot;: [[&quot;2015&quot;, &quot;8&quot;, &quot;1&quot;]]}, &quot;ISSN&quot;: &quot;00070912&quot;, &quot;type&quot;: &quot;article-journal&quot;, &quot;DOI&quot;: &quot;10.1093/bja/aev110&quot;, &quot;title&quot;: &quot;Evaluation of an intervention to reduce tidal volumes in ventilated ICU patients \u2020 \u2021&quot;, &quot;issue&quot;: &quot;2&quot;, &quot;volume&quot;: &quot;115&quot;, &quot;page&quot;: &quot;244-251&quot;, &quot;id&quot;: &quot;ITEM-3&quot;, &quot;publisher&quot;: &quot;Oxford University Press&quot;}, &quot;id&quot;: &quot;ITEM-3&quot;, &quot;uris&quot;: [&quot;http://www.mendeley.com/documents/?uuid=bcb5b736-a83b-3a1f-8083-c78b6f6d45d9&quot;]}], &quot;mendeley&quot;: {&quot;formattedCitation&quot;: &quot;[19\u201321]&quot;, &quot;previouslyFormattedCitation&quot;: &quot;[19\u201321]&quot;, &quot;plainTextFormattedCitation&quot;: &quot;[19\u201321]&quot;}, &quot;properties&quot;: {&quot;noteIndex&quot;: 0}, &quot;schema&quot;: &quot;https://github.com/citation-style-language/schema/raw/master/csl-citation.json&quot;} RND2DbafYVvSP"/><text:span text:style-name="T15">[19–21]</text:span><text:reference-mark-end text:name="ADDIN CSL_CITATION {&quot;citationItems&quot;: [{&quot;itemData&quot;: {&quot;abstract&quot;: &quot;OBJECTIVE Computerised order sets have the potential to reduce clinical variation and improve patient safety but the effect is variable. We sought to evaluate the impact of changes to the design of an order set on the delivery of chlorhexidine mouthwash and hydroxyethyl starch (HES) to patients in the intensive care unit. METHODS The study was conducted at University Hospitals Bristol NHS Foundation Trust, UK. Our intensive care unit uses a clinical information system (CIS). All drugs and fluids are prescribed with the CIS and drug and fluid charts are stored within a database. Chlorhexidine mouthwash was added as a default prescription to the prescribing template in January 2010. HES was removed from the prescribing template in April 2009. Both interventions were available to prescribe manually throughout the study period. We conducted a database review of all patients eligible for each intervention before and after changes to the configuration of choices within the prescribing system. RESULTS 2231 ventilated patients were identified as appropriate for treatment with chlorhexidine, 591 before the intervention and 1640 after. 55.3% were prescribed chlorhexidine before the change and 90.4% after (p&lt;0.001). 6199 patients were considered in the HES intervention, 2177 before the intervention and 4022 after. The mean volume of HES infused per patient fell from 630 mL to 20 mL after the change (p&lt;0.001) and the percentage of patients receiving HES fell from 54.1% to 3.1% (p&lt;0.001). These results were well sustained with time. CONCLUSIONS The presentation of choices within an electronic prescribing system influenced the delivery of evidence-based interventions in a predictable way and the effect was well sustained. This approach has the potential to enhance the effectiveness of computerised order sets.&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Davies&quot;, &quot;given&quot;: &quot;Keith J&quot;}, {&quot;parse-names&quot;: false, &quot;suffix&quot;: &quot;&quot;, &quot;dropping-particle&quot;: &quot;&quot;, &quot;non-dropping-particle&quot;: &quot;&quot;, &quot;family&quot;: &quot;Thomas&quot;, &quot;given&quot;: &quot;Matthew J C&quot;}, {&quot;parse-names&quot;: false, &quot;suffix&quot;: &quot;&quot;, &quot;dropping-particle&quot;: &quot;&quot;, &quot;non-dropping-particle&quot;: &quot;&quot;, &quot;family&quot;: &quot;Bewley&quot;, &quot;given&quot;: &quot;Jeremy S&quot;}, {&quot;parse-names&quot;: false, &quot;suffix&quot;: &quot;&quot;, &quot;dropping-particle&quot;: &quot;&quot;, &quot;non-dropping-particle&quot;: &quot;&quot;, &quot;family&quot;: &quot;Gould&quot;, &quot;given&quot;: &quot;Timothy H&quot;}], &quot;container-title&quot;: &quot;BMJ quality &amp; safety&quot;, &quot;issued&quot;: {&quot;date-parts&quot;: [[&quot;2014&quot;, &quot;5&quot;, &quot;1&quot;]]}, &quot;ISSN&quot;: &quot;2044-5423&quot;, &quot;type&quot;: &quot;article-journal&quot;, &quot;PMID&quot;: &quot;24282310&quot;, &quot;DOI&quot;: &quot;10.1136/bmjqs-2013-002395&quot;, &quot;title&quot;: &quot;Using 'nudge' principles for order set design: a before and after evaluation of an electronic prescribing template in critical care.&quot;, &quot;issue&quot;: &quot;5&quot;, &quot;volume&quot;: &quot;23&quot;, &quot;page&quot;: &quot;382-8&quot;, &quot;id&quot;: &quot;ITEM-1&quot;, &quot;publisher&quot;: &quot;BMJ Publishing Group Ltd&quot;}, &quot;id&quot;: &quot;ITEM-1&quot;, &quot;uris&quot;: [&quot;http://www.mendeley.com/documents/?uuid=1a0421df-5ac8-3a32-a474-75f273cb3063&quot;]}, {&quot;itemData&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Thomas&quot;, &quot;given&quot;: &quot;Matthew Jc&quot;}, {&quot;parse-names&quot;: false, &quot;suffix&quot;: &quot;&quot;, &quot;dropping-particle&quot;: &quot;&quot;, &quot;non-dropping-particle&quot;: &quot;&quot;, &quot;family&quot;: &quot;Gould&quot;, &quot;given&quot;: &quot;Timothy H&quot;}, {&quot;parse-names&quot;: false, &quot;suffix&quot;: &quot;&quot;, &quot;dropping-particle&quot;: &quot;&quot;, &quot;non-dropping-particle&quot;: &quot;&quot;, &quot;family&quot;: &quot;Malhotra&quot;, &quot;given&quot;: &quot;Gaurav&quot;}, {&quot;parse-names&quot;: false, &quot;suffix&quot;: &quot;&quot;, &quot;dropping-particle&quot;: &quot;&quot;, &quot;non-dropping-particle&quot;: &quot;&quot;, &quot;family&quot;: &quot;Jarvstad&quot;, &quot;given&quot;: &quot;Andreas&quot;}, {&quot;parse-names&quot;: false, &quot;suffix&quot;: &quot;&quot;, &quot;dropping-particle&quot;: &quot;&quot;, &quot;non-dropping-particle&quot;: &quot;&quot;, &quot;family&quot;: &quot;Jones&quot;, &quot;given&quot;: &quot;Timothy&quot;}, {&quot;parse-names&quot;: false, &quot;suffix&quot;: &quot;&quot;, &quot;dropping-particle&quot;: &quot;&quot;, &quot;non-dropping-particle&quot;: &quot;&quot;, &quot;family&quot;: &quot;Gilchrist&quot;, &quot;given&quot;: &quot;Iain D&quot;}], &quot;container-title&quot;: &quot;BMJ open&quot;, &quot;issued&quot;: {&quot;date-parts&quot;: [[&quot;2016&quot;, &quot;5&quot;, &quot;26&quot;]]}, &quot;ISSN&quot;: &quot;2044-6055&quot;, &quot;type&quot;: &quot;article-journal&quot;, &quot;PMID&quot;: &quot;27230998&quot;, &quot;DOI&quot;: &quot;10.1136/bmjopen-2015-010129&quot;, &quot;title&quot;: &quot;Increasing compliance with low tidal volume ventilation in the ICU with two nudge-based interventions: evaluation through intervention time-series analyses.&quot;, &quot;issue&quot;: &quot;5&quot;, &quot;volume&quot;: &quot;6&quot;, &quot;page&quot;: &quot;e010129&quot;, &quot;id&quot;: &quot;ITEM-2&quot;, &quot;publisher&quot;: &quot;British Medical Journal Publishing Group&quot;}, &quot;id&quot;: &quot;ITEM-2&quot;, &quot;uris&quot;: [&quot;http://www.mendeley.com/documents/?uuid=129402eb-3e45-3cb1-bb69-799e23d0aa37&quot;]}, {&quot;itemData&quot;: {&quot;author&quot;: [{&quot;parse-names&quot;: false, &quot;suffix&quot;: &quot;&quot;, &quot;dropping-particle&quot;: &quot;&quot;, &quot;non-dropping-particle&quot;: &quot;&quot;, &quot;family&quot;: &quot;Bourdeaux&quot;, &quot;given&quot;: &quot;C.P.&quot;}, {&quot;parse-names&quot;: false, &quot;suffix&quot;: &quot;&quot;, &quot;dropping-particle&quot;: &quot;&quot;, &quot;non-dropping-particle&quot;: &quot;&quot;, &quot;family&quot;: &quot;Birnie&quot;, &quot;given&quot;: &quot;K.&quot;}, {&quot;parse-names&quot;: false, &quot;suffix&quot;: &quot;&quot;, &quot;dropping-particle&quot;: &quot;&quot;, &quot;non-dropping-particle&quot;: &quot;&quot;, &quot;family&quot;: &quot;Trickey&quot;, &quot;given&quot;: &quot;A.&quot;}, {&quot;parse-names&quot;: false, &quot;suffix&quot;: &quot;&quot;, &quot;dropping-particle&quot;: &quot;&quot;, &quot;non-dropping-particle&quot;: &quot;&quot;, &quot;family&quot;: &quot;Thomas&quot;, &quot;given&quot;: &quot;M.J.C.&quot;}, {&quot;parse-names&quot;: false, &quot;suffix&quot;: &quot;&quot;, &quot;dropping-particle&quot;: &quot;&quot;, &quot;non-dropping-particle&quot;: &quot;&quot;, &quot;family&quot;: &quot;Sterne&quot;, &quot;given&quot;: &quot;J.&quot;}, {&quot;parse-names&quot;: false, &quot;suffix&quot;: &quot;&quot;, &quot;dropping-particle&quot;: &quot;&quot;, &quot;non-dropping-particle&quot;: &quot;&quot;, &quot;family&quot;: &quot;Donovan&quot;, &quot;given&quot;: &quot;J.L.&quot;}, {&quot;parse-names&quot;: false, &quot;suffix&quot;: &quot;&quot;, &quot;dropping-particle&quot;: &quot;&quot;, &quot;non-dropping-particle&quot;: &quot;&quot;, &quot;family&quot;: &quot;Benger&quot;, &quot;given&quot;: &quot;J.&quot;}, {&quot;parse-names&quot;: false, &quot;suffix&quot;: &quot;&quot;, &quot;dropping-particle&quot;: &quot;&quot;, &quot;non-dropping-particle&quot;: &quot;&quot;, &quot;family&quot;: &quot;Brandling&quot;, &quot;given&quot;: &quot;J.&quot;}, {&quot;parse-names&quot;: false, &quot;suffix&quot;: &quot;&quot;, &quot;dropping-particle&quot;: &quot;&quot;, &quot;non-dropping-particle&quot;: &quot;&quot;, &quot;family&quot;: &quot;Gould&quot;, &quot;given&quot;: &quot;T.H.&quot;}], &quot;container-title&quot;: &quot;British Journal of Anaesthesia&quot;, &quot;issued&quot;: {&quot;date-parts&quot;: [[&quot;2015&quot;, &quot;8&quot;, &quot;1&quot;]]}, &quot;ISSN&quot;: &quot;00070912&quot;, &quot;type&quot;: &quot;article-journal&quot;, &quot;DOI&quot;: &quot;10.1093/bja/aev110&quot;, &quot;title&quot;: &quot;Evaluation of an intervention to reduce tidal volumes in ventilated ICU patients \u2020 \u2021&quot;, &quot;issue&quot;: &quot;2&quot;, &quot;volume&quot;: &quot;115&quot;, &quot;page&quot;: &quot;244-251&quot;, &quot;id&quot;: &quot;ITEM-3&quot;, &quot;publisher&quot;: &quot;Oxford University Press&quot;}, &quot;id&quot;: &quot;ITEM-3&quot;, &quot;uris&quot;: [&quot;http://www.mendeley.com/documents/?uuid=bcb5b736-a83b-3a1f-8083-c78b6f6d45d9&quot;]}], &quot;mendeley&quot;: {&quot;formattedCitation&quot;: &quot;[19\u201321]&quot;, &quot;previouslyFormattedCitation&quot;: &quot;[19\u201321]&quot;, &quot;plainTextFormattedCitation&quot;: &quot;[19\u201321]&quot;}, &quot;properties&quot;: {&quot;noteIndex&quot;: 0}, &quot;schema&quot;: &quot;https://github.com/citation-style-language/schema/raw/master/csl-citation.json&quot;} RND2DbafYVvSP"/><text:span text:style-name="T15">⁠</text:span><text:span text:style-name="T121">⁠. Building on this foundation we were motivated to develop a classifier to automatically flag patients that appear physiologically fit for discharge. The intention is that such a screening tool </text:span><text:span text:style-name="T105">could expedite morning ward rounds by allowing staff to focus their attention on the most likely-dischargeable patients. The tool could also prompt clinicians to consider discharge decisions at other times of day, outside of normal rounds.</text:span><text:span text:style-name="T34"> </text:span><text:span text:style-name="T36">In 2003 </text:span><text:span text:style-name="T35">Knight</text:span><text:bookmark text:name="__UnoMark__11746_1319284483"/> proposed a set of <text:span text:style-name="T122">nurse-led</text:span> <text:span text:style-name="T122">discharge criteria</text:span><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9Go9WkESnA"/><text:span text:style-name="T11">[22]</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9Go9WkESnA"/><text:span text:style-name="T122">⁠ with a similar aim – to expedite discharge from a high-dependency unit by allowing nurses to discharge patients who were clearly well enough to leave. </text:span><text:span text:style-name="T12">T</text:span><text:span text:style-name="T2">he</text:span><text:span text:style-name="T3">se</text:span><text:span text:style-name="T2"> criteria represent a general and highly conservative set of constraints on physiology </text:span><text:span text:style-name="T4">that characterise a patient as suitable for care on an acute ward (level 1 care)</text:span><text:span text:style-name="T2">. </text:span><text:span text:style-name="T13">High-risk patients are unlikely to meet these criteria, but may still be discharegable by a consultant.</text:span><text:span text:style-name="T2"> </text:span><text:span text:style-name="T123">In this study we used routinely collected patient data to retrospectively evaluate Knight’s criteria, and then improve upon their performance using machine learning methods. To this end we studied two historical cohorts. One cohort consisted of patients treated on the general intensive care unit at the Bristol Royal Infirmary, while the second consisted of patients selected from the MIMIC-III database</text:span><text:reference-mark-start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SzE1rzTevQ"/><text:span text:style-name="T2">[23]</text:span><text:reference-mark-end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SzE1rzTevQ"/><text:span text:style-name="T123">⁠ (see Materials and Methods for details). </text:span></text:p>
      <text:p text:style-name="P47">Methods</text:p>
      <text:p text:style-name="P6"/>
      <text:p text:style-name="P37">Discharge criteria</text:p>
      <text:p text:style-name="P37"/>
      <text:p text:style-name="P13">The nurse-led discharge (NLD) criteria proposed by Knight<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7euK0WIeFq"/><text:span text:style-name="T1">[22]</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7euK0WIeFq"/>⁠ consist of a set of constraints on various routinely collected vital signs and laboratory results. If a patient meets all the <text:span text:style-name="T124">criteria</text:span> for a period of at least four hours, Knight states that they may be safely discharged by a nurse. <text:span text:style-name="T124">The motivation behind developing these criteria was to facilitate discharge by nurses in cases where the decision was clear, and there is some evidence of improved bed allocation when using such a nurse-led system</text:span><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itemData&quot;: {&quot;abstract&quot;: &quot;Nurse-led discharge from the High Dependency Unit (HDU) was introduced in 2002 with the aim of improving access to level 2 beds (beds offering higher level of support and observation; DoH, 2000a). The project has yet to be formally evaluated but there have been perceived benefits for both patients and staff.&quot;, &quot;author&quot;: [{&quot;parse-names&quot;: false, &quot;suffix&quot;: &quot;&quot;, &quot;dropping-particle&quot;: &quot;&quot;, &quot;non-dropping-particle&quot;: &quot;&quot;, &quot;family&quot;: &quot;Crocker&quot;, &quot;given&quot;: &quot;Cheryl&quot;}, {&quot;parse-names&quot;: false, &quot;suffix&quot;: &quot;&quot;, &quot;dropping-particle&quot;: &quot;&quot;, &quot;non-dropping-particle&quot;: &quot;&quot;, &quot;family&quot;: &quot;Keller&quot;, &quot;given&quot;: &quot;Rebecca&quot;}], &quot;container-title&quot;: &quot;Intensive and Critical Care Nursing&quot;, &quot;issued&quot;: {&quot;date-parts&quot;: [[&quot;2005&quot;, &quot;12&quot;, &quot;1&quot;]]}, &quot;ISSN&quot;: &quot;0964-3397&quot;, &quot;type&quot;: &quot;article-journal&quot;, &quot;DOI&quot;: &quot;10.1016/J.ICCN.2005.05.004&quot;, &quot;title&quot;: &quot;Nurse-led discharge to the ward from high dependency: A service improvement project&quot;, &quot;issue&quot;: &quot;6&quot;, &quot;volume&quot;: &quot;21&quot;, &quot;page&quot;: &quot;363-366&quot;, &quot;id&quot;: &quot;ITEM-2&quot;, &quot;publisher&quot;: &quot;Churchill Livingstone&quot;}, &quot;id&quot;: &quot;ITEM-2&quot;, &quot;uris&quot;: [&quot;http://www.mendeley.com/documents/?uuid=1b27508e-e62d-339f-b185-f75f04eb08a0&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3&quot;}, &quot;id&quot;: &quot;ITEM-3&quot;, &quot;uris&quot;: [&quot;http://www.mendeley.com/documents/?uuid=b8422494-7fa3-308a-bd1f-7ce783594c6a&quot;]}], &quot;mendeley&quot;: {&quot;formattedCitation&quot;: &quot;[22,24,25]&quot;, &quot;previouslyFormattedCitation&quot;: &quot;[22,24,25]&quot;, &quot;plainTextFormattedCitation&quot;: &quot;[22,24,25]&quot;}, &quot;properties&quot;: {&quot;noteIndex&quot;: 0}, &quot;schema&quot;: &quot;https://github.com/citation-style-language/schema/raw/master/csl-citation.json&quot;} RNDCYX73n8AXQ"/><text:span text:style-name="T124">[22,24,25]</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itemData&quot;: {&quot;abstract&quot;: &quot;Nurse-led discharge from the High Dependency Unit (HDU) was introduced in 2002 with the aim of improving access to level 2 beds (beds offering higher level of support and observation; DoH, 2000a). The project has yet to be formally evaluated but there have been perceived benefits for both patients and staff.&quot;, &quot;author&quot;: [{&quot;parse-names&quot;: false, &quot;suffix&quot;: &quot;&quot;, &quot;dropping-particle&quot;: &quot;&quot;, &quot;non-dropping-particle&quot;: &quot;&quot;, &quot;family&quot;: &quot;Crocker&quot;, &quot;given&quot;: &quot;Cheryl&quot;}, {&quot;parse-names&quot;: false, &quot;suffix&quot;: &quot;&quot;, &quot;dropping-particle&quot;: &quot;&quot;, &quot;non-dropping-particle&quot;: &quot;&quot;, &quot;family&quot;: &quot;Keller&quot;, &quot;given&quot;: &quot;Rebecca&quot;}], &quot;container-title&quot;: &quot;Intensive and Critical Care Nursing&quot;, &quot;issued&quot;: {&quot;date-parts&quot;: [[&quot;2005&quot;, &quot;12&quot;, &quot;1&quot;]]}, &quot;ISSN&quot;: &quot;0964-3397&quot;, &quot;type&quot;: &quot;article-journal&quot;, &quot;DOI&quot;: &quot;10.1016/J.ICCN.2005.05.004&quot;, &quot;title&quot;: &quot;Nurse-led discharge to the ward from high dependency: A service improvement project&quot;, &quot;issue&quot;: &quot;6&quot;, &quot;volume&quot;: &quot;21&quot;, &quot;page&quot;: &quot;363-366&quot;, &quot;id&quot;: &quot;ITEM-2&quot;, &quot;publisher&quot;: &quot;Churchill Livingstone&quot;}, &quot;id&quot;: &quot;ITEM-2&quot;, &quot;uris&quot;: [&quot;http://www.mendeley.com/documents/?uuid=1b27508e-e62d-339f-b185-f75f04eb08a0&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3&quot;}, &quot;id&quot;: &quot;ITEM-3&quot;, &quot;uris&quot;: [&quot;http://www.mendeley.com/documents/?uuid=b8422494-7fa3-308a-bd1f-7ce783594c6a&quot;]}], &quot;mendeley&quot;: {&quot;formattedCitation&quot;: &quot;[22,24,25]&quot;, &quot;previouslyFormattedCitation&quot;: &quot;[22,24,25]&quot;, &quot;plainTextFormattedCitation&quot;: &quot;[22,24,25]&quot;}, &quot;properties&quot;: {&quot;noteIndex&quot;: 0}, &quot;schema&quot;: &quot;https://github.com/citation-style-language/schema/raw/master/csl-citation.json&quot;} RNDCYX73n8AXQ"/><text:span text:style-name="T16">⁠</text:span><text:span text:style-name="T124">⁠.</text:span> In order to test the NLD criteria on historical patient data we codified the constraints (<text:span text:style-name="T129">see online supplementary file section A</text:span>) into 15 binary tests, which are defined in table 1. <text:span text:style-name="T125">For criteria that were not assigned numeric values in the original publication (B1-4, CNS) we used the ‘normal’ bounds as defined in our clinical information system. Limitations and potential improvements to these criteria are addressed in the discussion.</text:span></text:p>
      <text:p text:style-name="P7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93">Test ID</text:p>
          </table:table-cell>
          <table:table-cell table:style-name="Table4.A1" office:value-type="string">
            <text:p text:style-name="P93">Test name</text:p>
          </table:table-cell>
          <table:table-cell table:style-name="Table4.A1" office:value-type="string">
            <text:p text:style-name="P93">Variable</text:p>
          </table:table-cell>
          <table:table-cell table:style-name="Table4.A1" office:value-type="string">
            <text:p text:style-name="P93">Test condition</text:p>
          </table:table-cell>
        </table:table-row>
        <table:table-row table:style-name="Table4.1">
          <table:table-cell table:style-name="Table4.A2" office:value-type="string">
            <text:p text:style-name="P93">R0</text:p>
          </table:table-cell>
          <table:table-cell table:style-name="Table4.A2" office:value-type="string">
            <text:p text:style-name="P93">Respiratory: airway</text:p>
          </table:table-cell>
          <table:table-cell table:style-name="Table4.A2" office:value-type="string">
            <text:p text:style-name="P93">airway</text:p>
          </table:table-cell>
          <table:table-cell table:style-name="Table4.A2" office:value-type="string">
            <text:p text:style-name="P93">airway patent</text:p>
          </table:table-cell>
        </table:table-row>
        <table:table-row table:style-name="Table4.1">
          <table:table-cell table:style-name="Table4.A2" office:value-type="string">
            <text:p text:style-name="P93">R1</text:p>
          </table:table-cell>
          <table:table-cell table:style-name="Table4.A2" office:value-type="string">
            <text:p text:style-name="P93">Respiratory: FiO2</text:p>
          </table:table-cell>
          <table:table-cell table:style-name="Table4.A2" office:value-type="string">
            <text:p text:style-name="P93">fio2</text:p>
          </table:table-cell>
          <table:table-cell table:style-name="Table4.A2" office:value-type="string">
            <text:p text:style-name="P94"><text:span text:style-name="T126">fio2 </text:span><text:span text:style-name="T127">≤</text:span><text:span text:style-name="T128"> 0.6</text:span></text:p>
          </table:table-cell>
        </table:table-row>
        <table:table-row table:style-name="Table4.1">
          <table:table-cell table:style-name="Table4.A2" office:value-type="string">
            <text:p text:style-name="P93">R2</text:p>
          </table:table-cell>
          <table:table-cell table:style-name="Table4.A2" office:value-type="string">
            <text:p text:style-name="P93">Respiratory: blood oxygen</text:p>
          </table:table-cell>
          <table:table-cell table:style-name="Table4.A2" office:value-type="string">
            <text:p text:style-name="P93">spo2</text:p>
          </table:table-cell>
          <table:table-cell table:style-name="Table4.A2" office:value-type="string">
            <text:p text:style-name="P94"><text:span text:style-name="T126">spo2 </text:span><text:span text:style-name="T127">≥ 95 (%)</text:span></text:p>
          </table:table-cell>
        </table:table-row>
        <table:table-row table:style-name="Table4.1">
          <table:table-cell table:style-name="Table4.A2" office:value-type="string">
            <text:p text:style-name="P93">R3</text:p>
          </table:table-cell>
          <table:table-cell table:style-name="Table4.A2" office:value-type="string">
            <text:p text:style-name="P93">Respiratory: bicarbonate</text:p>
          </table:table-cell>
          <table:table-cell table:style-name="Table4.A2" office:value-type="string">
            <text:p text:style-name="P93">hco3</text:p>
          </table:table-cell>
          <table:table-cell table:style-name="Table4.A2" office:value-type="string">
            <text:p text:style-name="P94"><text:span text:style-name="T126">hco3 </text:span><text:span text:style-name="T127">≥ 19 (mmol/L)</text:span></text:p>
          </table:table-cell>
        </table:table-row>
        <table:table-row table:style-name="Table4.1">
          <table:table-cell table:style-name="Table4.A2" office:value-type="string">
            <text:p text:style-name="P93">R4</text:p>
          </table:table-cell>
          <table:table-cell table:style-name="Table4.A2" office:value-type="string">
            <text:p text:style-name="P93">Respiratory: rate</text:p>
          </table:table-cell>
          <table:table-cell table:style-name="Table4.A2" office:value-type="string">
            <text:p text:style-name="P93">resp (rate)</text:p>
          </table:table-cell>
          <table:table-cell table:style-name="Table4.A2" office:value-type="string">
            <text:p text:style-name="P94"><text:span text:style-name="T126">10 </text:span><text:span text:style-name="T127">≤</text:span><text:span text:style-name="T128"> resp </text:span><text:span text:style-name="T127">≤ 30 (bpm)</text:span></text:p>
          </table:table-cell>
        </table:table-row>
        <table:table-row table:style-name="Table4.1">
          <table:table-cell table:style-name="Table4.A2" office:value-type="string">
            <text:p text:style-name="P93">C0</text:p>
          </table:table-cell>
          <table:table-cell table:style-name="Table4.A2" office:value-type="string">
            <text:p text:style-name="P93">Cardiovascular: blood pressure</text:p>
          </table:table-cell>
          <table:table-cell table:style-name="Table4.A2" office:value-type="string">
            <text:p text:style-name="P93">bp (systolic)</text:p>
          </table:table-cell>
          <table:table-cell table:style-name="Table4.A2" office:value-type="string">
            <text:p text:style-name="P94"><text:span text:style-name="T126">bp</text:span><text:span text:style-name="T128"> </text:span><text:span text:style-name="T127">≥ 100 (mmHg)</text:span></text:p>
          </table:table-cell>
        </table:table-row>
        <table:table-row table:style-name="Table4.1">
          <table:table-cell table:style-name="Table4.A2" office:value-type="string">
            <text:p text:style-name="P93">C1</text:p>
          </table:table-cell>
          <table:table-cell table:style-name="Table4.A2" office:value-type="string">
            <text:p text:style-name="P93">Cardiovascular: heart rate</text:p>
          </table:table-cell>
          <table:table-cell table:style-name="Table4.A2" office:value-type="string">
            <text:p text:style-name="P93">hr <text:s/></text:p>
          </table:table-cell>
          <table:table-cell table:style-name="Table4.A2" office:value-type="string">
            <text:p text:style-name="P94"><text:span text:style-name="T126">60 </text:span><text:span text:style-name="T127">≤</text:span><text:span text:style-name="T128"> hr </text:span><text:span text:style-name="T127">≤ 100 (bpm)</text:span></text:p>
          </table:table-cell>
        </table:table-row>
        <table:table-row table:style-name="Table4.1">
          <table:table-cell table:style-name="Table4.A2" office:value-type="string">
            <text:p text:style-name="P93">P</text:p>
          </table:table-cell>
          <table:table-cell table:style-name="Table4.A2" office:value-type="string">
            <text:p text:style-name="P93">Pain</text:p>
          </table:table-cell>
          <table:table-cell table:style-name="Table4.A2" office:value-type="string">
            <text:p text:style-name="P93">pain</text:p>
          </table:table-cell>
          <table:table-cell table:style-name="Table4.A2" office:value-type="string">
            <text:p text:style-name="P94"><text:span text:style-name="T126">0 </text:span><text:span text:style-name="T127">≤</text:span><text:span text:style-name="T128"> pain </text:span><text:span text:style-name="T127">≤ 1</text:span></text:p>
          </table:table-cell>
        </table:table-row>
        <table:table-row table:style-name="Table4.1">
          <table:table-cell table:style-name="Table4.A2" office:value-type="string">
            <text:p text:style-name="P93">CNS</text:p>
          </table:table-cell>
          <table:table-cell table:style-name="Table4.A2" office:value-type="string">
            <text:p text:style-name="P93">Central nervous system</text:p>
          </table:table-cell>
          <table:table-cell table:style-name="Table4.A2" office:value-type="string">
            <text:p text:style-name="P93">gcs</text:p>
          </table:table-cell>
          <table:table-cell table:style-name="Table4.A2" office:value-type="string">
            <text:p text:style-name="P94"><text:span text:style-name="T126">gcs </text:span><text:span text:style-name="T128"><text:s/></text:span><text:span text:style-name="T127">≥ 14</text:span></text:p>
          </table:table-cell>
        </table:table-row>
        <table:table-row table:style-name="Table4.1">
          <table:table-cell table:style-name="Table4.A2" office:value-type="string">
            <text:p text:style-name="P93">T</text:p>
          </table:table-cell>
          <table:table-cell table:style-name="Table4.A2" office:value-type="string">
            <text:p text:style-name="P93">Temperature</text:p>
          </table:table-cell>
          <table:table-cell table:style-name="Table4.A2" office:value-type="string">
            <text:p text:style-name="P93">temp</text:p>
          </table:table-cell>
          <table:table-cell table:style-name="Table4.A2" office:value-type="string">
            <text:p text:style-name="P94"><text:span text:style-name="T126">36 </text:span><text:span text:style-name="T127">≤</text:span><text:span text:style-name="T128"> temp </text:span><text:span text:style-name="T127">≤ 37.5 (C)</text:span></text:p>
          </table:table-cell>
        </table:table-row>
        <table:table-row table:style-name="Table4.1">
          <table:table-cell table:style-name="Table4.A2" office:value-type="string">
            <text:p text:style-name="P93">B0</text:p>
          </table:table-cell>
          <table:table-cell table:style-name="Table4.A2" office:value-type="string">
            <text:p text:style-name="P93">Bloods: haemoglobin</text:p>
          </table:table-cell>
          <table:table-cell table:style-name="Table4.A2" office:value-type="string">
            <text:p text:style-name="P93">haemoglobin</text:p>
          </table:table-cell>
          <table:table-cell table:style-name="Table4.A2" office:value-type="string">
            <text:p text:style-name="P94"><text:span text:style-name="T128">haemoglobin </text:span><text:span text:style-name="T127">≥ 9 (g/dL)</text:span></text:p>
          </table:table-cell>
        </table:table-row>
        <table:table-row table:style-name="Table4.1">
          <table:table-cell table:style-name="Table4.A2" office:value-type="string">
            <text:p text:style-name="P93">B1</text:p>
          </table:table-cell>
          <table:table-cell table:style-name="Table4.A2" office:value-type="string">
            <text:p text:style-name="P93">Bloods: potassium</text:p>
          </table:table-cell>
          <table:table-cell table:style-name="Table4.A2" office:value-type="string">
            <text:p text:style-name="P93">k</text:p>
          </table:table-cell>
          <table:table-cell table:style-name="Table4.A2" office:value-type="string">
            <text:p text:style-name="P94"><text:span text:style-name="T126">3.5 </text:span><text:span text:style-name="T127">≤</text:span><text:span text:style-name="T128"> k </text:span><text:span text:style-name="T127">≤ 6.0 (mmol/L)</text:span></text:p>
          </table:table-cell>
        </table:table-row>
        <table:table-row table:style-name="Table4.1">
          <table:table-cell table:style-name="Table4.A2" office:value-type="string">
            <text:p text:style-name="P93">B2</text:p>
          </table:table-cell>
          <table:table-cell table:style-name="Table4.A2" office:value-type="string">
            <text:p text:style-name="P93">Bloods: sodium</text:p>
          </table:table-cell>
          <table:table-cell table:style-name="Table4.A2" office:value-type="string">
            <text:p text:style-name="P93">na</text:p>
          </table:table-cell>
          <table:table-cell table:style-name="Table4.A2" office:value-type="string">
            <text:p text:style-name="P94"><text:span text:style-name="T126">130 </text:span><text:span text:style-name="T127">≤</text:span><text:span text:style-name="T128"> na </text:span><text:span text:style-name="T127">≤ 150 (mmol/L)</text:span></text:p>
          </table:table-cell>
        </table:table-row>
        <table:table-row table:style-name="Table4.1">
          <table:table-cell table:style-name="Table4.A2" office:value-type="string">
            <text:p text:style-name="P93">B3</text:p>
          </table:table-cell>
          <table:table-cell table:style-name="Table4.A2" office:value-type="string">
            <text:p text:style-name="P93">Bloods: creatinine</text:p>
          </table:table-cell>
          <table:table-cell table:style-name="Table4.A2" office:value-type="string">
            <text:p text:style-name="P93">creatinine</text:p>
          </table:table-cell>
          <table:table-cell table:style-name="Table4.A2" office:value-type="string">
            <text:p text:style-name="P94"><text:span text:style-name="T126">59 </text:span><text:span text:style-name="T127">≤</text:span><text:span text:style-name="T128"> creatinine </text:span><text:span text:style-name="T127">≤ 104 (umol/L)</text:span></text:p>
          </table:table-cell>
        </table:table-row>
        <table:table-row table:style-name="Table4.1">
          <table:table-cell table:style-name="Table4.A2" office:value-type="string">
            <text:p text:style-name="P93">B4</text:p>
          </table:table-cell>
          <table:table-cell table:style-name="Table4.A2" office:value-type="string">
            <text:p text:style-name="P93">Bloods: urea</text:p>
          </table:table-cell>
          <table:table-cell table:style-name="Table4.A2" office:value-type="string">
            <text:p text:style-name="P93">bun</text:p>
          </table:table-cell>
          <table:table-cell table:style-name="Table4.A2" office:value-type="string">
            <text:p text:style-name="P94"><text:span text:style-name="T126">2.5 </text:span><text:span text:style-name="T127">≤</text:span><text:span text:style-name="T128"> bun </text:span><text:span text:style-name="T127">≤ 7.8 (mmol/L)</text:span></text:p>
          </table:table-cell>
        </table:table-row>
      </table:table>
      <text:p text:style-name="P95">Table <text:sequence text:ref-name="refTable0" text:name="Table" text:formula="ooow:Table+1" style:num-format="1">1</text:sequence>: Codified version of the discharge criteria for application to electronic health record data. Here the fifteen criteria have been grouped into intuitive subsets and each assigned a test ID (‘R0’ to ‘B4’). <text:s/>If all 15 criteria are met for a period of at least four hours the patient can be safely discharged.</text:p>
      <text:p text:style-name="P88"/>
      <text:p text:style-name="P37">Cohort selection</text:p>
      <text:p text:style-name="P37"/>
      <text:p text:style-name="P74">Subjects for this study were selected from two distinct historical data sources to form two patient cohorts. <text:span text:style-name="T47">T</text:span>he inclusion criteria <text:span text:style-name="T47">are</text:span> detailed in section <text:span text:style-name="T130">B of the online supplementary file</text:span>. The first data source consists of the routinely collected data from 1933 patients treated on the general intensive care unit at the Bristol Royal Infirmary between 01/02/2015 and 01/02/2017. <text:span text:style-name="T50">W</text:span>e refer to th<text:span text:style-name="T48">e cohort selected from this</text:span> dataset as <text:span text:style-name="T22">GICU</text:span>. The second <text:span text:style-name="T49">data</text:span> source <text:span text:style-name="T131">wa</text:span>s derived from the MIMIC-III database<text:reference-mark-start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EbcfDrSpwW"/><text:span text:style-name="T1">[23]</text:span><text:reference-mark-end text:name="ADDIN CSL_CITATION {&quot;citationItems&quot;: [{&quot;itemData&quot;: {&quot;abstract&quot;: &quot;MIMIC-III ('Medical Information Mart for Intensive Care') is a large, single-center database comprising information relating to patients admitted to critical care units at a large tertiary care hospital. Data includes vital signs, medications, laboratory measurements, observations and notes charted by care providers, fluid balance, procedure codes, diagnostic codes, imaging reports, hospital length of stay, survival data, and more. The database supports applications including academic and industrial research, quality improvement initiatives, and higher education coursework.&quot;, &quot;author&quot;: [{&quot;parse-names&quot;: false, &quot;suffix&quot;: &quot;&quot;, &quot;dropping-particle&quot;: &quot;&quot;, &quot;non-dropping-particle&quot;: &quot;&quot;, &quot;family&quot;: &quot;Johnson&quot;, &quot;given&quot;: &quot;Alistair E.W.&quot;}, {&quot;parse-names&quot;: false, &quot;suffix&quot;: &quot;&quot;, &quot;dropping-particle&quot;: &quot;&quot;, &quot;non-dropping-particle&quot;: &quot;&quot;, &quot;family&quot;: &quot;Pollard&quot;, &quot;given&quot;: &quot;Tom J.&quot;}, {&quot;parse-names&quot;: false, &quot;suffix&quot;: &quot;&quot;, &quot;dropping-particle&quot;: &quot;&quot;, &quot;non-dropping-particle&quot;: &quot;&quot;, &quot;family&quot;: &quot;Shen&quot;, &quot;given&quot;: &quot;Lu&quot;}, {&quot;parse-names&quot;: false, &quot;suffix&quot;: &quot;&quot;, &quot;dropping-particle&quot;: &quot;&quot;, &quot;non-dropping-particle&quot;: &quot;&quot;, &quot;family&quot;: &quot;Lehman&quot;, &quot;given&quot;: &quot;Li-wei H.&quot;}, {&quot;parse-names&quot;: false, &quot;suffix&quot;: &quot;&quot;, &quot;dropping-particle&quot;: &quot;&quot;, &quot;non-dropping-particle&quot;: &quot;&quot;, &quot;family&quot;: &quot;Feng&quot;, &quot;given&quot;: &quot;Mengling&quot;}, {&quot;parse-names&quot;: false, &quot;suffix&quot;: &quot;&quot;, &quot;dropping-particle&quot;: &quot;&quot;, &quot;non-dropping-particle&quot;: &quot;&quot;, &quot;family&quot;: &quot;Ghassemi&quot;, &quot;given&quot;: &quot;Mohammad&quot;}, {&quot;parse-names&quot;: false, &quot;suffix&quot;: &quot;&quot;, &quot;dropping-particle&quot;: &quot;&quot;, &quot;non-dropping-particle&quot;: &quot;&quot;, &quot;family&quot;: &quot;Moody&quot;, &quot;given&quot;: &quot;Benjamin&quot;}, {&quot;parse-names&quot;: false, &quot;suffix&quot;: &quot;&quot;, &quot;dropping-particle&quot;: &quot;&quot;, &quot;non-dropping-particle&quot;: &quot;&quot;, &quot;family&quot;: &quot;Szolovits&quot;, &quot;given&quot;: &quot;Peter&quot;}, {&quot;parse-names&quot;: false, &quot;suffix&quot;: &quot;&quot;, &quot;dropping-particle&quot;: &quot;&quot;, &quot;non-dropping-particle&quot;: &quot;&quot;, &quot;family&quot;: &quot;Anthony Celi&quot;, &quot;given&quot;: &quot;Leo&quot;}, {&quot;parse-names&quot;: false, &quot;suffix&quot;: &quot;&quot;, &quot;dropping-particle&quot;: &quot;&quot;, &quot;non-dropping-particle&quot;: &quot;&quot;, &quot;family&quot;: &quot;Mark&quot;, &quot;given&quot;: &quot;Roger G.&quot;}], &quot;container-title&quot;: &quot;Scientific Data&quot;, &quot;issued&quot;: {&quot;date-parts&quot;: [[&quot;2016&quot;, &quot;5&quot;, &quot;24&quot;]]}, &quot;ISSN&quot;: &quot;2052-4463&quot;, &quot;type&quot;: &quot;article-journal&quot;, &quot;PMID&quot;: &quot;27219127&quot;, &quot;DOI&quot;: &quot;10.1038/sdata.2016.35&quot;, &quot;title&quot;: &quot;MIMIC-III, a freely accessible critical care database&quot;, &quot;volume&quot;: &quot;3&quot;, &quot;page&quot;: &quot;160035&quot;, &quot;id&quot;: &quot;ITEM-1&quot;}, &quot;id&quot;: &quot;ITEM-1&quot;, &quot;uris&quot;: [&quot;http://www.mendeley.com/documents/?uuid=72b145ea-e850-32cc-a4b4-385b756d9d0b&quot;]}], &quot;mendeley&quot;: {&quot;formattedCitation&quot;: &quot;[23]&quot;, &quot;previouslyFormattedCitation&quot;: &quot;[23]&quot;, &quot;plainTextFormattedCitation&quot;: &quot;[23]&quot;}, &quot;properties&quot;: {&quot;noteIndex&quot;: 0}, &quot;schema&quot;: &quot;https://github.com/citation-style-language/schema/raw/master/csl-citation.json&quot;} RNDEbcfDrSpwW"/>⁠, <text:span text:style-name="T46">from which we selected patients who were admitted to medical or surgical intensive care since this approximates the patient type in GICU. We restricted our analysis to the ‘Metavision’ subset of MIMIC-III, since the labelling of the variables required to evaluate the NLD criteria was found to be more consistent in this portion of the database. Furthermore, we selected </text:span><text:soft-page-break/><text:span text:style-name="T46">only the first intensive care stay of any given hospital admission, and only those stays for which there was a recorded </text:span><text:span text:style-name="T24">callout </text:span><text:span text:style-name="T61">(ready-for-discharge) time. </text:span><text:span text:style-name="T62">Following these criteria we arrived at a subset of</text:span><text:span text:style-name="T46"> 10658 patients from MIMIC-III, forming the cohort we refer to hereafter as </text:span><text:span text:style-name="T24">MIMIC</text:span><text:span text:style-name="T46">.</text:span></text:p>
      <text:p text:style-name="P13"/>
      <text:p text:style-name="P13">The use of two cohorts was motivated by two concerns. Firstly, by <text:span text:style-name="T132">including</text:span> the MIMIC cohort, <text:span text:style-name="T132">we significantly </text:span>increas<text:span text:style-name="T132">ed</text:span> the volume of data available for training classifier algorithms. Secondly, the use of two cohorts allowed us to study the generalisation of our results between different patient populations under different healthcare systems.</text:p>
      <text:p text:style-name="P13"/>
      <text:p text:style-name="P37">Readiness-for-discharge</text:p>
      <text:p text:style-name="P37"/>
      <text:p text:style-name="P75">The key to testing and improving on <text:span text:style-name="T134">the </text:span>discharge criteria was to be able to identify, from the historical data, patients that were ready-for-discharge (RFD) and not-ready-for-discharge (NRFD). <text:span text:style-name="T133">Whereas previous models have looked to predict the occurrence of adverse events following ICU discharge</text:span><text:reference-mark-start text:name="ADDIN CSL_CITATION {&quot;citationItems&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1&quot;, &quot;title&quot;: &quot;Readmissions and Death after ICU Discharge: Development and Validation of Two Predictive Models&quot;}, &quot;id&quot;: &quot;ITEM-1&quot;, &quot;uris&quot;: [&quot;http://www.mendeley.com/documents/?uuid=ba376cbf-bd56-3aa7-8175-75c1ea31f0e8&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2&quot;, &quot;title&quot;: &quot;Prediction of early unplanned intensive care unit readmission in a UK tertiary care hospital: A cross-sectional machine learning approach&quot;}, &quot;id&quot;: &quot;ITEM-2&quot;, &quot;uris&quot;: [&quot;http://www.mendeley.com/documents/?uuid=7f5e5ef1-6dee-33b4-b3ba-d051f9cbbc0f&quot;]}], &quot;mendeley&quot;: {&quot;formattedCitation&quot;: &quot;[12,15]&quot;, &quot;previouslyFormattedCitation&quot;: &quot;[12,15]&quot;, &quot;plainTextFormattedCitation&quot;: &quot;[12,15]&quot;}, &quot;properties&quot;: {&quot;noteIndex&quot;: 0}, &quot;schema&quot;: &quot;https://github.com/citation-style-language/schema/raw/master/csl-citation.json&quot;} RNDM4kRcWXY5b"/><text:span text:style-name="T17">[12,15]</text:span><text:reference-mark-end text:name="ADDIN CSL_CITATION {&quot;citationItems&quot;: [{&quot;itemData&quot;: {&quot;abstract&quot;: &quot;INTRODUCTION Early discharge from the ICU is desirable because it shortens time in the ICU and reduces care costs, but can also increase the likelihood of ICU readmission and post-discharge unanticipated death if patients are discharged before they are stable. We postulated that, using eICU\u00ae Research Institute (eRI) data from &gt;400 ICUs, we could develop robust models predictive of post-discharge death and readmission that may be incorporated into future clinical information systems (CIS) to assist ICU discharge planning. METHODS Retrospective, multi-center, exploratory cohort study of ICU survivors within the eRI database between 1/1/2007 and 3/31/2011. EXCLUSION CRITERIA DNR or care limitations at ICU discharge and discharge to location external to hospital. Patients were randomized (2\u22361) to development and validation cohorts. Multivariable logistic regression was performed on a broad range of variables including: patient demographics, ICU admission diagnosis, admission severity of illness, laboratory values and physiologic variables present during the last 24 hours of the ICU stay. Multiple imputation was used to address missing data. The primary outcomes were the area under the receiver operator characteristic curves (auROC) in the validation cohorts for the models predicting readmission and death within 48 hours of ICU discharge. RESULTS 469,976 and 234,987 patients representing 219 hospitals were in the development and validation cohorts. Early ICU readmission and death was experienced by 2.54% and 0.92% of all patients, respectively. The relationship between predictors and outcomes (death vs readmission) differed, justifying the need for separate models. The models for early readmission and death produced auROCs of 0.71 and 0.92, respectively. Both models calibrated well across risk groups. CONCLUSIONS Our models for death and readmission after ICU discharge showed good to excellent discrimination and good calibration. Although prospective validation is warranted, we speculate that these models may have value in assisting clinicians with ICU discharge planning.&quot;, &quot;author&quot;: [{&quot;parse-names&quot;: false, &quot;suffix&quot;: &quot;&quot;, &quot;dropping-particle&quot;: &quot;&quot;, &quot;non-dropping-particle&quot;: &quot;&quot;, &quot;family&quot;: &quot;Badawi&quot;, &quot;given&quot;: &quot;Omar&quot;}, {&quot;parse-names&quot;: false, &quot;suffix&quot;: &quot;&quot;, &quot;dropping-particle&quot;: &quot;&quot;, &quot;non-dropping-particle&quot;: &quot;&quot;, &quot;family&quot;: &quot;Breslow&quot;, &quot;given&quot;: &quot;Michael J.&quot;}], &quot;container-title&quot;: &quot;PLoS ONE&quot;, &quot;issued&quot;: {&quot;date-parts&quot;: [[&quot;2012&quot;]]}, &quot;PMID&quot;: &quot;23144958&quot;, &quot;type&quot;: &quot;article-journal&quot;, &quot;ISBN&quot;: &quot;1932-6203 (Electronic)\\r1932-6203 (Linking)&quot;, &quot;DOI&quot;: &quot;10.1371/journal.pone.0048758&quot;, &quot;ISSN&quot;: &quot;19326203&quot;, &quot;id&quot;: &quot;ITEM-1&quot;, &quot;title&quot;: &quot;Readmissions and Death after ICU Discharge: Development and Validation of Two Predictive Models&quot;}, &quot;id&quot;: &quot;ITEM-1&quot;, &quot;uris&quot;: [&quot;http://www.mendeley.com/documents/?uuid=ba376cbf-bd56-3aa7-8175-75c1ea31f0e8&quot;]}, {&quot;itemData&quot;: {&quot;abstract&quot;: &quot;OBJECTIVES: Unplanned readmissions to the intensive care unit (ICU) are highly undesirable, increasing variance in care, making resource planning difficult and potentially increasing length of stay and mortality in some settings. Identifying patients who are likely to suffer unplanned ICU readmission could reduce the frequency of this adverse event., SETTING: A single academic, tertiary care hospital in the UK., PARTICIPANTS: A set of 3326 ICU episodes collected between October 2014 and August 2016. All records were of patients who visited an ICU at some point during their stay. We excluded patients who were &lt;=16 years of age; visited ICUs other than the general and neurosciences ICU; were missing crucial electronic patient record measurements; or had indeterminate ICU discharge outcomes or very early or extremely late discharge times. After exclusion, 2018 outcome-labelled episodes remained., PRIMARY AND SECONDARY OUTCOME MEASURES: Area under the receiver operating characteristic curve (AUROC) for prediction of unplanned ICU readmission or in-hospital death within 48hours of first ICU discharge., RESULTS: In 10-fold cross-validation, an ensemble predictor was trained on data from both the target hospital and the Medical Information Mart for Intensive Care (MIMIC-III) database and tested on the target hospital's data. This predictor discriminated between patients with the unplanned ICU readmission or death outcome and those without this outcome, attaining mean AUROC of 0.7095 (SE 0.0260), superior to the purpose-built Stability and Workload Index for Transfer (SWIFT) score (AUROC=0.6082, SE 0.0249; p=0.014, pairwise t-test)., CONCLUSIONS: Despite the inherent difficulties, we demonstrate that a novel machine learning algorithm based on transfer learning could achieve good discrimination, over and above that of the treating clinicians or the value added by the SWIFT score. Accurate prediction of unplanned readmission could be used to target resources more efficiently.Copyright \u00a9 Article author(s) (or their employer(s) unless otherwise stated in the text of the article) 2017. All rights reserved. No commercial use is permitted unless otherwise expressly granted.&quot;, &quot;author&quot;: [{&quot;parse-names&quot;: false, &quot;suffix&quot;: &quot;&quot;, &quot;dropping-particle&quot;: &quot;&quot;, &quot;non-dropping-particle&quot;: &quot;&quot;, &quot;family&quot;: &quot;Desautels&quot;, &quot;given&quot;: &quot;Thomas&quot;}, {&quot;parse-names&quot;: false, &quot;suffix&quot;: &quot;&quot;, &quot;dropping-particle&quot;: &quot;&quot;, &quot;non-dropping-particle&quot;: &quot;&quot;, &quot;family&quot;: &quot;Das&quot;, &quot;given&quot;: &quot;Ritankar&quot;}, {&quot;parse-names&quot;: false, &quot;suffix&quot;: &quot;&quot;, &quot;dropping-particle&quot;: &quot;&quot;, &quot;non-dropping-particle&quot;: &quot;&quot;, &quot;family&quot;: &quot;Calvert&quot;, &quot;given&quot;: &quot;Jacob&quot;}, {&quot;parse-names&quot;: false, &quot;suffix&quot;: &quot;&quot;, &quot;dropping-particle&quot;: &quot;&quot;, &quot;non-dropping-particle&quot;: &quot;&quot;, &quot;family&quot;: &quot;Trivedi&quot;, &quot;given&quot;: &quot;Monica&quot;}, {&quot;parse-names&quot;: false, &quot;suffix&quot;: &quot;&quot;, &quot;dropping-particle&quot;: &quot;&quot;, &quot;non-dropping-particle&quot;: &quot;&quot;, &quot;family&quot;: &quot;Summers&quot;, &quot;given&quot;: &quot;Charlotte&quot;}, {&quot;parse-names&quot;: false, &quot;suffix&quot;: &quot;&quot;, &quot;dropping-particle&quot;: &quot;&quot;, &quot;non-dropping-particle&quot;: &quot;&quot;, &quot;family&quot;: &quot;Wales&quot;, &quot;given&quot;: &quot;David J.&quot;}, {&quot;parse-names&quot;: false, &quot;suffix&quot;: &quot;&quot;, &quot;dropping-particle&quot;: &quot;&quot;, &quot;non-dropping-particle&quot;: &quot;&quot;, &quot;family&quot;: &quot;Ercole&quot;, &quot;given&quot;: &quot;Ari&quot;}], &quot;container-title&quot;: &quot;BMJ Open&quot;, &quot;issued&quot;: {&quot;date-parts&quot;: [[&quot;2017&quot;]]}, &quot;ISSN&quot;: &quot;20446055&quot;, &quot;type&quot;: &quot;article-journal&quot;, &quot;PMID&quot;: &quot;28918412&quot;, &quot;DOI&quot;: &quot;10.1136/bmjopen-2017-017199&quot;, &quot;id&quot;: &quot;ITEM-2&quot;, &quot;title&quot;: &quot;Prediction of early unplanned intensive care unit readmission in a UK tertiary care hospital: A cross-sectional machine learning approach&quot;}, &quot;id&quot;: &quot;ITEM-2&quot;, &quot;uris&quot;: [&quot;http://www.mendeley.com/documents/?uuid=7f5e5ef1-6dee-33b4-b3ba-d051f9cbbc0f&quot;]}], &quot;mendeley&quot;: {&quot;formattedCitation&quot;: &quot;[12,15]&quot;, &quot;previouslyFormattedCitation&quot;: &quot;[12,15]&quot;, &quot;plainTextFormattedCitation&quot;: &quot;[12,15]&quot;}, &quot;properties&quot;: {&quot;noteIndex&quot;: 0}, &quot;schema&quot;: &quot;https://github.com/citation-style-language/schema/raw/master/csl-citation.json&quot;} RNDM4kRcWXY5b"/><text:span text:style-name="T133">⁠ we wanted to learn to classify those patients that appear physiologically fit for discharge. These are subtly different tasks. The former requires the identification of patients at risk of negative outcomes from those who have already been declared fit for discharge, while the later looks to identify, from a sample of ICU patients, those patients that are no longer in need of critical care. Clearly the later is an easier task. In order to train a classifier for this task it was necessary to define instances of the positive (RFD) and negative classes (NRFD). Both</text:span> datasets <text:span text:style-name="T135">(GICU and MIMIC)</text:span> contain a callout for each patient, which marks the time at which a patient was declared clinically ready to leave the intensive care unit. <text:span text:style-name="T135">A patient was defined as RFD at their time of callout, provided they had a positive outcome after leaving ICU. Conversely, patients with a negative outcome were defined as NRFD at their time of callout. </text:span>A positive outcome was defined as the patient leaving hospital alive without readmission to ICU. A negative outcome was defined as either readmission to ICU during the same hospital admission, or in-hospital mortality after discharge from ICU. <text:span text:style-name="T136">Potential issues with these definitions are addressed in the discussion.</text:span></text:p>
      <text:p text:style-name="P76"/>
      <text:p text:style-name="P77">Given the low rates of negative outcome following callout in both MIMIC and GICU (<text:span text:style-name="T51">see table 2</text:span>), we generated further instances of the negative class, in order to balance the class sizes. <text:span text:style-name="T138">Conceptually this is equivalent to providing more instances for the classifier to learn the physiological characteristics of patients requiring ongoing critical care.</text:span> To do this we sampled patients at between three and eight days prior to their callout, under the assumption that patients were not-ready-for-discharge at this point in time, regardless of their eventual outcome state (positive or negative). <text:span text:style-name="T137">Patients within the first 24 hours of their ICU stay were omitted from this sample. </text:span>Full details of th<text:span text:style-name="T139">e sampling</text:span> procedure are given in<text:span text:style-name="T51"> </text:span><text:span text:style-name="T58">section B of the online supplementary file.</text:span></text:p>
      <text:p text:style-name="P13"/>
      <table:table table:name="Table2" table:style-name="Table2">
        <table:table-column table:style-name="Table2.A" table:number-columns-repeated="5"/>
        <table:table-column table:style-name="Table2.F"/>
        <table:table-row>
          <table:table-cell table:style-name="Table2.A1" office:value-type="string">
            <text:p text:style-name="P53"/>
          </table:table-cell>
          <table:table-cell table:style-name="Table2.A1" office:value-type="string">
            <text:p text:style-name="P54">patients</text:p>
          </table:table-cell>
          <table:table-cell table:style-name="Table2.A1" office:value-type="string">
            <text:p text:style-name="P54">mortality</text:p>
          </table:table-cell>
          <table:table-cell table:style-name="Table2.A1" office:value-type="string">
            <text:p text:style-name="P54">readmission</text:p>
          </table:table-cell>
          <table:table-cell table:style-name="Table2.A1" office:value-type="string">
            <text:p text:style-name="P54">negative outcomes</text:p>
          </table:table-cell>
          <table:table-cell table:style-name="Table2.A1" office:value-type="string">
            <text:p text:style-name="P54">mean(LOS)</text:p>
          </table:table-cell>
        </table:table-row>
        <table:table-row>
          <table:table-cell table:style-name="Table2.A2" office:value-type="string">
            <text:p text:style-name="P54">MIMIC</text:p>
          </table:table-cell>
          <table:table-cell table:style-name="Table2.A2" office:value-type="string">
            <text:p text:style-name="P54">10658</text:p>
          </table:table-cell>
          <table:table-cell table:style-name="Table2.A2" office:value-type="string">
            <text:p text:style-name="P54">0.048</text:p>
          </table:table-cell>
          <table:table-cell table:style-name="Table2.A2" office:value-type="string">
            <text:p text:style-name="P54">0.063</text:p>
          </table:table-cell>
          <table:table-cell table:style-name="Table2.A2" office:value-type="string">
            <text:p text:style-name="P54">0.095</text:p>
          </table:table-cell>
          <table:table-cell table:style-name="Table2.A2" office:value-type="string">
            <text:p text:style-name="P54">3.02</text:p>
          </table:table-cell>
        </table:table-row>
        <table:table-row>
          <table:table-cell table:style-name="Table2.A2" office:value-type="string">
            <text:p text:style-name="P54">GICU</text:p>
          </table:table-cell>
          <table:table-cell table:style-name="Table2.A2" office:value-type="string">
            <text:p text:style-name="P54">1933</text:p>
          </table:table-cell>
          <table:table-cell table:style-name="Table2.A2" office:value-type="string">
            <text:p text:style-name="P54">0.038</text:p>
          </table:table-cell>
          <table:table-cell table:style-name="Table2.A2" office:value-type="string">
            <text:p text:style-name="P54">0.031</text:p>
          </table:table-cell>
          <table:table-cell table:style-name="Table2.A2" office:value-type="string">
            <text:p text:style-name="P54">0.062</text:p>
          </table:table-cell>
          <table:table-cell table:style-name="Table2.A2" office:value-type="string">
            <text:p text:style-name="P54">4.92</text:p>
          </table:table-cell>
        </table:table-row>
      </table:table>
      <text:p text:style-name="Table">Table <text:sequence text:ref-name="refTable1" text:name="Table" text:formula="ooow:Table+1" style:num-format="1">2</text:sequence>: Summary of the two study cohorts: MIMIC and GICU. Negative outcome after discharge is defined as either readmission to ICU or patient mortality during the same hospital admission (not mutually exclusive). Length of stay(LOS) given in days. </text:p>
      <text:p text:style-name="P13"/>
      <text:p text:style-name="P37">Feature extraction</text:p>
      <text:p text:style-name="P37"/>
      <text:p text:style-name="P89">We used the same feature set to evaluate the NLD criteria and to train machine learning classifiers. <text:span text:style-name="T38">We constructed either one or two features corresponding to each of the NLD criteria, </text:span><text:soft-page-break/><text:span text:style-name="T38">depending on the criteria in question and on data availability. For example, the features ‘resp min’ and ‘resp max’ were used to test the criterion R4, whereas the single feature ‘bun’ was used to test B4. </text:span><text:span text:style-name="T39">Where possible the feature values were calculated from a four hour sample window, as specified by the original NLD criteria. </text:span><text:span text:style-name="T40">In the cases where no data was available during the four hour window, an extended 36 hour window was used. This </text:span><text:span text:style-name="T41">extended window</text:span><text:span text:style-name="T40"> was mainly </text:span><text:span text:style-name="T42">relevant for</text:span><text:span text:style-name="T41"> </text:span><text:span text:style-name="T40">infrequently measured laboratory test results </text:span><text:span text:style-name="T43">(see table </text:span><text:span text:style-name="T44">1</text:span><text:span text:style-name="T43"> in </text:span><text:span text:style-name="T45">section C of the online supplementary file</text:span><text:span text:style-name="T43">)</text:span><text:span text:style-name="T40">. </text:span><text:span text:style-name="T38">Full details </text:span><text:span text:style-name="T42">and justification</text:span><text:span text:style-name="T38"> of the feature extraction procedure are provided in </text:span><text:span text:style-name="T45">section C of the online supplementary file</text:span><text:span text:style-name="T38">, and the resulting 18 features are listed in the first column of </text:span><text:span text:style-name="T43">table </text:span><text:span text:style-name="T44">3</text:span><text:span text:style-name="T38">. </text:span></text:p>
      <text:p text:style-name="P13"/>
      <text:p text:style-name="P79"><text:span text:style-name="T59">To produce the results presented in the main text, missing feature values were imputed using </text:span>k-nearest neighbour imputation<text:reference-mark-start text:name="ADDIN CSL_CITATION {&quot;citationItems&quot;: [{&quot;itemData&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author&quot;: [{&quot;parse-names&quot;: false, &quot;suffix&quot;: &quot;&quot;, &quot;dropping-particle&quot;: &quot;&quot;, &quot;non-dropping-particle&quot;: &quot;&quot;, &quot;family&quot;: &quot;Batista&quot;, &quot;given&quot;: &quot;Gustavo E. A. P. A.&quot;}, {&quot;parse-names&quot;: false, &quot;suffix&quot;: &quot;&quot;, &quot;dropping-particle&quot;: &quot;&quot;, &quot;non-dropping-particle&quot;: &quot;&quot;, &quot;family&quot;: &quot;Monard&quot;, &quot;given&quot;: &quot;Maria Carolina&quot;}], &quot;container-title&quot;: &quot;Applied Artificial Intelligence&quot;, &quot;issued&quot;: {&quot;date-parts&quot;: [[&quot;2003&quot;, &quot;5&quot;]]}, &quot;ISSN&quot;: &quot;0883-9514&quot;, &quot;type&quot;: &quot;article-journal&quot;, &quot;DOI&quot;: &quot;10.1080/713827181&quot;, &quot;title&quot;: &quot;An analysis of four missing data treatment methods for supervised learning&quot;, &quot;issue&quot;: &quot;5-6&quot;, &quot;volume&quot;: &quot;17&quot;, &quot;page&quot;: &quot;519-533&quot;, &quot;id&quot;: &quot;ITEM-1&quot;, &quot;publisher&quot;: &quot; Taylor &amp; Francis Group &quot;}, &quot;id&quot;: &quot;ITEM-1&quot;, &quot;uris&quot;: [&quot;http://www.mendeley.com/documents/?uuid=f9912226-da4f-31e1-8f2d-2afaff380514&quot;]}], &quot;mendeley&quot;: {&quot;formattedCitation&quot;: &quot;[26]&quot;, &quot;previouslyFormattedCitation&quot;: &quot;[26]&quot;, &quot;plainTextFormattedCitation&quot;: &quot;[26]&quot;}, &quot;properties&quot;: {&quot;noteIndex&quot;: 0}, &quot;schema&quot;: &quot;https://github.com/citation-style-language/schema/raw/master/csl-citation.json&quot;} RNDr8Tj4gCK0j"/><text:span text:style-name="T1">[26]</text:span><text:reference-mark-end text:name="ADDIN CSL_CITATION {&quot;citationItems&quot;: [{&quot;itemData&quot;: {&quot;abstract&quot;: &quot;One relevant problem in data quality is missing data. Despite the frequent occurrence and the relevance of the missing data problem, many machine learning algorithms handle missing data in a rather naive way. However, missing data treatment should be carefully treated, otherwise bias might be introduced into the knowledge induced. In this work, we analyze the use of the k-nearest neighbor as an imputation method. Imputation is a term that denotes a procedure that replaces the missing values in a data set with some plausible values. One advantage of this approach is that the missing data treatment is independent of the learning algorithm used. This allows the user to select the most suitable imputation method for each situation. Our analysis indicates that missing data imputation based on the k-nearest neighbor algorithm can outperform the internal methods used by C4.5 and CN2 to treat missing data, and can also outperform the mean or mode imputation method, which is a method broadly used to treat missing ...&quot;, &quot;author&quot;: [{&quot;parse-names&quot;: false, &quot;suffix&quot;: &quot;&quot;, &quot;dropping-particle&quot;: &quot;&quot;, &quot;non-dropping-particle&quot;: &quot;&quot;, &quot;family&quot;: &quot;Batista&quot;, &quot;given&quot;: &quot;Gustavo E. A. P. A.&quot;}, {&quot;parse-names&quot;: false, &quot;suffix&quot;: &quot;&quot;, &quot;dropping-particle&quot;: &quot;&quot;, &quot;non-dropping-particle&quot;: &quot;&quot;, &quot;family&quot;: &quot;Monard&quot;, &quot;given&quot;: &quot;Maria Carolina&quot;}], &quot;container-title&quot;: &quot;Applied Artificial Intelligence&quot;, &quot;issued&quot;: {&quot;date-parts&quot;: [[&quot;2003&quot;, &quot;5&quot;]]}, &quot;ISSN&quot;: &quot;0883-9514&quot;, &quot;type&quot;: &quot;article-journal&quot;, &quot;DOI&quot;: &quot;10.1080/713827181&quot;, &quot;title&quot;: &quot;An analysis of four missing data treatment methods for supervised learning&quot;, &quot;issue&quot;: &quot;5-6&quot;, &quot;volume&quot;: &quot;17&quot;, &quot;page&quot;: &quot;519-533&quot;, &quot;id&quot;: &quot;ITEM-1&quot;, &quot;publisher&quot;: &quot; Taylor &amp; Francis Group &quot;}, &quot;id&quot;: &quot;ITEM-1&quot;, &quot;uris&quot;: [&quot;http://www.mendeley.com/documents/?uuid=f9912226-da4f-31e1-8f2d-2afaff380514&quot;]}], &quot;mendeley&quot;: {&quot;formattedCitation&quot;: &quot;[26]&quot;, &quot;previouslyFormattedCitation&quot;: &quot;[26]&quot;, &quot;plainTextFormattedCitation&quot;: &quot;[26]&quot;}, &quot;properties&quot;: {&quot;noteIndex&quot;: 0}, &quot;schema&quot;: &quot;https://github.com/citation-style-language/schema/raw/master/csl-citation.json&quot;} RNDr8Tj4gCK0j"/>⁠<text:span text:style-name="T1">. </text:span><text:span text:style-name="T18">Full details of the imputation procedure are given in section D of the online supplementary file, along with a complete case analysis that addresses the sensitivity of our results to the missing values. </text:span>When training and testing the machine learning classifiers, features were standardised by subtracting the mean and dividing by the standard deviation. The feature matrices are visualised in <text:span text:style-name="T51">figure 1 </text:span>using the t-SNE algorithm<text:reference-mark-start text:name="ADDIN CSL_CITATION {&quot;citationItems&quot;: [{&quot;itemData&quot;: {&quot;issue&quot;: &quot;Nov&quot;, &quot;container-title&quot;: &quot;Journal of Machine Learning Research&quot;, &quot;issued&quot;: {&quot;date-parts&quot;: [[&quot;2008&quot;]]}, &quot;volume&quot;: &quot;9&quot;, &quot;author&quot;: [{&quot;parse-names&quot;: false, &quot;suffix&quot;: &quot;&quot;, &quot;dropping-particle&quot;: &quot;van der&quot;, &quot;non-dropping-particle&quot;: &quot;&quot;, &quot;family&quot;: &quot;Maaten&quot;, &quot;given&quot;: &quot;Laurens&quot;}, {&quot;parse-names&quot;: false, &quot;suffix&quot;: &quot;&quot;, &quot;dropping-particle&quot;: &quot;&quot;, &quot;non-dropping-particle&quot;: &quot;&quot;, &quot;family&quot;: &quot;Hinton&quot;, &quot;given&quot;: &quot;Geoffrey&quot;}], &quot;type&quot;: &quot;article-journal&quot;, &quot;id&quot;: &quot;ITEM-1&quot;, &quot;ISSN&quot;: &quot;ISSN 1533-7928&quot;, &quot;page&quot;: &quot;2579-2605&quot;, &quot;title&quot;: &quot;Visualizing Data using t-SNE&quot;}, &quot;id&quot;: &quot;ITEM-1&quot;, &quot;uris&quot;: [&quot;http://www.mendeley.com/documents/?uuid=b5c68728-7ad2-3823-a57a-44c3143b26b4&quot;]}], &quot;mendeley&quot;: {&quot;formattedCitation&quot;: &quot;[27]&quot;, &quot;previouslyFormattedCitation&quot;: &quot;[27]&quot;, &quot;plainTextFormattedCitation&quot;: &quot;[27]&quot;}, &quot;properties&quot;: {&quot;noteIndex&quot;: 0}, &quot;schema&quot;: &quot;https://github.com/citation-style-language/schema/raw/master/csl-citation.json&quot;} RNDFU6JFYN37r"/><text:span text:style-name="T1">[27]</text:span><text:reference-mark-end text:name="ADDIN CSL_CITATION {&quot;citationItems&quot;: [{&quot;itemData&quot;: {&quot;issue&quot;: &quot;Nov&quot;, &quot;container-title&quot;: &quot;Journal of Machine Learning Research&quot;, &quot;issued&quot;: {&quot;date-parts&quot;: [[&quot;2008&quot;]]}, &quot;volume&quot;: &quot;9&quot;, &quot;author&quot;: [{&quot;parse-names&quot;: false, &quot;suffix&quot;: &quot;&quot;, &quot;dropping-particle&quot;: &quot;van der&quot;, &quot;non-dropping-particle&quot;: &quot;&quot;, &quot;family&quot;: &quot;Maaten&quot;, &quot;given&quot;: &quot;Laurens&quot;}, {&quot;parse-names&quot;: false, &quot;suffix&quot;: &quot;&quot;, &quot;dropping-particle&quot;: &quot;&quot;, &quot;non-dropping-particle&quot;: &quot;&quot;, &quot;family&quot;: &quot;Hinton&quot;, &quot;given&quot;: &quot;Geoffrey&quot;}], &quot;type&quot;: &quot;article-journal&quot;, &quot;id&quot;: &quot;ITEM-1&quot;, &quot;ISSN&quot;: &quot;ISSN 1533-7928&quot;, &quot;page&quot;: &quot;2579-2605&quot;, &quot;title&quot;: &quot;Visualizing Data using t-SNE&quot;}, &quot;id&quot;: &quot;ITEM-1&quot;, &quot;uris&quot;: [&quot;http://www.mendeley.com/documents/?uuid=b5c68728-7ad2-3823-a57a-44c3143b26b4&quot;]}], &quot;mendeley&quot;: {&quot;formattedCitation&quot;: &quot;[27]&quot;, &quot;previouslyFormattedCitation&quot;: &quot;[27]&quot;, &quot;plainTextFormattedCitation&quot;: &quot;[27]&quot;}, &quot;properties&quot;: {&quot;noteIndex&quot;: 0}, &quot;schema&quot;: &quot;https://github.com/citation-style-language/schema/raw/master/csl-citation.json&quot;} RNDFU6JFYN37r"/>⁠.</text:p>
      <text:p text:style-name="P13"/>
      <text:p text:style-name="P38">Analysis of NLD criteria</text:p>
      <text:p text:style-name="P38"/>
      <text:p text:style-name="P14">Knight originally specified that all 15 criteria must be met in order to allow safe discharge by a nurse<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y0nnvMV58l"/><text:span text:style-name="T1">[22]</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y0nnvMV58l"/>⁠. Following this specification we evaluated the criteria for both MIMIC and GICU, determining which instances were classified as RFD and NRFD, and comparing these results to ground-truth. We then further investigated the performance of the NLD criteria as a classification system, by relaxing the constraint that all 15 tests must be passed in order to make an RFD classification. Instead we used the NLD criteria to produce probability estimates of being RFD, by summing the number of tests passed and dividing by 15 to produce a normalised output between 0 and 1. In this formulation each of the 15 criteria contribute equally to the RFD probability. <text:span text:style-name="T140">Subsequently we weighted each criteria according to a measure of feature importance (see below) in order to improve their predictive performance. </text:span>Using the probability outputs it was possible to evaluate the <text:span text:style-name="T60">performance of the </text:span>NLD criteria <text:span text:style-name="T60">in the same way as the machine learning classifiers described below.</text:span></text:p>
      <text:p text:style-name="P14"/>
      <text:p text:style-name="P38">Machine learning classifiers</text:p>
      <text:p text:style-name="P38"/>
      <text:p text:style-name="P80">To improve upon the performance of the NLD criteria, we trained and tested two machine learning classifiers: a random forest (RF)<text:reference-mark-start text:name="ADDIN CSL_CITATION {&quot;citationItems&quot;: [{&quot;itemData&quot;: {&quot;author&quot;: [{&quot;parse-names&quot;: false, &quot;suffix&quot;: &quot;&quot;, &quot;dropping-particle&quot;: &quot;&quot;, &quot;non-dropping-particle&quot;: &quot;&quot;, &quot;family&quot;: &quot;Liaw&quot;, &quot;given&quot;: &quot;Andy&quot;}, {&quot;parse-names&quot;: false, &quot;suffix&quot;: &quot;&quot;, &quot;dropping-particle&quot;: &quot;&quot;, &quot;non-dropping-particle&quot;: &quot;&quot;, &quot;family&quot;: &quot;Wiener&quot;, &quot;given&quot;: &quot;Matthew&quot;}], &quot;container-title&quot;: &quot;R News&quot;, &quot;issued&quot;: {&quot;date-parts&quot;: [[&quot;2002&quot;]]}, &quot;volume&quot;: &quot;2&quot;, &quot;issue&quot;: &quot;3&quot;, &quot;type&quot;: &quot;article-journal&quot;, &quot;id&quot;: &quot;ITEM-1&quot;, &quot;page&quot;: &quot;18-22&quot;, &quot;title&quot;: &quot;Classification and Regression by RandomForest&quot;}, &quot;id&quot;: &quot;ITEM-1&quot;, &quot;uris&quot;: [&quot;http://www.mendeley.com/documents/?uuid=ec2a4ec8-876b-4a0b-8c48-f005d4ae9617&quot;]}], &quot;mendeley&quot;: {&quot;formattedCitation&quot;: &quot;[28]&quot;, &quot;previouslyFormattedCitation&quot;: &quot;[28]&quot;, &quot;plainTextFormattedCitation&quot;: &quot;[28]&quot;}, &quot;properties&quot;: {&quot;noteIndex&quot;: 0}, &quot;schema&quot;: &quot;https://github.com/citation-style-language/schema/raw/master/csl-citation.json&quot;} RNDl5dk6FH8pt"/><text:span text:style-name="T1">[28]</text:span><text:reference-mark-end text:name="ADDIN CSL_CITATION {&quot;citationItems&quot;: [{&quot;itemData&quot;: {&quot;author&quot;: [{&quot;parse-names&quot;: false, &quot;suffix&quot;: &quot;&quot;, &quot;dropping-particle&quot;: &quot;&quot;, &quot;non-dropping-particle&quot;: &quot;&quot;, &quot;family&quot;: &quot;Liaw&quot;, &quot;given&quot;: &quot;Andy&quot;}, {&quot;parse-names&quot;: false, &quot;suffix&quot;: &quot;&quot;, &quot;dropping-particle&quot;: &quot;&quot;, &quot;non-dropping-particle&quot;: &quot;&quot;, &quot;family&quot;: &quot;Wiener&quot;, &quot;given&quot;: &quot;Matthew&quot;}], &quot;container-title&quot;: &quot;R News&quot;, &quot;issued&quot;: {&quot;date-parts&quot;: [[&quot;2002&quot;]]}, &quot;volume&quot;: &quot;2&quot;, &quot;issue&quot;: &quot;3&quot;, &quot;type&quot;: &quot;article-journal&quot;, &quot;id&quot;: &quot;ITEM-1&quot;, &quot;page&quot;: &quot;18-22&quot;, &quot;title&quot;: &quot;Classification and Regression by RandomForest&quot;}, &quot;id&quot;: &quot;ITEM-1&quot;, &quot;uris&quot;: [&quot;http://www.mendeley.com/documents/?uuid=ec2a4ec8-876b-4a0b-8c48-f005d4ae9617&quot;]}], &quot;mendeley&quot;: {&quot;formattedCitation&quot;: &quot;[28]&quot;, &quot;previouslyFormattedCitation&quot;: &quot;[28]&quot;, &quot;plainTextFormattedCitation&quot;: &quot;[28]&quot;}, &quot;properties&quot;: {&quot;noteIndex&quot;: 0}, &quot;schema&quot;: &quot;https://github.com/citation-style-language/schema/raw/master/csl-citation.json&quot;} RNDl5dk6FH8pt"/>⁠, and a logistic classifier (LC)<text:reference-mark-start text:name="ADDIN CSL_CITATION {&quot;citationItems&quot;: [{&quot;itemData&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author&quot;: [{&quot;parse-names&quot;: false, &quot;suffix&quot;: &quot;&quot;, &quot;dropping-particle&quot;: &quot;&quot;, &quot;non-dropping-particle&quot;: &quot;&quot;, &quot;family&quot;: &quot;Dreiseitl&quot;, &quot;given&quot;: &quot;Stephan&quot;}, {&quot;parse-names&quot;: false, &quot;suffix&quot;: &quot;&quot;, &quot;dropping-particle&quot;: &quot;&quot;, &quot;non-dropping-particle&quot;: &quot;&quot;, &quot;family&quot;: &quot;Ohno-Machado&quot;, &quot;given&quot;: &quot;Lucila&quot;}], &quot;container-title&quot;: &quot;Journal of biomedical informatics&quot;, &quot;issued&quot;: {&quot;date-parts&quot;: [[&quot;0&quot;]]}, &quot;ISSN&quot;: &quot;1532-0464&quot;, &quot;type&quot;: &quot;article-journal&quot;, &quot;PMID&quot;: &quot;12968784&quot;, &quot;title&quot;: &quot;Logistic regression and artificial neural network classification models: a methodology review.&quot;, &quot;issue&quot;: &quot;5-6&quot;, &quot;volume&quot;: &quot;35&quot;, &quot;id&quot;: &quot;ITEM-1&quot;, &quot;page&quot;: &quot;352-9&quot;}, &quot;id&quot;: &quot;ITEM-1&quot;, &quot;uris&quot;: [&quot;http://www.mendeley.com/documents/?uuid=2f56991a-f429-3474-abd0-000674e65ff7&quot;]}], &quot;mendeley&quot;: {&quot;formattedCitation&quot;: &quot;[29]&quot;, &quot;previouslyFormattedCitation&quot;: &quot;[29]&quot;, &quot;plainTextFormattedCitation&quot;: &quot;[29]&quot;}, &quot;properties&quot;: {&quot;noteIndex&quot;: 0}, &quot;schema&quot;: &quot;https://github.com/citation-style-language/schema/raw/master/csl-citation.json&quot;} RNDKMK7ZZu1kg"/><text:span text:style-name="T1">[29]</text:span><text:reference-mark-end text:name="ADDIN CSL_CITATION {&quot;citationItems&quot;: [{&quot;itemData&quot;: {&quot;abstract&quot;: &quot;Logistic regression and artificial neural networks are the models of choice in many medical data classification tasks. In this review, we summarize the differences and similarities of these models from a technical point of view, and compare them with other machine learning algorithms. We provide considerations useful for critically assessing the quality of the models and the results based on these models. Finally, we summarize our findings on how quality criteria for logistic regression and artificial neural network models are met in a sample of papers from the medical literature.&quot;, &quot;author&quot;: [{&quot;parse-names&quot;: false, &quot;suffix&quot;: &quot;&quot;, &quot;dropping-particle&quot;: &quot;&quot;, &quot;non-dropping-particle&quot;: &quot;&quot;, &quot;family&quot;: &quot;Dreiseitl&quot;, &quot;given&quot;: &quot;Stephan&quot;}, {&quot;parse-names&quot;: false, &quot;suffix&quot;: &quot;&quot;, &quot;dropping-particle&quot;: &quot;&quot;, &quot;non-dropping-particle&quot;: &quot;&quot;, &quot;family&quot;: &quot;Ohno-Machado&quot;, &quot;given&quot;: &quot;Lucila&quot;}], &quot;container-title&quot;: &quot;Journal of biomedical informatics&quot;, &quot;issued&quot;: {&quot;date-parts&quot;: [[&quot;0&quot;]]}, &quot;ISSN&quot;: &quot;1532-0464&quot;, &quot;type&quot;: &quot;article-journal&quot;, &quot;PMID&quot;: &quot;12968784&quot;, &quot;title&quot;: &quot;Logistic regression and artificial neural network classification models: a methodology review.&quot;, &quot;issue&quot;: &quot;5-6&quot;, &quot;volume&quot;: &quot;35&quot;, &quot;id&quot;: &quot;ITEM-1&quot;, &quot;page&quot;: &quot;352-9&quot;}, &quot;id&quot;: &quot;ITEM-1&quot;, &quot;uris&quot;: [&quot;http://www.mendeley.com/documents/?uuid=2f56991a-f429-3474-abd0-000674e65ff7&quot;]}], &quot;mendeley&quot;: {&quot;formattedCitation&quot;: &quot;[29]&quot;, &quot;previouslyFormattedCitation&quot;: &quot;[29]&quot;, &quot;plainTextFormattedCitation&quot;: &quot;[29]&quot;}, &quot;properties&quot;: {&quot;noteIndex&quot;: 0}, &quot;schema&quot;: &quot;https://github.com/citation-style-language/schema/raw/master/csl-citation.json&quot;} RNDKMK7ZZu1kg"/>⁠. These two algorithms were chosen for their simplicity in implementation and ease of interpretation in their predictive output. <text:span text:style-name="T141">The training methodology we used was intended to produce classifiers that made the good use of the training data, derived from multiple source domains, whilst generalising well to new patient populations. As such we employed multiple-source cross-validation</text:span><text:reference-mark-start text:name="ADDIN CSL_CITATION {&quot;citationItems&quot;: [{&quot;itemData&quot;: {&quot;abstract&quot;: &quot;Cross-validation is an essential tool in machine learning and statistics. The typical procedure , in which data points are randomly assigned to one of the test sets, makes an implicit assumption that the data are exchange-able. A common case in which this does not hold is when the data come from multiple sources, in the sense used in transfer learning. In this case it is common to arrange the cross-validation procedure in a way that takes the source structure into account. Although common in practice, this procedure does not appear to have been theoretically analysed. We present new estimators of the variance of the cross-validation, both in the multiple-source setting and in the standard iid setting. These new estimators allow for much more accurate confidence intervals and hypothesis tests to compare algorithms.&quot;, &quot;author&quot;: [{&quot;parse-names&quot;: false, &quot;suffix&quot;: &quot;&quot;, &quot;dropping-particle&quot;: &quot;&quot;, &quot;non-dropping-particle&quot;: &quot;&quot;, &quot;family&quot;: &quot;Geras&quot;, &quot;given&quot;: &quot;Krzysztof J&quot;}, {&quot;parse-names&quot;: false, &quot;suffix&quot;: &quot;&quot;, &quot;dropping-particle&quot;: &quot;&quot;, &quot;non-dropping-particle&quot;: &quot;&quot;, &quot;family&quot;: &quot;Sutton&quot;, &quot;given&quot;: &quot;Charles&quot;}], &quot;issued&quot;: {&quot;date-parts&quot;: [[&quot;2013&quot;]]}, &quot;type&quot;: &quot;report&quot;, &quot;id&quot;: &quot;ITEM-1&quot;, &quot;title&quot;: &quot;Multiple-source cross-validation&quot;}, &quot;id&quot;: &quot;ITEM-1&quot;, &quot;uris&quot;: [&quot;http://www.mendeley.com/documents/?uuid=ddc6e350-29ce-327d-9da7-afff825c4dd5&quot;]}], &quot;mendeley&quot;: {&quot;formattedCitation&quot;: &quot;[30]&quot;, &quot;previouslyFormattedCitation&quot;: &quot;[30]&quot;, &quot;plainTextFormattedCitation&quot;: &quot;[30]&quot;}, &quot;properties&quot;: {&quot;noteIndex&quot;: 0}, &quot;schema&quot;: &quot;https://github.com/citation-style-language/schema/raw/master/csl-citation.json&quot;} RNDKVEAZ8Hs6u"/><text:span text:style-name="T19">[30]</text:span><text:reference-mark-end text:name="ADDIN CSL_CITATION {&quot;citationItems&quot;: [{&quot;itemData&quot;: {&quot;abstract&quot;: &quot;Cross-validation is an essential tool in machine learning and statistics. The typical procedure , in which data points are randomly assigned to one of the test sets, makes an implicit assumption that the data are exchange-able. A common case in which this does not hold is when the data come from multiple sources, in the sense used in transfer learning. In this case it is common to arrange the cross-validation procedure in a way that takes the source structure into account. Although common in practice, this procedure does not appear to have been theoretically analysed. We present new estimators of the variance of the cross-validation, both in the multiple-source setting and in the standard iid setting. These new estimators allow for much more accurate confidence intervals and hypothesis tests to compare algorithms.&quot;, &quot;author&quot;: [{&quot;parse-names&quot;: false, &quot;suffix&quot;: &quot;&quot;, &quot;dropping-particle&quot;: &quot;&quot;, &quot;non-dropping-particle&quot;: &quot;&quot;, &quot;family&quot;: &quot;Geras&quot;, &quot;given&quot;: &quot;Krzysztof J&quot;}, {&quot;parse-names&quot;: false, &quot;suffix&quot;: &quot;&quot;, &quot;dropping-particle&quot;: &quot;&quot;, &quot;non-dropping-particle&quot;: &quot;&quot;, &quot;family&quot;: &quot;Sutton&quot;, &quot;given&quot;: &quot;Charles&quot;}], &quot;issued&quot;: {&quot;date-parts&quot;: [[&quot;2013&quot;]]}, &quot;type&quot;: &quot;report&quot;, &quot;id&quot;: &quot;ITEM-1&quot;, &quot;title&quot;: &quot;Multiple-source cross-validation&quot;}, &quot;id&quot;: &quot;ITEM-1&quot;, &quot;uris&quot;: [&quot;http://www.mendeley.com/documents/?uuid=ddc6e350-29ce-327d-9da7-afff825c4dd5&quot;]}], &quot;mendeley&quot;: {&quot;formattedCitation&quot;: &quot;[30]&quot;, &quot;previouslyFormattedCitation&quot;: &quot;[30]&quot;, &quot;plainTextFormattedCitation&quot;: &quot;[30]&quot;}, &quot;properties&quot;: {&quot;noteIndex&quot;: 0}, &quot;schema&quot;: &quot;https://github.com/citation-style-language/schema/raw/master/csl-citation.json&quot;} RNDKVEAZ8Hs6u"/><text:span text:style-name="T141">⁠. A single iteration of this procedure is as follows. Each source dataset is split into train and test data. For GICU 30% of the data is held out for testing. For MIMIC an equal sized test set is held out (~10%). Multiple-source cross-validation is then used to optimise the hyper-parameters on the training data (see section E of the online supplementary file) with two validation folds, one derived entirely from MIMIC and the other derived entirely from GICU. The optimised classifier is then retrained on the full training data (MIMIC and GICU), and its performance is tested on the held out test data. This procedure is repeated over 100 random train-test splits to produce estimates of the mean and standard deviation of classifier performances.</text:span></text:p>
      <text:p text:style-name="P80"/>
      <text:p text:style-name="P83">In order to determine the feature importances for each classifier, and therefore understand which features were most predictive of readiness-for-discharge, we used the permutation feature importance<text:reference-mark-start text:name="ADDIN CSL_CITATION {&quot;citationItems&quot;: [{&quot;itemData&quot;: {&quot;author&quot;: [{&quot;parse-names&quot;: false, &quot;suffix&quot;: &quot;&quot;, &quot;dropping-particle&quot;: &quot;&quot;, &quot;non-dropping-particle&quot;: &quot;&quot;, &quot;family&quot;: &quot;Breiman&quot;, &quot;given&quot;: &quot;Leo&quot;}], &quot;container-title&quot;: &quot;Machine Learning&quot;, &quot;issued&quot;: {&quot;date-parts&quot;: [[&quot;2001&quot;]]}, &quot;ISSN&quot;: &quot;08856125&quot;, &quot;type&quot;: &quot;article-journal&quot;, &quot;DOI&quot;: &quot;10.1023/A:1010933404324&quot;, &quot;title&quot;: &quot;Random Forests&quot;, &quot;issue&quot;: &quot;1&quot;, &quot;volume&quot;: &quot;45&quot;, &quot;page&quot;: &quot;5-32&quot;, &quot;id&quot;: &quot;ITEM-1&quot;, &quot;publisher&quot;: &quot;Kluwer Academic Publishers&quot;}, &quot;id&quot;: &quot;ITEM-1&quot;, &quot;uris&quot;: [&quot;http://www.mendeley.com/documents/?uuid=cc5e39ca-c673-3d3a-b0b6-73f5fe541df1&quot;]}], &quot;mendeley&quot;: {&quot;formattedCitation&quot;: &quot;[31]&quot;, &quot;plainTextFormattedCitation&quot;: &quot;[31]&quot;}, &quot;properties&quot;: {&quot;noteIndex&quot;: 0}, &quot;schema&quot;: &quot;https://github.com/citation-style-language/schema/raw/master/csl-citation.json&quot;} RNDxDPaPH47yw"/><text:span text:style-name="T1">[31]</text:span><text:reference-mark-end text:name="ADDIN CSL_CITATION {&quot;citationItems&quot;: [{&quot;itemData&quot;: {&quot;author&quot;: [{&quot;parse-names&quot;: false, &quot;suffix&quot;: &quot;&quot;, &quot;dropping-particle&quot;: &quot;&quot;, &quot;non-dropping-particle&quot;: &quot;&quot;, &quot;family&quot;: &quot;Breiman&quot;, &quot;given&quot;: &quot;Leo&quot;}], &quot;container-title&quot;: &quot;Machine Learning&quot;, &quot;issued&quot;: {&quot;date-parts&quot;: [[&quot;2001&quot;]]}, &quot;ISSN&quot;: &quot;08856125&quot;, &quot;type&quot;: &quot;article-journal&quot;, &quot;DOI&quot;: &quot;10.1023/A:1010933404324&quot;, &quot;title&quot;: &quot;Random Forests&quot;, &quot;issue&quot;: &quot;1&quot;, &quot;volume&quot;: &quot;45&quot;, &quot;page&quot;: &quot;5-32&quot;, &quot;id&quot;: &quot;ITEM-1&quot;, &quot;publisher&quot;: &quot;Kluwer Academic Publishers&quot;}, &quot;id&quot;: &quot;ITEM-1&quot;, &quot;uris&quot;: [&quot;http://www.mendeley.com/documents/?uuid=cc5e39ca-c673-3d3a-b0b6-73f5fe541df1&quot;]}], &quot;mendeley&quot;: {&quot;formattedCitation&quot;: &quot;[31]&quot;, &quot;plainTextFormattedCitation&quot;: &quot;[31]&quot;}, &quot;properties&quot;: {&quot;noteIndex&quot;: 0}, &quot;schema&quot;: &quot;https://github.com/citation-style-language/schema/raw/master/csl-citation.json&quot;} RNDxDPaPH47yw"/>⁠. In short this procedure involves iterative random permutation of the values of each feature, and the calculation of average loss of <text:span text:style-name="T142">classifier </text:span>performance (we used area under the ROC <text:soft-page-break/>curve) resulting from this feature randomisation. <text:s/><text:span text:style-name="T143">The overall performance of our trained classifiers, and the NLD criteria, was characterised by producing receiver-operator-characteristic (ROC) and precision-recall (PRC) curves</text:span><text:reference-mark-start text:name="ADDIN CSL_CITATION {&quot;citationItems&quot;: [{&quot;itemData&quot;: {&quot;author&quot;: [{&quot;parse-names&quot;: false, &quot;suffix&quot;: &quot;&quot;, &quot;dropping-particle&quot;: &quot;&quot;, &quot;non-dropping-particle&quot;: &quot;&quot;, &quot;family&quot;: &quot;Davis&quot;, &quot;given&quot;: &quot;Jesse&quot;}, {&quot;parse-names&quot;: false, &quot;suffix&quot;: &quot;&quot;, &quot;dropping-particle&quot;: &quot;&quot;, &quot;non-dropping-particle&quot;: &quot;&quot;, &quot;family&quot;: &quot;Goadrich&quot;, &quot;given&quot;: &quot;Mark&quot;}], &quot;container-title&quot;: &quot;Proceedings of the 23rd international conference on Machine learning  - ICML '06&quot;, &quot;issued&quot;: {&quot;date-parts&quot;: [[&quot;2006&quot;]]}, &quot;page&quot;: &quot;233-240&quot;, &quot;publisher-place&quot;: &quot;New York, New York, USA&quot;, &quot;type&quot;: &quot;paper-conference&quot;, &quot;ISBN&quot;: &quot;1595933832&quot;, &quot;DOI&quot;: &quot;10.1145/1143844.1143874&quot;, &quot;id&quot;: &quot;ITEM-1&quot;, &quot;publisher&quot;: &quot;ACM Press&quot;, &quot;title&quot;: &quot;The relationship between Precision-Recall and ROC curves&quot;}, &quot;id&quot;: &quot;ITEM-1&quot;, &quot;uris&quot;: [&quot;http://www.mendeley.com/documents/?uuid=0ee34d8c-f170-348d-a845-ff4fefe64330&quot;]}], &quot;mendeley&quot;: {&quot;formattedCitation&quot;: &quot;[32]&quot;, &quot;previouslyFormattedCitation&quot;: &quot;[31]&quot;, &quot;plainTextFormattedCitation&quot;: &quot;[32]&quot;}, &quot;properties&quot;: {&quot;noteIndex&quot;: 0}, &quot;schema&quot;: &quot;https://github.com/citation-style-language/schema/raw/master/csl-citation.json&quot;} RNDMBd07Ms34P"/><text:span text:style-name="T20">[32]</text:span><text:reference-mark-end text:name="ADDIN CSL_CITATION {&quot;citationItems&quot;: [{&quot;itemData&quot;: {&quot;author&quot;: [{&quot;parse-names&quot;: false, &quot;suffix&quot;: &quot;&quot;, &quot;dropping-particle&quot;: &quot;&quot;, &quot;non-dropping-particle&quot;: &quot;&quot;, &quot;family&quot;: &quot;Davis&quot;, &quot;given&quot;: &quot;Jesse&quot;}, {&quot;parse-names&quot;: false, &quot;suffix&quot;: &quot;&quot;, &quot;dropping-particle&quot;: &quot;&quot;, &quot;non-dropping-particle&quot;: &quot;&quot;, &quot;family&quot;: &quot;Goadrich&quot;, &quot;given&quot;: &quot;Mark&quot;}], &quot;container-title&quot;: &quot;Proceedings of the 23rd international conference on Machine learning  - ICML '06&quot;, &quot;issued&quot;: {&quot;date-parts&quot;: [[&quot;2006&quot;]]}, &quot;page&quot;: &quot;233-240&quot;, &quot;publisher-place&quot;: &quot;New York, New York, USA&quot;, &quot;type&quot;: &quot;paper-conference&quot;, &quot;ISBN&quot;: &quot;1595933832&quot;, &quot;DOI&quot;: &quot;10.1145/1143844.1143874&quot;, &quot;id&quot;: &quot;ITEM-1&quot;, &quot;publisher&quot;: &quot;ACM Press&quot;, &quot;title&quot;: &quot;The relationship between Precision-Recall and ROC curves&quot;}, &quot;id&quot;: &quot;ITEM-1&quot;, &quot;uris&quot;: [&quot;http://www.mendeley.com/documents/?uuid=0ee34d8c-f170-348d-a845-ff4fefe64330&quot;]}], &quot;mendeley&quot;: {&quot;formattedCitation&quot;: &quot;[32]&quot;, &quot;previouslyFormattedCitation&quot;: &quot;[31]&quot;, &quot;plainTextFormattedCitation&quot;: &quot;[32]&quot;}, &quot;properties&quot;: {&quot;noteIndex&quot;: 0}, &quot;schema&quot;: &quot;https://github.com/citation-style-language/schema/raw/master/csl-citation.json&quot;} RNDMBd07Ms34P"/><text:span text:style-name="T143">⁠, and by evaluating a suite of common performance metrics.</text:span></text:p>
      <text:p text:style-name="P83"/>
      <text:p text:style-name="P82"/>
      <text:p text:style-name="P82"/>
      <text:p text:style-name="P82"/>
      <text:p text:style-name="P85">Put this somewhere else:</text:p>
      <text:p text:style-name="P81">Classifier performance was evaluated across a range of prediction thresholds by producing . Given the need to minimise the false positive rate, while retaining high recall, we chose to use the partial area under the ROC curve (pAUC) as the overall performance metric<text:reference-mark-start text:name="ADDIN CSL_CITATION {&quot;citationItems&quot;: [{&quot;itemData&quot;: {&quot;author&quot;: [{&quot;parse-names&quot;: false, &quot;suffix&quot;: &quot;&quot;, &quot;dropping-particle&quot;: &quot;&quot;, &quot;non-dropping-particle&quot;: &quot;&quot;, &quot;family&quot;: &quot;Zou&quot;, &quot;given&quot;: &quot;K. H.&quot;}, {&quot;parse-names&quot;: false, &quot;suffix&quot;: &quot;&quot;, &quot;dropping-particle&quot;: &quot;&quot;, &quot;non-dropping-particle&quot;: &quot;&quot;, &quot;family&quot;: &quot;O'Malley&quot;, &quot;given&quot;: &quot;A. J.&quot;}, {&quot;parse-names&quot;: false, &quot;suffix&quot;: &quot;&quot;, &quot;dropping-particle&quot;: &quot;&quot;, &quot;non-dropping-particle&quot;: &quot;&quot;, &quot;family&quot;: &quot;Mauri&quot;, &quot;given&quot;: &quot;L.&quot;}], &quot;container-title&quot;: &quot;Circulation&quot;, &quot;issued&quot;: {&quot;date-parts&quot;: [[&quot;2007&quot;, &quot;2&quot;, &quot;6&quot;]]}, &quot;ISSN&quot;: &quot;0009-7322&quot;, &quot;type&quot;: &quot;article-journal&quot;, &quot;PMID&quot;: &quot;17283280&quot;, &quot;DOI&quot;: &quot;10.1161/CIRCULATIONAHA.105.594929&quot;, &quot;title&quot;: &quot;Receiver-Operating Characteristic Analysis for Evaluating Diagnostic Tests and Predictive Models&quot;, &quot;issue&quot;: &quot;5&quot;, &quot;volume&quot;: &quot;115&quot;, &quot;page&quot;: &quot;654-657&quot;, &quot;id&quot;: &quot;ITEM-1&quot;}, &quot;id&quot;: &quot;ITEM-1&quot;, &quot;uris&quot;: [&quot;http://www.mendeley.com/documents/?uuid=599a9e1c-7a6e-3ea4-b9ab-0d7b9a7bd8b8&quot;]}], &quot;mendeley&quot;: {&quot;formattedCitation&quot;: &quot;[33]&quot;, &quot;previouslyFormattedCitation&quot;: &quot;[32]&quot;, &quot;plainTextFormattedCitation&quot;: &quot;[33]&quot;}, &quot;properties&quot;: {&quot;noteIndex&quot;: 0}, &quot;schema&quot;: &quot;https://github.com/citation-style-language/schema/raw/master/csl-citation.json&quot;} RND0vwN3A6h8H"/><text:span text:style-name="T1">[33]</text:span><text:reference-mark-end text:name="ADDIN CSL_CITATION {&quot;citationItems&quot;: [{&quot;itemData&quot;: {&quot;author&quot;: [{&quot;parse-names&quot;: false, &quot;suffix&quot;: &quot;&quot;, &quot;dropping-particle&quot;: &quot;&quot;, &quot;non-dropping-particle&quot;: &quot;&quot;, &quot;family&quot;: &quot;Zou&quot;, &quot;given&quot;: &quot;K. H.&quot;}, {&quot;parse-names&quot;: false, &quot;suffix&quot;: &quot;&quot;, &quot;dropping-particle&quot;: &quot;&quot;, &quot;non-dropping-particle&quot;: &quot;&quot;, &quot;family&quot;: &quot;O'Malley&quot;, &quot;given&quot;: &quot;A. J.&quot;}, {&quot;parse-names&quot;: false, &quot;suffix&quot;: &quot;&quot;, &quot;dropping-particle&quot;: &quot;&quot;, &quot;non-dropping-particle&quot;: &quot;&quot;, &quot;family&quot;: &quot;Mauri&quot;, &quot;given&quot;: &quot;L.&quot;}], &quot;container-title&quot;: &quot;Circulation&quot;, &quot;issued&quot;: {&quot;date-parts&quot;: [[&quot;2007&quot;, &quot;2&quot;, &quot;6&quot;]]}, &quot;ISSN&quot;: &quot;0009-7322&quot;, &quot;type&quot;: &quot;article-journal&quot;, &quot;PMID&quot;: &quot;17283280&quot;, &quot;DOI&quot;: &quot;10.1161/CIRCULATIONAHA.105.594929&quot;, &quot;title&quot;: &quot;Receiver-Operating Characteristic Analysis for Evaluating Diagnostic Tests and Predictive Models&quot;, &quot;issue&quot;: &quot;5&quot;, &quot;volume&quot;: &quot;115&quot;, &quot;page&quot;: &quot;654-657&quot;, &quot;id&quot;: &quot;ITEM-1&quot;}, &quot;id&quot;: &quot;ITEM-1&quot;, &quot;uris&quot;: [&quot;http://www.mendeley.com/documents/?uuid=599a9e1c-7a6e-3ea4-b9ab-0d7b9a7bd8b8&quot;]}], &quot;mendeley&quot;: {&quot;formattedCitation&quot;: &quot;[33]&quot;, &quot;previouslyFormattedCitation&quot;: &quot;[32]&quot;, &quot;plainTextFormattedCitation&quot;: &quot;[33]&quot;}, &quot;properties&quot;: {&quot;noteIndex&quot;: 0}, &quot;schema&quot;: &quot;https://github.com/citation-style-language/schema/raw/master/csl-citation.json&quot;} RND0vwN3A6h8H"/>⁠. The pAUC was evaluated up to a false positive rate of 0.3, using linear interpolation to approximate the true positive rate at this point on the ROC curve. </text:p>
      <text:p text:style-name="P90"/>
      <text:p text:style-name="P92"/>
      <text:p text:style-name="P90"/>
      <text:p text:style-name="P90"/>
      <text:p text:style-name="P96"><draw:frame draw:style-name="fr1" draw:name="Frame1" text:anchor-type="paragraph" svg:width="6.6929in" style:rel-width="100%" svg:height="2.4in" style:rel-height="scale-min" draw:z-index="1"><draw:text-box><text:p text:style-name="Table">Table <text:sequence text:ref-name="refTable4" text:name="Table" text:formula="ooow:Table+1" style:num-format="1">3</text:sequence>: Patient characteristics for the cohorts used to produce the results in the main text. Discharge delay defined as length of time between callout and discharge from ICU. Readmission to ICU defined as readmission during same hospital stay. Negative outcome is mortality and/or readmission.<text:line-break/><draw:frame draw:style-name="fr3" draw:name="Object2" text:anchor-type="as-char" svg:width="6.6929in" style:rel-width="100%" svg:height="2.4in" style:rel-height="scale" draw:z-index="2"><draw:object xlink:href="./Object 2" xlink:type="simple" xlink:show="embed" xlink:actuate="onLoad"/><draw:image xlink:href="./ObjectReplacements/Object 2" xlink:type="simple" xlink:show="embed" xlink:actuate="onLoad"/></draw:frame></text:p></draw:text-box></draw:frame></text:p>
      <text:p text:style-name="P90"/>
      <text:p text:style-name="P90"/>
      <text:p text:style-name="P90"/>
      <text:p text:style-name="P90"/>
      <text:p text:style-name="P90"/>
      <text:p text:style-name="P90"><draw:frame draw:style-name="fr2" draw:name="Object3" text:anchor-type="paragraph" svg:width="5.4335in" svg:height="3.7339in" draw:z-index="0"><draw:object xlink:href="./Object 3" xlink:type="simple" xlink:show="embed" xlink:actuate="onLoad"/><draw:image xlink:href="./ObjectReplacements/Object 3" xlink:type="simple" xlink:show="embed" xlink:actuate="onLoad"/></draw:frame></text:p>
      <text:p text:style-name="P92"/>
      <text:p text:style-name="P90"/>
      <text:p text:style-name="P90"/>
      <text:p text:style-name="P90"><draw:frame draw:style-name="fr4" draw:name="Object1" text:anchor-type="paragraph" svg:width="6.6929in" style:rel-width="100%" svg:height="3in" style:rel-height="scale" draw:z-index="3"><draw:object xlink:href="./Object 1" xlink:type="simple" xlink:show="embed" xlink:actuate="onLoad"/><draw:image xlink:href="./ObjectReplacements/Object 1" xlink:type="simple" xlink:show="embed" xlink:actuate="onLoad"/></draw:frame></text:p>
      <text:p text:style-name="P90"/>
      <text:p text:style-name="P90"/>
      <text:p text:style-name="P90"/>
      <text:p text:style-name="P48">Results.</text:p>
      <text:p text:style-name="P5"/>
      <text:p text:style-name="P16">The original specification of the NLD criteria proved to be highly conservative <text:span text:style-name="T69">as expected</text:span>, producing low false positiv<text:span text:style-name="T69">e and true positive rates</text:span> <text:span text:style-name="T64">for both cohorts (</text:span><text:span text:style-name="T65">see </text:span><text:span text:style-name="T66">confusion matrices </text:span><text:span text:style-name="T67">in </text:span><text:span text:style-name="T65">table 1 </text:span><text:span text:style-name="T67">of</text:span><text:span text:style-name="T65"> </text:span><text:span text:style-name="T68">appendix</text:span><text:span text:style-name="T65"> A</text:span><text:span text:style-name="T64">). The true positive rates for MIMIC and GICU were 0.4% and 6.4% respectively. As such the NLD criteria were sufficiently insensitive as to </text:span>call into question the<text:span text:style-name="T70">ir</text:span> usefulness in their current form. </text:p>
      <text:p text:style-name="P15"/>
      <text:p text:style-name="P25">By relaxing the constraint that all 15 tests must be passed, the NLD criteria were able <text:span text:style-name="T80">to </text:span>successfully identify more patients as RFD. This is illustrated in figure 2 for a<text:span text:style-name="T63"> single train:test </text:span>data <text:span text:style-name="T63">split, </text:span>alongside the performance of the corresponding optimal <text:span text:style-name="T71">random forest</text:span> classifier.<text:span text:style-name="T63"> On this data split the NLD criteria obtained precisions of ~0.8 at a recall of 0.4 for both cohorts. The performance gain obtained by using a random forest was significant, with precisions of &gt;0.8 at a recall of 0.7 for both cohorts.</text:span></text:p>
      <text:p text:style-name="P18"/>
      <text:p text:style-name="P22"/>
      <table:table table:name="Table1" table:style-name="Table1">
        <table:table-column table:style-name="Table1.A" table:number-columns-repeated="5"/>
        <table:table-row>
          <table:table-cell table:style-name="Table1.A1" office:value-type="string">
            <text:p text:style-name="P70">Feature</text:p>
          </table:table-cell>
          <table:table-cell table:style-name="Table1.A1" office:value-type="string">
            <text:p text:style-name="P70">Importance (RF)</text:p>
          </table:table-cell>
          <table:table-cell table:style-name="Table1.A1" office:value-type="string">
            <text:p text:style-name="P70">Importance (LC) </text:p>
          </table:table-cell>
          <table:table-cell table:style-name="Table1.A1" office:value-type="string">
            <text:p text:style-name="P70">Rank (RF)</text:p>
          </table:table-cell>
          <table:table-cell table:style-name="Table1.A1" office:value-type="string">
            <text:p text:style-name="P70">Rank (LC)</text:p>
          </table:table-cell>
        </table:table-row>
        <table:table-row>
          <table:table-cell table:style-name="Table1.A2" office:value-type="string">
            <text:p text:style-name="P55">gcs_min</text:p>
          </table:table-cell>
          <table:table-cell table:style-name="Table1.A2" office:value-type="string">
            <text:p text:style-name="P56"><text:span text:style-name="T28">0.352 (</text:span><text:span text:style-name="T30">±</text:span><text:span text:style-name="T31">0.054</text:span><text:span text:style-name="T28">)</text:span></text:p>
          </table:table-cell>
          <table:table-cell table:style-name="Table1.A2" office:value-type="string">
            <text:p text:style-name="P57">1.1<text:span text:style-name="T37">27</text:span> <text:span text:style-name="T28">(</text:span><text:span text:style-name="T30">±</text:span><text:span text:style-name="T32">0.050</text:span><text:span text:style-name="T28">)</text:span></text:p>
          </table:table-cell>
          <table:table-cell table:style-name="Table1.A2" office:value-type="string">
            <text:p text:style-name="P58">0</text:p>
          </table:table-cell>
          <table:table-cell table:style-name="Table1.A2" office:value-type="string">
            <text:p text:style-name="P58">0</text:p>
          </table:table-cell>
        </table:table-row>
        <table:table-row>
          <table:table-cell table:style-name="Table1.A2" office:value-type="string">
            <text:p text:style-name="P55">airway</text:p>
          </table:table-cell>
          <table:table-cell table:style-name="Table1.A2" office:value-type="string">
            <text:p text:style-name="P56"><text:span text:style-name="T28">0.302 (</text:span><text:span text:style-name="T30">±</text:span><text:span text:style-name="T33">0.048</text:span><text:span text:style-name="T28">)</text:span></text:p>
          </table:table-cell>
          <table:table-cell table:style-name="Table1.A2" office:value-type="string">
            <text:p text:style-name="P57">0.870 <text:span text:style-name="T28">(</text:span><text:span text:style-name="T30">±</text:span><text:span text:style-name="T32">0.038</text:span><text:span text:style-name="T28">)</text:span></text:p>
          </table:table-cell>
          <table:table-cell table:style-name="Table1.A2" office:value-type="string">
            <text:p text:style-name="P58">1</text:p>
          </table:table-cell>
          <table:table-cell table:style-name="Table1.A2" office:value-type="string">
            <text:p text:style-name="P58">1</text:p>
          </table:table-cell>
        </table:table-row>
        <table:table-row>
          <table:table-cell table:style-name="Table1.A2" office:value-type="string">
            <text:p text:style-name="P55">bun</text:p>
          </table:table-cell>
          <table:table-cell table:style-name="Table1.A2" office:value-type="string">
            <text:p text:style-name="P55">0.034 (<text:span text:style-name="T29">±</text:span><text:span text:style-name="T33">0.007</text:span>)</text:p>
          </table:table-cell>
          <table:table-cell table:style-name="Table1.A2" office:value-type="string">
            <text:p text:style-name="P57">0.437 <text:span text:style-name="T28">(</text:span><text:span text:style-name="T30">±</text:span><text:span text:style-name="T32">0.047</text:span><text:span text:style-name="T28">)</text:span></text:p>
          </table:table-cell>
          <table:table-cell table:style-name="Table1.A2" office:value-type="string">
            <text:p text:style-name="P58">4</text:p>
          </table:table-cell>
          <table:table-cell table:style-name="Table1.A2" office:value-type="string">
            <text:p text:style-name="P58">2</text:p>
          </table:table-cell>
        </table:table-row>
        <table:table-row>
          <table:table-cell table:style-name="Table1.A2" office:value-type="string">
            <text:p text:style-name="P55">fio2</text:p>
          </table:table-cell>
          <table:table-cell table:style-name="Table1.A2" office:value-type="string">
            <text:p text:style-name="P55">0.048 (<text:span text:style-name="T29">±</text:span><text:span text:style-name="T33">0.007</text:span>)</text:p>
          </table:table-cell>
          <table:table-cell table:style-name="Table1.A2" office:value-type="string">
            <text:p text:style-name="P57">0.317 <text:span text:style-name="T28">(</text:span><text:span text:style-name="T30">±</text:span><text:span text:style-name="T32">0.024</text:span><text:span text:style-name="T28">)</text:span></text:p>
          </table:table-cell>
          <table:table-cell table:style-name="Table1.A2" office:value-type="string">
            <text:p text:style-name="P58">2</text:p>
          </table:table-cell>
          <table:table-cell table:style-name="Table1.A2" office:value-type="string">
            <text:p text:style-name="P58">3</text:p>
          </table:table-cell>
        </table:table-row>
        <table:table-row>
          <table:table-cell table:style-name="Table1.A2" office:value-type="string">
            <text:p text:style-name="P55">temp_max</text:p>
          </table:table-cell>
          <table:table-cell table:style-name="Table1.A2" office:value-type="string">
            <text:p text:style-name="P55">0.024 (<text:span text:style-name="T29">±</text:span><text:span text:style-name="T33">0.008</text:span>)</text:p>
          </table:table-cell>
          <table:table-cell table:style-name="Table1.A2" office:value-type="string">
            <text:p text:style-name="P57">0.263 <text:span text:style-name="T28">(</text:span><text:span text:style-name="T30">±</text:span><text:span text:style-name="T32">0.126</text:span><text:span text:style-name="T28">)</text:span></text:p>
          </table:table-cell>
          <table:table-cell table:style-name="Table1.A2" office:value-type="string">
            <text:p text:style-name="P58">7</text:p>
          </table:table-cell>
          <table:table-cell table:style-name="Table1.A2" office:value-type="string">
            <text:p text:style-name="P58">4</text:p>
          </table:table-cell>
        </table:table-row>
        <table:table-row>
          <table:table-cell table:style-name="Table1.A2" office:value-type="string">
            <text:p text:style-name="P55">haemoglobin</text:p>
          </table:table-cell>
          <table:table-cell table:style-name="Table1.A2" office:value-type="string">
            <text:p text:style-name="P55">0.029 (<text:span text:style-name="T29">±</text:span><text:span text:style-name="T33">0.006</text:span>)</text:p>
          </table:table-cell>
          <table:table-cell table:style-name="Table1.A2" office:value-type="string">
            <text:p text:style-name="P57">0.256 <text:span text:style-name="T28">(</text:span><text:span text:style-name="T30">±</text:span><text:span text:style-name="T32">0.029</text:span><text:span text:style-name="T28">)</text:span></text:p>
          </table:table-cell>
          <table:table-cell table:style-name="Table1.A2" office:value-type="string">
            <text:p text:style-name="P58">5</text:p>
          </table:table-cell>
          <table:table-cell table:style-name="Table1.A2" office:value-type="string">
            <text:p text:style-name="P58">5</text:p>
          </table:table-cell>
        </table:table-row>
        <table:table-row>
          <table:table-cell table:style-name="Table1.A2" office:value-type="string">
            <text:p text:style-name="P55">resp_max</text:p>
          </table:table-cell>
          <table:table-cell table:style-name="Table1.A2" office:value-type="string">
            <text:p text:style-name="P55">0.017 (<text:span text:style-name="T29">±</text:span><text:span text:style-name="T33">0.004</text:span>)</text:p>
          </table:table-cell>
          <table:table-cell table:style-name="Table1.A2" office:value-type="string">
            <text:p text:style-name="P57">0.236 <text:span text:style-name="T28">(</text:span><text:span text:style-name="T30">±</text:span><text:span text:style-name="T32">0.038</text:span><text:span text:style-name="T28">)</text:span></text:p>
          </table:table-cell>
          <table:table-cell table:style-name="Table1.A2" office:value-type="string">
            <text:p text:style-name="P58">10</text:p>
          </table:table-cell>
          <table:table-cell table:style-name="Table1.A2" office:value-type="string">
            <text:p text:style-name="P58">6</text:p>
          </table:table-cell>
        </table:table-row>
        <table:table-row>
          <table:table-cell table:style-name="Table1.A2" office:value-type="string">
            <text:p text:style-name="P55">resp_min</text:p>
          </table:table-cell>
          <table:table-cell table:style-name="Table1.A2" office:value-type="string">
            <text:p text:style-name="P55">0.045 (<text:span text:style-name="T29">±</text:span><text:span text:style-name="T33">0.015</text:span>)</text:p>
          </table:table-cell>
          <table:table-cell table:style-name="Table1.A2" office:value-type="string">
            <text:p text:style-name="P57">0.233 <text:span text:style-name="T28">(</text:span><text:span text:style-name="T30">±</text:span><text:span text:style-name="T32">0.053</text:span><text:span text:style-name="T28">)</text:span></text:p>
          </table:table-cell>
          <table:table-cell table:style-name="Table1.A2" office:value-type="string">
            <text:p text:style-name="P58">3</text:p>
          </table:table-cell>
          <table:table-cell table:style-name="Table1.A2" office:value-type="string">
            <text:p text:style-name="P58">7</text:p>
          </table:table-cell>
        </table:table-row>
        <table:table-row>
          <table:table-cell table:style-name="Table1.A2" office:value-type="string">
            <text:p text:style-name="P55">temp_min</text:p>
          </table:table-cell>
          <table:table-cell table:style-name="Table1.A2" office:value-type="string">
            <text:p text:style-name="P55">0.014 (<text:span text:style-name="T29">±</text:span><text:span text:style-name="T33">0.004</text:span>)</text:p>
          </table:table-cell>
          <table:table-cell table:style-name="Table1.A2" office:value-type="string">
            <text:p text:style-name="P57">0.213 <text:span text:style-name="T28">(</text:span><text:span text:style-name="T30">±</text:span><text:span text:style-name="T32">0.126</text:span><text:span text:style-name="T28">)</text:span></text:p>
          </table:table-cell>
          <table:table-cell table:style-name="Table1.A2" office:value-type="string">
            <text:p text:style-name="P58">12</text:p>
          </table:table-cell>
          <table:table-cell table:style-name="Table1.A2" office:value-type="string">
            <text:p text:style-name="P58">8</text:p>
          </table:table-cell>
        </table:table-row>
        <table:table-row>
          <table:table-cell table:style-name="Table1.A2" office:value-type="string">
            <text:p text:style-name="P55">hr_min</text:p>
          </table:table-cell>
          <table:table-cell table:style-name="Table1.A2" office:value-type="string">
            <text:p text:style-name="P55">0.022 (<text:span text:style-name="T29">±</text:span><text:span text:style-name="T33">0.005</text:span>)</text:p>
          </table:table-cell>
          <table:table-cell table:style-name="Table1.A2" office:value-type="string">
            <text:p text:style-name="P57">0.181 <text:span text:style-name="T28">(</text:span><text:span text:style-name="T30">±</text:span><text:span text:style-name="T32">0.044</text:span><text:span text:style-name="T28">)</text:span></text:p>
          </table:table-cell>
          <table:table-cell table:style-name="Table1.A2" office:value-type="string">
            <text:p text:style-name="P58">8</text:p>
          </table:table-cell>
          <table:table-cell table:style-name="Table1.A2" office:value-type="string">
            <text:p text:style-name="P58">9</text:p>
          </table:table-cell>
        </table:table-row>
        <table:table-row>
          <table:table-cell table:style-name="Table1.A2" office:value-type="string">
            <text:p text:style-name="P55">hr_max</text:p>
          </table:table-cell>
          <table:table-cell table:style-name="Table1.A2" office:value-type="string">
            <text:p text:style-name="P55">0.025 (<text:span text:style-name="T29">±</text:span><text:span text:style-name="T33">0.005</text:span>)</text:p>
          </table:table-cell>
          <table:table-cell table:style-name="Table1.A2" office:value-type="string">
            <text:p text:style-name="P57">0.168 <text:span text:style-name="T28">(</text:span><text:span text:style-name="T30">±</text:span><text:span text:style-name="T32">0.044</text:span><text:span text:style-name="T28">)</text:span></text:p>
          </table:table-cell>
          <table:table-cell table:style-name="Table1.A2" office:value-type="string">
            <text:p text:style-name="P58">6</text:p>
          </table:table-cell>
          <table:table-cell table:style-name="Table1.A2" office:value-type="string">
            <text:p text:style-name="P58">10</text:p>
          </table:table-cell>
        </table:table-row>
        <table:table-row>
          <table:table-cell table:style-name="Table1.A2" office:value-type="string">
            <text:p text:style-name="P55">spo2_min</text:p>
          </table:table-cell>
          <table:table-cell table:style-name="Table1.A2" office:value-type="string">
            <text:p text:style-name="P55">0.012 (<text:span text:style-name="T29">±</text:span><text:span text:style-name="T33">0.004</text:span>)</text:p>
          </table:table-cell>
          <table:table-cell table:style-name="Table1.A2" office:value-type="string">
            <text:p text:style-name="P57">0.158 <text:span text:style-name="T28">(</text:span><text:span text:style-name="T30">±</text:span><text:span text:style-name="T32">0.027</text:span><text:span text:style-name="T28">)</text:span></text:p>
          </table:table-cell>
          <table:table-cell table:style-name="Table1.A2" office:value-type="string">
            <text:p text:style-name="P58">14</text:p>
          </table:table-cell>
          <table:table-cell table:style-name="Table1.A2" office:value-type="string">
            <text:p text:style-name="P58">11</text:p>
          </table:table-cell>
        </table:table-row>
        <table:table-row>
          <table:table-cell table:style-name="Table1.A2" office:value-type="string">
            <text:p text:style-name="P55">na</text:p>
          </table:table-cell>
          <table:table-cell table:style-name="Table1.A2" office:value-type="string">
            <text:p text:style-name="P55">0.009 (<text:span text:style-name="T29">±</text:span><text:span text:style-name="T33">0.003</text:span>)</text:p>
          </table:table-cell>
          <table:table-cell table:style-name="Table1.A2" office:value-type="string">
            <text:p text:style-name="P57">0.110 <text:span text:style-name="T28">(</text:span><text:span text:style-name="T30">±</text:span><text:span text:style-name="T32">0.032</text:span><text:span text:style-name="T28">)</text:span></text:p>
          </table:table-cell>
          <table:table-cell table:style-name="Table1.A2" office:value-type="string">
            <text:p text:style-name="P58">16</text:p>
          </table:table-cell>
          <table:table-cell table:style-name="Table1.A2" office:value-type="string">
            <text:p text:style-name="P58">12</text:p>
          </table:table-cell>
        </table:table-row>
        <table:table-row>
          <table:table-cell table:style-name="Table1.A2" office:value-type="string">
            <text:p text:style-name="P55">bp_min</text:p>
          </table:table-cell>
          <table:table-cell table:style-name="Table1.A2" office:value-type="string">
            <text:p text:style-name="P55">0.012 (<text:span text:style-name="T29">±</text:span><text:span text:style-name="T33">0.004</text:span>)</text:p>
          </table:table-cell>
          <table:table-cell table:style-name="Table1.A2" office:value-type="string">
            <text:p text:style-name="P57">0.059 <text:span text:style-name="T28">(</text:span><text:span text:style-name="T30">±</text:span><text:span text:style-name="T32">0.027</text:span><text:span text:style-name="T28">)</text:span></text:p>
          </table:table-cell>
          <table:table-cell table:style-name="Table1.A2" office:value-type="string">
            <text:p text:style-name="P58">13</text:p>
          </table:table-cell>
          <table:table-cell table:style-name="Table1.A2" office:value-type="string">
            <text:p text:style-name="P58">13</text:p>
          </table:table-cell>
        </table:table-row>
        <table:table-row>
          <table:table-cell table:style-name="Table1.A2" office:value-type="string">
            <text:p text:style-name="P55">hco3</text:p>
          </table:table-cell>
          <table:table-cell table:style-name="Table1.A2" office:value-type="string">
            <text:p text:style-name="P55">0.010 (<text:span text:style-name="T29">±</text:span><text:span text:style-name="T33">0.004</text:span>)</text:p>
          </table:table-cell>
          <table:table-cell table:style-name="Table1.A2" office:value-type="string">
            <text:p text:style-name="P57">0.051 <text:span text:style-name="T28">(</text:span><text:span text:style-name="T30">±</text:span><text:span text:style-name="T32">0.028</text:span><text:span text:style-name="T28">)</text:span></text:p>
          </table:table-cell>
          <table:table-cell table:style-name="Table1.A2" office:value-type="string">
            <text:p text:style-name="P58">15</text:p>
          </table:table-cell>
          <table:table-cell table:style-name="Table1.A2" office:value-type="string">
            <text:p text:style-name="P58">14</text:p>
          </table:table-cell>
        </table:table-row>
        <table:table-row>
          <table:table-cell table:style-name="Table1.A2" office:value-type="string">
            <text:p text:style-name="P55">k</text:p>
          </table:table-cell>
          <table:table-cell table:style-name="Table1.A2" office:value-type="string">
            <text:p text:style-name="P55">0.008 (<text:span text:style-name="T29">±</text:span><text:span text:style-name="T33">0.003</text:span>)</text:p>
          </table:table-cell>
          <table:table-cell table:style-name="Table1.A2" office:value-type="string">
            <text:p text:style-name="P57">0.041 <text:span text:style-name="T28">(</text:span><text:span text:style-name="T30">±</text:span><text:span text:style-name="T32">0.022</text:span><text:span text:style-name="T28">)</text:span></text:p>
          </table:table-cell>
          <table:table-cell table:style-name="Table1.A2" office:value-type="string">
            <text:p text:style-name="P58">17</text:p>
          </table:table-cell>
          <table:table-cell table:style-name="Table1.A2" office:value-type="string">
            <text:p text:style-name="P58">15</text:p>
          </table:table-cell>
        </table:table-row>
        <table:table-row>
          <table:table-cell table:style-name="Table1.A2" office:value-type="string">
            <text:p text:style-name="P55">creatinine</text:p>
          </table:table-cell>
          <table:table-cell table:style-name="Table1.A2" office:value-type="string">
            <text:p text:style-name="P55">0.021 (<text:span text:style-name="T29">±</text:span><text:span text:style-name="T33">0.005</text:span>)</text:p>
          </table:table-cell>
          <table:table-cell table:style-name="Table1.A2" office:value-type="string">
            <text:p text:style-name="P57">0.031 <text:span text:style-name="T28">(</text:span><text:span text:style-name="T30">±</text:span><text:span text:style-name="T32">0.027</text:span><text:span text:style-name="T28">)</text:span></text:p>
          </table:table-cell>
          <table:table-cell table:style-name="Table1.A2" office:value-type="string">
            <text:p text:style-name="P58">9</text:p>
          </table:table-cell>
          <table:table-cell table:style-name="Table1.A2" office:value-type="string">
            <text:p text:style-name="P58">16</text:p>
          </table:table-cell>
        </table:table-row>
        <table:table-row>
          <table:table-cell table:style-name="Table1.A2" office:value-type="string">
            <text:p text:style-name="P55">pain</text:p>
          </table:table-cell>
          <table:table-cell table:style-name="Table1.A2" office:value-type="string">
            <text:p text:style-name="P55">0.016 (<text:span text:style-name="T29">±</text:span><text:span text:style-name="T33">0.008</text:span>)</text:p>
          </table:table-cell>
          <table:table-cell table:style-name="Table1.A2" office:value-type="string">
            <text:p text:style-name="P57">0.021 <text:span text:style-name="T28">(</text:span><text:span text:style-name="T30">±</text:span><text:span text:style-name="T32">0.018</text:span><text:span text:style-name="T28">)</text:span></text:p>
          </table:table-cell>
          <table:table-cell table:style-name="Table1.A2" office:value-type="string">
            <text:p text:style-name="P58">11</text:p>
          </table:table-cell>
          <table:table-cell table:style-name="Table1.A2" office:value-type="string">
            <text:p text:style-name="P58">17</text:p>
          </table:table-cell>
        </table:table-row>
      </table:table>
      <text:p text:style-name="P69">Table <text:sequence text:ref-name="refTable2" text:name="Table" text:formula="ooow:Table+1" style:num-format="1">4</text:sequence>: Feature importances given by the random forest (RF) and logistic classifier (LC), evaluated over 100 train:test data splits. Importance values are given as: mean(±standard deviation). Features are ranked according to mean importance value, and the table is ordered according to the ranking given by the logistic classifier.</text:p>
      <text:p text:style-name="P18"/>
      <text:p text:style-name="P19"><text:span text:style-name="T72">Broadly the</text:span> two classifiers <text:span text:style-name="T72">agreed</text:span> as to which features <text:span text:style-name="T72">we</text:span>re most predictive of readiness-for-discharge <text:span text:style-name="T55">(see table 3)</text:span>. Eight of the <text:span text:style-name="T73">logistic classifier</text:span>’s top ten <text:span text:style-name="T73">important</text:span> features <text:span text:style-name="T73">we</text:span>re also ranked in the top ten by the <text:span text:style-name="T73">random forest, when averaged over the ensemble of 100 data splits.</text:span> <text:span text:style-name="T73">The </text:span><text:soft-page-break/>Spearman’s rank correlation coefficient between the feature ranking<text:span text:style-name="T76">s</text:span> <text:span text:style-name="T75">wa</text:span>s 0.<text:span text:style-name="T73">8</text:span>0<text:span text:style-name="T74">0 (p=0.00006), and both classifiers ranked </text:span><text:span text:style-name="T23">gcs_min</text:span><text:span text:style-name="T74"> and </text:span><text:span text:style-name="T23">airway</text:span><text:span text:style-name="T74"> as the two most important features by a significant margin.</text:span> The inclusion of instances with missing data did little to change these feature rankings (<text:span text:style-name="T116">appendix</text:span><text:span text:style-name="T26"> </text:span><text:span text:style-name="T51">F</text:span>). </text:p>
      <text:p text:style-name="P17"/>
      <text:p text:style-name="P24">Figure <text:span text:style-name="T77">3</text:span> summarises classifier performance, quantified using the partial area under the ROC curve (pAUC), over the ensemble of data splits. <text:span text:style-name="T79">On average t</text:span>he <text:span text:style-name="T82">original </text:span>NLD criteria perform<text:span text:style-name="T78">ed</text:span> slightly better for GICU than MIMIC. <text:span text:style-name="T82">The</text:span> <text:span text:style-name="T81">two </text:span>machine learning classifiers <text:span text:style-name="T82">performed similarly well, producing large gains in pAUC over the NLD for both cohorts, and higher pAUC values for MIMIC than GICU. There was little to distinguish between the random forest and logistic classifiers based on pAUC. In the sensitivity analysis </text:span><text:span text:style-name="T56">(see </text:span><text:span text:style-name="T52">figure</text:span><text:span text:style-name="T56"> </text:span><text:span text:style-name="T57">2 </text:span><text:span text:style-name="T52">and table </text:span><text:span text:style-name="T57">1</text:span><text:span text:style-name="T56"> in </text:span><text:span text:style-name="T57">appendix F</text:span><text:span text:style-name="T56">)</text:span><text:span text:style-name="T27"> </text:span><text:span text:style-name="T53">both machine learning classifiers still performed better than the NLD criteria, but</text:span><text:span text:style-name="T52"> all classifiers showed a performance drop for MIMIC </text:span><text:span text:style-name="T54">and one classifier tended to perform better for each cohort (the random forest and logistic classifiers for MIMIC and GICU respectively).</text:span></text:p>
      <text:p text:style-name="P20"/>
      <text:p text:style-name="P21"><text:span text:style-name="T83">Given the similarity in classifier performances we chose </text:span>to use the <text:span text:style-name="T88">average </text:span>feature importances of the <text:span text:style-name="T83">simpler model –</text:span> <text:span text:style-name="T83">the </text:span>logistic classifier - to weight the NLD criteria. The weighted version of the NLD criteria (referred to as NLD<text:span text:style-name="T85">opt</text:span>) performed better than the original criteria when tested on both MIMIC and GICU. On MIMIC the performance gain was larger, with pAUC scores <text:span text:style-name="T88">approaching </text:span>those of the machine learning classifiers. <text:span text:style-name="T89">Qualitatively the same effect was observed under the sensitivity analysis.</text:span></text:p>
      <text:p text:style-name="P21"/>
      <text:p text:style-name="P21"/>
      <text:p text:style-name="P39"/>
      <text:p text:style-name="P52">Examples in practice</text:p>
      <text:p text:style-name="P21"/>
      <text:p text:style-name="P23"><text:span text:style-name="T90">To illustrate the results in a more human-interpretable fashion we have selected five informative examples from the GICU cohort. Table 4 summarises the performance of the different classification systems for these five examples, which are labelled as true or false positive/negative (TP,FP,TN,FN) according to how they would be classified under the original nurse-led discharge criteria. One patient (ID 4065) is included twice: once at 72 hours before callout, and again at the time of callout. All four classification systems show an increased RFD probability for this patient between the two time points, as would be expected. Patient 868 is a false negative under the original criteria - despite failing two criteria (C0 and T) their callout was successful. The three alternative classification systems (NLD</text:span><text:span text:style-name="T87">opt</text:span><text:span text:style-name="T90"> , RF and LC) correctly assign a high RFD probability for this patient, therefore improving upon the original criteria. <text:s/></text:span></text:p>
      <text:p text:style-name="P23"/>
      <text:p text:style-name="P33">For these select examples the logistic classifier is the only system to assign lower RFD probabilities to the two false positive instances (1034 and 10783) than to the true positive instance (4065). Despite this correct ordering by the logistic classifier its RFD probabilities for the false positives are relatively high. Given the conservative nature of the NLD criteria it is expected that correct classification of the false positive instances is a hard problem. </text:p>
      <text:p text:style-name="P35"/>
      <table:table table:name="Table3" table:style-name="Table3">
        <table:table-column table:style-name="Table3.A" table:number-columns-repeated="6"/>
        <table:table-column table:style-name="Table3.G"/>
        <table:table-row>
          <table:table-cell table:style-name="Table3.A1" office:value-type="string">
            <text:p text:style-name="P62">Patient</text:p>
          </table:table-cell>
          <table:table-cell table:style-name="Table3.A1" office:value-type="string">
            <text:p text:style-name="P62">NLD</text:p>
          </table:table-cell>
          <table:table-cell table:style-name="Table3.A1" office:value-type="string">
            <text:p text:style-name="P62">NLD<text:span text:style-name="T84">opt</text:span></text:p>
          </table:table-cell>
          <table:table-cell table:style-name="Table3.A1" office:value-type="string">
            <text:p text:style-name="P62">RF</text:p>
          </table:table-cell>
          <table:table-cell table:style-name="Table3.A1" office:value-type="string">
            <text:p text:style-name="P62">LC</text:p>
          </table:table-cell>
          <table:table-cell table:style-name="Table3.A1" office:value-type="string">
            <text:p text:style-name="P62">NLD fails</text:p>
          </table:table-cell>
          <table:table-cell table:style-name="Table3.A1" office:value-type="string">
            <text:p text:style-name="P62">Notes</text:p>
          </table:table-cell>
        </table:table-row>
        <table:table-row>
          <table:table-cell table:style-name="Table3.A2" office:value-type="string">
            <text:p text:style-name="P62">1034 (FP)</text:p>
          </table:table-cell>
          <table:table-cell table:style-name="Table3.A2" office:value-type="string">
            <text:p text:style-name="P63">0.010 (1.0)</text:p>
          </table:table-cell>
          <table:table-cell table:style-name="Table3.A2" office:value-type="string">
            <text:p text:style-name="P64">0.010 (1.0)</text:p>
          </table:table-cell>
          <table:table-cell table:style-name="Table3.A2" office:value-type="string">
            <text:p text:style-name="P65">0.071 (0.784)</text:p>
          </table:table-cell>
          <table:table-cell table:style-name="Table3.A2" office:value-type="string">
            <text:p text:style-name="P66">0.096 (0.765)</text:p>
          </table:table-cell>
          <table:table-cell table:style-name="Table3.A2" office:value-type="string">
            <text:p text:style-name="P68">-</text:p>
          </table:table-cell>
          <table:table-cell table:style-name="Table3.A2" office:value-type="string">
            <text:p text:style-name="P61">Patient admitted to ICU post surgery (primary lung tumour). Discharge to ward. Readmitte<text:span text:style-name="T91">d</text:span> within 24 hours with bacterial pneumonia.</text:p>
          </table:table-cell>
        </table:table-row>
        <table:table-row>
          <table:table-cell table:style-name="Table3.A2" office:value-type="string">
            <text:p text:style-name="P62">10783 (FP)</text:p>
          </table:table-cell>
          <table:table-cell table:style-name="Table3.A2" office:value-type="string">
            <text:p text:style-name="P63">0.010 (1.0)</text:p>
          </table:table-cell>
          <table:table-cell table:style-name="Table3.A2" office:value-type="string">
            <text:p text:style-name="P64">0.010 (1.0)</text:p>
          </table:table-cell>
          <table:table-cell table:style-name="Table3.A2" office:value-type="string">
            <text:p text:style-name="P65">0.035 (0.819)</text:p>
          </table:table-cell>
          <table:table-cell table:style-name="Table3.A2" office:value-type="string">
            <text:p text:style-name="P66">0.163 (0.716)</text:p>
          </table:table-cell>
          <table:table-cell table:style-name="Table3.A2" office:value-type="string">
            <text:p text:style-name="P68">-</text:p>
          </table:table-cell>
          <table:table-cell table:style-name="Table3.A2" office:value-type="string">
            <text:p text:style-name="P61">Patient admitted to ICU with secondary hepatic tumour. Appears to be RFD at 96 hours prior to callout.</text:p>
          </table:table-cell>
        </table:table-row>
        <table:table-row>
          <table:table-cell table:style-name="Table3.A2" office:value-type="string">
            <text:p text:style-name="P62">4065 (TN)</text:p>
          </table:table-cell>
          <table:table-cell table:style-name="Table3.A2" office:value-type="string">
            <text:p text:style-name="P63">1.0 (0.467)</text:p>
          </table:table-cell>
          <table:table-cell table:style-name="Table3.A2" office:value-type="string">
            <text:p text:style-name="P67">0.464 (0.702)</text:p>
          </table:table-cell>
          <table:table-cell table:style-name="Table3.A2" office:value-type="string">
            <text:p text:style-name="P65">0.368 (0.494)</text:p>
          </table:table-cell>
          <table:table-cell table:style-name="Table3.A2" office:value-type="string">
            <text:p text:style-name="P66">0.395 (0.450)</text:p>
          </table:table-cell>
          <table:table-cell table:style-name="Table3.A2" office:value-type="string">
            <text:p text:style-name="P60">R2, R4, C0, P, B1, B3, B4</text:p>
          </table:table-cell>
          <table:table-cell table:style-name="Table3.A2" office:value-type="string">
            <text:p text:style-name="P61">Patient admitted to ICU with intracranial abscess. Not ready for discharge at 72 hours prior to callout.</text:p>
          </table:table-cell>
        </table:table-row>
        <table:table-row>
          <table:table-cell table:style-name="Table3.A2" office:value-type="string">
            <text:p text:style-name="P62">4065 (TP)</text:p>
          </table:table-cell>
          <table:table-cell table:style-name="Table3.A2" office:value-type="string">
            <text:p text:style-name="P63">0.010 (1.0)</text:p>
          </table:table-cell>
          <table:table-cell table:style-name="Table3.A2" office:value-type="string">
            <text:p text:style-name="P64">0.010 (1.0)</text:p>
          </table:table-cell>
          <table:table-cell table:style-name="Table3.A2" office:value-type="string">
            <text:p text:style-name="P65">0.077 (0.780)</text:p>
          </table:table-cell>
          <table:table-cell table:style-name="Table3.A2" office:value-type="string">
            <text:p text:style-name="P66">0.047 (0.812)</text:p>
          </table:table-cell>
          <table:table-cell table:style-name="Table3.A2" office:value-type="string">
            <text:p text:style-name="P68">-</text:p>
          </table:table-cell>
          <table:table-cell table:style-name="Table3.A2" office:value-type="string">
            <text:p text:style-name="P59">Same patient as above. RFD at time of callout.</text:p>
          </table:table-cell>
        </table:table-row>
        <table:table-row>
          <table:table-cell table:style-name="Table3.A2" office:value-type="string">
            <text:p text:style-name="P62">868 (FN)</text:p>
          </table:table-cell>
          <table:table-cell table:style-name="Table3.A2" office:value-type="string">
            <text:p text:style-name="P63">0.113 (0.867)</text:p>
          </table:table-cell>
          <table:table-cell table:style-name="Table3.A2" office:value-type="string">
            <text:p text:style-name="P67">0.046 (0.939)</text:p>
          </table:table-cell>
          <table:table-cell table:style-name="Table3.A2" office:value-type="string">
            <text:p text:style-name="P65">0.080 (0.777)</text:p>
          </table:table-cell>
          <table:table-cell table:style-name="Table3.A2" office:value-type="string">
            <text:p text:style-name="P66">0.054 (0.806)</text:p>
          </table:table-cell>
          <table:table-cell table:style-name="Table3.A2" office:value-type="string">
            <text:p text:style-name="P60">C0, T</text:p>
          </table:table-cell>
          <table:table-cell table:style-name="Table3.A2" office:value-type="string">
            <text:p text:style-name="P59">Patient admitted with malignant large bowel tumour. Appears NRFD at time of callout. Positive outcome.</text:p>
          </table:table-cell>
        </table:table-row>
      </table:table>
      <text:p text:style-name="Table">Table <text:sequence text:ref-name="refTable3" text:name="Table" text:formula="ooow:Table+1" style:num-format="1">5</text:sequence>: Example patients and their scores given by the four classification systems: the original nurse led discharge criteria (NLD); the weighted criteria(NLD<text:span text:style-name="T86">opt</text:span>); the random forest (RF); and the logistic classifier (LC). The reporting score given is the false positive rate at the point where the patient falls on the ROC curve, such that a lower score indicates a higher probability of being RFD according to the given classifier (explicitly, the reporting metric gives the number of false positives that must be accepted before this patient can be classified RFD). These scores can be compared across classifiers. The raw (non-calibrated) classifier scores are given in brackets and cannot be compared across classifiers. The results FP,TN,TP, and FN indicated in the first column correspond to the outcomes of the original NLD criteria. The column ‘NLD fails’ specifies, where relevant, which of the NLD criteria were not met (criteria IDs correspond to those in table 1).</text:p>
      <text:p text:style-name="P21"/>
      <text:p text:style-name="P7"><text:soft-page-break/>Discussion</text:p>
      <text:p text:style-name="P7"/>
      <text:p text:style-name="P36">Identifying which patients are suitable for ICU discharge is complex<text:reference-mark-start text:name="ADDIN CSL_CITATION {&quot;citationItems&quot;: [{&quot;itemData&quot;: {&quot;author&quot;: [{&quot;parse-names&quot;: false, &quot;suffix&quot;: &quot;&quot;, &quot;dropping-particle&quot;: &quot;&quot;, &quot;non-dropping-particle&quot;: &quot;&quot;, &quot;family&quot;: &quot;Rubenfeld&quot;, &quot;given&quot;: &quot;Gordon D.&quot;}, {&quot;parse-names&quot;: false, &quot;suffix&quot;: &quot;&quot;, &quot;dropping-particle&quot;: &quot;&quot;, &quot;non-dropping-particle&quot;: &quot;&quot;, &quot;family&quot;: &quot;Rhodes&quot;, &quot;given&quot;: &quot;Andrew&quot;}], &quot;container-title&quot;: &quot;Intensive Care Medicine&quot;, &quot;issued&quot;: {&quot;date-parts&quot;: [[&quot;2014&quot;, &quot;3&quot;, &quot;7&quot;]]}, &quot;ISSN&quot;: &quot;0342-4642&quot;, &quot;type&quot;: &quot;article-journal&quot;, &quot;DOI&quot;: &quot;10.1007/s00134-014-3215-x&quot;, &quot;title&quot;: &quot;How many intensive care beds are enough?&quot;, &quot;issue&quot;: &quot;3&quot;, &quot;volume&quot;: &quot;40&quot;, &quot;page&quot;: &quot;451-452&quot;, &quot;id&quot;: &quot;ITEM-1&quot;, &quot;publisher&quot;: &quot;Springer Berlin Heidelberg&quot;}, &quot;id&quot;: &quot;ITEM-1&quot;, &quot;uris&quot;: [&quot;http://www.mendeley.com/documents/?uuid=5cd57fcc-401d-3ae9-ab14-27794f38ccb2&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zFBHWCC6d"/><text:span text:style-name="T1">[1]</text:span><text:reference-mark-end text:name="ADDIN CSL_CITATION {&quot;citationItems&quot;: [{&quot;itemData&quot;: {&quot;author&quot;: [{&quot;parse-names&quot;: false, &quot;suffix&quot;: &quot;&quot;, &quot;dropping-particle&quot;: &quot;&quot;, &quot;non-dropping-particle&quot;: &quot;&quot;, &quot;family&quot;: &quot;Rubenfeld&quot;, &quot;given&quot;: &quot;Gordon D.&quot;}, {&quot;parse-names&quot;: false, &quot;suffix&quot;: &quot;&quot;, &quot;dropping-particle&quot;: &quot;&quot;, &quot;non-dropping-particle&quot;: &quot;&quot;, &quot;family&quot;: &quot;Rhodes&quot;, &quot;given&quot;: &quot;Andrew&quot;}], &quot;container-title&quot;: &quot;Intensive Care Medicine&quot;, &quot;issued&quot;: {&quot;date-parts&quot;: [[&quot;2014&quot;, &quot;3&quot;, &quot;7&quot;]]}, &quot;ISSN&quot;: &quot;0342-4642&quot;, &quot;type&quot;: &quot;article-journal&quot;, &quot;DOI&quot;: &quot;10.1007/s00134-014-3215-x&quot;, &quot;title&quot;: &quot;How many intensive care beds are enough?&quot;, &quot;issue&quot;: &quot;3&quot;, &quot;volume&quot;: &quot;40&quot;, &quot;page&quot;: &quot;451-452&quot;, &quot;id&quot;: &quot;ITEM-1&quot;, &quot;publisher&quot;: &quot;Springer Berlin Heidelberg&quot;}, &quot;id&quot;: &quot;ITEM-1&quot;, &quot;uris&quot;: [&quot;http://www.mendeley.com/documents/?uuid=5cd57fcc-401d-3ae9-ab14-27794f38ccb2&quot;]}], &quot;mendeley&quot;: {&quot;formattedCitation&quot;: &quot;[1]&quot;, &quot;previouslyFormattedCitation&quot;: &quot;[1]&quot;, &quot;plainTextFormattedCitation&quot;: &quot;[1]&quot;}, &quot;properties&quot;: {&quot;noteIndex&quot;: 0}, &quot;schema&quot;: &quot;https://github.com/citation-style-language/schema/raw/master/csl-citation.json&quot;} RNDjzFBHWCC6d"/>⁠. Delayed and out of hours discharges are associated with an increased mortality<text:reference-mark-start text:name="ADDIN CSL_CITATION {&quot;citationItems&quot;: [{&quot;itemData&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author&quot;: [{&quot;parse-names&quot;: false, &quot;suffix&quot;: &quot;&quot;, &quot;dropping-particle&quot;: &quot;&quot;, &quot;non-dropping-particle&quot;: &quot;&quot;, &quot;family&quot;: &quot;Goldfrad&quot;, &quot;given&quot;: &quot;C&quot;}, {&quot;parse-names&quot;: false, &quot;suffix&quot;: &quot;&quot;, &quot;dropping-particle&quot;: &quot;&quot;, &quot;non-dropping-particle&quot;: &quot;&quot;, &quot;family&quot;: &quot;Rowan&quot;, &quot;given&quot;: &quot;K&quot;}], &quot;container-title&quot;: &quot;Lancet (London, England)&quot;, &quot;issued&quot;: {&quot;date-parts&quot;: [[&quot;2000&quot;, &quot;4&quot;, &quot;1&quot;]]}, &quot;ISSN&quot;: &quot;0140-6736&quot;, &quot;type&quot;: &quot;article-journal&quot;, &quot;PMID&quot;: &quot;10791376&quot;, &quot;DOI&quot;: &quot;10.1016/S0140-6736(00)02062-6&quot;, &quot;title&quot;: &quot;Consequences of discharges from intensive care at night.&quot;, &quot;issue&quot;: &quot;9210&quot;, &quot;volume&quot;: &quot;355&quot;, &quot;page&quot;: &quot;1138-42&quot;, &quot;id&quot;: &quot;ITEM-1&quot;, &quot;publisher&quot;: &quot;Elsevier&quot;}, &quot;id&quot;: &quot;ITEM-1&quot;, &quot;uris&quot;: [&quot;http://www.mendeley.com/documents/?uuid=e90cad95-026a-37ea-a08b-2733adb3e456&quot;]}], &quot;mendeley&quot;: {&quot;formattedCitation&quot;: &quot;[34]&quot;, &quot;previouslyFormattedCitation&quot;: &quot;[33]&quot;, &quot;plainTextFormattedCitation&quot;: &quot;[34]&quot;}, &quot;properties&quot;: {&quot;noteIndex&quot;: 0}, &quot;schema&quot;: &quot;https://github.com/citation-style-language/schema/raw/master/csl-citation.json&quot;} RND7br98JAFyF"/><text:span text:style-name="T1">[34]</text:span><text:reference-mark-end text:name="ADDIN CSL_CITATION {&quot;citationItems&quot;: [{&quot;itemData&quot;: {&quot;abstract&quot;: &quot;BACKGROUND It is generally believed that pressure for beds on intensive-care units (ICUs) has increased in the UK. This study used discharge at night as a proxy measure to investigate pressure. METHODS Night was defined in two ways: \&quot;out of office hours' from 2200 to 0659 h and \&quot;the early hours of the morning\&quot; from 0000 to 0459 h. The rate of discharge at night was compared for 21 295 adult admissions to 62 ICUs covering the period 1995-98 with 10806 admissions to 26 ICUs covering the period 1988-90. With data solely from 1995-98, the consequences of discharge at night and premature discharge were investigated. FINDINGS Overall, 2269 (21.0%) admissions did not survive the ICU in 1988-90 compared with 4487 (21.1%) in 1995-98. Of ICU survivors, 2.7% were discharged at night (2200-0659 h) in 1988-90 compared with 6.0% in 1995-98. In 1995-98, night discharges (2200-0659 h) had a higher crude (odds ratio 1.46, 95% CI 1.18-1.80) and case-mix adjusted (1.33, 1.06-1.65) ultimate hospital mortality. Higher odds ratios were observed when the definition of night was 0000-0459 h. Premature discharge was commoner at night, 42.6% vs 5.0% and its importance was apparent when incorporated into the logistic-regression model (premature discharge 1.35, 1.10-1.65; night discharge 1.17, 0.92-1.49). INTERPRETATION Night discharges from ICU are increasing in the UK. This practice is of concern because patients discharged at night fare significantly worse than those discharged during the day. Night discharges are more likely to be \&quot;premature\&quot; in the view of the clinicians involved. The implication of these results is that many hospitals have insufficient intensive-care beds. In deciding whether or not to invest more resources in intensive care we must, however, consider the cost-utility of this particular service compared with other ways that additional resources could be used.&quot;, &quot;author&quot;: [{&quot;parse-names&quot;: false, &quot;suffix&quot;: &quot;&quot;, &quot;dropping-particle&quot;: &quot;&quot;, &quot;non-dropping-particle&quot;: &quot;&quot;, &quot;family&quot;: &quot;Goldfrad&quot;, &quot;given&quot;: &quot;C&quot;}, {&quot;parse-names&quot;: false, &quot;suffix&quot;: &quot;&quot;, &quot;dropping-particle&quot;: &quot;&quot;, &quot;non-dropping-particle&quot;: &quot;&quot;, &quot;family&quot;: &quot;Rowan&quot;, &quot;given&quot;: &quot;K&quot;}], &quot;container-title&quot;: &quot;Lancet (London, England)&quot;, &quot;issued&quot;: {&quot;date-parts&quot;: [[&quot;2000&quot;, &quot;4&quot;, &quot;1&quot;]]}, &quot;ISSN&quot;: &quot;0140-6736&quot;, &quot;type&quot;: &quot;article-journal&quot;, &quot;PMID&quot;: &quot;10791376&quot;, &quot;DOI&quot;: &quot;10.1016/S0140-6736(00)02062-6&quot;, &quot;title&quot;: &quot;Consequences of discharges from intensive care at night.&quot;, &quot;issue&quot;: &quot;9210&quot;, &quot;volume&quot;: &quot;355&quot;, &quot;page&quot;: &quot;1138-42&quot;, &quot;id&quot;: &quot;ITEM-1&quot;, &quot;publisher&quot;: &quot;Elsevier&quot;}, &quot;id&quot;: &quot;ITEM-1&quot;, &quot;uris&quot;: [&quot;http://www.mendeley.com/documents/?uuid=e90cad95-026a-37ea-a08b-2733adb3e456&quot;]}], &quot;mendeley&quot;: {&quot;formattedCitation&quot;: &quot;[34]&quot;, &quot;previouslyFormattedCitation&quot;: &quot;[33]&quot;, &quot;plainTextFormattedCitation&quot;: &quot;[34]&quot;}, &quot;properties&quot;: {&quot;noteIndex&quot;: 0}, &quot;schema&quot;: &quot;https://github.com/citation-style-language/schema/raw/master/csl-citation.json&quot;} RND7br98JAFyF"/>⁠, and patients in ICU who could be managed on the ward put an increasing strain on resources. The determination of the ready-for-discharge status is influenced by many unmeasured factors such as ICU census<text:reference-mark-start text:name="ADDIN CSL_CITATION {&quot;citationItems&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1&quot;}, &quot;id&quot;: &quot;ITEM-1&quot;, &quot;uris&quot;: [&quot;http://www.mendeley.com/documents/?uuid=b8422494-7fa3-308a-bd1f-7ce783594c6a&quot;]}], &quot;mendeley&quot;: {&quot;formattedCitation&quot;: &quot;[25]&quot;, &quot;previouslyFormattedCitation&quot;: &quot;[25]&quot;, &quot;plainTextFormattedCitation&quot;: &quot;[25]&quot;}, &quot;properties&quot;: {&quot;noteIndex&quot;: 0}, &quot;schema&quot;: &quot;https://github.com/citation-style-language/schema/raw/master/csl-citation.json&quot;} RNDUMdRXYwEDq"/><text:span text:style-name="T1">[25]</text:span><text:reference-mark-end text:name="ADDIN CSL_CITATION {&quot;citationItems&quot;: [{&quot;itemData&quot;: {&quot;abstract&quot;: &quot;AIM It is everyday news that we need more intensive care unit (ICU) beds, thus effective use of existing resources is imperative. The aim of this literature review was to critically analyse current literature on how organizational factors, individual factors and teamwork factors influence the ICU discharge process. A better understanding of discharge practices has the potential to ultimately influence ICU resource availability. METHODS Databases including CINAHL, MEDLINE, PROQUEST, SCIENCE DIRECT were searched using key terms such as ICU discharge, discharge process, ICU guidelines and policies, discharge decision-making, ICU organisational factors, ICU and human factors, and ICU patient transfer. Articles' reference lists were also used to locate relevant literature. A total of 21 articles were included in the review. RESULTS Only a small number of ICUs used written patient discharge guidelines. Consensus, rather than empirical evidence, dictates the importance of guidelines and policies. Premature discharge, discharge after hours and discharge by triage still exist due to resources constraints, even though the literature suggests these are associated with increased mortality. Teamwork and team training appear to be effective in improving efficiency and communication between professions or between clinical areas. However, this aspect has rarely been researched in relation to ICU patient discharge. CONCLUSION Intensive care patient discharge is influenced by organisational factors, individual factors and teamwork factors. Organisational interventions are effective in reducing ICU discharge delay and shortening patient hospital stay. More rigorous research is needed to discover how these factors influence the ICU discharge process.&quot;, &quot;author&quot;: [{&quot;parse-names&quot;: false, &quot;suffix&quot;: &quot;&quot;, &quot;dropping-particle&quot;: &quot;&quot;, &quot;non-dropping-particle&quot;: &quot;&quot;, &quot;family&quot;: &quot;Lin&quot;, &quot;given&quot;: &quot;Frances&quot;}, {&quot;parse-names&quot;: false, &quot;suffix&quot;: &quot;&quot;, &quot;dropping-particle&quot;: &quot;&quot;, &quot;non-dropping-particle&quot;: &quot;&quot;, &quot;family&quot;: &quot;Chaboyer&quot;, &quot;given&quot;: &quot;Wendy&quot;}, {&quot;parse-names&quot;: false, &quot;suffix&quot;: &quot;&quot;, &quot;dropping-particle&quot;: &quot;&quot;, &quot;non-dropping-particle&quot;: &quot;&quot;, &quot;family&quot;: &quot;Wallis&quot;, &quot;given&quot;: &quot;Marianne&quot;}], &quot;container-title&quot;: &quot;Australian Critical Care&quot;, &quot;issued&quot;: {&quot;date-parts&quot;: [[&quot;2009&quot;, &quot;2&quot;]]}, &quot;ISSN&quot;: &quot;10367314&quot;, &quot;type&quot;: &quot;article-journal&quot;, &quot;PMID&quot;: &quot;19138531&quot;, &quot;DOI&quot;: &quot;10.1016/j.aucc.2008.11.001&quot;, &quot;title&quot;: &quot;A literature review of organisational, individual and teamwork factors contributing to the ICU discharge process&quot;, &quot;issue&quot;: &quot;1&quot;, &quot;volume&quot;: &quot;22&quot;, &quot;page&quot;: &quot;29-43&quot;, &quot;id&quot;: &quot;ITEM-1&quot;}, &quot;id&quot;: &quot;ITEM-1&quot;, &quot;uris&quot;: [&quot;http://www.mendeley.com/documents/?uuid=b8422494-7fa3-308a-bd1f-7ce783594c6a&quot;]}], &quot;mendeley&quot;: {&quot;formattedCitation&quot;: &quot;[25]&quot;, &quot;previouslyFormattedCitation&quot;: &quot;[25]&quot;, &quot;plainTextFormattedCitation&quot;: &quot;[25]&quot;}, &quot;properties&quot;: {&quot;noteIndex&quot;: 0}, &quot;schema&quot;: &quot;https://github.com/citation-style-language/schema/raw/master/csl-citation.json&quot;} RNDUMdRXYwEDq"/>⁠<text:span text:style-name="T1"> </text:span>and this leads to unwarranted variation in clinical decision making. The decision to declare someone fit for discharge is based on the judgement of individual clinicians and is likely to be given a lower priority than decisions around treatment options for patients that are more unwell in the ICU.</text:p>
      <text:p text:style-name="P36"/>
      <text:p text:style-name="P28"><text:span text:style-name="T111">In this study we have used routinely collected data to test a set of discharge criteria</text:span><text:reference-mark-start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nSz5CgapCN"/><text:span text:style-name="T5">[22]</text:span><text:reference-mark-end text:name="ADDIN CSL_CITATION {&quot;citationItems&quot;: [{&quot;itemData&quot;: {&quot;abstract&quot;: &quot;High dependency care is a rapidly evolving area of critical care, with high patient turnover, which ultimately leads to high levels of pressure for beds. There is a growing trend emerging, recognizing the importance and value of nurse-led initiatives in delivering effective nursing care in acute care settings. One specific nurse-led initiative this author has developed is that of nurse-led discharge (NLD) from the high dependency unit (HDU), in order to optimize the utilization of critical care beds within the HDU. An audit of the current practice was undertaken, which ultimately led to the implementation of NLD. Early experiences indicate that HDU beds are now being used more effectively.&quot;, &quot;author&quot;: [{&quot;parse-names&quot;: false, &quot;suffix&quot;: &quot;&quot;, &quot;dropping-particle&quot;: &quot;&quot;, &quot;non-dropping-particle&quot;: &quot;&quot;, &quot;family&quot;: &quot;Knight&quot;, &quot;given&quot;: &quot;Gillian&quot;}], &quot;container-title&quot;: &quot;Nursing in critical care&quot;, &quot;issued&quot;: {&quot;date-parts&quot;: [[&quot;2003&quot;]]}, &quot;ISSN&quot;: &quot;1362-1017&quot;, &quot;type&quot;: &quot;article-journal&quot;, &quot;PMID&quot;: &quot;12737189&quot;, &quot;title&quot;: &quot;Nurse-led discharge from high dependency unit.&quot;, &quot;issue&quot;: &quot;2&quot;, &quot;volume&quot;: &quot;8&quot;, &quot;id&quot;: &quot;ITEM-1&quot;, &quot;page&quot;: &quot;56-61&quot;}, &quot;id&quot;: &quot;ITEM-1&quot;, &quot;uris&quot;: [&quot;http://www.mendeley.com/documents/?uuid=3b251e57-4587-377d-b6ab-37768d445c87&quot;]}], &quot;mendeley&quot;: {&quot;formattedCitation&quot;: &quot;[22]&quot;, &quot;previouslyFormattedCitation&quot;: &quot;[22]&quot;, &quot;plainTextFormattedCitation&quot;: &quot;[22]&quot;}, &quot;properties&quot;: {&quot;noteIndex&quot;: 0}, &quot;schema&quot;: &quot;https://github.com/citation-style-language/schema/raw/master/csl-citation.json&quot;} RNDnSz5CgapCN"/><text:span text:style-name="T111">⁠ against two machine learning classifiers. </text:span>The <text:span text:style-name="T92">discharge</text:span> <text:span text:style-name="T93">criteria </text:span>were found to be <text:span text:style-name="T92">highly </text:span>conservative, with very few <text:span text:style-name="T92">successfully discharged patients </text:span>meeting all the required criteria. This <text:span text:style-name="T94">low sensitivity</text:span> was expected since the original criteria were designed to be implemented independently of usual ward rounds, <text:span text:style-name="T92">and </text:span>false positives in this scenario could have serious consequences. <text:span text:style-name="T94">A random forest and a logistic classifier both performed better than the clinically derived discharge criteria when trained on the same feature set. The two classifiers broadly agreed on which features were most predictive of readiness-for-discharge. Weighting the original discharge criteria with the features importances of the logistic classifier improved their classification performance. </text:span></text:p>
      <text:p text:style-name="P28"/>
      <text:p text:style-name="P30">An important novel aspect of this work is the use of MIMIC-III to increase the volume of training data <text:span text:style-name="T95">available locally</text:span>. <text:span text:style-name="T96">Such applications of machine learning techniques to datasets that span institutions and healthcare settings will be of increasing value as more intensive care datasets become available for research</text:span><text:reference-mark-start text:name="ADDIN CSL_CITATION {&quot;citationItems&quot;: [{&quot;itemData&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author&quot;: [{&quot;parse-names&quot;: false, &quot;suffix&quot;: &quot;&quot;, &quot;dropping-particle&quot;: &quot;&quot;, &quot;non-dropping-particle&quot;: &quot;&quot;, &quot;family&quot;: &quot;Harris&quot;, &quot;given&quot;: &quot;Steve&quot;}, {&quot;parse-names&quot;: false, &quot;suffix&quot;: &quot;&quot;, &quot;dropping-particle&quot;: &quot;&quot;, &quot;non-dropping-particle&quot;: &quot;&quot;, &quot;family&quot;: &quot;Shi&quot;, &quot;given&quot;: &quot;Sinan&quot;}, {&quot;parse-names&quot;: false, &quot;suffix&quot;: &quot;&quot;, &quot;dropping-particle&quot;: &quot;&quot;, &quot;non-dropping-particle&quot;: &quot;&quot;, &quot;family&quot;: &quot;Brealey&quot;, &quot;given&quot;: &quot;David&quot;}, {&quot;parse-names&quot;: false, &quot;suffix&quot;: &quot;&quot;, &quot;dropping-particle&quot;: &quot;&quot;, &quot;non-dropping-particle&quot;: &quot;&quot;, &quot;family&quot;: &quot;MacCallum&quot;, &quot;given&quot;: &quot;Niall S.&quot;}, {&quot;parse-names&quot;: false, &quot;suffix&quot;: &quot;&quot;, &quot;dropping-particle&quot;: &quot;&quot;, &quot;non-dropping-particle&quot;: &quot;&quot;, &quot;family&quot;: &quot;Denaxas&quot;, &quot;given&quot;: &quot;Spiros&quot;}, {&quot;parse-names&quot;: false, &quot;suffix&quot;: &quot;&quot;, &quot;dropping-particle&quot;: &quot;&quot;, &quot;non-dropping-particle&quot;: &quot;&quot;, &quot;family&quot;: &quot;Perez-Suarez&quot;, &quot;given&quot;: &quot;David&quot;}, {&quot;parse-names&quot;: false, &quot;suffix&quot;: &quot;&quot;, &quot;dropping-particle&quot;: &quot;&quot;, &quot;non-dropping-particle&quot;: &quot;&quot;, &quot;family&quot;: &quot;Ercole&quot;, &quot;given&quot;: &quot;Ari&quot;}, {&quot;parse-names&quot;: false, &quot;suffix&quot;: &quot;&quot;, &quot;dropping-particle&quot;: &quot;&quot;, &quot;non-dropping-particle&quot;: &quot;&quot;, &quot;family&quot;: &quot;Watkinson&quot;, &quot;given&quot;: &quot;Peter&quot;}, {&quot;parse-names&quot;: false, &quot;suffix&quot;: &quot;&quot;, &quot;dropping-particle&quot;: &quot;&quot;, &quot;non-dropping-particle&quot;: &quot;&quot;, &quot;family&quot;: &quot;Jones&quot;, &quot;given&quot;: &quot;Andrew&quot;}, {&quot;parse-names&quot;: false, &quot;suffix&quot;: &quot;&quot;, &quot;dropping-particle&quot;: &quot;&quot;, &quot;non-dropping-particle&quot;: &quot;&quot;, &quot;family&quot;: &quot;Ashworth&quot;, &quot;given&quot;: &quot;Simon&quot;}, {&quot;parse-names&quot;: false, &quot;suffix&quot;: &quot;&quot;, &quot;dropping-particle&quot;: &quot;&quot;, &quot;non-dropping-particle&quot;: &quot;&quot;, &quot;family&quot;: &quot;Beale&quot;, &quot;given&quot;: &quot;Richard&quot;}, {&quot;parse-names&quot;: false, &quot;suffix&quot;: &quot;&quot;, &quot;dropping-particle&quot;: &quot;&quot;, &quot;non-dropping-particle&quot;: &quot;&quot;, &quot;family&quot;: &quot;Young&quot;, &quot;given&quot;: &quot;Duncan&quot;}, {&quot;parse-names&quot;: false, &quot;suffix&quot;: &quot;&quot;, &quot;dropping-particle&quot;: &quot;&quot;, &quot;non-dropping-particle&quot;: &quot;&quot;, &quot;family&quot;: &quot;Brett&quot;, &quot;given&quot;: &quot;Stephen&quot;}, {&quot;parse-names&quot;: false, &quot;suffix&quot;: &quot;&quot;, &quot;dropping-particle&quot;: &quot;&quot;, &quot;non-dropping-particle&quot;: &quot;&quot;, &quot;family&quot;: &quot;Singer&quot;, &quot;given&quot;: &quot;Mervyn&quot;}], &quot;container-title&quot;: &quot;International Journal of Medical Informatics&quot;, &quot;issued&quot;: {&quot;date-parts&quot;: [[&quot;2018&quot;, &quot;4&quot;]]}, &quot;ISSN&quot;: &quot;13865056&quot;, &quot;type&quot;: &quot;article-journal&quot;, &quot;PMID&quot;: &quot;29500026&quot;, &quot;DOI&quot;: &quot;10.1016/j.ijmedinf.2018.01.006&quot;, &quot;title&quot;: &quot;Critical Care Health Informatics Collaborative (CCHIC): Data, tools and methods for reproducible research: A multi-centre UK intensive care database&quot;, &quot;volume&quot;: &quot;112&quot;, &quot;page&quot;: &quot;82-89&quot;, &quot;id&quot;: &quot;ITEM-1&quot;}, &quot;id&quot;: &quot;ITEM-1&quot;, &quot;uris&quot;: [&quot;http://www.mendeley.com/documents/?uuid=6deb123f-bbd2-3ff3-9ce0-9f2571ec350c&quot;]}], &quot;mendeley&quot;: {&quot;formattedCitation&quot;: &quot;[35]&quot;, &quot;previouslyFormattedCitation&quot;: &quot;[34]&quot;, &quot;plainTextFormattedCitation&quot;: &quot;[35]&quot;}, &quot;properties&quot;: {&quot;noteIndex&quot;: 0}, &quot;schema&quot;: &quot;https://github.com/citation-style-language/schema/raw/master/csl-citation.json&quot;} RNDqyIFI8zkVR"/><text:span text:style-name="T7">[35]</text:span><text:reference-mark-end text:name="ADDIN CSL_CITATION {&quot;citationItems&quot;: [{&quot;itemData&quot;: {&quot;abstract&quot;: &quot;OBJECTIVE To build and curate a linkable multi-centre database of high resolution longitudinal electronic health records (EHR) from adult Intensive Care Units (ICU). To develop a set of open-source tools to make these data 'research ready' while protecting patient's privacy with a particular focus on anonymisation. MATERIALS AND METHODS We developed a scalable EHR processing pipeline for extracting, linking, normalising and curating and anonymising EHR data. Patient and public involvement was sought from the outset, and approval to hold these data was granted by the NHS Health Research Authority's Confidentiality Advisory Group (CAG). The data are held in a certified Data Safe Haven. We followed sustainable software development principles throughout, and defined and populated a common data model that links to other clinical areas. RESULTS Longitudinal EHR data were loaded into the CCHIC database from eleven adult ICUs at 5 UK teaching hospitals. From January 2014 to January 2017, this amounted to 21,930 and admissions (18,074 unique patients). Typical admissions have 70 data-items pertaining to admission and discharge, and a median of 1030 (IQR 481-2335) time-varying measures. Training datasets were made available through virtual machine images emulating the data processing environment. An open source R package, cleanEHR, was developed and released that transforms the data into a square table readily analysable by most statistical packages. A simple language agnostic configuration file will allow the user to select and clean variables, and impute missing data. An audit trail makes clear the provenance of the data at all times. DISCUSSION Making health care data available for research is problematic. CCHIC is a unique multi-centre longitudinal and linkable resource that prioritises patient privacy through the highest standards of data security, but also provides tools to clean, organise, and anonymise the data. We believe the development of such tools are essential if we are to meet the twin requirements of respecting patient privacy and working for patient benefit. CONCLUSION The CCHIC database is now in use by health care researchers from academia and industry. The 'research ready' suite of data preparation tools have facilitated access, and linkage to national databases of secondary care is underway.&quot;, &quot;author&quot;: [{&quot;parse-names&quot;: false, &quot;suffix&quot;: &quot;&quot;, &quot;dropping-particle&quot;: &quot;&quot;, &quot;non-dropping-particle&quot;: &quot;&quot;, &quot;family&quot;: &quot;Harris&quot;, &quot;given&quot;: &quot;Steve&quot;}, {&quot;parse-names&quot;: false, &quot;suffix&quot;: &quot;&quot;, &quot;dropping-particle&quot;: &quot;&quot;, &quot;non-dropping-particle&quot;: &quot;&quot;, &quot;family&quot;: &quot;Shi&quot;, &quot;given&quot;: &quot;Sinan&quot;}, {&quot;parse-names&quot;: false, &quot;suffix&quot;: &quot;&quot;, &quot;dropping-particle&quot;: &quot;&quot;, &quot;non-dropping-particle&quot;: &quot;&quot;, &quot;family&quot;: &quot;Brealey&quot;, &quot;given&quot;: &quot;David&quot;}, {&quot;parse-names&quot;: false, &quot;suffix&quot;: &quot;&quot;, &quot;dropping-particle&quot;: &quot;&quot;, &quot;non-dropping-particle&quot;: &quot;&quot;, &quot;family&quot;: &quot;MacCallum&quot;, &quot;given&quot;: &quot;Niall S.&quot;}, {&quot;parse-names&quot;: false, &quot;suffix&quot;: &quot;&quot;, &quot;dropping-particle&quot;: &quot;&quot;, &quot;non-dropping-particle&quot;: &quot;&quot;, &quot;family&quot;: &quot;Denaxas&quot;, &quot;given&quot;: &quot;Spiros&quot;}, {&quot;parse-names&quot;: false, &quot;suffix&quot;: &quot;&quot;, &quot;dropping-particle&quot;: &quot;&quot;, &quot;non-dropping-particle&quot;: &quot;&quot;, &quot;family&quot;: &quot;Perez-Suarez&quot;, &quot;given&quot;: &quot;David&quot;}, {&quot;parse-names&quot;: false, &quot;suffix&quot;: &quot;&quot;, &quot;dropping-particle&quot;: &quot;&quot;, &quot;non-dropping-particle&quot;: &quot;&quot;, &quot;family&quot;: &quot;Ercole&quot;, &quot;given&quot;: &quot;Ari&quot;}, {&quot;parse-names&quot;: false, &quot;suffix&quot;: &quot;&quot;, &quot;dropping-particle&quot;: &quot;&quot;, &quot;non-dropping-particle&quot;: &quot;&quot;, &quot;family&quot;: &quot;Watkinson&quot;, &quot;given&quot;: &quot;Peter&quot;}, {&quot;parse-names&quot;: false, &quot;suffix&quot;: &quot;&quot;, &quot;dropping-particle&quot;: &quot;&quot;, &quot;non-dropping-particle&quot;: &quot;&quot;, &quot;family&quot;: &quot;Jones&quot;, &quot;given&quot;: &quot;Andrew&quot;}, {&quot;parse-names&quot;: false, &quot;suffix&quot;: &quot;&quot;, &quot;dropping-particle&quot;: &quot;&quot;, &quot;non-dropping-particle&quot;: &quot;&quot;, &quot;family&quot;: &quot;Ashworth&quot;, &quot;given&quot;: &quot;Simon&quot;}, {&quot;parse-names&quot;: false, &quot;suffix&quot;: &quot;&quot;, &quot;dropping-particle&quot;: &quot;&quot;, &quot;non-dropping-particle&quot;: &quot;&quot;, &quot;family&quot;: &quot;Beale&quot;, &quot;given&quot;: &quot;Richard&quot;}, {&quot;parse-names&quot;: false, &quot;suffix&quot;: &quot;&quot;, &quot;dropping-particle&quot;: &quot;&quot;, &quot;non-dropping-particle&quot;: &quot;&quot;, &quot;family&quot;: &quot;Young&quot;, &quot;given&quot;: &quot;Duncan&quot;}, {&quot;parse-names&quot;: false, &quot;suffix&quot;: &quot;&quot;, &quot;dropping-particle&quot;: &quot;&quot;, &quot;non-dropping-particle&quot;: &quot;&quot;, &quot;family&quot;: &quot;Brett&quot;, &quot;given&quot;: &quot;Stephen&quot;}, {&quot;parse-names&quot;: false, &quot;suffix&quot;: &quot;&quot;, &quot;dropping-particle&quot;: &quot;&quot;, &quot;non-dropping-particle&quot;: &quot;&quot;, &quot;family&quot;: &quot;Singer&quot;, &quot;given&quot;: &quot;Mervyn&quot;}], &quot;container-title&quot;: &quot;International Journal of Medical Informatics&quot;, &quot;issued&quot;: {&quot;date-parts&quot;: [[&quot;2018&quot;, &quot;4&quot;]]}, &quot;ISSN&quot;: &quot;13865056&quot;, &quot;type&quot;: &quot;article-journal&quot;, &quot;PMID&quot;: &quot;29500026&quot;, &quot;DOI&quot;: &quot;10.1016/j.ijmedinf.2018.01.006&quot;, &quot;title&quot;: &quot;Critical Care Health Informatics Collaborative (CCHIC): Data, tools and methods for reproducible research: A multi-centre UK intensive care database&quot;, &quot;volume&quot;: &quot;112&quot;, &quot;page&quot;: &quot;82-89&quot;, &quot;id&quot;: &quot;ITEM-1&quot;}, &quot;id&quot;: &quot;ITEM-1&quot;, &quot;uris&quot;: [&quot;http://www.mendeley.com/documents/?uuid=6deb123f-bbd2-3ff3-9ce0-9f2571ec350c&quot;]}], &quot;mendeley&quot;: {&quot;formattedCitation&quot;: &quot;[35]&quot;, &quot;previouslyFormattedCitation&quot;: &quot;[34]&quot;, &quot;plainTextFormattedCitation&quot;: &quot;[35]&quot;}, &quot;properties&quot;: {&quot;noteIndex&quot;: 0}, &quot;schema&quot;: &quot;https://github.com/citation-style-language/schema/raw/master/csl-citation.json&quot;} RNDqyIFI8zkVR"/><text:span text:style-name="T6">. </text:span><text:span text:style-name="T96">Our results demonstrate the feasibility of using combined datasets in this way to derive clinical insight, and could be developed by the application of transfer learning approaches</text:span><text:reference-mark-start text:name="ADDIN CSL_CITATION {&quot;citationItems&quot;: [{&quot;itemData&quot;: {&quot;author&quot;: [{&quot;parse-names&quot;: false, &quot;suffix&quot;: &quot;&quot;, &quot;dropping-particle&quot;: &quot;&quot;, &quot;non-dropping-particle&quot;: &quot;&quot;, &quot;family&quot;: &quot;Pan&quot;, &quot;given&quot;: &quot;Sinno Jialin&quot;}, {&quot;parse-names&quot;: false, &quot;suffix&quot;: &quot;&quot;, &quot;dropping-particle&quot;: &quot;&quot;, &quot;non-dropping-particle&quot;: &quot;&quot;, &quot;family&quot;: &quot;Yang&quot;, &quot;given&quot;: &quot;Qiang&quot;}], &quot;type&quot;: &quot;article-journal&quot;, &quot;container-title&quot;: &quot;IEEE Transactions on Knowledge and Data Engineering&quot;, &quot;issued&quot;: {&quot;date-parts&quot;: [[&quot;2010&quot;, &quot;10&quot;]]}, &quot;page&quot;: &quot;1345-1359&quot;, &quot;ISSN&quot;: &quot;1041-4347&quot;, &quot;issue&quot;: &quot;10&quot;, &quot;volume&quot;: &quot;22&quot;, &quot;DOI&quot;: &quot;10.1109/TKDE.2009.191&quot;, &quot;id&quot;: &quot;ITEM-1&quot;, &quot;title&quot;: &quot;A Survey on Transfer Learning&quot;}, &quot;id&quot;: &quot;ITEM-1&quot;, &quot;uris&quot;: [&quot;http://www.mendeley.com/documents/?uuid=5bfbf016-2882-3fbb-983d-b55b9b869e28&quot;]}], &quot;mendeley&quot;: {&quot;formattedCitation&quot;: &quot;[36]&quot;, &quot;previouslyFormattedCitation&quot;: &quot;[35]&quot;, &quot;plainTextFormattedCitation&quot;: &quot;[36]&quot;}, &quot;properties&quot;: {&quot;noteIndex&quot;: 0}, &quot;schema&quot;: &quot;https://github.com/citation-style-language/schema/raw/master/csl-citation.json&quot;} RNDU8RwtaUqwJ"/><text:span text:style-name="T7">[36]</text:span><text:reference-mark-end text:name="ADDIN CSL_CITATION {&quot;citationItems&quot;: [{&quot;itemData&quot;: {&quot;author&quot;: [{&quot;parse-names&quot;: false, &quot;suffix&quot;: &quot;&quot;, &quot;dropping-particle&quot;: &quot;&quot;, &quot;non-dropping-particle&quot;: &quot;&quot;, &quot;family&quot;: &quot;Pan&quot;, &quot;given&quot;: &quot;Sinno Jialin&quot;}, {&quot;parse-names&quot;: false, &quot;suffix&quot;: &quot;&quot;, &quot;dropping-particle&quot;: &quot;&quot;, &quot;non-dropping-particle&quot;: &quot;&quot;, &quot;family&quot;: &quot;Yang&quot;, &quot;given&quot;: &quot;Qiang&quot;}], &quot;type&quot;: &quot;article-journal&quot;, &quot;container-title&quot;: &quot;IEEE Transactions on Knowledge and Data Engineering&quot;, &quot;issued&quot;: {&quot;date-parts&quot;: [[&quot;2010&quot;, &quot;10&quot;]]}, &quot;page&quot;: &quot;1345-1359&quot;, &quot;ISSN&quot;: &quot;1041-4347&quot;, &quot;issue&quot;: &quot;10&quot;, &quot;volume&quot;: &quot;22&quot;, &quot;DOI&quot;: &quot;10.1109/TKDE.2009.191&quot;, &quot;id&quot;: &quot;ITEM-1&quot;, &quot;title&quot;: &quot;A Survey on Transfer Learning&quot;}, &quot;id&quot;: &quot;ITEM-1&quot;, &quot;uris&quot;: [&quot;http://www.mendeley.com/documents/?uuid=5bfbf016-2882-3fbb-983d-b55b9b869e28&quot;]}], &quot;mendeley&quot;: {&quot;formattedCitation&quot;: &quot;[36]&quot;, &quot;previouslyFormattedCitation&quot;: &quot;[35]&quot;, &quot;plainTextFormattedCitation&quot;: &quot;[36]&quot;}, &quot;properties&quot;: {&quot;noteIndex&quot;: 0}, &quot;schema&quot;: &quot;https://github.com/citation-style-language/schema/raw/master/csl-citation.json&quot;} RNDU8RwtaUqwJ"/><text:span text:style-name="T96">⁠ to characterise systematic differences between data distributions. </text:span></text:p>
      <text:p text:style-name="P27"/>
      <text:p text:style-name="P27"><text:span text:style-name="T106">The features identified as important by the classifiers we</text:span>re clinically meaningful. Clinicians will recognise that coma score, respiratory function and renal function are <text:span text:style-name="T106">strongly</text:span> <text:span text:style-name="T106">related to </text:span>successful ICU discharge. It is perhaps surprising that cardiovascular parameters were not ranked <text:span text:style-name="T107">higher</text:span>. We propose two possible mechanisms to account for this apparent discrepancy. Firstly, it may be a consequence <text:span text:style-name="T107">of </text:span>patient heterogeneity on the general intensive care unit<text:reference-mark-start text:name="ADDIN CSL_CITATION {&quot;citationItems&quot;: [{&quot;itemData&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author&quot;: [{&quot;parse-names&quot;: false, &quot;suffix&quot;: &quot;&quot;, &quot;dropping-particle&quot;: &quot;&quot;, &quot;non-dropping-particle&quot;: &quot;&quot;, &quot;family&quot;: &quot;Vranas&quot;, &quot;given&quot;: &quot;Kelly C.&quot;}, {&quot;parse-names&quot;: false, &quot;suffix&quot;: &quot;&quot;, &quot;dropping-particle&quot;: &quot;&quot;, &quot;non-dropping-particle&quot;: &quot;&quot;, &quot;family&quot;: &quot;Jopling&quot;, &quot;given&quot;: &quot;Jeffrey K.&quot;}, {&quot;parse-names&quot;: false, &quot;suffix&quot;: &quot;&quot;, &quot;dropping-particle&quot;: &quot;&quot;, &quot;non-dropping-particle&quot;: &quot;&quot;, &quot;family&quot;: &quot;Sweeney&quot;, &quot;given&quot;: &quot;Timothy E.&quot;}, {&quot;parse-names&quot;: false, &quot;suffix&quot;: &quot;&quot;, &quot;dropping-particle&quot;: &quot;&quot;, &quot;non-dropping-particle&quot;: &quot;&quot;, &quot;family&quot;: &quot;Ramsey&quot;, &quot;given&quot;: &quot;Meghan C.&quot;}, {&quot;parse-names&quot;: false, &quot;suffix&quot;: &quot;&quot;, &quot;dropping-particle&quot;: &quot;&quot;, &quot;non-dropping-particle&quot;: &quot;&quot;, &quot;family&quot;: &quot;Milstein&quot;, &quot;given&quot;: &quot;Arnold S.&quot;}, {&quot;parse-names&quot;: false, &quot;suffix&quot;: &quot;&quot;, &quot;dropping-particle&quot;: &quot;&quot;, &quot;non-dropping-particle&quot;: &quot;&quot;, &quot;family&quot;: &quot;Slatore&quot;, &quot;given&quot;: &quot;Christopher G.&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iu&quot;, &quot;given&quot;: &quot;Vincent X.&quot;}], &quot;container-title&quot;: &quot;Critical Care Medicine&quot;, &quot;issued&quot;: {&quot;date-parts&quot;: [[&quot;2017&quot;, &quot;10&quot;]]}, &quot;ISSN&quot;: &quot;0090-3493&quot;, &quot;type&quot;: &quot;article-journal&quot;, &quot;PMID&quot;: &quot;28640021&quot;, &quot;DOI&quot;: &quot;10.1097/CCM.0000000000002548&quot;, &quot;title&quot;: &quot;Identifying Distinct Subgroups of ICU Patients&quot;, &quot;issue&quot;: &quot;10&quot;, &quot;volume&quot;: &quot;45&quot;, &quot;page&quot;: &quot;1607-1615&quot;, &quot;id&quot;: &quot;ITEM-1&quot;}, &quot;id&quot;: &quot;ITEM-1&quot;, &quot;uris&quot;: [&quot;http://www.mendeley.com/documents/?uuid=dd25af75-82ef-349c-b4e0-e2777e6ed309&quot;]}], &quot;mendeley&quot;: {&quot;formattedCitation&quot;: &quot;[37]&quot;, &quot;previouslyFormattedCitation&quot;: &quot;[36]&quot;, &quot;plainTextFormattedCitation&quot;: &quot;[37]&quot;}, &quot;properties&quot;: {&quot;noteIndex&quot;: 0}, &quot;schema&quot;: &quot;https://github.com/citation-style-language/schema/raw/master/csl-citation.json&quot;} RNDDGZfojOAVE"/><text:span text:style-name="T1">[37]</text:span><text:reference-mark-end text:name="ADDIN CSL_CITATION {&quot;citationItems&quot;: [{&quot;itemData&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author&quot;: [{&quot;parse-names&quot;: false, &quot;suffix&quot;: &quot;&quot;, &quot;dropping-particle&quot;: &quot;&quot;, &quot;non-dropping-particle&quot;: &quot;&quot;, &quot;family&quot;: &quot;Vranas&quot;, &quot;given&quot;: &quot;Kelly C.&quot;}, {&quot;parse-names&quot;: false, &quot;suffix&quot;: &quot;&quot;, &quot;dropping-particle&quot;: &quot;&quot;, &quot;non-dropping-particle&quot;: &quot;&quot;, &quot;family&quot;: &quot;Jopling&quot;, &quot;given&quot;: &quot;Jeffrey K.&quot;}, {&quot;parse-names&quot;: false, &quot;suffix&quot;: &quot;&quot;, &quot;dropping-particle&quot;: &quot;&quot;, &quot;non-dropping-particle&quot;: &quot;&quot;, &quot;family&quot;: &quot;Sweeney&quot;, &quot;given&quot;: &quot;Timothy E.&quot;}, {&quot;parse-names&quot;: false, &quot;suffix&quot;: &quot;&quot;, &quot;dropping-particle&quot;: &quot;&quot;, &quot;non-dropping-particle&quot;: &quot;&quot;, &quot;family&quot;: &quot;Ramsey&quot;, &quot;given&quot;: &quot;Meghan C.&quot;}, {&quot;parse-names&quot;: false, &quot;suffix&quot;: &quot;&quot;, &quot;dropping-particle&quot;: &quot;&quot;, &quot;non-dropping-particle&quot;: &quot;&quot;, &quot;family&quot;: &quot;Milstein&quot;, &quot;given&quot;: &quot;Arnold S.&quot;}, {&quot;parse-names&quot;: false, &quot;suffix&quot;: &quot;&quot;, &quot;dropping-particle&quot;: &quot;&quot;, &quot;non-dropping-particle&quot;: &quot;&quot;, &quot;family&quot;: &quot;Slatore&quot;, &quot;given&quot;: &quot;Christopher G.&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iu&quot;, &quot;given&quot;: &quot;Vincent X.&quot;}], &quot;container-title&quot;: &quot;Critical Care Medicine&quot;, &quot;issued&quot;: {&quot;date-parts&quot;: [[&quot;2017&quot;, &quot;10&quot;]]}, &quot;ISSN&quot;: &quot;0090-3493&quot;, &quot;type&quot;: &quot;article-journal&quot;, &quot;PMID&quot;: &quot;28640021&quot;, &quot;DOI&quot;: &quot;10.1097/CCM.0000000000002548&quot;, &quot;title&quot;: &quot;Identifying Distinct Subgroups of ICU Patients&quot;, &quot;issue&quot;: &quot;10&quot;, &quot;volume&quot;: &quot;45&quot;, &quot;page&quot;: &quot;1607-1615&quot;, &quot;id&quot;: &quot;ITEM-1&quot;}, &quot;id&quot;: &quot;ITEM-1&quot;, &quot;uris&quot;: [&quot;http://www.mendeley.com/documents/?uuid=dd25af75-82ef-349c-b4e0-e2777e6ed309&quot;]}], &quot;mendeley&quot;: {&quot;formattedCitation&quot;: &quot;[37]&quot;, &quot;previouslyFormattedCitation&quot;: &quot;[36]&quot;, &quot;plainTextFormattedCitation&quot;: &quot;[37]&quot;}, &quot;properties&quot;: {&quot;noteIndex&quot;: 0}, &quot;schema&quot;: &quot;https://github.com/citation-style-language/schema/raw/master/csl-citation.json&quot;} RNDDGZfojOAVE"/>⁠. For example, cardiovascular parameters may be highly predictive for cardiac patients yet much of this predictive <text:span text:style-name="T107">power</text:span> is lost in our attempt to fit a general model for the whole ICU population. Secondly, it may be a <text:span text:style-name="T112">due</text:span> <text:span text:style-name="T112">to</text:span> our simplistic choice of features, which use the absolute value<text:span text:style-name="T110">s</text:span> of physiological parameters. For some parameters we suggest that other features such as the trend, variance, or change since time of admission may be more predictive. For example, improvement in blood pressure may be more informative than absolute blood pressure. </text:p>
      <text:p text:style-name="P27"/>
      <text:p text:style-name="P27">Our feature set was chosen to be directly analogous with those used by Knight’s criteria, to allow a direct comparison in performance. This feature set is somewhat restrictive, having been originally designed to be manually recorded by nurses using paper charts. The rich wealth of data held in electronic charting systems could be <text:span text:style-name="T107">better </text:span>exploited by including more physiological parameters, and engineering more predictive features. In particular our modelling did not make use of demographic information, diagnoses, comorbidities or interventions. The later is of particular importance since many of patient’s physiological parameters are controlled by clinical intervention during their stay in ICU. For example, a patient on vassopressors may have close to normal blood pressure despite suffering form server cardiovascular complications. Therefore, conditioning features on medical interventions <text:span text:style-name="T108">re</text:span>presents one avenue to significantly boost performance. Methods to account for patient heterogeneity and individual disease trajectories would also be worth investigating<text:reference-mark-start text:name="ADDIN CSL_CITATION {&quot;citationItems&quot;: [{&quot;itemData&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author&quot;: [{&quot;parse-names&quot;: false, &quot;suffix&quot;: &quot;&quot;, &quot;dropping-particle&quot;: &quot;&quot;, &quot;non-dropping-particle&quot;: &quot;&quot;, &quot;family&quot;: &quot;Vranas&quot;, &quot;given&quot;: &quot;Kelly C.&quot;}, {&quot;parse-names&quot;: false, &quot;suffix&quot;: &quot;&quot;, &quot;dropping-particle&quot;: &quot;&quot;, &quot;non-dropping-particle&quot;: &quot;&quot;, &quot;family&quot;: &quot;Jopling&quot;, &quot;given&quot;: &quot;Jeffrey K.&quot;}, {&quot;parse-names&quot;: false, &quot;suffix&quot;: &quot;&quot;, &quot;dropping-particle&quot;: &quot;&quot;, &quot;non-dropping-particle&quot;: &quot;&quot;, &quot;family&quot;: &quot;Sweeney&quot;, &quot;given&quot;: &quot;Timothy E.&quot;}, {&quot;parse-names&quot;: false, &quot;suffix&quot;: &quot;&quot;, &quot;dropping-particle&quot;: &quot;&quot;, &quot;non-dropping-particle&quot;: &quot;&quot;, &quot;family&quot;: &quot;Ramsey&quot;, &quot;given&quot;: &quot;Meghan C.&quot;}, {&quot;parse-names&quot;: false, &quot;suffix&quot;: &quot;&quot;, &quot;dropping-particle&quot;: &quot;&quot;, &quot;non-dropping-particle&quot;: &quot;&quot;, &quot;family&quot;: &quot;Milstein&quot;, &quot;given&quot;: &quot;Arnold S.&quot;}, {&quot;parse-names&quot;: false, &quot;suffix&quot;: &quot;&quot;, &quot;dropping-particle&quot;: &quot;&quot;, &quot;non-dropping-particle&quot;: &quot;&quot;, &quot;family&quot;: &quot;Slatore&quot;, &quot;given&quot;: &quot;Christopher G.&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iu&quot;, &quot;given&quot;: &quot;Vincent X.&quot;}], &quot;container-title&quot;: &quot;Critical Care Medicine&quot;, &quot;issued&quot;: {&quot;date-parts&quot;: [[&quot;2017&quot;, &quot;10&quot;]]}, &quot;ISSN&quot;: &quot;0090-3493&quot;, &quot;type&quot;: &quot;article-journal&quot;, &quot;PMID&quot;: &quot;28640021&quot;, &quot;DOI&quot;: &quot;10.1097/CCM.0000000000002548&quot;, &quot;title&quot;: &quot;Identifying Distinct Subgroups of ICU Patients&quot;, &quot;issue&quot;: &quot;10&quot;, &quot;volume&quot;: &quot;45&quot;, &quot;page&quot;: &quot;1607-1615&quot;, &quot;id&quot;: &quot;ITEM-1&quot;}, &quot;id&quot;: &quot;ITEM-1&quot;, &quot;uris&quot;: [&quot;http://www.mendeley.com/documents/?uuid=dd25af75-82ef-349c-b4e0-e2777e6ed309&quot;]}, {&quot;itemData&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author&quot;: [{&quot;parse-names&quot;: false, &quot;suffix&quot;: &quot;&quot;, &quot;dropping-particle&quot;: &quot;&quot;, &quot;non-dropping-particle&quot;: &quot;&quot;, &quot;family&quot;: &quot;Alaa&quot;, &quot;given&quot;: &quot;Ahmed M.&quot;}, {&quot;parse-names&quot;: false, &quot;suffix&quot;: &quot;&quot;, &quot;dropping-particle&quot;: &quot;&quot;, &quot;non-dropping-particle&quot;: &quot;&quot;, &quot;family&quot;: &quot;Yoon&quot;, &quot;given&quot;: &quot;Jinsung&quot;}, {&quot;parse-names&quot;: false, &quot;suffix&quot;: &quot;&quot;, &quot;dropping-particle&quot;: &quot;&quot;, &quot;non-dropping-particle&quot;: &quot;&quot;, &quot;family&quot;: &quot;Hu&quot;, &quot;given&quot;: &quot;Scott&quot;}, {&quot;parse-names&quot;: false, &quot;suffix&quot;: &quot;&quot;, &quot;dropping-particle&quot;: &quot;&quot;, &quot;non-dropping-particle&quot;: &quot;van der&quot;, &quot;family&quot;: &quot;Schaar&quot;, &quot;given&quot;: &quot;Mihaela&quot;}], &quot;issued&quot;: {&quot;date-parts&quot;: [[&quot;2016&quot;, &quot;5&quot;, &quot;3&quot;]]}, &quot;type&quot;: &quot;article-journal&quot;, &quot;id&quot;: &quot;ITEM-2&quot;, &quot;title&quot;: &quot;Personalized Risk Scoring for Critical Care Patients using Mixtures of Gaussian Process Experts&quot;}, &quot;id&quot;: &quot;ITEM-2&quot;, &quot;uris&quot;: [&quot;http://www.mendeley.com/documents/?uuid=5e5ad54d-c1a5-3f83-9e9a-2ce8f24ce26c&quot;]}], &quot;mendeley&quot;: {&quot;formattedCitation&quot;: &quot;[37,38]&quot;, &quot;previouslyFormattedCitation&quot;: &quot;[36,37]&quot;, &quot;plainTextFormattedCitation&quot;: &quot;[37,38]&quot;}, &quot;properties&quot;: {&quot;noteIndex&quot;: 0}, &quot;schema&quot;: &quot;https://github.com/citation-style-language/schema/raw/master/csl-citation.json&quot;} RNDbYHfdgwS8S"/><text:span text:style-name="T1">[37,38]</text:span><text:reference-mark-end text:name="ADDIN CSL_CITATION {&quot;citationItems&quot;: [{&quot;itemData&quot;: {&quot;abstract&quot;: &quot;OBJECTIVES Identifying subgroups of ICU patients with similar clinical needs and trajectories may provide a framework for more efficient ICU care through the design of care platforms tailored around patients' shared needs. However, objective methods for identifying these ICU patient subgroups are lacking. We used a machine learning approach to empirically identify ICU patient subgroups through clustering analysis and evaluate whether these groups might represent appropriate targets for care redesign efforts. DESIGN We performed clustering analysis using data from patients' hospital stays to retrospectively identify patient subgroups from a large, heterogeneous ICU population. SETTING Kaiser Permanente Northern California, a healthcare delivery system serving 3.9 million members. PATIENTS ICU patients 18 years old or older with an ICU admission between January 1, 2012, and December 31, 2012, at one of 21 Kaiser Permanente Northern California hospitals. INTERVENTIONS None. MEASUREMENTS AND MAIN RESULTS We used clustering analysis to identify putative clusters among 5,000 patients randomly selected from 24,884 ICU patients. To assess cluster validity, we evaluated the distribution and frequency of patient characteristics and the need for invasive therapies. We then applied a classifier built from the sample cohort to the remaining 19,884 patients to compare the derivation and validation clusters. Clustering analysis successfully identified six clinically recognizable subgroups that differed significantly in all baseline characteristics and clinical trajectories, despite sharing common diagnoses. In the validation cohort, the proportion of patients assigned to each cluster was similar and demonstrated significant differences across clusters for all variables. CONCLUSIONS A machine learning approach revealed important differences between empirically derived subgroups of ICU patients that are not typically revealed by admitting diagnosis or severity of illness alone. Similar data-driven approaches may provide a framework for future organizational innovations in ICU care tailored around patients' shared needs.&quot;, &quot;author&quot;: [{&quot;parse-names&quot;: false, &quot;suffix&quot;: &quot;&quot;, &quot;dropping-particle&quot;: &quot;&quot;, &quot;non-dropping-particle&quot;: &quot;&quot;, &quot;family&quot;: &quot;Vranas&quot;, &quot;given&quot;: &quot;Kelly C.&quot;}, {&quot;parse-names&quot;: false, &quot;suffix&quot;: &quot;&quot;, &quot;dropping-particle&quot;: &quot;&quot;, &quot;non-dropping-particle&quot;: &quot;&quot;, &quot;family&quot;: &quot;Jopling&quot;, &quot;given&quot;: &quot;Jeffrey K.&quot;}, {&quot;parse-names&quot;: false, &quot;suffix&quot;: &quot;&quot;, &quot;dropping-particle&quot;: &quot;&quot;, &quot;non-dropping-particle&quot;: &quot;&quot;, &quot;family&quot;: &quot;Sweeney&quot;, &quot;given&quot;: &quot;Timothy E.&quot;}, {&quot;parse-names&quot;: false, &quot;suffix&quot;: &quot;&quot;, &quot;dropping-particle&quot;: &quot;&quot;, &quot;non-dropping-particle&quot;: &quot;&quot;, &quot;family&quot;: &quot;Ramsey&quot;, &quot;given&quot;: &quot;Meghan C.&quot;}, {&quot;parse-names&quot;: false, &quot;suffix&quot;: &quot;&quot;, &quot;dropping-particle&quot;: &quot;&quot;, &quot;non-dropping-particle&quot;: &quot;&quot;, &quot;family&quot;: &quot;Milstein&quot;, &quot;given&quot;: &quot;Arnold S.&quot;}, {&quot;parse-names&quot;: false, &quot;suffix&quot;: &quot;&quot;, &quot;dropping-particle&quot;: &quot;&quot;, &quot;non-dropping-particle&quot;: &quot;&quot;, &quot;family&quot;: &quot;Slatore&quot;, &quot;given&quot;: &quot;Christopher G.&quot;}, {&quot;parse-names&quot;: false, &quot;suffix&quot;: &quot;&quot;, &quot;dropping-particle&quot;: &quot;&quot;, &quot;non-dropping-particle&quot;: &quot;&quot;, &quot;family&quot;: &quot;Escobar&quot;, &quot;given&quot;: &quot;Gabriel J.&quot;}, {&quot;parse-names&quot;: false, &quot;suffix&quot;: &quot;&quot;, &quot;dropping-particle&quot;: &quot;&quot;, &quot;non-dropping-particle&quot;: &quot;&quot;, &quot;family&quot;: &quot;Liu&quot;, &quot;given&quot;: &quot;Vincent X.&quot;}], &quot;container-title&quot;: &quot;Critical Care Medicine&quot;, &quot;issued&quot;: {&quot;date-parts&quot;: [[&quot;2017&quot;, &quot;10&quot;]]}, &quot;ISSN&quot;: &quot;0090-3493&quot;, &quot;type&quot;: &quot;article-journal&quot;, &quot;PMID&quot;: &quot;28640021&quot;, &quot;DOI&quot;: &quot;10.1097/CCM.0000000000002548&quot;, &quot;title&quot;: &quot;Identifying Distinct Subgroups of ICU Patients&quot;, &quot;issue&quot;: &quot;10&quot;, &quot;volume&quot;: &quot;45&quot;, &quot;page&quot;: &quot;1607-1615&quot;, &quot;id&quot;: &quot;ITEM-1&quot;}, &quot;id&quot;: &quot;ITEM-1&quot;, &quot;uris&quot;: [&quot;http://www.mendeley.com/documents/?uuid=dd25af75-82ef-349c-b4e0-e2777e6ed309&quot;]}, {&quot;itemData&quot;: {&quot;abstract&quot;: &quot;We develop a personalized real time risk scoring algorithm that provides timely and granular assessments for the clinical acuity of ward patients based on their (temporal) lab tests and vital signs. Heterogeneity of the patients population is captured via a hierarchical latent class model. The proposed algorithm aims to discover the number of latent classes in the patients population, and train a mixture of Gaussian Process (GP) experts, where each expert models the physiological data streams associated with a specific class. Self-taught transfer learning is used to transfer the knowledge of latent classes learned from the domain of clinically stable patients to the domain of clinically deteriorating patients. For new patients, the posterior beliefs of all GP experts about the patient's clinical status given her physiological data stream are computed, and a personalized risk score is evaluated as a weighted average of those beliefs, where the weights are learned from the patient's hospital admission information. Experiments on a heterogeneous cohort of 6,313 patients admitted to Ronald Regan UCLA medical center show that our risk score outperforms the currently deployed risk scores, such as MEWS and Rothman scores.&quot;, &quot;author&quot;: [{&quot;parse-names&quot;: false, &quot;suffix&quot;: &quot;&quot;, &quot;dropping-particle&quot;: &quot;&quot;, &quot;non-dropping-particle&quot;: &quot;&quot;, &quot;family&quot;: &quot;Alaa&quot;, &quot;given&quot;: &quot;Ahmed M.&quot;}, {&quot;parse-names&quot;: false, &quot;suffix&quot;: &quot;&quot;, &quot;dropping-particle&quot;: &quot;&quot;, &quot;non-dropping-particle&quot;: &quot;&quot;, &quot;family&quot;: &quot;Yoon&quot;, &quot;given&quot;: &quot;Jinsung&quot;}, {&quot;parse-names&quot;: false, &quot;suffix&quot;: &quot;&quot;, &quot;dropping-particle&quot;: &quot;&quot;, &quot;non-dropping-particle&quot;: &quot;&quot;, &quot;family&quot;: &quot;Hu&quot;, &quot;given&quot;: &quot;Scott&quot;}, {&quot;parse-names&quot;: false, &quot;suffix&quot;: &quot;&quot;, &quot;dropping-particle&quot;: &quot;&quot;, &quot;non-dropping-particle&quot;: &quot;van der&quot;, &quot;family&quot;: &quot;Schaar&quot;, &quot;given&quot;: &quot;Mihaela&quot;}], &quot;issued&quot;: {&quot;date-parts&quot;: [[&quot;2016&quot;, &quot;5&quot;, &quot;3&quot;]]}, &quot;type&quot;: &quot;article-journal&quot;, &quot;id&quot;: &quot;ITEM-2&quot;, &quot;title&quot;: &quot;Personalized Risk Scoring for Critical Care Patients using Mixtures of Gaussian Process Experts&quot;}, &quot;id&quot;: &quot;ITEM-2&quot;, &quot;uris&quot;: [&quot;http://www.mendeley.com/documents/?uuid=5e5ad54d-c1a5-3f83-9e9a-2ce8f24ce26c&quot;]}], &quot;mendeley&quot;: {&quot;formattedCitation&quot;: &quot;[37,38]&quot;, &quot;previouslyFormattedCitation&quot;: &quot;[36,37]&quot;, &quot;plainTextFormattedCitation&quot;: &quot;[37,38]&quot;}, &quot;properties&quot;: {&quot;noteIndex&quot;: 0}, &quot;schema&quot;: &quot;https://github.com/citation-style-language/schema/raw/master/csl-citation.json&quot;} RNDbYHfdgwS8S"/><text:span text:style-name="T1">⁠</text:span>⁠. Although the inclusion of entries with missing data did not qualitatively alter <text:span text:style-name="T113">the results of </text:span>our <text:span text:style-name="T113">complete case analysis</text:span>, the development of a robust <text:span text:style-name="T114">imputation </text:span>strategy <text:soft-page-break/><text:span text:style-name="T114">would</text:span> improve performance by making best use of the available training data <text:span text:style-name="T113">and exploiting the value in missingness</text:span><text:reference-mark-start text:name="ADDIN CSL_CITATION {&quot;citationItems&quot;: [{&quot;itemData&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author&quot;: [{&quot;parse-names&quot;: false, &quot;suffix&quot;: &quot;&quot;, &quot;dropping-particle&quot;: &quot;&quot;, &quot;non-dropping-particle&quot;: &quot;&quot;, &quot;family&quot;: &quot;Lin&quot;, &quot;given&quot;: &quot;Jau-Huei&quot;}, {&quot;parse-names&quot;: false, &quot;suffix&quot;: &quot;&quot;, &quot;dropping-particle&quot;: &quot;&quot;, &quot;non-dropping-particle&quot;: &quot;&quot;, &quot;family&quot;: &quot;Haug&quot;, &quot;given&quot;: &quot;Peter J.&quot;}], &quot;container-title&quot;: &quot;Journal of Biomedical Informatics&quot;, &quot;issued&quot;: {&quot;date-parts&quot;: [[&quot;2008&quot;, &quot;2&quot;, &quot;1&quot;]]}, &quot;ISSN&quot;: &quot;1532-0464&quot;, &quot;type&quot;: &quot;article-journal&quot;, &quot;DOI&quot;: &quot;10.1016/J.JBI.2007.06.001&quot;, &quot;title&quot;: &quot;Exploiting missing clinical data in Bayesian network modeling for predicting medical problems&quot;, &quot;issue&quot;: &quot;1&quot;, &quot;volume&quot;: &quot;41&quot;, &quot;page&quot;: &quot;1-14&quot;, &quot;id&quot;: &quot;ITEM-1&quot;, &quot;publisher&quot;: &quot;Academic Press&quot;}, &quot;id&quot;: &quot;ITEM-1&quot;, &quot;uris&quot;: [&quot;http://www.mendeley.com/documents/?uuid=3b799118-8162-3f09-ab1e-0314ce1dc478&quot;]}], &quot;mendeley&quot;: {&quot;formattedCitation&quot;: &quot;[39]&quot;, &quot;previouslyFormattedCitation&quot;: &quot;[38]&quot;, &quot;plainTextFormattedCitation&quot;: &quot;[39]&quot;}, &quot;properties&quot;: {&quot;noteIndex&quot;: 0}, &quot;schema&quot;: &quot;https://github.com/citation-style-language/schema/raw/master/csl-citation.json&quot;} RND3xrfmXfAAt"/><text:span text:style-name="T8">[39]</text:span><text:reference-mark-end text:name="ADDIN CSL_CITATION {&quot;citationItems&quot;: [{&quot;itemData&quot;: {&quot;abstract&quot;: &quot;When machine learning algorithms are applied to data collected during the course of clinical care, it is generally accepted that the data has not been consistently collected. The absence of expected data elements is common and the mechanism through which a data element is missing often involves the clinical relevance of that data element in a specific patient. Therefore, the absence of data may have information value of its own. In the process of designing an application intended to support a medical problem list, we have studied whether the \u201cmissingness\u201d of clinical data can provide useful information in building prediction models. In this study, we experimented with four methods of treating missing values in a clinical data set\u2014two of them explicitly model the absence or \u201cmissingness\u201d of data. Each of these data sets were used to build four different kinds of Bayesian classifiers\u2014a naive Bayes structure, a human-composed network structure, and two networks based on structural learning algorithms. We compared the performance between groups with and without explicit models of missingness using the area under the ROC curve. The results showed that in most cases the classifiers trained using the explicit missing value treatments performed better. The result suggests that information may exist in \u201cmissingness\u201d itself. Thus, when designing a decision support system, we suggest one consider explicitly representing the presence/absence of data in the underlying logic.&quot;, &quot;author&quot;: [{&quot;parse-names&quot;: false, &quot;suffix&quot;: &quot;&quot;, &quot;dropping-particle&quot;: &quot;&quot;, &quot;non-dropping-particle&quot;: &quot;&quot;, &quot;family&quot;: &quot;Lin&quot;, &quot;given&quot;: &quot;Jau-Huei&quot;}, {&quot;parse-names&quot;: false, &quot;suffix&quot;: &quot;&quot;, &quot;dropping-particle&quot;: &quot;&quot;, &quot;non-dropping-particle&quot;: &quot;&quot;, &quot;family&quot;: &quot;Haug&quot;, &quot;given&quot;: &quot;Peter J.&quot;}], &quot;container-title&quot;: &quot;Journal of Biomedical Informatics&quot;, &quot;issued&quot;: {&quot;date-parts&quot;: [[&quot;2008&quot;, &quot;2&quot;, &quot;1&quot;]]}, &quot;ISSN&quot;: &quot;1532-0464&quot;, &quot;type&quot;: &quot;article-journal&quot;, &quot;DOI&quot;: &quot;10.1016/J.JBI.2007.06.001&quot;, &quot;title&quot;: &quot;Exploiting missing clinical data in Bayesian network modeling for predicting medical problems&quot;, &quot;issue&quot;: &quot;1&quot;, &quot;volume&quot;: &quot;41&quot;, &quot;page&quot;: &quot;1-14&quot;, &quot;id&quot;: &quot;ITEM-1&quot;, &quot;publisher&quot;: &quot;Academic Press&quot;}, &quot;id&quot;: &quot;ITEM-1&quot;, &quot;uris&quot;: [&quot;http://www.mendeley.com/documents/?uuid=3b799118-8162-3f09-ab1e-0314ce1dc478&quot;]}], &quot;mendeley&quot;: {&quot;formattedCitation&quot;: &quot;[39]&quot;, &quot;previouslyFormattedCitation&quot;: &quot;[38]&quot;, &quot;plainTextFormattedCitation&quot;: &quot;[39]&quot;}, &quot;properties&quot;: {&quot;noteIndex&quot;: 0}, &quot;schema&quot;: &quot;https://github.com/citation-style-language/schema/raw/master/csl-citation.json&quot;} RND3xrfmXfAAt"/><text:span text:style-name="T113">⁠</text:span>.</text:p>
      <text:p text:style-name="P26"/>
      <text:p text:style-name="P29">The machine learning approach produced small absolute performance gains over the original discharge criteria. However, the aggregate effect of such small improvements could be beneficial to many<text:reference-mark-start text:name="ADDIN CSL_CITATION {&quot;citationItems&quot;: [{&quot;itemData&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author&quot;: [{&quot;parse-names&quot;: false, &quot;suffix&quot;: &quot;&quot;, &quot;dropping-particle&quot;: &quot;&quot;, &quot;non-dropping-particle&quot;: &quot;&quot;, &quot;family&quot;: &quot;Parker&quot;, &quot;given&quot;: &quot;Mike&quot;}], &quot;container-title&quot;: &quot;The Bulletin of the Royal College of Surgeons of England&quot;, &quot;issued&quot;: {&quot;date-parts&quot;: [[&quot;2011&quot;, &quot;7&quot;, &quot;16&quot;]]}, &quot;ISSN&quot;: &quot;1473-6357&quot;, &quot;type&quot;: &quot;article-journal&quot;, &quot;DOI&quot;: &quot;10.1308/147363511X582239&quot;, &quot;title&quot;: &quot;The Aggregation of Marginal Gains&quot;, &quot;issue&quot;: &quot;7&quot;, &quot;volume&quot;: &quot;93&quot;, &quot;page&quot;: &quot;236-237&quot;, &quot;id&quot;: &quot;ITEM-1&quot;, &quot;publisher&quot;: &quot; The Royal College of Surgeons of England &quot;}, &quot;id&quot;: &quot;ITEM-1&quot;, &quot;uris&quot;: [&quot;http://www.mendeley.com/documents/?uuid=b838b1a0-2f64-3d6b-93ed-95b96eca3714&quot;]}], &quot;mendeley&quot;: {&quot;formattedCitation&quot;: &quot;[40]&quot;, &quot;previouslyFormattedCitation&quot;: &quot;[39]&quot;, &quot;plainTextFormattedCitation&quot;: &quot;[40]&quot;}, &quot;properties&quot;: {&quot;noteIndex&quot;: 0}, &quot;schema&quot;: &quot;https://github.com/citation-style-language/schema/raw/master/csl-citation.json&quot;} RNDtNlqdKtLtd"/><text:span text:style-name="T1">[40]</text:span><text:reference-mark-end text:name="ADDIN CSL_CITATION {&quot;citationItems&quot;: [{&quot;itemData&quot;: {&quot;abstract&quot;: &quot;In April 2011, a major paper in Gut analysed data from the National Cancer Intelligence Network (NCIN) and was able to provide for the first time risk-adjusted unit-level mortality rates for colorectal cancer surgery. This breakthrough study identified several outlying units \u2013 one of which (The Shrewsbury and Telford Hospital NHS Trust) was found to be doing significantly better than expected. Mike Parker, President of the Association of Coloproctology of Great Britain and Ireland, visited the trust to try to learn the secrets of their success.&quot;, &quot;author&quot;: [{&quot;parse-names&quot;: false, &quot;suffix&quot;: &quot;&quot;, &quot;dropping-particle&quot;: &quot;&quot;, &quot;non-dropping-particle&quot;: &quot;&quot;, &quot;family&quot;: &quot;Parker&quot;, &quot;given&quot;: &quot;Mike&quot;}], &quot;container-title&quot;: &quot;The Bulletin of the Royal College of Surgeons of England&quot;, &quot;issued&quot;: {&quot;date-parts&quot;: [[&quot;2011&quot;, &quot;7&quot;, &quot;16&quot;]]}, &quot;ISSN&quot;: &quot;1473-6357&quot;, &quot;type&quot;: &quot;article-journal&quot;, &quot;DOI&quot;: &quot;10.1308/147363511X582239&quot;, &quot;title&quot;: &quot;The Aggregation of Marginal Gains&quot;, &quot;issue&quot;: &quot;7&quot;, &quot;volume&quot;: &quot;93&quot;, &quot;page&quot;: &quot;236-237&quot;, &quot;id&quot;: &quot;ITEM-1&quot;, &quot;publisher&quot;: &quot; The Royal College of Surgeons of England &quot;}, &quot;id&quot;: &quot;ITEM-1&quot;, &quot;uris&quot;: [&quot;http://www.mendeley.com/documents/?uuid=b838b1a0-2f64-3d6b-93ed-95b96eca3714&quot;]}], &quot;mendeley&quot;: {&quot;formattedCitation&quot;: &quot;[40]&quot;, &quot;previouslyFormattedCitation&quot;: &quot;[39]&quot;, &quot;plainTextFormattedCitation&quot;: &quot;[40]&quot;}, &quot;properties&quot;: {&quot;noteIndex&quot;: 0}, &quot;schema&quot;: &quot;https://github.com/citation-style-language/schema/raw/master/csl-citation.json&quot;} RNDtNlqdKtLtd"/>⁠. Therefore we suggest that a future decision support tool embedded within a CIS should use machine learning techniques to alert clinicians when patients appear fit for discharge. The increasing worldwide adoption of information systems in intensive care would make such a system widely applicable in years to come<text:reference-mark-start text:name="ADDIN CSL_CITATION {&quot;citationItems&quot;: [{&quot;itemData&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author&quot;: [{&quot;parse-names&quot;: false, &quot;suffix&quot;: &quot;&quot;, &quot;dropping-particle&quot;: &quot;&quot;, &quot;non-dropping-particle&quot;: &quot;&quot;, &quot;family&quot;: &quot;Mador&quot;, &quot;given&quot;: &quot;Rebecca L.&quot;}, {&quot;parse-names&quot;: false, &quot;suffix&quot;: &quot;&quot;, &quot;dropping-particle&quot;: &quot;&quot;, &quot;non-dropping-particle&quot;: &quot;&quot;, &quot;family&quot;: &quot;Shaw&quot;, &quot;given&quot;: &quot;Nicola T.&quot;}], &quot;container-title&quot;: &quot;International Journal of Medical Informatics&quot;, &quot;issued&quot;: {&quot;date-parts&quot;: [[&quot;2009&quot;, &quot;7&quot;]]}, &quot;ISSN&quot;: &quot;13865056&quot;, &quot;type&quot;: &quot;article-journal&quot;, &quot;PMID&quot;: &quot;19261544&quot;, &quot;DOI&quot;: &quot;10.1016/j.ijmedinf.2009.01.002&quot;, &quot;title&quot;: &quot;The impact of a Critical Care Information System (CCIS) on time spent charting and in direct patient care by staff in the ICU: A review of the literature&quot;, &quot;issue&quot;: &quot;7&quot;, &quot;volume&quot;: &quot;78&quot;, &quot;page&quot;: &quot;435-445&quot;, &quot;id&quot;: &quot;ITEM-1&quot;}, &quot;id&quot;: &quot;ITEM-1&quot;, &quot;uris&quot;: [&quot;http://www.mendeley.com/documents/?uuid=26cd55b2-ff79-39d9-b945-7ff39866c5fa&quot;]}], &quot;mendeley&quot;: {&quot;formattedCitation&quot;: &quot;[41]&quot;, &quot;previouslyFormattedCitation&quot;: &quot;[40]&quot;, &quot;plainTextFormattedCitation&quot;: &quot;[41]&quot;}, &quot;properties&quot;: {&quot;noteIndex&quot;: 0}, &quot;schema&quot;: &quot;https://github.com/citation-style-language/schema/raw/master/csl-citation.json&quot;} RND9gHtNNDTKI"/><text:span text:style-name="T1">[41]</text:span><text:reference-mark-end text:name="ADDIN CSL_CITATION {&quot;citationItems&quot;: [{&quot;itemData&quot;: {&quot;abstract&quot;: &quot;PURPOSE The introduction of a Critical Care Information System (CCIS) into an intensive care unit (ICU) is purported to reduce the time health care providers (HCP) spend on documentation and increase the time available for direct patient care. However, there is a paucity of rigorous empirical research that has investigated these assertions. Moreover, those studies that have sought to elucidate the relationship between the introduction of a CCIS and the time spent by staff on in/direct patient care activities have published contradictory findings. The objective of this literature review is to establish the impact of a CCIS on time spent documenting and in direct patient care by staff in the ICU. METHODS Five electronic databases were searched including PubMed Central, EMBASE, CINAHL, IEEE Xplore, and the Cochrane Database of Systematic Reviews. Reference lists of all published papers were hand searched, and citations reviewed to identify extra papers. We included studies that were empirical articles, published in English, and provided original data on the impact of a CCIS on time spent documenting and in direct patient care by staff in the ICU. RESULTS In total, 12 articles met the inclusion criteria. Workflow analysis (66%) and time-and-motion analysis (25%) were the most common forms of data collection. Three (25%) studies found an increase in time spent charting, five (42%) found no difference, and four (33%) studies reported a decrease. Results on the impact of a CCIS on direct patient care were similarly inconclusive. CONCLUSIONS Due to the discrepant findings and several key methodological issues, the impact of a CCIS on time spent charting and in direct patient care remains unclear. This review highlights the need for an increase in rigorous empirical research in this area and provides recommendations for the design and implementation of future studies.&quot;, &quot;author&quot;: [{&quot;parse-names&quot;: false, &quot;suffix&quot;: &quot;&quot;, &quot;dropping-particle&quot;: &quot;&quot;, &quot;non-dropping-particle&quot;: &quot;&quot;, &quot;family&quot;: &quot;Mador&quot;, &quot;given&quot;: &quot;Rebecca L.&quot;}, {&quot;parse-names&quot;: false, &quot;suffix&quot;: &quot;&quot;, &quot;dropping-particle&quot;: &quot;&quot;, &quot;non-dropping-particle&quot;: &quot;&quot;, &quot;family&quot;: &quot;Shaw&quot;, &quot;given&quot;: &quot;Nicola T.&quot;}], &quot;container-title&quot;: &quot;International Journal of Medical Informatics&quot;, &quot;issued&quot;: {&quot;date-parts&quot;: [[&quot;2009&quot;, &quot;7&quot;]]}, &quot;ISSN&quot;: &quot;13865056&quot;, &quot;type&quot;: &quot;article-journal&quot;, &quot;PMID&quot;: &quot;19261544&quot;, &quot;DOI&quot;: &quot;10.1016/j.ijmedinf.2009.01.002&quot;, &quot;title&quot;: &quot;The impact of a Critical Care Information System (CCIS) on time spent charting and in direct patient care by staff in the ICU: A review of the literature&quot;, &quot;issue&quot;: &quot;7&quot;, &quot;volume&quot;: &quot;78&quot;, &quot;page&quot;: &quot;435-445&quot;, &quot;id&quot;: &quot;ITEM-1&quot;}, &quot;id&quot;: &quot;ITEM-1&quot;, &quot;uris&quot;: [&quot;http://www.mendeley.com/documents/?uuid=26cd55b2-ff79-39d9-b945-7ff39866c5fa&quot;]}], &quot;mendeley&quot;: {&quot;formattedCitation&quot;: &quot;[41]&quot;, &quot;previouslyFormattedCitation&quot;: &quot;[40]&quot;, &quot;plainTextFormattedCitation&quot;: &quot;[41]&quot;}, &quot;properties&quot;: {&quot;noteIndex&quot;: 0}, &quot;schema&quot;: &quot;https://github.com/citation-style-language/schema/raw/master/csl-citation.json&quot;} RND9gHtNNDTKI"/>⁠. We have shown in previous work that subtle changes to the presentation of information can have significant impact on clinical decision making<text:reference-mark-start text:name="ADDIN CSL_CITATION {&quot;citationItems&quot;: [{&quot;itemData&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Thomas&quot;, &quot;given&quot;: &quot;Matthew Jc&quot;}, {&quot;parse-names&quot;: false, &quot;suffix&quot;: &quot;&quot;, &quot;dropping-particle&quot;: &quot;&quot;, &quot;non-dropping-particle&quot;: &quot;&quot;, &quot;family&quot;: &quot;Gould&quot;, &quot;given&quot;: &quot;Timothy H&quot;}, {&quot;parse-names&quot;: false, &quot;suffix&quot;: &quot;&quot;, &quot;dropping-particle&quot;: &quot;&quot;, &quot;non-dropping-particle&quot;: &quot;&quot;, &quot;family&quot;: &quot;Malhotra&quot;, &quot;given&quot;: &quot;Gaurav&quot;}, {&quot;parse-names&quot;: false, &quot;suffix&quot;: &quot;&quot;, &quot;dropping-particle&quot;: &quot;&quot;, &quot;non-dropping-particle&quot;: &quot;&quot;, &quot;family&quot;: &quot;Jarvstad&quot;, &quot;given&quot;: &quot;Andreas&quot;}, {&quot;parse-names&quot;: false, &quot;suffix&quot;: &quot;&quot;, &quot;dropping-particle&quot;: &quot;&quot;, &quot;non-dropping-particle&quot;: &quot;&quot;, &quot;family&quot;: &quot;Jones&quot;, &quot;given&quot;: &quot;Timothy&quot;}, {&quot;parse-names&quot;: false, &quot;suffix&quot;: &quot;&quot;, &quot;dropping-particle&quot;: &quot;&quot;, &quot;non-dropping-particle&quot;: &quot;&quot;, &quot;family&quot;: &quot;Gilchrist&quot;, &quot;given&quot;: &quot;Iain D&quot;}], &quot;container-title&quot;: &quot;BMJ open&quot;, &quot;issued&quot;: {&quot;date-parts&quot;: [[&quot;2016&quot;, &quot;5&quot;, &quot;26&quot;]]}, &quot;ISSN&quot;: &quot;2044-6055&quot;, &quot;type&quot;: &quot;article-journal&quot;, &quot;PMID&quot;: &quot;27230998&quot;, &quot;DOI&quot;: &quot;10.1136/bmjopen-2015-010129&quot;, &quot;title&quot;: &quot;Increasing compliance with low tidal volume ventilation in the ICU with two nudge-based interventions: evaluation through intervention time-series analyses.&quot;, &quot;issue&quot;: &quot;5&quot;, &quot;volume&quot;: &quot;6&quot;, &quot;page&quot;: &quot;e010129&quot;, &quot;id&quot;: &quot;ITEM-1&quot;, &quot;publisher&quot;: &quot;British Medical Journal Publishing Group&quot;}, &quot;id&quot;: &quot;ITEM-1&quot;, &quot;uris&quot;: [&quot;http://www.mendeley.com/documents/?uuid=129402eb-3e45-3cb1-bb69-799e23d0aa37&quot;]}], &quot;mendeley&quot;: {&quot;formattedCitation&quot;: &quot;[20]&quot;, &quot;previouslyFormattedCitation&quot;: &quot;[20]&quot;, &quot;plainTextFormattedCitation&quot;: &quot;[20]&quot;}, &quot;properties&quot;: {&quot;noteIndex&quot;: 0}, &quot;schema&quot;: &quot;https://github.com/citation-style-language/schema/raw/master/csl-citation.json&quot;} RNDxfUZNxL3z2"/><text:span text:style-name="T1">[20]</text:span><text:reference-mark-end text:name="ADDIN CSL_CITATION {&quot;citationItems&quot;: [{&quot;itemData&quot;: {&quot;abstract&quot;: &quot;OBJECTIVES Low tidal volume (TVe) ventilation improves outcomes for ventilated patients, and the majority of clinicians state they implement it. Unfortunately, most patients never receive low TVes. 'Nudges' influence decision-making with subtle cognitive mechanisms and are effective in many contexts. There have been few studies examining their impact on clinical decision-making. We investigated the impact of 2 interventions designed using principles from behavioural science on the deployment of low TVe ventilation in the intensive care unit (ICU). SETTING University Hospitals Bristol, a tertiary, mixed medical and surgical ICU with 20 beds, admitting over 1300 patients per year. PARTICIPANTS Data were collected from 2144 consecutive patients receiving controlled mechanical ventilation for more than 1\u2005hour between October 2010 and September 2014. Patients on controlled mechanical ventilation for more than 20\u2005hours were included in the final analysis. INTERVENTIONS (1) Default ventilator settings were adjusted to comply with low TVe targets from the initiation of ventilation unless actively changed by a clinician. (2) A large dashboard was deployed displaying TVes in the format mL/kg ideal body weight (IBW) with alerts when TVes were excessive. PRIMARY OUTCOME MEASURE TVe in mL/kg IBW. FINDINGS TVe was significantly lower in the defaults group. In the dashboard intervention, TVe fell more quickly and by a greater amount after a TVe of 8\u2005mL/kg IBW was breached when compared with controls. This effect improved in each subsequent year for 3\u2005years. CONCLUSIONS This study has demonstrated that adjustment of default ventilator settings and a dashboard with alerts for excessive TVe can significantly influence clinical decision-making. This offers a promising strategy to improve compliance with low TVe ventilation, and suggests that using insights from behavioural science has potential to improve the translation of evidence into practice.&quot;, &quot;author&quot;: [{&quot;parse-names&quot;: false, &quot;suffix&quot;: &quot;&quot;, &quot;dropping-particle&quot;: &quot;&quot;, &quot;non-dropping-particle&quot;: &quot;&quot;, &quot;family&quot;: &quot;Bourdeaux&quot;, &quot;given&quot;: &quot;Christopher P&quot;}, {&quot;parse-names&quot;: false, &quot;suffix&quot;: &quot;&quot;, &quot;dropping-particle&quot;: &quot;&quot;, &quot;non-dropping-particle&quot;: &quot;&quot;, &quot;family&quot;: &quot;Thomas&quot;, &quot;given&quot;: &quot;Matthew Jc&quot;}, {&quot;parse-names&quot;: false, &quot;suffix&quot;: &quot;&quot;, &quot;dropping-particle&quot;: &quot;&quot;, &quot;non-dropping-particle&quot;: &quot;&quot;, &quot;family&quot;: &quot;Gould&quot;, &quot;given&quot;: &quot;Timothy H&quot;}, {&quot;parse-names&quot;: false, &quot;suffix&quot;: &quot;&quot;, &quot;dropping-particle&quot;: &quot;&quot;, &quot;non-dropping-particle&quot;: &quot;&quot;, &quot;family&quot;: &quot;Malhotra&quot;, &quot;given&quot;: &quot;Gaurav&quot;}, {&quot;parse-names&quot;: false, &quot;suffix&quot;: &quot;&quot;, &quot;dropping-particle&quot;: &quot;&quot;, &quot;non-dropping-particle&quot;: &quot;&quot;, &quot;family&quot;: &quot;Jarvstad&quot;, &quot;given&quot;: &quot;Andreas&quot;}, {&quot;parse-names&quot;: false, &quot;suffix&quot;: &quot;&quot;, &quot;dropping-particle&quot;: &quot;&quot;, &quot;non-dropping-particle&quot;: &quot;&quot;, &quot;family&quot;: &quot;Jones&quot;, &quot;given&quot;: &quot;Timothy&quot;}, {&quot;parse-names&quot;: false, &quot;suffix&quot;: &quot;&quot;, &quot;dropping-particle&quot;: &quot;&quot;, &quot;non-dropping-particle&quot;: &quot;&quot;, &quot;family&quot;: &quot;Gilchrist&quot;, &quot;given&quot;: &quot;Iain D&quot;}], &quot;container-title&quot;: &quot;BMJ open&quot;, &quot;issued&quot;: {&quot;date-parts&quot;: [[&quot;2016&quot;, &quot;5&quot;, &quot;26&quot;]]}, &quot;ISSN&quot;: &quot;2044-6055&quot;, &quot;type&quot;: &quot;article-journal&quot;, &quot;PMID&quot;: &quot;27230998&quot;, &quot;DOI&quot;: &quot;10.1136/bmjopen-2015-010129&quot;, &quot;title&quot;: &quot;Increasing compliance with low tidal volume ventilation in the ICU with two nudge-based interventions: evaluation through intervention time-series analyses.&quot;, &quot;issue&quot;: &quot;5&quot;, &quot;volume&quot;: &quot;6&quot;, &quot;page&quot;: &quot;e010129&quot;, &quot;id&quot;: &quot;ITEM-1&quot;, &quot;publisher&quot;: &quot;British Medical Journal Publishing Group&quot;}, &quot;id&quot;: &quot;ITEM-1&quot;, &quot;uris&quot;: [&quot;http://www.mendeley.com/documents/?uuid=129402eb-3e45-3cb1-bb69-799e23d0aa37&quot;]}], &quot;mendeley&quot;: {&quot;formattedCitation&quot;: &quot;[20]&quot;, &quot;previouslyFormattedCitation&quot;: &quot;[20]&quot;, &quot;plainTextFormattedCitation&quot;: &quot;[20]&quot;}, &quot;properties&quot;: {&quot;noteIndex&quot;: 0}, &quot;schema&quot;: &quot;https://github.com/citation-style-language/schema/raw/master/csl-citation.json&quot;} RNDxfUZNxL3z2"/>⁠. Therefore we anticipate such a tool has the potential to significantly streamline the discharge process. Two issues would need to be addressed prior to implementation on the ICU. The first is the human-interpretability of the classifier output. Depending on the machine learning approach a number of solutions exist<text:reference-mark-start text:name="ADDIN CSL_CITATION {&quot;citationItems&quot;: [{&quot;itemData&quot;: {&quot;author&quot;: [{&quot;parse-names&quot;: false, &quot;suffix&quot;: &quot;&quot;, &quot;dropping-particle&quot;: &quot;&quot;, &quot;non-dropping-particle&quot;: &quot;&quot;, &quot;family&quot;: &quot;Ribeiro&quot;, &quot;given&quot;: &quot;Marco Tulio&quot;}, {&quot;parse-names&quot;: false, &quot;suffix&quot;: &quot;&quot;, &quot;dropping-particle&quot;: &quot;&quot;, &quot;non-dropping-particle&quot;: &quot;&quot;, &quot;family&quot;: &quot;Singh&quot;, &quot;given&quot;: &quot;Sameer&quot;}, {&quot;parse-names&quot;: false, &quot;suffix&quot;: &quot;&quot;, &quot;dropping-particle&quot;: &quot;&quot;, &quot;non-dropping-particle&quot;: &quot;&quot;, &quot;family&quot;: &quot;Guestrin&quot;, &quot;given&quot;: &quot;Carlos&quot;}], &quot;container-title&quot;: &quot;Proceedings of the 22nd ACM SIGKDD International Conference on Knowledge Discovery and Data Mining - KDD '16&quot;, &quot;issued&quot;: {&quot;date-parts&quot;: [[&quot;2016&quot;]]}, &quot;page&quot;: &quot;1135-1144&quot;, &quot;publisher-place&quot;: &quot;New York, New York, USA&quot;, &quot;type&quot;: &quot;paper-conference&quot;, &quot;ISBN&quot;: &quot;9781450342322&quot;, &quot;DOI&quot;: &quot;10.1145/2939672.2939778&quot;, &quot;id&quot;: &quot;ITEM-1&quot;, &quot;publisher&quot;: &quot;ACM Press&quot;, &quot;title&quot;: &quot;\&quot;Why Should I Trust You?\&quot;: Explaining the Predictions of Any Classifier&quot;}, &quot;id&quot;: &quot;ITEM-1&quot;, &quot;uris&quot;: [&quot;http://www.mendeley.com/documents/?uuid=15060a81-5c58-3709-afe3-6cb74dbb8d5e&quot;]}], &quot;mendeley&quot;: {&quot;formattedCitation&quot;: &quot;[42]&quot;, &quot;previouslyFormattedCitation&quot;: &quot;[41]&quot;, &quot;plainTextFormattedCitation&quot;: &quot;[42]&quot;}, &quot;properties&quot;: {&quot;noteIndex&quot;: 0}, &quot;schema&quot;: &quot;https://github.com/citation-style-language/schema/raw/master/csl-citation.json&quot;} RNDClKRF0BPiv"/><text:span text:style-name="T1">[42]</text:span><text:reference-mark-end text:name="ADDIN CSL_CITATION {&quot;citationItems&quot;: [{&quot;itemData&quot;: {&quot;author&quot;: [{&quot;parse-names&quot;: false, &quot;suffix&quot;: &quot;&quot;, &quot;dropping-particle&quot;: &quot;&quot;, &quot;non-dropping-particle&quot;: &quot;&quot;, &quot;family&quot;: &quot;Ribeiro&quot;, &quot;given&quot;: &quot;Marco Tulio&quot;}, {&quot;parse-names&quot;: false, &quot;suffix&quot;: &quot;&quot;, &quot;dropping-particle&quot;: &quot;&quot;, &quot;non-dropping-particle&quot;: &quot;&quot;, &quot;family&quot;: &quot;Singh&quot;, &quot;given&quot;: &quot;Sameer&quot;}, {&quot;parse-names&quot;: false, &quot;suffix&quot;: &quot;&quot;, &quot;dropping-particle&quot;: &quot;&quot;, &quot;non-dropping-particle&quot;: &quot;&quot;, &quot;family&quot;: &quot;Guestrin&quot;, &quot;given&quot;: &quot;Carlos&quot;}], &quot;container-title&quot;: &quot;Proceedings of the 22nd ACM SIGKDD International Conference on Knowledge Discovery and Data Mining - KDD '16&quot;, &quot;issued&quot;: {&quot;date-parts&quot;: [[&quot;2016&quot;]]}, &quot;page&quot;: &quot;1135-1144&quot;, &quot;publisher-place&quot;: &quot;New York, New York, USA&quot;, &quot;type&quot;: &quot;paper-conference&quot;, &quot;ISBN&quot;: &quot;9781450342322&quot;, &quot;DOI&quot;: &quot;10.1145/2939672.2939778&quot;, &quot;id&quot;: &quot;ITEM-1&quot;, &quot;publisher&quot;: &quot;ACM Press&quot;, &quot;title&quot;: &quot;\&quot;Why Should I Trust You?\&quot;: Explaining the Predictions of Any Classifier&quot;}, &quot;id&quot;: &quot;ITEM-1&quot;, &quot;uris&quot;: [&quot;http://www.mendeley.com/documents/?uuid=15060a81-5c58-3709-afe3-6cb74dbb8d5e&quot;]}], &quot;mendeley&quot;: {&quot;formattedCitation&quot;: &quot;[42]&quot;, &quot;previouslyFormattedCitation&quot;: &quot;[41]&quot;, &quot;plainTextFormattedCitation&quot;: &quot;[42]&quot;}, &quot;properties&quot;: {&quot;noteIndex&quot;: 0}, &quot;schema&quot;: &quot;https://github.com/citation-style-language/schema/raw/master/csl-citation.json&quot;} RNDClKRF0BPiv"/>⁠, including the approximation of random forests with simple decision trees<text:reference-mark-start text:name="ADDIN CSL_CITATION {&quot;citationItems&quot;: [{&quot;itemData&quot;: {&quot;author&quot;: [{&quot;parse-names&quot;: false, &quot;suffix&quot;: &quot;&quot;, &quot;dropping-particle&quot;: &quot;&quot;, &quot;non-dropping-particle&quot;: &quot;&quot;, &quot;family&quot;: &quot;Deng&quot;, &quot;given&quot;: &quot;Houtao&quot;}], &quot;container-title&quot;: &quot;International Journal of Data Science and Analytics&quot;, &quot;issued&quot;: {&quot;date-parts&quot;: [[&quot;2018&quot;, &quot;7&quot;, &quot;11&quot;]]}, &quot;page&quot;: &quot;1-11&quot;, &quot;ISSN&quot;: &quot;2364-415X&quot;, &quot;type&quot;: &quot;article-journal&quot;, &quot;DOI&quot;: &quot;10.1007/s41060-018-0144-8&quot;, &quot;id&quot;: &quot;ITEM-1&quot;, &quot;publisher&quot;: &quot;Springer International Publishing&quot;, &quot;title&quot;: &quot;Interpreting tree ensembles with inTrees&quot;}, &quot;id&quot;: &quot;ITEM-1&quot;, &quot;uris&quot;: [&quot;http://www.mendeley.com/documents/?uuid=9944ff6b-be1f-3b53-b7f4-638a3314dedc&quot;]}], &quot;mendeley&quot;: {&quot;formattedCitation&quot;: &quot;[43]&quot;, &quot;previouslyFormattedCitation&quot;: &quot;[42]&quot;, &quot;plainTextFormattedCitation&quot;: &quot;[43]&quot;}, &quot;properties&quot;: {&quot;noteIndex&quot;: 0}, &quot;schema&quot;: &quot;https://github.com/citation-style-language/schema/raw/master/csl-citation.json&quot;} RND3YjyVQSFtF"/><text:span text:style-name="T1">[43]</text:span><text:reference-mark-end text:name="ADDIN CSL_CITATION {&quot;citationItems&quot;: [{&quot;itemData&quot;: {&quot;author&quot;: [{&quot;parse-names&quot;: false, &quot;suffix&quot;: &quot;&quot;, &quot;dropping-particle&quot;: &quot;&quot;, &quot;non-dropping-particle&quot;: &quot;&quot;, &quot;family&quot;: &quot;Deng&quot;, &quot;given&quot;: &quot;Houtao&quot;}], &quot;container-title&quot;: &quot;International Journal of Data Science and Analytics&quot;, &quot;issued&quot;: {&quot;date-parts&quot;: [[&quot;2018&quot;, &quot;7&quot;, &quot;11&quot;]]}, &quot;page&quot;: &quot;1-11&quot;, &quot;ISSN&quot;: &quot;2364-415X&quot;, &quot;type&quot;: &quot;article-journal&quot;, &quot;DOI&quot;: &quot;10.1007/s41060-018-0144-8&quot;, &quot;id&quot;: &quot;ITEM-1&quot;, &quot;publisher&quot;: &quot;Springer International Publishing&quot;, &quot;title&quot;: &quot;Interpreting tree ensembles with inTrees&quot;}, &quot;id&quot;: &quot;ITEM-1&quot;, &quot;uris&quot;: [&quot;http://www.mendeley.com/documents/?uuid=9944ff6b-be1f-3b53-b7f4-638a3314dedc&quot;]}], &quot;mendeley&quot;: {&quot;formattedCitation&quot;: &quot;[43]&quot;, &quot;previouslyFormattedCitation&quot;: &quot;[42]&quot;, &quot;plainTextFormattedCitation&quot;: &quot;[43]&quot;}, &quot;properties&quot;: {&quot;noteIndex&quot;: 0}, &quot;schema&quot;: &quot;https://github.com/citation-style-language/schema/raw/master/csl-citation.json&quot;} RND3YjyVQSFtF"/>⁠, that would allow clinicians to engage with the reasons behind a given classification. The second is the ambiguity behind the ground-truth used to train the classifiers. For example, some patients in the datasets used did not have a recorded callout status and some patients may have been ready for discharge prior to callout. A live implementation with a human-in-the-loop<text:reference-mark-start text:name="ADDIN CSL_CITATION {&quot;citationItems&quot;: [{&quot;itemData&quot;: {&quot;author&quot;: [{&quot;parse-names&quot;: false, &quot;suffix&quot;: &quot;&quot;, &quot;dropping-particle&quot;: &quot;&quot;, &quot;non-dropping-particle&quot;: &quot;&quot;, &quot;family&quot;: &quot;Holzinger&quot;, &quot;given&quot;: &quot;Andreas&quot;}], &quot;container-title&quot;: &quot;Brain Informatics&quot;, &quot;issued&quot;: {&quot;date-parts&quot;: [[&quot;2016&quot;, &quot;6&quot;, &quot;2&quot;]]}, &quot;ISSN&quot;: &quot;2198-4018&quot;, &quot;type&quot;: &quot;article-journal&quot;, &quot;DOI&quot;: &quot;10.1007/s40708-016-0042-6&quot;, &quot;title&quot;: &quot;Interactive machine learning for health informatics: when do we need the human-in-the-loop?&quot;, &quot;issue&quot;: &quot;2&quot;, &quot;volume&quot;: &quot;3&quot;, &quot;page&quot;: &quot;119-131&quot;, &quot;id&quot;: &quot;ITEM-1&quot;, &quot;publisher&quot;: &quot;Springer Berlin Heidelberg&quot;}, &quot;id&quot;: &quot;ITEM-1&quot;, &quot;uris&quot;: [&quot;http://www.mendeley.com/documents/?uuid=f2cba820-8f3c-3190-a094-93f9042ec9bd&quot;]}], &quot;mendeley&quot;: {&quot;formattedCitation&quot;: &quot;[44]&quot;, &quot;previouslyFormattedCitation&quot;: &quot;[43]&quot;, &quot;plainTextFormattedCitation&quot;: &quot;[44]&quot;}, &quot;properties&quot;: {&quot;noteIndex&quot;: 0}, &quot;schema&quot;: &quot;https://github.com/citation-style-language/schema/raw/master/csl-citation.json&quot;} RNDZStIbyFN25"/><text:span text:style-name="T1">[44]</text:span><text:reference-mark-end text:name="ADDIN CSL_CITATION {&quot;citationItems&quot;: [{&quot;itemData&quot;: {&quot;author&quot;: [{&quot;parse-names&quot;: false, &quot;suffix&quot;: &quot;&quot;, &quot;dropping-particle&quot;: &quot;&quot;, &quot;non-dropping-particle&quot;: &quot;&quot;, &quot;family&quot;: &quot;Holzinger&quot;, &quot;given&quot;: &quot;Andreas&quot;}], &quot;container-title&quot;: &quot;Brain Informatics&quot;, &quot;issued&quot;: {&quot;date-parts&quot;: [[&quot;2016&quot;, &quot;6&quot;, &quot;2&quot;]]}, &quot;ISSN&quot;: &quot;2198-4018&quot;, &quot;type&quot;: &quot;article-journal&quot;, &quot;DOI&quot;: &quot;10.1007/s40708-016-0042-6&quot;, &quot;title&quot;: &quot;Interactive machine learning for health informatics: when do we need the human-in-the-loop?&quot;, &quot;issue&quot;: &quot;2&quot;, &quot;volume&quot;: &quot;3&quot;, &quot;page&quot;: &quot;119-131&quot;, &quot;id&quot;: &quot;ITEM-1&quot;, &quot;publisher&quot;: &quot;Springer Berlin Heidelberg&quot;}, &quot;id&quot;: &quot;ITEM-1&quot;, &quot;uris&quot;: [&quot;http://www.mendeley.com/documents/?uuid=f2cba820-8f3c-3190-a094-93f9042ec9bd&quot;]}], &quot;mendeley&quot;: {&quot;formattedCitation&quot;: &quot;[44]&quot;, &quot;previouslyFormattedCitation&quot;: &quot;[43]&quot;, &quot;plainTextFormattedCitation&quot;: &quot;[44]&quot;}, &quot;properties&quot;: {&quot;noteIndex&quot;: 0}, &quot;schema&quot;: &quot;https://github.com/citation-style-language/schema/raw/master/csl-citation.json&quot;} RNDZStIbyFN25"/>⁠ could use clinician input to update ground-truth in such situations <text:span text:style-name="T115">and improve learning.</text:span></text:p>
      <text:p text:style-name="P26"/>
      <text:p text:style-name="P49">Conclusion</text:p>
      <text:p text:style-name="P8"/>
      <text:p text:style-name="P26">We have shown that it is possible to apply machine learning techniques to routinely collected ICU data in order to solve a significant clinical and operational problem. This approach offers promise in a number of areas. We plan to focus on the development and deployment of a decision support tool in order to inform clinicians of patients that could potentially be discharged from ICU, in order to streamline the process and reduce unnecessary ICU stay. As more patient data becomes available in the wider hospital setting, the<text:span text:style-name="T109">re is extensive scope</text:span> to use these methods to solve the problem of poor patient flow through hospitals.</text:p>
      <text:p text:style-name="P43"/>
      <text:p text:style-name="P5"/>
      <text:p text:style-name="P46"><text:s/></text:p>
      <text:section text:style-name="Sect1" text:name="ADDIN Mendeley Bibliography CSL_BIBLIOGRAPHY  RNDx8M1Ibq46E">
        <text:p text:style-name="P91">1 <text:tab/>Rubenfeld GD, Rhodes A. How many intensive care beds are enough? <text:span text:style-name="T21">Intensive Care Med</text:span> 2014;<text:span text:style-name="T25">40</text:span>:451–2. doi:10.1007/s00134-014-3215-x</text:p>
        <text:p text:style-name="P91">2 <text:tab/>Chalfin DB, Trzeciak S, Likourezos A, <text:span text:style-name="T21">et al.</text:span> Impact of delayed transfer of critically ill patients from the emergency department to the intensive care unit. <text:span text:style-name="T21">Crit Care Med</text:span> Published Online First: 2007. doi:10.1097/01.CCM.0000266585.74905.5A</text:p>
        <text:p text:style-name="P91">3 <text:tab/>Cardoso LT, Grion CM, Matsuo T, <text:span text:style-name="T21">et al.</text:span> Impact of delayed admission to intensive care units on mortality of critically ill patients: a cohort study. <text:span text:style-name="T21">Crit Care</text:span> 2011;<text:span text:style-name="T25">15</text:span>:R28. doi:10.1186/cc9975</text:p>
        <text:p text:style-name="P91">4 <text:tab/>Howell MD. Managing ICU throughput and understanding ICU census. <text:span text:style-name="T21">Curr Opin Crit Care</text:span> 2011;<text:span text:style-name="T25">17</text:span>:626–33. doi:10.1097/MCC.0b013e32834b3e6e</text:p>
        <text:p text:style-name="P91">5 <text:tab/>Capuzzo M, Moreno RP, Alvisi R. Admission and discharge of critically ill patients. <text:span text:style-name="T21">Curr Opin Crit Care</text:span> 2010;<text:span text:style-name="T25">16</text:span>:499–504. doi:10.1097/MCC.0b013e32833cb874</text:p>
        <text:p text:style-name="P91">6 <text:tab/>Stelfox HT, Lane D, Boyd JM, <text:span text:style-name="T21">et al.</text:span> A Scoping Review of Patient Discharge From Intensive Care. <text:span text:style-name="T21">Chest</text:span> 2015;<text:span text:style-name="T25">147</text:span>:317–27. doi:10.1378/chest.13-2965</text:p>
        <text:p text:style-name="P91">7 <text:tab/>Obermeyer Z, Lee TH. Lost in Thought — The Limits of the Human Mind and the Future of Medicine. <text:span text:style-name="T21">N Engl J Med</text:span> 2017;<text:span text:style-name="T25">377</text:span>:1209–11. doi:10.1056/NEJMp1705348</text:p>
        <text:p text:style-name="P91">8 <text:tab/>Docherty AB, Lone NI. Exploiting big data for critical care research. <text:span text:style-name="T21">Curr Opin Crit Care</text:span> 2015;<text:span text:style-name="T25">21</text:span>:467–72. doi:10.1097/MCC.0000000000000228</text:p>
        <text:p text:style-name="P91">9 <text:tab/>Sohn E, Roski J, Escaravage S, <text:span text:style-name="T21">et al.</text:span> Four Lessons In The Adoption Of Machine Learning In Health Care. <text:span text:style-name="T21">Heal Aff Blog</text:span> 2017. doi:10.1377/hblog20170509.059985</text:p>
        <text:p text:style-name="P91">10 <text:tab/>Kawamoto K, Houlihan CA, Balas EA, <text:span text:style-name="T21">et al.</text:span> Improving clinical practice using clinical decision support systems: a systematic review of trials to identify features critical to success. <text:span text:style-name="T21">BMJ</text:span> 2005;<text:span text:style-name="T25">330</text:span>:765. doi:10.1136/bmj.38398.500764.8F</text:p>
        <text:p text:style-name="P91">11 <text:tab/>Rojas JC, Carey KA, Edelson DP, <text:span text:style-name="T21">et al.</text:span> Predicting intensive care unit readmission with machine learning using electronic health record data. <text:span text:style-name="T21">Ann Am Thorac Soc</text:span> Published Online First: 2018. doi:10.1513/AnnalsATS.201710-787OC</text:p>
        <text:p text:style-name="P91">12 <text:tab/>Badawi O, Breslow MJ. Readmissions and Death after ICU Discharge: Development and Validation of Two Predictive Models. <text:span text:style-name="T21">PLoS One</text:span> Published Online First: 2012. doi:10.1371/journal.pone.0048758</text:p>
        <text:p text:style-name="P91">13 <text:tab/>Badawi O, Liu X, Hassan E, <text:span text:style-name="T21">et al.</text:span> Evaluation of ICU risk models adapted for use as continuous markers of severity of illness throughout the ICU stay. <text:span text:style-name="T21">Crit Care Med</text:span> Published Online First: 2018. doi:10.1097/CCM.0000000000002904</text:p>
        <text:p text:style-name="P91">14 <text:tab/>Cosgriff CV, Celi LA, Sauer CM. Boosting Clinical Decision-making: Machine Learning for Intensive Care Unit Discharge. <text:span text:style-name="T21">Ann Am Thorac Soc</text:span> 2018;<text:span text:style-name="T25">15</text:span>:804–5. doi:10.1513/AnnalsATS.201803-205ED</text:p>
        <text:p text:style-name="P91"><text:soft-page-break/>15 <text:tab/>Desautels T, Das R, Calvert J, <text:span text:style-name="T21">et al.</text:span> Prediction of early unplanned intensive care unit readmission in a UK tertiary care hospital: A cross-sectional machine learning approach. <text:span text:style-name="T21">BMJ Open</text:span> Published Online First: 2017. doi:10.1136/bmjopen-2017-017199</text:p>
        <text:p text:style-name="P91">16 <text:tab/>Jeffs E, Vollam S, Young JD, <text:span text:style-name="T21">et al.</text:span> Wearable monitors for patients following discharge from an intensive care unit: practical lessons learnt from an observational study. <text:span text:style-name="T21">J Adv Nurs</text:span> 2016;<text:span text:style-name="T25">72</text:span>:1851–62. doi:10.1111/jan.12959</text:p>
        <text:p text:style-name="P91">17 <text:tab/>Escobar GJ, LaGuardia JC, Turk BJ, <text:span text:style-name="T21">et al.</text:span> Early detection of impending physiologic deterioration among patients who are not in intensive care: Development of predictive models using data from an automated electronic medical record. <text:span text:style-name="T21">J Hosp Med</text:span> 2012;<text:span text:style-name="T25">7</text:span>:388–95. doi:10.1002/jhm.1929</text:p>
        <text:p text:style-name="P91">18 <text:tab/>Harris S, Singer M, Rowan K, <text:span text:style-name="T21">et al.</text:span> Delay to admission to critical care and mortality among deteriorating ward patients in UK hospitals: a multicentre, prospective, observational cohort study. <text:span text:style-name="T21">Lancet</text:span> 2015;<text:span text:style-name="T25">385</text:span>:S40. doi:10.1016/S0140-6736(15)60355-5</text:p>
        <text:p text:style-name="P91">19 <text:tab/>Bourdeaux CP, Davies KJ, Thomas MJC, <text:span text:style-name="T21">et al.</text:span> Using ‘nudge’ principles for order set design: a before and after evaluation of an electronic prescribing template in critical care. <text:span text:style-name="T21">BMJ Qual Saf</text:span> 2014;<text:span text:style-name="T25">23</text:span>:382–8. doi:10.1136/bmjqs-2013-002395</text:p>
        <text:p text:style-name="P91">20 <text:tab/>Bourdeaux CP, Thomas MJ, Gould TH, <text:span text:style-name="T21">et al.</text:span> Increasing compliance with low tidal volume ventilation in the ICU with two nudge-based interventions: evaluation through intervention time-series analyses. <text:span text:style-name="T21">BMJ Open</text:span> 2016;<text:span text:style-name="T25">6</text:span>:e010129. doi:10.1136/bmjopen-2015-010129</text:p>
        <text:p text:style-name="P91">21 <text:tab/>Bourdeaux CP, Birnie K, Trickey A, <text:span text:style-name="T21">et al.</text:span> Evaluation of an intervention to reduce tidal volumes in ventilated ICU patients † ‡. <text:span text:style-name="T21">Br J Anaesth</text:span> 2015;<text:span text:style-name="T25">115</text:span>:244–51. doi:10.1093/bja/aev110</text:p>
        <text:p text:style-name="P91">22 <text:tab/>Knight G. Nurse-led discharge from high dependency unit. <text:span text:style-name="T21">Nurs Crit Care</text:span> 2003;<text:span text:style-name="T25">8</text:span>:56–61.</text:p>
        <text:p text:style-name="P91">23 <text:tab/>Johnson AEW, Pollard TJ, Shen L, <text:span text:style-name="T21">et al.</text:span> MIMIC-III, a freely accessible critical care database. <text:span text:style-name="T21">Sci Data</text:span> 2016;<text:span text:style-name="T25">3</text:span>:160035. doi:10.1038/sdata.2016.35</text:p>
        <text:p text:style-name="P91">24 <text:tab/>Crocker C, Keller R. Nurse-led discharge to the ward from high dependency: A service improvement project. <text:span text:style-name="T21">Intensive Crit Care Nurs</text:span> 2005;<text:span text:style-name="T25">21</text:span>:363–6. doi:10.1016/J.ICCN.2005.05.004</text:p>
        <text:p text:style-name="P91">25 <text:tab/>Lin F, Chaboyer W, Wallis M. A literature review of organisational, individual and teamwork factors contributing to the ICU discharge process. <text:span text:style-name="T21">Aust Crit Care</text:span> 2009;<text:span text:style-name="T25">22</text:span>:29–43. doi:10.1016/j.aucc.2008.11.001</text:p>
        <text:p text:style-name="P91">26 <text:tab/>Batista GEAPA, Monard MC. An analysis of four missing data treatment methods for supervised learning. <text:span text:style-name="T21">Appl Artif Intell</text:span> 2003;<text:span text:style-name="T25">17</text:span>:519–33. doi:10.1080/713827181</text:p>
        <text:p text:style-name="P91">27 <text:tab/>Maaten L van der, Hinton G. Visualizing Data using t-SNE. <text:span text:style-name="T21">J Mach Learn Res</text:span> 2008;<text:span text:style-name="T25">9</text:span>:2579–605.</text:p>
        <text:p text:style-name="P91">28 <text:tab/>Liaw A, Wiener M. Classification and Regression by RandomForest. <text:span text:style-name="T21">R News</text:span> 2002;<text:span text:style-name="T25">2</text:span>:18–22.</text:p>
        <text:p text:style-name="P91">29 <text:tab/>Dreiseitl S, Ohno-Machado L. Logistic regression and artificial neural network classification models: a methodology review. <text:span text:style-name="T21">J Biomed Inform</text:span>;<text:span text:style-name="T25">35</text:span>:352–9.</text:p>
        <text:p text:style-name="P91"><text:soft-page-break/>30 <text:tab/>Geras KJ, Sutton C. Multiple-source cross-validation. 2013. </text:p>
        <text:p text:style-name="P91">31 <text:tab/>Breiman L. Random Forests. <text:span text:style-name="T21">Mach Learn</text:span> 2001;<text:span text:style-name="T25">45</text:span>:5–32. doi:10.1023/A:1010933404324</text:p>
        <text:p text:style-name="P91">32 <text:tab/>Davis J, Goadrich M. The relationship between Precision-Recall and ROC curves. In: <text:span text:style-name="T21">Proceedings of the 23rd international conference on Machine learning <text:s/>- ICML ’06</text:span>. New York, New York, USA: : ACM Press 2006. 233–40. doi:10.1145/1143844.1143874</text:p>
        <text:p text:style-name="P91">33 <text:tab/>Zou KH, O’Malley AJ, Mauri L. Receiver-Operating Characteristic Analysis for Evaluating Diagnostic Tests and Predictive Models. <text:span text:style-name="T21">Circulation</text:span> 2007;<text:span text:style-name="T25">115</text:span>:654–7. doi:10.1161/CIRCULATIONAHA.105.594929</text:p>
        <text:p text:style-name="P91">34 <text:tab/>Goldfrad C, Rowan K. Consequences of discharges from intensive care at night. <text:span text:style-name="T21">Lancet (London, England)</text:span> 2000;<text:span text:style-name="T25">355</text:span>:1138–42. doi:10.1016/S0140-6736(00)02062-6</text:p>
        <text:p text:style-name="P91">35 <text:tab/>Harris S, Shi S, Brealey D, <text:span text:style-name="T21">et al.</text:span> Critical Care Health Informatics Collaborative (CCHIC): Data, tools and methods for reproducible research: A multi-centre UK intensive care database. <text:span text:style-name="T21">Int J Med Inform</text:span> 2018;<text:span text:style-name="T25">112</text:span>:82–9. doi:10.1016/j.ijmedinf.2018.01.006</text:p>
        <text:p text:style-name="P91">36 <text:tab/>Pan SJ, Yang Q. A Survey on Transfer Learning. <text:span text:style-name="T21">IEEE Trans Knowl Data Eng</text:span> 2010;<text:span text:style-name="T25">22</text:span>:1345–59. doi:10.1109/TKDE.2009.191</text:p>
        <text:p text:style-name="P91">37 <text:tab/>Vranas KC, Jopling JK, Sweeney TE, <text:span text:style-name="T21">et al.</text:span> Identifying Distinct Subgroups of ICU Patients. <text:span text:style-name="T21">Crit Care Med</text:span> 2017;<text:span text:style-name="T25">45</text:span>:1607–15. doi:10.1097/CCM.0000000000002548</text:p>
        <text:p text:style-name="P91">38 <text:tab/>Alaa AM, Yoon J, Hu S, <text:span text:style-name="T21">et al.</text:span> Personalized Risk Scoring for Critical Care Patients using Mixtures of Gaussian Process Experts. 2016.</text:p>
        <text:p text:style-name="P91">39 <text:tab/>Lin J-H, Haug PJ. Exploiting missing clinical data in Bayesian network modeling for predicting medical problems. <text:span text:style-name="T21">J Biomed Inform</text:span> 2008;<text:span text:style-name="T25">41</text:span>:1–14. doi:10.1016/J.JBI.2007.06.001</text:p>
        <text:p text:style-name="P91">40 <text:tab/>Parker M. The Aggregation of Marginal Gains. <text:span text:style-name="T21">Bull R Coll Surg Engl</text:span> 2011;<text:span text:style-name="T25">93</text:span>:236–7. doi:10.1308/147363511X582239</text:p>
        <text:p text:style-name="P91">41 <text:tab/>Mador RL, Shaw NT. The impact of a Critical Care Information System (CCIS) on time spent charting and in direct patient care by staff in the ICU: A review of the literature. <text:span text:style-name="T21">Int J Med Inform</text:span> 2009;<text:span text:style-name="T25">78</text:span>:435–45. doi:10.1016/j.ijmedinf.2009.01.002</text:p>
        <text:p text:style-name="P91">42 <text:tab/>Ribeiro MT, Singh S, Guestrin C. ‘Why Should I Trust You?’: Explaining the Predictions of Any Classifier. In: <text:span text:style-name="T21">Proceedings of the 22nd ACM SIGKDD International Conference on Knowledge Discovery and Data Mining - KDD ’16</text:span>. New York, New York, USA: : ACM Press 2016. 1135–44. doi:10.1145/2939672.2939778</text:p>
        <text:p text:style-name="P91">43 <text:tab/>Deng H. Interpreting tree ensembles with inTrees. <text:span text:style-name="T21">Int J Data Sci Anal</text:span> 2018;:1–11. doi:10.1007/s41060-018-0144-8</text:p>
        <text:p text:style-name="P86">44 <text:tab/>Holzinger A. Interactive machine learning for health informatics: when do we need the human-in-the-loop? <text:span text:style-name="T21">Brain Informatics</text:span> 2016;<text:span text:style-name="T25">3</text:span>:119–31. doi:10.1007/s40708-016-0042-6</text:p>
      </text:section>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2" svg:font-family="'Liberation Serif'"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fo:font-size="12pt" style:font-size-asian="12pt"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4:58:58.861028575</meta:creation-date>
    <meta:generator>LibreOffice/5.1.6.2$Linux_X86_64 LibreOffice_project/10m0$Build-2</meta:generator>
    <dc:date>2018-11-15T11:02:15.253385767</dc:date>
    <meta:editing-duration>P5DT22H9M45S</meta:editing-duration>
    <meta:editing-cycles>307</meta:editing-cycles>
    <meta:document-statistic meta:table-count="4" meta:image-count="0" meta:object-count="3" meta:page-count="18" meta:paragraph-count="336" meta:word-count="6109" meta:character-count="40024" meta:non-whitespace-character-count="34216"/>
    <meta:user-defined meta:name="Mendeley Citation Style_1">http://www.zotero.org/styles/bmj-open</meta:user-defined>
    <meta:user-defined meta:name="Mendeley Document_1">True</meta:user-defined>
    <meta:user-defined meta:name="Mendeley Unique User Id_1">223f0da6-5345-3492-8949-94c100a1caf7</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8mm"/>
    </style:style>
    <style:style style:name="co2" style:family="table-column">
      <style:table-column-properties fo:break-before="auto" style:column-width="24.59mm"/>
    </style:style>
    <style:style style:name="co3" style:family="table-column">
      <style:table-column-properties fo:break-before="auto" style:column-width="30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position=""/>
    </style:style>
    <style:style style:name="ce10" style:family="table-cell" style:parent-style-name="Default">
      <style:table-cell-properties style:text-align-source="fix" style:repeat-content="false" fo:border="none"/>
      <style:paragraph-properties fo:text-align="center" fo:margin-left="0mm"/>
      <style:text-properties style:text-position="" fo:font-weight="bold" style:font-weight-asian="bold"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style:text-position="" fo:font-weight="bold" style:font-weight-asian="bold" style:font-weight-complex="bold"/>
    </style:style>
    <style:style style:name="ce12" style:family="table-cell" style:parent-style-name="Default">
      <style:table-cell-properties style:text-align-source="fix" style:repeat-content="false" fo:border="none"/>
      <style:paragraph-properties fo:text-align="center" fo:margin-left="0mm"/>
      <style:text-properties style:text-position="" fo:font-weight="normal" style:font-weight-asian="normal" style:font-weight-complex="normal"/>
    </style:style>
    <style:style style:name="ce2"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text-position="" fo:font-weight="bold" style:font-weight-asian="bold" style:font-weight-complex="bold"/>
    </style:style>
    <style:style style:name="ce3" style:family="table-cell" style:parent-style-name="Default">
      <style:table-cell-properties style:text-align-source="fix" style:repeat-content="false" fo:border="none"/>
      <style:paragraph-properties fo:text-align="center" fo:margin-left="0mm"/>
      <style:text-properties style:text-position=""/>
    </style:style>
    <style:style style:name="ce4"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position=""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mm"/>
      <style:text-properties style:text-position=""/>
    </style:style>
    <style:style style:name="ce7" style:family="table-cell" style:parent-style-name="Default">
      <style:table-cell-properties style:text-align-source="fix" style:repeat-content="false"/>
      <style:paragraph-properties fo:text-align="center" fo:margin-left="0mm"/>
      <style:text-properties style:text-position="" fo:font-weight="normal" style:font-weight-asian="normal" style:font-weight-complex="normal"/>
    </style:style>
    <style:style style:name="ce8"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style:text-position="" fo:font-weight="normal" style:font-weight-asian="normal" style:font-weight-complex="normal"/>
    </style:style>
    <style:style style:name="ce9" style:family="table-cell" style:parent-style-name="Default">
      <style:table-cell-properties style:text-align-source="fix" style:repeat-content="false"/>
      <style:paragraph-properties fo:text-align="center" fo:margin-left="0mm"/>
      <style:text-properties style:text-position="" fo:font-weight="bold" style:font-weight-asian="bold" style:font-weight-complex="bold"/>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17"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style:text-align-source="fix" style:repeat-content="false" fo:border="none"/>
      <style:paragraph-properties fo:text-align="center" fo:margin-left="0mm"/>
    </style:style>
    <style:style style:name="ce19" style:family="table-cell" style:parent-style-name="Default">
      <style:table-cell-properties fo:border-bottom="0.06pt solid #000000" style:text-align-source="fix" style:repeat-content="false" fo:border-left="none" fo:border-right="none" fo:border-top="none"/>
      <style:paragraph-properties fo:text-align="center" fo:margin-left="0mm"/>
    </style:style>
    <style:style style:name="ce2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21" style:family="table-cell" style:parent-style-name="Default">
      <style:table-cell-properties style:text-align-source="fix" style:repeat-content="false"/>
      <style:paragraph-properties fo:text-align="center" fo:margin-left="0mm"/>
    </style:style>
    <style:style style:name="ce22" style:family="table-cell" style:parent-style-name="Default">
      <style:table-cell-properties style:text-align-source="fix" style:repeat-content="false"/>
      <style:paragraph-properties fo:text-align="center" fo:margin-left="0mm"/>
      <style:text-properties fo:font-weight="normal" style:font-weight-asian="normal" style:font-weight-complex="normal"/>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normal" style:font-weight-asian="normal" style:font-weight-complex="normal"/>
    </style:style>
    <style:style style:name="ce2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25"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26" style:family="table-cell" style:parent-style-name="Default">
      <style:table-cell-properties fo:border-bottom="0.06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27" style:family="table-cell" style:parent-style-name="Default">
      <style:table-cell-properties style:text-align-source="fix" style:repeat-content="false" fo:border="none"/>
      <style:paragraph-properties fo:text-align="center" fo:margin-left="0mm"/>
      <style:text-properties fo:font-weight="normal" style:font-weight-asian="normal" style:font-weight-complex="normal"/>
    </style:style>
    <style:style style:name="T1" style:family="text">
      <style:text-properties style:text-position="sub 58%"/>
    </style:style>
    <style:style style:name="T2" style:family="text">
      <style:text-properties style:text-position="sub"/>
    </style:style>
  </office:automatic-styles>
  <office:body>
    <office:spreadsheet>
      <table:calculation-settings table:automatic-find-labels="false"/>
      <table:table table:name="Performances (imputed)" table:style-name="ta1">
        <table:table-column table:style-name="co1" table:default-cell-style-name="ce18"/>
        <table:table-column table:style-name="co2" table:default-cell-style-name="ce18"/>
        <table:table-column table:style-name="co3" table:number-columns-repeated="5" table:default-cell-style-name="ce21"/>
        <table:table-column table:style-name="co3" table:default-cell-style-name="ce25"/>
        <table:table-row table:style-name="ro1">
          <table:table-cell table:style-name="ce16" table:number-columns-repeated="2"/>
          <table:table-cell table:style-name="ce20" office:value-type="string" calcext:value-type="string">
            <text:p>NLD</text:p>
          </table:table-cell>
          <table:table-cell table:style-name="ce20" office:value-type="string" calcext:value-type="string">
            <text:p>NLD<text:span text:style-name="T2">_weighted</text:span></text:p>
          </table:table-cell>
          <table:table-cell table:style-name="ce20" office:value-type="string" calcext:value-type="string">
            <text:p>LR</text:p>
          </table:table-cell>
          <table:table-cell table:style-name="ce20" office:value-type="string" calcext:value-type="string">
            <text:p>RF</text:p>
          </table:table-cell>
          <table:table-cell table:style-name="ce20" office:value-type="string" calcext:value-type="string">
            <text:p>LR<text:span text:style-name="T2">_extended</text:span></text:p>
          </table:table-cell>
          <table:table-cell table:style-name="ce20" office:value-type="string" calcext:value-type="string">
            <text:p>RF<text:span text:style-name="T2">_extended</text:span></text:p>
          </table:table-cell>
        </table:table-row>
        <table:table-row table:style-name="ro1">
          <table:table-cell table:style-name="ce17" office:value-type="string" calcext:value-type="string" table:number-columns-spanned="1" table:number-rows-spanned="7">
            <text:p>GICU</text:p>
          </table:table-cell>
          <table:table-cell office:value-type="string" calcext:value-type="string">
            <text:p>AUROC</text:p>
          </table:table-cell>
          <table:table-cell office:value-type="string" calcext:value-type="string">
            <text:p>0.7913 (0.0098)</text:p>
          </table:table-cell>
          <table:table-cell office:value-type="string" calcext:value-type="string">
            <text:p>0.8197 (0.0098)</text:p>
          </table:table-cell>
          <table:table-cell office:value-type="string" calcext:value-type="string">
            <text:p>0.8788 (0.0087)</text:p>
          </table:table-cell>
          <table:table-cell office:value-type="string" calcext:value-type="string">
            <text:p>0.8692 (0.0093)</text:p>
          </table:table-cell>
          <table:table-cell table:style-name="ce24" office:value-type="string" calcext:value-type="string">
            <text:p>0.8822 (0.0091)</text:p>
          </table:table-cell>
          <table:table-cell table:style-name="ce18" office:value-type="string" calcext:value-type="string">
            <text:p>0.8721 (0.0094)</text:p>
          </table:table-cell>
        </table:table-row>
        <table:table-row table:style-name="ro1">
          <table:covered-table-cell office:value-type="string" calcext:value-type="string">
            <text:p>GICU</text:p>
          </table:covered-table-cell>
          <table:table-cell office:value-type="string" calcext:value-type="string">
            <text:p>Accuracy</text:p>
          </table:table-cell>
          <table:table-cell office:value-type="string" calcext:value-type="string">
            <text:p>0.7222 (0.0248)</text:p>
          </table:table-cell>
          <table:table-cell office:value-type="string" calcext:value-type="string">
            <text:p>0.7829 (0.0339)</text:p>
          </table:table-cell>
          <table:table-cell table:style-name="ce22" office:value-type="string" calcext:value-type="string">
            <text:p>0.8397 (0.0492)</text:p>
          </table:table-cell>
          <table:table-cell office:value-type="string" calcext:value-type="string">
            <text:p>0.8389 (0.0496)</text:p>
          </table:table-cell>
          <table:table-cell table:style-name="ce22" office:value-type="string" calcext:value-type="string">
            <text:p>0.8318 (0.0475)</text:p>
          </table:table-cell>
          <table:table-cell office:value-type="string" calcext:value-type="string">
            <text:p>0.8426 (0.0505)</text:p>
          </table:table-cell>
        </table:table-row>
        <table:table-row table:style-name="ro1">
          <table:covered-table-cell office:value-type="string" calcext:value-type="string">
            <text:p>GICU</text:p>
          </table:covered-table-cell>
          <table:table-cell office:value-type="string" calcext:value-type="string">
            <text:p>F1</text:p>
          </table:table-cell>
          <table:table-cell office:value-type="string" calcext:value-type="string">
            <text:p>0.7473 (0.0109)</text:p>
          </table:table-cell>
          <table:table-cell office:value-type="string" calcext:value-type="string">
            <text:p>0.7709 (0.0153)</text:p>
          </table:table-cell>
          <table:table-cell table:style-name="ce22" office:value-type="string" calcext:value-type="string">
            <text:p>0.8109 (0.0099)</text:p>
          </table:table-cell>
          <table:table-cell office:value-type="string" calcext:value-type="string">
            <text:p>0.8102 (0.0115)</text:p>
          </table:table-cell>
          <table:table-cell table:style-name="ce22" office:value-type="string" calcext:value-type="string">
            <text:p>0.8050 (0.0119)</text:p>
          </table:table-cell>
          <table:table-cell office:value-type="string" calcext:value-type="string">
            <text:p>0.8129 (0.0109)</text:p>
          </table:table-cell>
        </table:table-row>
        <table:table-row table:style-name="ro1">
          <table:covered-table-cell office:value-type="string" calcext:value-type="string">
            <text:p>GICU</text:p>
          </table:covered-table-cell>
          <table:table-cell office:value-type="string" calcext:value-type="string">
            <text:p>Specificity</text:p>
          </table:table-cell>
          <table:table-cell table:number-columns-repeated="2" office:value-type="string" calcext:value-type="string">
            <text:p>0.7000 (0.0000)</text:p>
          </table:table-cell>
          <table:table-cell table:style-name="ce22" office:value-type="string" calcext:value-type="string">
            <text:p>0.7000 (0.0000)</text:p>
          </table:table-cell>
          <table:table-cell office:value-type="string" calcext:value-type="string">
            <text:p>0.7000 (0.0000)</text:p>
          </table:table-cell>
          <table:table-cell table:style-name="ce22" office:value-type="string" calcext:value-type="string">
            <text:p>0.7000 (0.0000)</text:p>
          </table:table-cell>
          <table:table-cell table:style-name="ce18" office:value-type="string" calcext:value-type="string">
            <text:p>0.7000 (0.0000)</text:p>
          </table:table-cell>
        </table:table-row>
        <table:table-row table:style-name="ro1">
          <table:covered-table-cell office:value-type="string" calcext:value-type="string">
            <text:p>GICU</text:p>
          </table:covered-table-cell>
          <table:table-cell office:value-type="string" calcext:value-type="string">
            <text:p>pAUROC</text:p>
          </table:table-cell>
          <table:table-cell office:value-type="string" calcext:value-type="string">
            <text:p>0.1469 (0.0061)</text:p>
          </table:table-cell>
          <table:table-cell office:value-type="string" calcext:value-type="string">
            <text:p>0.1471 (0.0076)</text:p>
          </table:table-cell>
          <table:table-cell table:style-name="ce22" office:value-type="string" calcext:value-type="string">
            <text:p>0.1961 (0.0068)</text:p>
          </table:table-cell>
          <table:table-cell office:value-type="string" calcext:value-type="string">
            <text:p>0.1876 (0.0078)</text:p>
          </table:table-cell>
          <table:table-cell table:style-name="ce24" office:value-type="string" calcext:value-type="string">
            <text:p>0.1989 (0.0068)</text:p>
          </table:table-cell>
          <table:table-cell table:style-name="ce18" office:value-type="string" calcext:value-type="string">
            <text:p>0.1888 (0.0079)</text:p>
          </table:table-cell>
        </table:table-row>
        <table:table-row table:style-name="ro1">
          <table:covered-table-cell office:value-type="string" calcext:value-type="string">
            <text:p>GICU</text:p>
          </table:covered-table-cell>
          <table:table-cell office:value-type="string" calcext:value-type="string">
            <text:p>Brier</text:p>
          </table:table-cell>
          <table:table-cell office:value-type="string" calcext:value-type="string">
            <text:p>0.2677 (0.0060)</text:p>
          </table:table-cell>
          <table:table-cell office:value-type="string" calcext:value-type="string">
            <text:p>0.2265 (0.0083)</text:p>
          </table:table-cell>
          <table:table-cell table:style-name="ce22" office:value-type="string" calcext:value-type="string">
            <text:p>0.1465 (0.0052)</text:p>
          </table:table-cell>
          <table:table-cell office:value-type="string" calcext:value-type="string">
            <text:p>0.1502 (0.0056)</text:p>
          </table:table-cell>
          <table:table-cell table:style-name="ce24" office:value-type="string" calcext:value-type="string">
            <text:p>0.1439 (0.0059)</text:p>
          </table:table-cell>
          <table:table-cell table:style-name="ce18" office:value-type="string" calcext:value-type="string">
            <text:p>0.1482 (0.0049)</text:p>
          </table:table-cell>
        </table:table-row>
        <table:table-row table:style-name="ro1">
          <table:covered-table-cell table:style-name="ce19" office:value-type="string" calcext:value-type="string">
            <text:p>GICU</text:p>
          </table:covered-table-cell>
          <table:table-cell table:style-name="ce19" office:value-type="string" calcext:value-type="string">
            <text:p>Sensitivity</text:p>
          </table:table-cell>
          <table:table-cell table:style-name="ce19" office:value-type="string" calcext:value-type="string">
            <text:p>0.7426 (0.0166)</text:p>
          </table:table-cell>
          <table:table-cell table:style-name="ce19" office:value-type="string" calcext:value-type="string">
            <text:p>0.8098 (0.0263)</text:p>
          </table:table-cell>
          <table:table-cell table:style-name="ce23" office:value-type="string" calcext:value-type="string">
            <text:p>0.8870 (0.0171)</text:p>
          </table:table-cell>
          <table:table-cell table:style-name="ce19" office:value-type="string" calcext:value-type="string">
            <text:p>0.8860 (0.0196)</text:p>
          </table:table-cell>
          <table:table-cell table:style-name="ce23" office:value-type="string" calcext:value-type="string">
            <text:p>0.8767 (0.0196)</text:p>
          </table:table-cell>
          <table:table-cell table:style-name="ce26" office:value-type="string" calcext:value-type="string">
            <text:p>0.8909 (0.0185)</text:p>
          </table:table-cell>
        </table:table-row>
        <table:table-row table:style-name="ro1">
          <table:table-cell table:style-name="ce17" office:value-type="string" calcext:value-type="string" table:number-columns-spanned="1" table:number-rows-spanned="7">
            <text:p>MIMIC</text:p>
          </table:table-cell>
          <table:table-cell office:value-type="string" calcext:value-type="string">
            <text:p>AUROC</text:p>
          </table:table-cell>
          <table:table-cell table:style-name="ce18" office:value-type="string" calcext:value-type="string">
            <text:p>0.7442 (0.0059)</text:p>
          </table:table-cell>
          <table:table-cell table:style-name="ce18" office:value-type="string" calcext:value-type="string">
            <text:p>0.8248 (0.0056)</text:p>
          </table:table-cell>
          <table:table-cell table:style-name="ce18" office:value-type="string" calcext:value-type="string">
            <text:p>0.8549 (0.0124)</text:p>
          </table:table-cell>
          <table:table-cell table:style-name="ce18" office:value-type="string" calcext:value-type="string">
            <text:p>0.8605 (0.0122)</text:p>
          </table:table-cell>
          <table:table-cell table:style-name="ce18" office:value-type="string" calcext:value-type="string">
            <text:p>0.8726 (0.0108)</text:p>
          </table:table-cell>
          <table:table-cell office:value-type="string" calcext:value-type="string">
            <text:p>0.8859 (0.0110)</text:p>
          </table:table-cell>
        </table:table-row>
        <table:table-row table:style-name="ro1">
          <table:covered-table-cell office:value-type="string" calcext:value-type="string">
            <text:p>MIMIC</text:p>
          </table:covered-table-cell>
          <table:table-cell office:value-type="string" calcext:value-type="string">
            <text:p>Accuracy</text:p>
          </table:table-cell>
          <table:table-cell office:value-type="string" calcext:value-type="string">
            <text:p>0.6783 (0.0125)</text:p>
          </table:table-cell>
          <table:table-cell table:style-name="ce22" office:value-type="string" calcext:value-type="string">
            <text:p>0.8007 (0.0358)</text:p>
          </table:table-cell>
          <table:table-cell office:value-type="string" calcext:value-type="string">
            <text:p>0.8366 (0.0513)</text:p>
          </table:table-cell>
          <table:table-cell office:value-type="string" calcext:value-type="string">
            <text:p>0.8387 (0.0517)</text:p>
          </table:table-cell>
          <table:table-cell office:value-type="string" calcext:value-type="string">
            <text:p>0.8494 (0.0533)</text:p>
          </table:table-cell>
          <table:table-cell office:value-type="string" calcext:value-type="string">
            <text:p>0.8531 (0.0545)</text:p>
          </table:table-cell>
        </table:table-row>
        <table:table-row table:style-name="ro1">
          <table:covered-table-cell office:value-type="string" calcext:value-type="string">
            <text:p>MIMIC</text:p>
          </table:covered-table-cell>
          <table:table-cell office:value-type="string" calcext:value-type="string">
            <text:p>F1</text:p>
          </table:table-cell>
          <table:table-cell office:value-type="string" calcext:value-type="string">
            <text:p>0.6908 (0.0120)</text:p>
          </table:table-cell>
          <table:table-cell table:style-name="ce22" office:value-type="string" calcext:value-type="string">
            <text:p>0.7830 (0.0103)</text:p>
          </table:table-cell>
          <table:table-cell office:value-type="string" calcext:value-type="string">
            <text:p>0.8084 (0.0171)</text:p>
          </table:table-cell>
          <table:table-cell office:value-type="string" calcext:value-type="string">
            <text:p>0.8097 (0.0158)</text:p>
          </table:table-cell>
          <table:table-cell office:value-type="string" calcext:value-type="string">
            <text:p>0.8175 (0.0123)</text:p>
          </table:table-cell>
          <table:table-cell office:value-type="string" calcext:value-type="string">
            <text:p>0.8201 (0.0133)</text:p>
          </table:table-cell>
        </table:table-row>
        <table:table-row table:style-name="ro1">
          <table:covered-table-cell office:value-type="string" calcext:value-type="string">
            <text:p>MIMIC</text:p>
          </table:covered-table-cell>
          <table:table-cell office:value-type="string" calcext:value-type="string">
            <text:p>Specificity</text:p>
          </table:table-cell>
          <table:table-cell table:number-columns-repeated="5" office:value-type="string" calcext:value-type="string">
            <text:p>0.7000 (0.0000)</text:p>
          </table:table-cell>
          <table:table-cell table:style-name="ce27" office:value-type="string" calcext:value-type="string">
            <text:p>0.7000 (0.0000)</text:p>
          </table:table-cell>
        </table:table-row>
        <table:table-row table:style-name="ro1">
          <table:covered-table-cell office:value-type="string" calcext:value-type="string">
            <text:p>MIMIC</text:p>
          </table:covered-table-cell>
          <table:table-cell office:value-type="string" calcext:value-type="string">
            <text:p>pAUROC</text:p>
          </table:table-cell>
          <table:table-cell office:value-type="string" calcext:value-type="string">
            <text:p>0.1238 (0.0030)</text:p>
          </table:table-cell>
          <table:table-cell office:value-type="string" calcext:value-type="string">
            <text:p>0.1429 (0.0043)</text:p>
          </table:table-cell>
          <table:table-cell office:value-type="string" calcext:value-type="string">
            <text:p>0.1677 (0.0100)</text:p>
          </table:table-cell>
          <table:table-cell office:value-type="string" calcext:value-type="string">
            <text:p>0.1729 (0.0099)</text:p>
          </table:table-cell>
          <table:table-cell office:value-type="string" calcext:value-type="string">
            <text:p>0.1837 (0.0092)</text:p>
          </table:table-cell>
          <table:table-cell office:value-type="string" calcext:value-type="string">
            <text:p>0.1955 (0.0091)</text:p>
          </table:table-cell>
        </table:table-row>
        <table:table-row table:style-name="ro1">
          <table:covered-table-cell office:value-type="string" calcext:value-type="string">
            <text:p>MIMIC</text:p>
          </table:covered-table-cell>
          <table:table-cell office:value-type="string" calcext:value-type="string">
            <text:p>Brier</text:p>
          </table:table-cell>
          <table:table-cell office:value-type="string" calcext:value-type="string">
            <text:p>0.2510 (0.0029)</text:p>
          </table:table-cell>
          <table:table-cell office:value-type="string" calcext:value-type="string">
            <text:p>0.1986 (0.0046)</text:p>
          </table:table-cell>
          <table:table-cell office:value-type="string" calcext:value-type="string">
            <text:p>0.1470 (0.0065)</text:p>
          </table:table-cell>
          <table:table-cell office:value-type="string" calcext:value-type="string">
            <text:p>0.1472 (0.0069)</text:p>
          </table:table-cell>
          <table:table-cell office:value-type="string" calcext:value-type="string">
            <text:p>0.1394 (0.0056)</text:p>
          </table:table-cell>
          <table:table-cell office:value-type="string" calcext:value-type="string">
            <text:p>0.1388 (0.0064)</text:p>
          </table:table-cell>
        </table:table-row>
        <table:table-row table:style-name="ro1">
          <table:covered-table-cell table:style-name="ce19" office:value-type="string" calcext:value-type="string">
            <text:p>MIMIC</text:p>
          </table:covered-table-cell>
          <table:table-cell table:style-name="ce19" office:value-type="string" calcext:value-type="string">
            <text:p>Sensitivity</text:p>
          </table:table-cell>
          <table:table-cell table:style-name="ce19" office:value-type="string" calcext:value-type="string">
            <text:p>0.6713 (0.0126)</text:p>
          </table:table-cell>
          <table:table-cell table:style-name="ce23" office:value-type="string" calcext:value-type="string">
            <text:p>0.8337 (0.0174)</text:p>
          </table:table-cell>
          <table:table-cell table:style-name="ce19" office:value-type="string" calcext:value-type="string">
            <text:p>0.8827 (0.0282)</text:p>
          </table:table-cell>
          <table:table-cell table:style-name="ce19" office:value-type="string" calcext:value-type="string">
            <text:p>0.8860 (0.0265)</text:p>
          </table:table-cell>
          <table:table-cell table:style-name="ce19" office:value-type="string" calcext:value-type="string">
            <text:p>0.9001 (0.0207)</text:p>
          </table:table-cell>
          <table:table-cell table:style-name="ce26" office:value-type="string" calcext:value-type="string">
            <text:p>0.9049 (0.02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300mm" fo:page-height="154.9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5">00/00/0000</text:date>, <text:time style:data-style-name="N2" text:time-value="11:02:00.9190106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10mm"/>
    </style:style>
    <style:style style:name="co2" style:family="table-column">
      <style:table-column-properties fo:break-before="auto" style:column-width="70.01mm"/>
    </style:style>
    <style:style style:name="co3"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start" fo:margin-left="0mm"/>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style:text-position=""/>
    </style:style>
    <style:style style:name="ce5"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style:text-position=""/>
    </style:style>
    <style:style style:name="ce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start"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start" fo:margin-left="0mm"/>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mm"/>
    </style:style>
  </office:automatic-styles>
  <office:body>
    <office:spreadsheet>
      <table:calculation-settings table:automatic-find-labels="false"/>
      <table:table table:name="Demographics (imputed)" table:style-name="ta1">
        <table:table-column table:style-name="co1" table:default-cell-style-name="ce7"/>
        <table:table-column table:style-name="co2" table:number-columns-repeated="2" table:default-cell-style-name="ce9"/>
        <table:table-row table:style-name="ro1">
          <table:table-cell table:style-name="ce6"/>
          <table:table-cell table:style-name="ce6" office:value-type="string" calcext:value-type="string">
            <text:p>MIMIC</text:p>
          </table:table-cell>
          <table:table-cell table:style-name="ce6" office:value-type="string" calcext:value-type="string">
            <text:p>GICU</text:p>
          </table:table-cell>
        </table:table-row>
        <table:table-row table:style-name="ro1">
          <table:table-cell office:value-type="string" calcext:value-type="string">
            <text:p>Total patients</text:p>
          </table:table-cell>
          <table:table-cell office:value-type="float" office:value="7592" calcext:value-type="float">
            <text:p>7592</text:p>
          </table:table-cell>
          <table:table-cell office:value-type="float" office:value="1870" calcext:value-type="float">
            <text:p>1870</text:p>
          </table:table-cell>
        </table:table-row>
        <table:table-row table:style-name="ro1">
          <table:table-cell office:value-type="string" calcext:value-type="string">
            <text:p>Gender, % female</text:p>
          </table:table-cell>
          <table:table-cell office:value-type="float" office:value="47.6" calcext:value-type="float">
            <text:p>47.6</text:p>
          </table:table-cell>
          <table:table-cell office:value-type="float" office:value="40.5" calcext:value-type="float">
            <text:p>40.5</text:p>
          </table:table-cell>
        </table:table-row>
        <table:table-row table:style-name="ro1">
          <table:table-cell office:value-type="string" calcext:value-type="string">
            <text:p>Age, median years (IQR))</text:p>
          </table:table-cell>
          <table:table-cell office:value-type="string" calcext:value-type="string">
            <text:p>64.0 <text:s/>(50.9-77.0)</text:p>
          </table:table-cell>
          <table:table-cell office:value-type="string" calcext:value-type="string">
            <text:p>63.0 <text:s/>(49.0-72.8)</text:p>
          </table:table-cell>
        </table:table-row>
        <table:table-row table:style-name="ro1">
          <table:table-cell office:value-type="string" calcext:value-type="string">
            <text:p>BMI, median (IQR)</text:p>
          </table:table-cell>
          <table:table-cell office:value-type="string" calcext:value-type="string">
            <text:p>28.1 <text:s/>(24.9-31.6)</text:p>
          </table:table-cell>
          <table:table-cell office:value-type="string" calcext:value-type="string">
            <text:p>26.5 <text:s/>(22.8-30.6)</text:p>
          </table:table-cell>
        </table:table-row>
        <table:table-row table:style-name="ro1">
          <table:table-cell office:value-type="string" calcext:value-type="string">
            <text:p>Length of stay, median days (IQR)</text:p>
          </table:table-cell>
          <table:table-cell office:value-type="string" calcext:value-type="string">
            <text:p>1.93 <text:s/>(1.11-3.34)</text:p>
          </table:table-cell>
          <table:table-cell office:value-type="string" calcext:value-type="string">
            <text:p>2.96 <text:s/>(1.69-5.14)</text:p>
          </table:table-cell>
        </table:table-row>
        <table:table-row table:style-name="ro1">
          <table:table-cell office:value-type="string" calcext:value-type="string">
            <text:p>Discharge delay, median days (IQR)</text:p>
          </table:table-cell>
          <table:table-cell office:value-type="string" calcext:value-type="string">
            <text:p>0.27 <text:s/>(0.18-0.39)</text:p>
          </table:table-cell>
          <table:table-cell office:value-type="string" calcext:value-type="string">
            <text:p>0.34 <text:s/>(0.20-1.04)</text:p>
          </table:table-cell>
        </table:table-row>
        <table:table-row table:style-name="ro1">
          <table:table-cell office:value-type="string" calcext:value-type="string">
            <text:p>In-hospital mortality, # (%)</text:p>
          </table:table-cell>
          <table:table-cell office:value-type="string" calcext:value-type="string">
            <text:p>466 <text:s/>(6.14)</text:p>
          </table:table-cell>
          <table:table-cell office:value-type="string" calcext:value-type="string">
            <text:p>67 <text:s/>(3.58)</text:p>
          </table:table-cell>
        </table:table-row>
        <table:table-row table:style-name="ro1">
          <table:table-cell office:value-type="string" calcext:value-type="string">
            <text:p>Readmission to ICU, # (%)</text:p>
          </table:table-cell>
          <table:table-cell office:value-type="string" calcext:value-type="string">
            <text:p>589 <text:s/>(7.76)</text:p>
          </table:table-cell>
          <table:table-cell office:value-type="string" calcext:value-type="string">
            <text:p>52 <text:s/>(2.78)</text:p>
          </table:table-cell>
        </table:table-row>
        <table:table-row table:style-name="ro1">
          <table:table-cell table:style-name="ce8" office:value-type="string" calcext:value-type="string">
            <text:p>Negative outcomes, # (%)</text:p>
          </table:table-cell>
          <table:table-cell table:style-name="ce10" office:value-type="string" calcext:value-type="string">
            <text:p>954 <text:s/>(12.57)</text:p>
          </table:table-cell>
          <table:table-cell table:style-name="ce10" office:value-type="string" calcext:value-type="string">
            <text:p>109 <text:s/>(5.8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300mm" fo:page-height="154.9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5">00/00/0000</text:date>, <text:time style:data-style-name="N2" text:time-value="11:01:11.59822250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0mm"/>
    </style:style>
    <style:style style:name="co2" style:family="table-column">
      <style:table-column-properties fo:break-before="auto" style:column-width="35mm"/>
    </style:style>
    <style:style style:name="co3" style:family="table-column">
      <style:table-column-properties fo:break-before="auto" style:column-width="18.87mm"/>
    </style:style>
    <style:style style:name="co4" style:family="table-column">
      <style:table-column-properties fo:break-before="auto" style:column-width="19.14mm"/>
    </style:style>
    <style:style style:name="co5" style:family="table-column">
      <style:table-column-properties fo:break-before="auto" style:column-width="22.58mm"/>
    </style:style>
    <style:style style:name="ro1" style:family="table-row">
      <style:table-row-properties style:row-height="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style:text-position=""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mm"/>
      <style:text-properties style:text-position="" fo:font-weight="bold" style:font-weight-asian="bold" style:font-weight-complex="bold"/>
    </style:style>
    <style:style style:name="ce3"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text-position=""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text-properties style:text-position=""/>
    </style:style>
    <style:style style:name="ce5"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style:text-position=""/>
    </style:style>
    <style:style style:name="ce6"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8"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style:vertical-align="middle"/>
      <style:paragraph-properties fo:text-align="center" fo:margin-left="0mm"/>
    </style:style>
    <style:style style:name="ce10" style:family="table-cell" style:parent-style-name="Default">
      <style:table-cell-properties fo:border-bottom="0.06pt solid #000000" style:text-align-source="fix" style:repeat-content="false" fo:border-left="none" fo:border-right="none" fo:border-top="none" style:vertical-align="middle"/>
      <style:paragraph-properties fo:text-align="center" fo:margin-left="0mm"/>
    </style:style>
  </office:automatic-styles>
  <office:body>
    <office:spreadsheet>
      <table:calculation-settings table:automatic-find-labels="false"/>
      <table:table table:name="FIMPS (imputed)" table:style-name="ta1">
        <table:table-column table:style-name="co1" table:default-cell-style-name="ce7"/>
        <table:table-column table:style-name="co2" table:number-columns-repeated="2" table:default-cell-style-name="ce9"/>
        <table:table-column table:style-name="co3" table:default-cell-style-name="ce9"/>
        <table:table-column table:style-name="co4" table:default-cell-style-name="ce9"/>
        <table:table-row table:style-name="ro1">
          <table:table-cell table:style-name="ce6"/>
          <table:table-cell table:style-name="ce6" office:value-type="string" calcext:value-type="string">
            <text:p>Importance (LC)</text:p>
          </table:table-cell>
          <table:table-cell table:style-name="ce6" office:value-type="string" calcext:value-type="string">
            <text:p>Importance (RF)</text:p>
          </table:table-cell>
          <table:table-cell table:style-name="ce6" office:value-type="string" calcext:value-type="string">
            <text:p>Rank (LC)</text:p>
          </table:table-cell>
          <table:table-cell table:style-name="ce6" office:value-type="string" calcext:value-type="string">
            <text:p>Rank (RF)</text:p>
          </table:table-cell>
        </table:table-row>
        <table:table-row table:style-name="ro1">
          <table:table-cell office:value-type="string" calcext:value-type="string">
            <text:p>gcs_min</text:p>
          </table:table-cell>
          <table:table-cell office:value-type="string" calcext:value-type="string">
            <text:p>0.1053 (0.0026)</text:p>
          </table:table-cell>
          <table:table-cell office:value-type="string" calcext:value-type="string">
            <text:p>0.1029 (0.0102)</text:p>
          </table:table-cell>
          <table:table-cell table:number-columns-repeated="2" office:value-type="float" office:value="0" calcext:value-type="float">
            <text:p>0</text:p>
          </table:table-cell>
        </table:table-row>
        <table:table-row table:style-name="ro1">
          <table:table-cell office:value-type="string" calcext:value-type="string">
            <text:p>airway</text:p>
          </table:table-cell>
          <table:table-cell office:value-type="string" calcext:value-type="string">
            <text:p>0.0776 (0.0026)</text:p>
          </table:table-cell>
          <table:table-cell office:value-type="string" calcext:value-type="string">
            <text:p>0.0602 (0.0076)</text:p>
          </table:table-cell>
          <table:table-cell table:number-columns-repeated="2" office:value-type="float" office:value="1" calcext:value-type="float">
            <text:p>1</text:p>
          </table:table-cell>
        </table:table-row>
        <table:table-row table:style-name="ro1">
          <table:table-cell office:value-type="string" calcext:value-type="string">
            <text:p>bun</text:p>
          </table:table-cell>
          <table:table-cell office:value-type="string" calcext:value-type="string">
            <text:p>0.0190 (0.0009)</text:p>
          </table:table-cell>
          <table:table-cell office:value-type="string" calcext:value-type="string">
            <text:p>0.0139 (0.0025)</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string" calcext:value-type="string">
            <text:p>fio2</text:p>
          </table:table-cell>
          <table:table-cell office:value-type="string" calcext:value-type="string">
            <text:p>0.0096 (0.0006)</text:p>
          </table:table-cell>
          <table:table-cell office:value-type="string" calcext:value-type="string">
            <text:p>0.0205 (0.0024)</text:p>
          </table:table-cell>
          <table:table-cell office:value-type="float" office:value="3" calcext:value-type="float">
            <text:p>3</text:p>
          </table:table-cell>
          <table:table-cell office:value-type="float" office:value="2" calcext:value-type="float">
            <text:p>2</text:p>
          </table:table-cell>
        </table:table-row>
        <table:table-row table:style-name="ro1">
          <table:table-cell office:value-type="string" calcext:value-type="string">
            <text:p>hr_max</text:p>
          </table:table-cell>
          <table:table-cell office:value-type="string" calcext:value-type="string">
            <text:p>0.0063 (0.0009)</text:p>
          </table:table-cell>
          <table:table-cell office:value-type="string" calcext:value-type="string">
            <text:p>0.0076 (0.0015)</text:p>
          </table:table-cell>
          <table:table-cell table:number-columns-repeated="2" office:value-type="float" office:value="4" calcext:value-type="float">
            <text:p>4</text:p>
          </table:table-cell>
        </table:table-row>
        <table:table-row table:style-name="ro1">
          <table:table-cell office:value-type="string" calcext:value-type="string">
            <text:p>haemoglobin</text:p>
          </table:table-cell>
          <table:table-cell office:value-type="string" calcext:value-type="string">
            <text:p>0.0061 (0.0006)</text:p>
          </table:table-cell>
          <table:table-cell office:value-type="string" calcext:value-type="string">
            <text:p>0.0040 (0.001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string" calcext:value-type="string">
            <text:p>resp_max</text:p>
          </table:table-cell>
          <table:table-cell office:value-type="string" calcext:value-type="string">
            <text:p>0.0037 (0.0006)</text:p>
          </table:table-cell>
          <table:table-cell office:value-type="string" calcext:value-type="string">
            <text:p>0.0031 (0.00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string" calcext:value-type="string">
            <text:p>hr_min</text:p>
          </table:table-cell>
          <table:table-cell office:value-type="string" calcext:value-type="string">
            <text:p>0.0024 (0.0006)</text:p>
          </table:table-cell>
          <table:table-cell office:value-type="string" calcext:value-type="string">
            <text:p>0.0047 (0.0014)</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string" calcext:value-type="string">
            <text:p>na</text:p>
          </table:table-cell>
          <table:table-cell office:value-type="string" calcext:value-type="string">
            <text:p>0.0010 (0.0003)</text:p>
          </table:table-cell>
          <table:table-cell office:value-type="string" calcext:value-type="string">
            <text:p>0.0005 (0.0004)</text:p>
          </table:table-cell>
          <table:table-cell office:value-type="float" office:value="8" calcext:value-type="float">
            <text:p>8</text:p>
          </table:table-cell>
          <table:table-cell office:value-type="float" office:value="15" calcext:value-type="float">
            <text:p>15</text:p>
          </table:table-cell>
        </table:table-row>
        <table:table-row table:style-name="ro1">
          <table:table-cell office:value-type="string" calcext:value-type="string">
            <text:p>hco3</text:p>
          </table:table-cell>
          <table:table-cell office:value-type="string" calcext:value-type="string">
            <text:p>0.0009 (0.0003)</text:p>
          </table:table-cell>
          <table:table-cell office:value-type="string" calcext:value-type="string">
            <text:p>0.0006 (0.0005)</text:p>
          </table:table-cell>
          <table:table-cell office:value-type="float" office:value="9" calcext:value-type="float">
            <text:p>9</text:p>
          </table:table-cell>
          <table:table-cell office:value-type="float" office:value="14" calcext:value-type="float">
            <text:p>14</text:p>
          </table:table-cell>
        </table:table-row>
        <table:table-row table:style-name="ro1">
          <table:table-cell office:value-type="string" calcext:value-type="string">
            <text:p>spo2_min</text:p>
          </table:table-cell>
          <table:table-cell office:value-type="string" calcext:value-type="string">
            <text:p>0.0005 (0.0002)</text:p>
          </table:table-cell>
          <table:table-cell office:value-type="string" calcext:value-type="string">
            <text:p>0.0005 (0.0003)</text:p>
          </table:table-cell>
          <table:table-cell office:value-type="float" office:value="10" calcext:value-type="float">
            <text:p>10</text:p>
          </table:table-cell>
          <table:table-cell office:value-type="float" office:value="16" calcext:value-type="float">
            <text:p>16</text:p>
          </table:table-cell>
        </table:table-row>
        <table:table-row table:style-name="ro1">
          <table:table-cell office:value-type="string" calcext:value-type="string">
            <text:p>bp_min</text:p>
          </table:table-cell>
          <table:table-cell office:value-type="string" calcext:value-type="string">
            <text:p>0.0003 (0.0001)</text:p>
          </table:table-cell>
          <table:table-cell office:value-type="string" calcext:value-type="string">
            <text:p>0.0013 (0.0009)</text:p>
          </table:table-cell>
          <table:table-cell table:number-columns-repeated="2" office:value-type="float" office:value="11" calcext:value-type="float">
            <text:p>11</text:p>
          </table:table-cell>
        </table:table-row>
        <table:table-row table:style-name="ro1">
          <table:table-cell office:value-type="string" calcext:value-type="string">
            <text:p>resp_min</text:p>
          </table:table-cell>
          <table:table-cell office:value-type="string" calcext:value-type="string">
            <text:p>0.0001 (0.0001)</text:p>
          </table:table-cell>
          <table:table-cell office:value-type="string" calcext:value-type="string">
            <text:p>0.0020 (0.0007)</text:p>
          </table:table-cell>
          <table:table-cell office:value-type="float" office:value="12" calcext:value-type="float">
            <text:p>12</text:p>
          </table:table-cell>
          <table:table-cell office:value-type="float" office:value="9" calcext:value-type="float">
            <text:p>9</text:p>
          </table:table-cell>
        </table:table-row>
        <table:table-row table:style-name="ro1">
          <table:table-cell office:value-type="string" calcext:value-type="string">
            <text:p>pain</text:p>
          </table:table-cell>
          <table:table-cell office:value-type="string" calcext:value-type="string">
            <text:p>0.0000 (0.0000)</text:p>
          </table:table-cell>
          <table:table-cell office:value-type="string" calcext:value-type="string">
            <text:p>0.0009 (0.0006)</text:p>
          </table:table-cell>
          <table:table-cell table:number-columns-repeated="2" office:value-type="float" office:value="13" calcext:value-type="float">
            <text:p>13</text:p>
          </table:table-cell>
        </table:table-row>
        <table:table-row table:style-name="ro1">
          <table:table-cell office:value-type="string" calcext:value-type="string">
            <text:p>creatinine</text:p>
          </table:table-cell>
          <table:table-cell office:value-type="string" calcext:value-type="string">
            <text:p>0.0000 (0.0000)</text:p>
          </table:table-cell>
          <table:table-cell office:value-type="string" calcext:value-type="string">
            <text:p>0.0028 (0.0011)</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string" calcext:value-type="string">
            <text:p>k</text:p>
          </table:table-cell>
          <table:table-cell office:value-type="string" calcext:value-type="string">
            <text:p>0.0000 (0.0000)</text:p>
          </table:table-cell>
          <table:table-cell office:value-type="string" calcext:value-type="string">
            <text:p>0.0003 (0.0003)</text:p>
          </table:table-cell>
          <table:table-cell office:value-type="float" office:value="15" calcext:value-type="float">
            <text:p>15</text:p>
          </table:table-cell>
          <table:table-cell office:value-type="float" office:value="17" calcext:value-type="float">
            <text:p>17</text:p>
          </table:table-cell>
        </table:table-row>
        <table:table-row table:style-name="ro1">
          <table:table-cell office:value-type="string" calcext:value-type="string">
            <text:p>temp_min</text:p>
          </table:table-cell>
          <table:table-cell office:value-type="string" calcext:value-type="string">
            <text:p>0.0000 (0.0000)</text:p>
          </table:table-cell>
          <table:table-cell office:value-type="string" calcext:value-type="string">
            <text:p>0.0012 (0.0009)</text:p>
          </table:table-cell>
          <table:table-cell office:value-type="float" office:value="16" calcext:value-type="float">
            <text:p>16</text:p>
          </table:table-cell>
          <table:table-cell office:value-type="float" office:value="12" calcext:value-type="float">
            <text:p>12</text:p>
          </table:table-cell>
        </table:table-row>
        <table:table-row table:style-name="ro1">
          <table:table-cell table:style-name="ce8" office:value-type="string" calcext:value-type="string">
            <text:p>temp_max</text:p>
          </table:table-cell>
          <table:table-cell table:style-name="ce10" office:value-type="string" calcext:value-type="string">
            <text:p>0.0000 (0.0000)</text:p>
          </table:table-cell>
          <table:table-cell table:style-name="ce10" office:value-type="string" calcext:value-type="string">
            <text:p>0.0018 (0.0008)</text:p>
          </table:table-cell>
          <table:table-cell table:style-name="ce10" office:value-type="float" office:value="17" calcext:value-type="float">
            <text:p>17</text:p>
          </table:table-cell>
          <table:table-cell table:style-name="ce10"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300mm" fo:page-height="154.99mm" style:num-format="1" style:print-orientation="landscap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5">00/00/0000</text:date>, <text:time style:data-style-name="N2" text:time-value="11:00:32.271369119">00:00:00</text:time></text:p>
        </style:region-right>
      </style:header>
      <style:header-left style:display="false"/>
      <style:footer>
        <text:p>Page <text:page-number>1</text:page-number> / <text:page-count>99</text:page-count></text:p>
      </style:footer>
      <style:footer-left style:display="false"/>
    </style:master-page>
  </office:master-styles>
</office:document-styles>
</file>